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PCDI+Times-Roman" svg:font-family="KAPCDI+Times-Roman" style:font-family-generic="roman"/>
    <style:font-face style:name="TimesNewRomanPSMT" svg:font-family="TimesNewRomanPSMT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LGC Sans" svg:font-family="'DejaVu LGC Sans'" style:font-family-generic="swiss" style:font-pitch="variable"/>
    <style:font-face style:name="Arial Unicode MS" svg:font-family="'Arial Unicode MS'" style:font-family-generic="system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36in"/>
    </style:style>
    <style:style style:name="co3" style:family="table-column">
      <style:table-column-properties fo:break-before="auto" style:column-width="1.0854in"/>
    </style:style>
    <style:style style:name="co4" style:family="table-column">
      <style:table-column-properties fo:break-before="auto" style:column-width="1.0693in"/>
    </style:style>
    <style:style style:name="co5" style:family="table-column">
      <style:table-column-properties fo:break-before="auto" style:column-width="1.0346in"/>
    </style:style>
    <style:style style:name="co6" style:family="table-column">
      <style:table-column-properties fo:break-before="auto" style:column-width="0.8228in"/>
    </style:style>
    <style:style style:name="co7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1.1016in"/>
    </style:style>
    <style:style style:name="co9" style:family="table-column">
      <style:table-column-properties fo:break-before="auto" style:column-width="0.8665in"/>
    </style:style>
    <style:style style:name="co10" style:family="table-column">
      <style:table-column-properties fo:break-before="auto" style:column-width="0.7098in"/>
    </style:style>
    <style:style style:name="co11" style:family="table-column">
      <style:table-column-properties fo:break-before="auto" style:column-width="1.6047in"/>
    </style:style>
    <style:style style:name="co12" style:family="table-column">
      <style:table-column-properties fo:break-before="auto" style:column-width="1.8409in"/>
    </style:style>
    <style:style style:name="co13" style:family="table-column">
      <style:table-column-properties fo:break-before="auto" style:column-width="0.572in"/>
    </style:style>
    <style:style style:name="co14" style:family="table-column">
      <style:table-column-properties fo:break-before="auto" style:column-width="0.6398in"/>
    </style:style>
    <style:style style:name="co15" style:family="table-column">
      <style:table-column-properties fo:break-before="auto" style:column-width="0.5638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7508in"/>
    </style:style>
    <style:style style:name="co18" style:family="table-column">
      <style:table-column-properties fo:break-before="auto" style:column-width="0.5972in"/>
    </style:style>
    <style:style style:name="co19" style:family="table-column">
      <style:table-column-properties fo:break-before="auto" style:column-width="1.078in"/>
    </style:style>
    <style:style style:name="co20" style:family="table-column">
      <style:table-column-properties fo:break-before="auto" style:column-width="1.0335in"/>
    </style:style>
    <style:style style:name="co21" style:family="table-column">
      <style:table-column-properties fo:break-before="auto" style:column-width="1.1291in"/>
    </style:style>
    <style:style style:name="co22" style:family="table-column">
      <style:table-column-properties fo:break-before="auto" style:column-width="1.1835in"/>
    </style:style>
    <style:style style:name="co23" style:family="table-column">
      <style:table-column-properties fo:break-before="auto" style:column-width="1.1201in"/>
    </style:style>
    <style:style style:name="co24" style:family="table-column">
      <style:table-column-properties fo:break-before="auto" style:column-width="0.9154in"/>
    </style:style>
    <style:style style:name="co25" style:family="table-column">
      <style:table-column-properties fo:break-before="auto" style:column-width="1.361in"/>
    </style:style>
    <style:style style:name="co26" style:family="table-column">
      <style:table-column-properties fo:break-before="auto" style:column-width="1.1626in"/>
    </style:style>
    <style:style style:name="co27" style:family="table-column">
      <style:table-column-properties fo:break-before="auto" style:column-width="1.152in"/>
    </style:style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1.5244in"/>
    </style:style>
    <style:style style:name="co30" style:family="table-column">
      <style:table-column-properties fo:break-before="auto" style:column-width="1.5728in"/>
    </style:style>
    <style:style style:name="co31" style:family="table-column">
      <style:table-column-properties fo:break-before="auto" style:column-width="0.9173in"/>
    </style:style>
    <style:style style:name="co32" style:family="table-column">
      <style:table-column-properties fo:break-before="auto" style:column-width="0.7028in"/>
    </style:style>
    <style:style style:name="co33" style:family="table-column">
      <style:table-column-properties fo:break-before="auto" style:column-width="0.6193in"/>
    </style:style>
    <style:style style:name="co34" style:family="table-column">
      <style:table-column-properties fo:break-before="auto" style:column-width="1.0126in"/>
    </style:style>
    <style:style style:name="co35" style:family="table-column">
      <style:table-column-properties fo:break-before="auto" style:column-width="1.0283in"/>
    </style:style>
    <style:style style:name="co36" style:family="table-column">
      <style:table-column-properties fo:break-before="auto" style:column-width="0.9047in"/>
    </style:style>
    <style:style style:name="co37" style:family="table-column">
      <style:table-column-properties fo:break-before="auto" style:column-width="1.5429in"/>
    </style:style>
    <style:style style:name="co38" style:family="table-column">
      <style:table-column-properties fo:break-before="auto" style:column-width="1.8827in"/>
    </style:style>
    <style:style style:name="co52" style:family="table-column">
      <style:table-column-properties fo:break-before="auto" style:column-width="0.8925in"/>
    </style:style>
    <style:style style:name="co53" style:family="table-column">
      <style:table-column-properties fo:break-before="auto" style:column-width="1.2264in"/>
    </style:style>
    <style:style style:name="co54" style:family="table-column">
      <style:table-column-properties fo:break-before="auto" style:column-width="1.0571in"/>
    </style:style>
    <style:style style:name="co55" style:family="table-column">
      <style:table-column-properties fo:break-before="auto" style:column-width="0.7299in"/>
    </style:style>
    <style:style style:name="co56" style:family="table-column">
      <style:table-column-properties fo:break-before="auto" style:column-width="1.0799in"/>
    </style:style>
    <style:style style:name="co57" style:family="table-column">
      <style:table-column-properties fo:break-before="auto" style:column-width="0.9457in"/>
    </style:style>
    <style:style style:name="co58" style:family="table-column">
      <style:table-column-properties fo:break-before="auto" style:column-width="1.052in"/>
    </style:style>
    <style:style style:name="co59" style:family="table-column">
      <style:table-column-properties fo:break-before="auto" style:column-width="0.7717in"/>
    </style:style>
    <style:style style:name="co60" style:family="table-column">
      <style:table-column-properties fo:break-before="auto" style:column-width="2.3043in"/>
    </style:style>
    <style:style style:name="co61" style:family="table-column">
      <style:table-column-properties fo:break-before="auto" style:column-width="2.3346in"/>
    </style:style>
    <style:style style:name="co51" style:family="table-column">
      <style:table-column-properties fo:break-before="auto" style:column-width="0.6043in"/>
    </style:style>
    <style:style style:name="co62" style:family="table-column">
      <style:table-column-properties fo:break-before="auto" style:column-width="0.7016in"/>
    </style:style>
    <style:style style:name="co40" style:family="table-column">
      <style:table-column-properties fo:break-before="auto" style:column-width="0.6528in"/>
    </style:style>
    <style:style style:name="co64" style:family="table-column">
      <style:table-column-properties fo:break-before="auto" style:column-width="1.0181in"/>
    </style:style>
    <style:style style:name="co65" style:family="table-column">
      <style:table-column-properties fo:break-before="auto" style:column-width="0.9811in"/>
    </style:style>
    <style:style style:name="co82" style:family="table-column">
      <style:table-column-properties fo:break-before="auto" style:column-width="0.7811in"/>
    </style:style>
    <style:style style:name="co83" style:family="table-column">
      <style:table-column-properties fo:break-before="auto" style:column-width="1.028in"/>
    </style:style>
    <style:style style:name="co84" style:family="table-column">
      <style:table-column-properties fo:break-before="auto" style:column-width="2.2016in"/>
    </style:style>
    <style:style style:name="co106" style:family="table-column">
      <style:table-column-properties fo:break-before="auto" style:column-width="0.7484in"/>
    </style:style>
    <style:style style:name="co71" style:family="table-column">
      <style:table-column-properties fo:break-before="auto" style:column-width="0.6992in"/>
    </style:style>
    <style:style style:name="co107" style:family="table-column">
      <style:table-column-properties fo:break-before="auto" style:column-width="1.8516in"/>
    </style:style>
    <style:style style:name="co108" style:family="table-column">
      <style:table-column-properties fo:break-before="auto" style:column-width="2.2634in"/>
    </style:style>
    <style:style style:name="co109" style:family="table-column">
      <style:table-column-properties fo:break-before="auto" style:column-width="0.5756in"/>
    </style:style>
    <style:style style:name="co110" style:family="table-column">
      <style:table-column-properties fo:break-before="auto" style:column-width="0.6272in"/>
    </style:style>
    <style:style style:name="co76" style:family="table-column">
      <style:table-column-properties fo:break-before="auto" style:column-width="0.978in"/>
    </style:style>
    <style:style style:name="co77" style:family="table-column">
      <style:table-column-properties fo:break-before="auto" style:column-width="0.9425in"/>
    </style:style>
    <style:style style:name="co78" style:family="table-column">
      <style:table-column-properties fo:break-before="auto" style:column-width="1.0591in"/>
    </style:style>
    <style:style style:name="co79" style:family="table-column">
      <style:table-column-properties fo:break-before="auto" style:column-width="0.7402in"/>
    </style:style>
    <style:style style:name="co80" style:family="table-column">
      <style:table-column-properties fo:break-before="auto" style:column-width="0.6165in"/>
    </style:style>
    <style:style style:name="co81" style:family="table-column">
      <style:table-column-properties fo:break-before="auto" style:column-width="1.6465in"/>
    </style:style>
    <style:style style:name="co85" style:family="table-column">
      <style:table-column-properties fo:break-before="auto" style:column-width="1.6866in"/>
    </style:style>
    <style:style style:name="co86" style:family="table-column">
      <style:table-column-properties fo:break-before="auto" style:column-width="0.6429in"/>
    </style:style>
    <style:style style:name="co87" style:family="table-column">
      <style:table-column-properties fo:break-before="auto" style:column-width="0.6335in"/>
    </style:style>
    <style:style style:name="co88" style:family="table-column">
      <style:table-column-properties fo:break-before="auto" style:column-width="0.5846in"/>
    </style:style>
    <style:style style:name="co89" style:family="table-column">
      <style:table-column-properties fo:break-before="auto" style:column-width="0.8335in"/>
    </style:style>
    <style:style style:name="co90" style:family="table-column">
      <style:table-column-properties fo:break-before="auto" style:column-width="1.3118in"/>
    </style:style>
    <style:style style:name="co91" style:family="table-column">
      <style:table-column-properties fo:break-before="auto" style:column-width="1.1929in"/>
    </style:style>
    <style:style style:name="co92" style:family="table-column">
      <style:table-column-properties fo:break-before="auto" style:column-width="0.9563in"/>
    </style:style>
    <style:style style:name="co93" style:family="table-column">
      <style:table-column-properties fo:break-before="auto" style:column-width="0.761in"/>
    </style:style>
    <style:style style:name="co94" style:family="table-column">
      <style:table-column-properties fo:break-before="auto" style:column-width="2.3453in"/>
    </style:style>
    <style:style style:name="co95" style:family="table-column">
      <style:table-column-properties fo:break-before="auto" style:column-width="2.4382in"/>
    </style:style>
    <style:style style:name="co96" style:family="table-column">
      <style:table-column-properties fo:break-before="auto" style:column-width="0.9256in"/>
    </style:style>
    <style:style style:name="co97" style:family="table-column">
      <style:table-column-properties fo:break-before="auto" style:column-width="0.972in"/>
    </style:style>
    <style:style style:name="co98" style:family="table-column">
      <style:table-column-properties fo:break-before="auto" style:column-width="1.1319in"/>
    </style:style>
    <style:style style:name="co99" style:family="table-column">
      <style:table-column-properties fo:break-before="auto" style:column-width="1.0689in"/>
    </style:style>
    <style:style style:name="co100" style:family="table-column">
      <style:table-column-properties fo:break-before="auto" style:column-width="0.648in"/>
    </style:style>
    <style:style style:name="co101" style:family="table-column">
      <style:table-column-properties fo:break-before="auto" style:column-width="1.1756in"/>
    </style:style>
    <style:style style:name="co102" style:family="table-column">
      <style:table-column-properties fo:break-before="auto" style:column-width="1.0264in"/>
    </style:style>
    <style:style style:name="co103" style:family="table-column">
      <style:table-column-properties fo:break-before="auto" style:column-width="2.3075in"/>
    </style:style>
    <style:style style:name="co104" style:family="table-column">
      <style:table-column-properties fo:break-before="auto" style:column-width="1.0055in"/>
    </style:style>
    <style:style style:name="co105" style:family="table-column">
      <style:table-column-properties fo:break-before="auto" style:column-width="0.9839in"/>
    </style:style>
    <style:style style:name="co111" style:family="table-column">
      <style:table-column-properties fo:break-before="auto" style:column-width="1.1417in"/>
    </style:style>
    <style:style style:name="co112" style:family="table-column">
      <style:table-column-properties fo:break-before="auto" style:column-width="0.9882in"/>
    </style:style>
    <style:style style:name="co113" style:family="table-column">
      <style:table-column-properties fo:break-before="auto" style:column-width="1.011in"/>
    </style:style>
    <style:style style:name="co114" style:family="table-column">
      <style:table-column-properties fo:break-before="auto" style:column-width="0.9957in"/>
    </style:style>
    <style:style style:name="co115" style:family="table-column">
      <style:table-column-properties fo:break-before="auto" style:column-width="1.289in"/>
    </style:style>
    <style:style style:name="co116" style:family="table-column">
      <style:table-column-properties fo:break-before="auto" style:column-width="1.1311in"/>
    </style:style>
    <style:style style:name="co117" style:family="table-column">
      <style:table-column-properties fo:break-before="auto" style:column-width="2.161in"/>
    </style:style>
    <style:style style:name="co118" style:family="table-column">
      <style:table-column-properties fo:break-before="auto" style:column-width="2.0673in"/>
    </style:style>
    <style:style style:name="co119" style:family="table-column">
      <style:table-column-properties fo:break-before="auto" style:column-width="1.0756in"/>
    </style:style>
    <style:style style:name="co120" style:family="table-column">
      <style:table-column-properties fo:break-before="auto" style:column-width="0.6945in"/>
    </style:style>
    <style:style style:name="co121" style:family="table-column">
      <style:table-column-properties fo:break-before="auto" style:column-width="0.998in"/>
    </style:style>
    <style:style style:name="co122" style:family="table-column">
      <style:table-column-properties fo:break-before="auto" style:column-width="0.9264in"/>
    </style:style>
    <style:style style:name="co123" style:family="table-column">
      <style:table-column-properties fo:break-before="auto" style:column-width="0.9902in"/>
    </style:style>
    <style:style style:name="co124" style:family="table-column">
      <style:table-column-properties fo:break-before="auto" style:column-width="1.0492in"/>
    </style:style>
    <style:style style:name="co125" style:family="table-column">
      <style:table-column-properties fo:break-before="auto" style:column-width="0.722in"/>
    </style:style>
    <style:style style:name="co126" style:family="table-column">
      <style:table-column-properties fo:break-before="auto" style:column-width="1.3472in"/>
    </style:style>
    <style:style style:name="co127" style:family="table-column">
      <style:table-column-properties fo:break-before="auto" style:column-width="2.7161in"/>
    </style:style>
    <style:style style:name="co128" style:family="table-column">
      <style:table-column-properties fo:break-before="auto" style:column-width="0.5555in"/>
    </style:style>
    <style:style style:name="co129" style:family="table-column">
      <style:table-column-properties fo:break-before="auto" style:column-width="0.6374in"/>
    </style:style>
    <style:style style:name="co130" style:family="table-column">
      <style:table-column-properties fo:break-before="auto" style:column-width="0.778in"/>
    </style:style>
    <style:style style:name="co131" style:family="table-column">
      <style:table-column-properties fo:break-before="auto" style:column-width="0.8945in"/>
    </style:style>
    <style:style style:name="co132" style:family="table-column">
      <style:table-column-properties fo:break-before="auto" style:column-width="0.9756in"/>
    </style:style>
    <style:style style:name="co133" style:family="table-column">
      <style:table-column-properties fo:break-before="auto" style:column-width="1.0465in"/>
    </style:style>
    <style:style style:name="co134" style:family="table-column">
      <style:table-column-properties fo:break-before="auto" style:column-width="0.9701in"/>
    </style:style>
    <style:style style:name="co135" style:family="table-column">
      <style:table-column-properties fo:break-before="auto" style:column-width="0.9799in"/>
    </style:style>
    <style:style style:name="co136" style:family="table-column">
      <style:table-column-properties fo:break-before="auto" style:column-width="0.9598in"/>
    </style:style>
    <style:style style:name="co137" style:family="table-column">
      <style:table-column-properties fo:break-before="auto" style:column-width="1.172in"/>
    </style:style>
    <style:style style:name="co138" style:family="table-column">
      <style:table-column-properties fo:break-before="auto" style:column-width="2.4583in"/>
    </style:style>
    <style:style style:name="co139" style:family="table-column">
      <style:table-column-properties fo:break-before="auto" style:column-width="1.048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472in" fo:break-before="auto" style:use-optimal-row-height="true"/>
    </style:style>
    <style:style style:name="ro6" style:family="table-row">
      <style:table-row-properties style:row-height="0.6575in" fo:break-before="auto" style:use-optimal-row-height="true"/>
    </style:style>
    <style:style style:name="ro7" style:family="table-row">
      <style:table-row-properties style:row-height="0.8201in" fo:break-before="auto" style:use-optimal-row-height="true"/>
    </style:style>
    <style:style style:name="ro1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1.2937in" fo:break-before="auto" style:use-optimal-row-height="true"/>
    </style:style>
    <style:style style:name="ro12" style:family="table-row">
      <style:table-row-properties style:row-height="1.4516in" fo:break-before="auto" style:use-optimal-row-height="true"/>
    </style:style>
    <style:style style:name="ro11" style:family="table-row">
      <style:table-row-properties style:row-height="0.2126in" fo:break-before="auto" style:use-optimal-row-height="true"/>
    </style:style>
    <style:style style:name="ro13" style:family="table-row">
      <style:table-row-properties style:row-height="0.2209in" fo:break-before="auto" style:use-optimal-row-height="true"/>
    </style:style>
    <style:style style:name="ro14" style:family="table-row">
      <style:table-row-properties style:row-height="0.189in" fo:break-before="auto" style:use-optimal-row-height="true"/>
    </style:style>
    <style:style style:name="ro15" style:family="table-row">
      <style:table-row-properties style:row-height="1.1362in" fo:break-before="auto" style:use-optimal-row-height="true"/>
    </style:style>
    <style:style style:name="ro16" style:family="table-row">
      <style:table-row-properties style:row-height="1.7673in" fo:break-before="auto" style:use-optimal-row-height="true"/>
    </style:style>
    <style:style style:name="ro17" style:family="table-row">
      <style:table-row-properties style:row-height="0.9783in" fo:break-before="auto" style:use-optimal-row-height="true"/>
    </style:style>
    <style:style style:name="ro18" style:family="table-row">
      <style:table-row-properties style:row-height="0.6626in" fo:break-before="auto" style:use-optimal-row-height="true"/>
    </style:style>
    <style:style style:name="ro19" style:family="table-row">
      <style:table-row-properties style:row-height="0.1791in" fo:break-before="auto" style:use-optimal-row-height="false"/>
    </style:style>
    <style:style style:name="ro20" style:family="table-row">
      <style:table-row-properties style:row-height="1.2791in" fo:break-before="auto" style:use-optimal-row-height="true"/>
    </style:style>
    <style:style style:name="ro21" style:family="table-row">
      <style:table-row-properties style:row-height="0.502in" fo:break-before="auto" style:use-optimal-row-height="true"/>
    </style:style>
    <style:style style:name="ro2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date-style style:name="N5036" number:language="en" number:country="AU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1" style:family="table-cell" style:parent-style-name="Default" style:data-style-name="N5036">
      <style:text-properties style:text-position=""/>
    </style:style>
    <style:style style:name="ce13" style:family="table-cell" style:parent-style-name="Default">
      <style:text-properties style:text-position="" fo:font-size="10pt" style:font-size-asian="10pt" style:font-size-complex="10pt"/>
    </style:style>
    <style:style style:name="ce14" style:family="table-cell" style:parent-style-name="Default" style:data-style-name="N121">
      <style:text-properties style:text-position="" fo:font-size="10pt" style:font-size-asian="10pt" style:font-size-complex="10pt"/>
    </style:style>
    <style:style style:name="ce15" style:family="table-cell" style:parent-style-name="Default" style:data-style-name="N1">
      <style:text-properties style:text-position=""/>
    </style:style>
    <style:style style:name="ce16" style:family="table-cell" style:parent-style-name="Default" style:data-style-name="N121">
      <style:table-cell-properties fo:wrap-option="wrap"/>
      <style:text-properties style:text-position="" fo:font-size="10pt" style:font-size-asian="10pt" style:font-size-complex="10pt"/>
    </style:style>
    <style:style style:name="ce17" style:family="table-cell" style:parent-style-name="Default" style:data-style-name="N122">
      <style:text-properties style:text-position=""/>
    </style:style>
    <style:style style:name="ce18" style:family="table-cell" style:parent-style-name="Default" style:data-style-name="N126">
      <style:text-properties style:text-position=""/>
    </style:style>
    <style:style style:name="ce19" style:family="table-cell" style:parent-style-name="Default" style:data-style-name="N11">
      <style:text-properties style:text-position="" fo:font-size="10pt" style:font-size-asian="10pt" style:font-size-complex="10pt"/>
    </style:style>
    <style:style style:name="ce20" style:family="table-cell" style:parent-style-name="Default" style:data-style-name="N124">
      <style:text-properties style:text-position=""/>
    </style:style>
    <style:style style:name="ce21" style:family="table-cell" style:parent-style-name="Default">
      <style:table-cell-properties fo:wrap-option="wrap"/>
      <style:text-properties style:text-position="" fo:font-size="10pt" style:font-size-asian="10pt" style:font-size-complex="10pt"/>
    </style:style>
    <style:style style:name="ce22" style:family="table-cell" style:parent-style-name="Default" style:data-style-name="N122">
      <style:text-properties style:text-position="" fo:font-size="10pt" style:font-size-asian="10pt" style:font-size-complex="10pt"/>
    </style:style>
    <style:style style:name="ce23" style:family="table-cell" style:parent-style-name="Default" style:data-style-name="N126">
      <style:text-properties style:text-position="" fo:font-size="10pt" style:font-size-asian="10pt" style:font-size-complex="10pt"/>
    </style:style>
    <style:style style:name="ce24" style:family="table-cell" style:parent-style-name="Default" style:data-style-name="N123">
      <style:text-properties style:text-position=""/>
    </style:style>
    <style:style style:name="ce25" style:family="table-cell" style:parent-style-name="Default" style:data-style-name="N123">
      <style:text-properties style:text-position="" fo:font-size="10pt" style:font-size-asian="10pt" style:font-size-complex="10pt"/>
    </style:style>
    <style:style style:name="ce26" style:family="table-cell" style:parent-style-name="Default" style:data-style-name="N129">
      <style:text-properties style:text-position=""/>
    </style:style>
    <style:style style:name="ce27" style:family="table-cell" style:parent-style-name="Default" style:data-style-name="N2">
      <style:text-properties style:text-position=""/>
    </style:style>
    <style:style style:name="ce28" style:family="table-cell" style:parent-style-name="Default" style:data-style-name="N11">
      <style:text-properties style:text-position=""/>
    </style:style>
    <style:style style:name="ce29" style:family="table-cell" style:parent-style-name="Default" style:data-style-name="N125">
      <style:text-properties style:text-position=""/>
    </style:style>
    <style:style style:name="ce30" style:family="table-cell" style:parent-style-name="Default" style:data-style-name="N61">
      <style:text-properties style:text-position=""/>
    </style:style>
    <style:style style:name="ce3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text-position=""/>
    </style:style>
    <style:style style:name="ce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34" style:family="table-cell" style:parent-style-name="Default">
      <style:table-cell-properties fo:wrap-option="wrap"/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35" style:family="table-cell" style:parent-style-name="Default" style:data-style-name="N2">
      <style:text-properties style:text-position="" fo:language="en" fo:country="US" style:language-asian="en" style:country-asian="US" style:language-complex="en" style:country-complex="US"/>
    </style:style>
    <style:style style:name="ce36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start" fo:margin-left="0in"/>
      <style:text-properties style:text-position="" fo:font-size="10pt" style:font-size-asian="10pt" style:font-size-complex="10pt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38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39" style:family="table-cell" style:parent-style-name="Default">
      <style:text-properties fo:color="#000000" style:text-position="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40" style:family="table-cell" style:parent-style-name="Default" style:data-style-name="N2">
      <style:text-properties fo:color="#000000" style:text-position="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41" style:family="table-cell" style:parent-style-name="Default" style:data-style-name="N2">
      <style:text-properties fo:color="#000000" style:text-position="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42" style:family="table-cell" style:parent-style-name="Default" style:data-style-name="N126">
      <style:table-cell-properties fo:wrap-option="wrap"/>
      <style:text-properties style:text-position=""/>
    </style:style>
    <style:style style:name="ce43" style:family="table-cell" style:parent-style-name="Default" style:data-style-name="N126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44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45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46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48" style:family="table-cell" style:parent-style-name="Default" style:data-style-name="N122">
      <style:table-cell-properties fo:wrap-option="wrap"/>
      <style:text-properties style:text-position=""/>
    </style:style>
    <style:style style:name="ce49" style:family="table-cell" style:parent-style-name="Default" style:data-style-name="N121">
      <style:text-properties style:text-position=""/>
    </style:style>
    <style:style style:name="ce50" style:family="table-cell" style:parent-style-name="Default" style:data-style-name="N4">
      <style:text-properties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2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name-asian="Arial" style:font-size-asian="10pt" style:font-name-complex="Arial" style:font-size-complex="10pt"/>
    </style:style>
    <style:style style:name="ce53" style:family="table-cell" style:parent-style-name="Default" style:data-style-name="N126">
      <style:text-properties style:text-position="" style:font-name="Arial" fo:font-size="10pt" style:font-size-asian="10pt" style:font-size-complex="10pt"/>
    </style:style>
    <style:style style:name="ce54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5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56" style:family="table-cell" style:parent-style-name="Default" style:data-style-name="N123">
      <style:text-properties style:text-position="" style:font-name="Arial" fo:font-size="10pt" style:font-size-asian="10pt" style:font-size-complex="10pt"/>
    </style:style>
    <style:style style:name="ce5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8" style:family="table-cell" style:parent-style-name="Default" style:data-style-name="N131"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59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APCDI+Times-Roman" style:font-size-asian="10pt" style:language-asian="en" style:country-asian="US" style:font-style-asian="normal" style:font-weight-asian="normal" style:font-name-complex="KAPCDI+Times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25">
      <style:text-properties style:text-position="" fo:font-size="10pt" style:font-size-asian="10pt" style:font-size-complex="10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61" style:family="table-cell" style:parent-style-name="Default" style:data-style-name="N124">
      <style:text-properties style:text-position="" fo:font-size="10pt" style:font-size-asian="10pt" style:font-size-complex="10pt"/>
    </style:style>
    <style:style style:name="ce62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28">
      <style:text-properties style:text-position="" fo:font-size="10pt" style:font-size-asian="10pt" style:font-size-complex="10pt"/>
    </style:style>
    <style:style style:name="ce64" style:family="table-cell" style:parent-style-name="Default" style:data-style-name="N128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65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67" style:family="table-cell" style:parent-style-name="Default" style:data-style-name="N125">
      <style:text-properties style:text-position="" fo:font-weight="bold" style:font-weight-asian="bold" style:font-weight-complex="bold"/>
    </style:style>
    <style:style style:name="ce68" style:family="table-cell" style:parent-style-name="Default" style:data-style-name="N128">
      <style:text-properties style:text-position=""/>
    </style:style>
    <style:style style:name="ce71" style:family="table-cell" style:parent-style-name="Default">
      <style:text-properties style:use-window-font-color="true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2">
      <style:text-properties style:text-position="" fo:font-size="10pt" style:font-size-asian="10pt" style:font-size-complex="10pt"/>
    </style:style>
    <style:style style:name="ce79" style:family="table-cell" style:parent-style-name="Default" style:data-style-name="N61">
      <style:text-properties style:text-position="" fo:font-size="10pt" style:font-size-asian="10pt" style:font-size-complex="10pt"/>
    </style:style>
    <style:style style:name="ce80" style:family="table-cell" style:parent-style-name="Default" style:data-style-name="N1">
      <style:text-properties style:text-position="" fo:font-size="10pt" style:font-size-asian="10pt" style:font-size-complex="10pt"/>
    </style:style>
    <style:style style:name="ce81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82" style:family="table-cell" style:parent-style-name="Default" style:data-style-name="N124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83" style:family="table-cell" style:parent-style-name="Default">
      <style:text-properties style:text-position=""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76" style:family="table-cell" style:parent-style-name="Default" style:data-style-name="N125">
      <style:table-cell-properties fo:wrap-option="wrap"/>
      <style:text-properties style:text-position="" fo:font-size="10pt" style:font-size-asian="10pt" style:font-size-complex="10pt"/>
    </style:style>
    <style:style style:name="ce85" style:family="table-cell" style:parent-style-name="Default"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font-name="Arial" fo:font-size="10pt" style:font-size-asian="10pt" style:font-size-complex="10pt"/>
    </style:style>
    <style:style style:name="ce89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90" style:family="table-cell" style:parent-style-name="Default">
      <style:text-properties style:use-window-font-color="true" style:font-name="Arial" fo:language="en" fo:country="US" style:text-underline-mode="continuous" style:text-overline-mode="continuous" style:text-line-through-mode="continuous" style:font-name-asian="Arial" style:language-asian="en" style:country-asian="US" style:font-name-complex="Arial" style:language-complex="en" style:country-complex="US" style:font-relief="none"/>
    </style:style>
    <style:style style:name="ce91" style:family="table-cell" style:parent-style-name="Default"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93" style:family="table-cell" style:parent-style-name="Default" style:data-style-name="N5036"/>
    <style:style style:name="ce94" style:family="table-cell" style:parent-style-name="Default" style:data-style-name="N5036">
      <style:text-properties fo:font-weight="bold" style:font-weight-asian="bold" style:font-weight-complex="bold"/>
    </style:style>
    <style:style style:name="ce95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color="#000000" style:font-name="Arial" fo:font-size="10pt" fo:language="en" fo:country="US" style:font-name-asian="Helvetica" style:font-size-asian="10pt" style:language-asian="en" style:country-asian="US" style:font-name-complex="Helvetica" style:font-size-complex="10pt" style:language-complex="en" style:country-complex="US"/>
    </style:style>
    <style:style style:name="ce97" style:family="table-cell" style:parent-style-name="Default">
      <style:text-properties fo:font-size="10pt" style:font-size-asian="10pt" style:font-size-complex="10pt"/>
    </style:style>
    <style:style style:name="ce98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99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APCDI+Times-Roman" style:font-size-asian="10pt" style:language-asian="en" style:country-asian="US" style:font-style-asian="normal" style:font-weight-asian="normal" style:font-name-complex="KAPCDI+Times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21">
      <style:text-properties fo:font-size="10pt" style:font-size-asian="10pt" style:font-size-complex="10pt"/>
    </style:style>
    <style:style style:name="ce102" style:family="table-cell" style:parent-style-name="Default" style:data-style-name="N121">
      <style:table-cell-properties fo:wrap-option="wrap"/>
      <style:text-properties fo:font-size="10pt" style:font-size-asian="10pt" style:font-size-complex="10pt"/>
    </style:style>
    <style:style style:name="ce103" style:family="table-cell" style:parent-style-name="Default" style:data-style-name="N124"/>
    <style:style style:name="ce104" style:family="table-cell" style:parent-style-name="Default" style:data-style-name="N124">
      <style:text-properties fo:font-size="10pt" style:font-size-asian="10pt" style:font-size-complex="10pt"/>
    </style:style>
    <style:style style:name="ce105" style:family="table-cell" style:parent-style-name="Default" style:data-style-name="N1"/>
    <style:style style:name="ce106" style:family="table-cell" style:parent-style-name="Default" style:data-style-name="N125">
      <style:text-properties fo:font-size="10pt" style:font-size-asian="10pt" style:font-size-complex="10pt"/>
    </style:style>
    <style:style style:name="ce107" style:family="table-cell" style:parent-style-name="Default" style:data-style-name="N122">
      <style:text-properties fo:font-size="10pt" style:font-size-asian="10pt" style:font-size-complex="10pt"/>
    </style:style>
    <style:style style:name="ce108" style:family="table-cell" style:parent-style-name="Default" style:data-style-name="N122"/>
    <style:style style:name="ce109" style:family="table-cell" style:parent-style-name="Default" style:data-style-name="N129"/>
    <style:style style:name="ce110" style:family="table-cell" style:parent-style-name="Default" style:data-style-name="N2"/>
    <style:style style:name="ce111" style:family="table-cell" style:parent-style-name="Default" style:data-style-name="N125"/>
    <style:style style:name="ce112" style:family="table-cell" style:parent-style-name="Default" style:data-style-name="N11"/>
    <style:style style:name="ce113" style:family="table-cell" style:parent-style-name="Default" style:data-style-name="N61"/>
    <style:style style:name="ce114" style:family="table-cell" style:parent-style-name="Default">
      <style:table-cell-properties fo:wrap-option="wrap"/>
    </style:style>
    <style:style style:name="ce11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28">
      <style:text-properties fo:font-size="10pt" style:font-size-asian="10pt" style:font-size-complex="10pt"/>
    </style:style>
    <style:style style:name="ce117" style:family="table-cell" style:parent-style-name="Default" style:data-style-name="N128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9" style:family="table-cell" style:parent-style-name="Default" style:data-style-name="N129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20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21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22" style:family="table-cell" style:parent-style-name="Default" style:data-style-name="N123"/>
    <style:style style:name="ce123" style:family="table-cell" style:parent-style-name="Default" style:data-style-name="N126"/>
    <style:style style:name="ce124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style:font-name="Arial" fo:font-size="9.5pt" fo:language="en" fo:country="US" style:font-name-asian="Arial" style:font-size-asian="9.5pt" style:language-asian="en" style:country-asian="US" style:font-name-complex="Arial" style:font-size-complex="9.5pt" style:language-complex="en" style:country-complex="US"/>
    </style:style>
    <style:style style:name="ce125" style:family="table-cell" style:parent-style-name="Default" style:data-style-name="N128"/>
    <style:style style:name="ce126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129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129">
      <style:text-properties fo:font-size="10pt" style:font-size-asian="10pt" style:font-size-complex="10pt"/>
    </style:style>
    <style:style style:name="ce130" style:family="table-cell" style:parent-style-name="Default" style:data-style-name="N11">
      <style:text-properties fo:font-size="10pt" style:font-size-asian="10pt" style:font-size-complex="10pt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2" style:family="table-cell" style:parent-style-name="Default" style:data-style-name="N2">
      <style:text-properties fo:font-size="10pt" style:font-size-asian="10pt" style:font-size-complex="10pt"/>
    </style:style>
    <style:style style:name="ce133" style:family="table-cell" style:parent-style-name="Default" style:data-style-name="N126">
      <style:text-properties fo:font-size="10pt" style:font-size-asian="10pt" style:font-size-complex="10pt"/>
    </style:style>
    <style:style style:name="ce134" style:family="table-cell" style:parent-style-name="Default" style:data-style-name="N123">
      <style:text-properties fo:font-size="10pt" style:font-size-asian="10pt" style:font-size-complex="10pt"/>
    </style:style>
    <style:style style:name="ce135" style:family="table-cell" style:parent-style-name="Default" style:data-style-name="N125">
      <style:table-cell-properties fo:wrap-option="wrap"/>
      <style:text-properties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37" style:family="table-cell" style:parent-style-name="Default" style:data-style-name="N0"/>
    <style:style style:name="ce138" style:family="table-cell" style:parent-style-name="Default" style:data-style-name="N61">
      <style:text-properties fo:font-size="10pt" style:font-size-asian="10pt" style:font-size-complex="10pt"/>
    </style:style>
    <style:style style:name="ce139" style:family="table-cell" style:parent-style-name="Default" style:data-style-name="N1">
      <style:text-properties fo:font-size="10pt" style:font-size-asian="10pt" style:font-size-complex="10pt"/>
    </style:style>
    <style:style style:name="ce140" style:family="table-cell" style:parent-style-name="Default" style:data-style-name="N125">
      <style:text-properties style:font-name="Arial" fo:font-size="10pt" style:font-size-asian="10pt" style:font-size-complex="10pt"/>
    </style:style>
    <style:style style:name="ce141" style:family="table-cell" style:parent-style-name="Default" style:data-style-name="N124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24">
      <style:text-properties fo:color="#000000" style:font-name="Arial" fo:font-size="10pt" fo:language="en" fo:country="US" style:font-name-asian="TimesNewRomanPSMT" style:font-size-asian="10pt" style:language-asian="en" style:country-asian="US" style:font-name-complex="TimesNewRomanPSMT" style:font-size-complex="10pt" style:language-complex="en" style:country-complex="US"/>
    </style:style>
    <style:style style:name="ce144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</style:style>
    <style:style style:name="ce145" style:family="table-cell" style:parent-style-name="Default" style:data-style-name="N122">
      <style:text-properties style:font-name="Arial" style:font-name-asian="DejaVu LGC Sans1" style:font-name-complex="Tahoma"/>
    </style:style>
    <style:style style:name="ce146" style:family="table-cell" style:parent-style-name="Default">
      <style:table-cell-properties fo:wrap-option="wrap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47" style:family="table-cell" style:parent-style-name="Default" style:data-style-name="N11">
      <style:text-properties style:font-name="Arial" style:font-name-asian="DejaVu LGC Sans1" style:font-name-complex="Tahoma"/>
    </style:style>
    <style:style style:name="ce148" style:family="table-cell" style:parent-style-name="Default" style:data-style-name="N130"/>
    <style:style style:name="ce14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51" style:family="table-cell" style:parent-style-name="Default" style:data-style-name="N1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152" style:family="table-cell" style:parent-style-name="Default">
      <style:text-properties fo:color="#000000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153" style:family="table-cell" style:parent-style-name="Default" style:data-style-name="N2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154" style:family="table-cell" style:parent-style-name="Default" style:data-style-name="N2">
      <style:table-cell-properties fo:wrap-option="wrap"/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155" style:family="table-cell" style:parent-style-name="Default" style:data-style-name="N122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156" style:family="table-cell" style:parent-style-name="Default" style:data-style-name="N126">
      <style:text-properties style:font-name="Arial" style:font-name-asian="DejaVu LGC Sans1" style:font-name-complex="Tahoma"/>
    </style:style>
    <style:style style:name="ce157" style:family="table-cell" style:parent-style-name="Default" style:data-style-name="N126">
      <style:table-cell-properties fo:wrap-option="wrap"/>
    </style:style>
    <style:style style:name="ce158" style:family="table-cell" style:parent-style-name="Default" style:data-style-name="N126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159" style:family="table-cell" style:parent-style-name="Default">
      <style:text-properties style:font-name="Arial" fo:font-size="9pt" fo:language="en" fo:country="US" style:font-name-asian="Arial" style:font-size-asian="9pt" style:language-asian="en" style:country-asian="US" style:font-name-complex="Arial" style:font-size-complex="9pt" style:language-complex="en" style:country-complex="US"/>
    </style:style>
    <style:style style:name="ce160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61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6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63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64" style:family="table-cell" style:parent-style-name="Default" style:data-style-name="N121"/>
    <style:style style:name="ce165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66" style:family="table-cell" style:parent-style-name="Default" style:data-style-name="N122">
      <style:table-cell-properties fo:wrap-option="wrap"/>
    </style:style>
    <style:style style:name="ce16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start" fo:margin-left="0in"/>
      <style:text-properties fo:font-size="10pt" style:font-size-asian="10pt" style:font-size-complex="10pt"/>
    </style:style>
    <style:style style:name="ce168" style:family="table-cell" style:parent-style-name="Default" style:data-style-name="N4"/>
    <style:style style:name="ce169" style:family="table-cell" style:parent-style-name="Default" style:data-style-name="N124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70" style:family="table-cell" style:parent-style-name="Default" style:data-style-name="N131"/>
    <style:style style:name="T4" style:family="text">
      <style:text-properties style:text-outline="false" style:text-line-through-style="none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font-size-asian="10pt" style:font-size-complex="10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font-name="Arial Unicode MS1" style:font-name-asian="Arial Unicode MS1" style:font-name-complex="Arial Unicode MS1"/>
    </style:style>
    <style:style style:name="T7" style:family="text">
      <style:text-properties fo:color="#000000" style:text-position="0% 100%" style:font-name="Helvetica" fo:font-size="9pt" style:font-name-asian="Helvetica" style:font-size-asian="9pt" style:font-name-complex="Helvetica" style:font-size-complex="9pt"/>
    </style:style>
    <style:style style:name="T8" style:family="text"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Description" table:style-name="ta1">
        <table:table-column table:style-name="co1" table:number-columns-repeated="1024" table:default-cell-style-name="Default"/>
        <table:table-row table:style-name="ro11">
          <table:table-cell table:style-name="ce85" office:value-type="string">
            <text:p>Laboratory atomic transition data for precise optical quasar absorption line spectroscopy</text:p>
          </table:table-cell>
          <table:table-cell/>
          <table:table-cell table:style-name="ce93"/>
          <table:table-cell table:number-columns-repeated="1021"/>
        </table:table-row>
        <table:table-row table:style-name="ro11">
          <table:table-cell table:style-name="ce85" table:formula="of:=[.A26]" office:value-type="string" office:string-value="Murphy:2013">
            <text:p>Murphy:2013</text:p>
          </table:table-cell>
          <table:table-cell/>
          <table:table-cell table:style-name="ce93"/>
          <table:table-cell table:number-columns-repeated="1021"/>
        </table:table-row>
        <table:table-row table:style-name="ro11">
          <table:table-cell table:style-name="ce85"/>
          <table:table-cell/>
          <table:table-cell table:style-name="ce93"/>
          <table:table-cell table:number-columns-repeated="1021"/>
        </table:table-row>
        <table:table-row table:style-name="ro1">
          <table:table-cell table:style-name="ce86" office:value-type="string">
            <text:p>Version</text:p>
          </table:table-cell>
          <table:table-cell table:style-name="ce94" office:value-type="date" office:date-value="2013-08-06">
            <text:p>06/08/2013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93"/>
          <table:table-cell table:number-columns-repeated="1021"/>
        </table:table-row>
        <table:table-row table:style-name="ro1">
          <table:table-cell table:style-name="ce86" office:value-type="string">
            <text:p>Description</text:p>
          </table:table-cell>
          <table:table-cell/>
          <table:table-cell table:style-name="ce93"/>
          <table:table-cell table:number-columns-repeated="1021"/>
        </table:table-row>
        <table:table-row table:style-name="ro1">
          <table:table-cell office:value-type="string">
            <text:p>This spreadsheet provides an updated version of the laboratory atomic transition data presented in Murphy:2013 and provides all details of the calculations involved in a transparent and reproducible way.</text:p>
          </table:table-cell>
          <table:table-cell/>
          <table:table-cell table:style-name="ce93"/>
          <table:table-cell table:number-columns-repeated="1021"/>
        </table:table-row>
        <table:table-row table:style-name="ro1">
          <table:table-cell office:value-type="string">
            <text:p>Each of the sheets provides the data, references and calculations for transitions of the relevant ion which are important for 'varying-alpha' analyses.</text:p>
          </table:table-cell>
          <table:table-cell/>
          <table:table-cell table:style-name="ce93"/>
          <table:table-cell table:number-columns-repeated="1021"/>
        </table:table-row>
        <table:table-row table:style-name="ro1">
          <table:table-cell office:value-type="string">
            <text:p>Each sheet has a summary of the results, i.e. the most relevant, up-to-date data, plus further sections showing the calculations so that addition of new data in future can be seamlessly incorporated to form a new dataset.</text:p>
          </table:table-cell>
          <table:table-cell/>
          <table:table-cell table:style-name="ce93"/>
          <table:table-cell table:number-columns-repeated="1021"/>
        </table:table-row>
        <table:table-row table:style-name="ro1">
          <table:table-cell office:value-type="string">
            <text:p>See Murphy:2013 for a detailed description of the summary table in each sheet. As a guide, the column labelled “X” is a flag to indicate the origin of each transition frequency provided.</text:p>
          </table:table-cell>
          <table:table-cell/>
          <table:table-cell table:style-name="ce93"/>
          <table:table-cell table:number-columns-repeated="1021"/>
        </table:table-row>
        <table:table-row table:style-name="ro1">
          <table:table-cell table:style-name="ce87" office:value-type="string">
            <text:p>The key for the values of X is as follows:</text:p>
          </table:table-cell>
          <table:table-cell/>
          <table:table-cell table:style-name="ce93"/>
          <table:table-cell table:number-columns-repeated="1021"/>
        </table:table-row>
        <table:table-row table:style-name="ro1">
          <table:table-cell table:style-name="ce86" office:value-type="string">
            <text:p>X</text:p>
          </table:table-cell>
          <table:table-cell table:style-name="ce86" office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88" office:value-type="float" office:value="0">
            <text:p>0</text:p>
          </table:table-cell>
          <table:table-cell table:style-name="ce88" office:value-type="string">
            <text:p>Measured frequency;</text:p>
          </table:table-cell>
          <table:table-cell table:style-name="ce88" table:number-columns-repeated="1022"/>
        </table:table-row>
        <table:table-row table:style-name="ro1">
          <table:table-cell table:style-name="ce88" office:value-type="float" office:value="1">
            <text:p>1</text:p>
          </table:table-cell>
          <table:table-cell table:style-name="ce95" office:value-type="string">
            <text:p>Inferred from component frequencies;</text:p>
          </table:table-cell>
          <table:table-cell table:style-name="ce88" table:number-columns-repeated="1022"/>
        </table:table-row>
        <table:table-row table:style-name="ro1">
          <table:table-cell table:style-name="ce88" office:value-type="float" office:value="2">
            <text:p>2</text:p>
          </table:table-cell>
          <table:table-cell table:style-name="ce95" office:value-type="string">
            <text:p>Inferred from measured composite frequency and <text:span text:style-name="T7">measured component splitting;</text:span></text:p>
          </table:table-cell>
          <table:table-cell table:style-name="ce88" table:number-columns-repeated="1022"/>
        </table:table-row>
        <table:table-row table:style-name="ro1">
          <table:table-cell table:style-name="ce88" office:value-type="float" office:value="3">
            <text:p>3</text:p>
          </table:table-cell>
          <table:table-cell table:style-name="ce96" office:value-type="string">
            <text:p>Inferred from measured composite frequency and calculated component splitting;</text:p>
          </table:table-cell>
          <table:table-cell table:style-name="ce88" table:number-columns-repeated="1022"/>
        </table:table-row>
        <table:table-row table:style-name="ro1">
          <table:table-cell table:style-name="ce88" office:value-type="float" office:value="4">
            <text:p>4</text:p>
          </table:table-cell>
          <table:table-cell table:style-name="ce96" office:value-type="string">
            <text:p>Calculated component splitting;</text:p>
          </table:table-cell>
          <table:table-cell table:style-name="ce88" table:number-columns-repeated="1022"/>
        </table:table-row>
        <table:table-row table:style-name="ro1">
          <table:table-cell table:style-name="ce89" office:value-type="string">
            <text:p>References are provided in each sheet for the frequencies listed.</text:p>
          </table:table-cell>
          <table:table-cell table:number-columns-repeated="1023"/>
        </table:table-row>
        <table:table-row table:style-name="ro13">
          <table:table-cell office:value-type="string">
            <text:p><text:span text:style-name="T3">The oscillator strengths (f) a</text:span><text:span text:style-name="T6">nd the damping constants (Gamma) are all taken from Morton:2003:205.</text:span></text:p>
          </table:table-cell>
          <table:table-cell table:number-columns-repeated="1023"/>
        </table:table-row>
        <table:table-row table:style-name="ro1">
          <table:table-cell table:style-name="ce90" office:value-type="string">
            <text:p>The q coefficients and their expected uncertainty ranges (not statistical uncertainties), dq, are taken from Berengut:2011:9, or Berengut:2006:PhD for FeII2260,2249,2367, or Murphy:2013 for SiII and TiII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6" office:value-type="string">
            <text:p>References</text:p>
          </table:table-cell>
          <table:table-cell table:number-columns-repeated="1023"/>
        </table:table-row>
        <table:table-row table:style-name="ro14">
          <table:table-cell table:style-name="ce91" office:value-type="string">
            <text:p>Berengut:2006:PhD</text:p>
          </table:table-cell>
          <table:table-cell office:value-type="string">
            <text:p><text:a xlink:href="http://handle.unsw.edu.au/1959.4/23900">http://handle.unsw.edu.au/1959.4/23900</text:a></text:p>
          </table:table-cell>
          <table:table-cell table:number-columns-repeated="1022"/>
        </table:table-row>
        <table:table-row table:style-name="ro14">
          <table:table-cell office:value-type="string">
            <text:p>Berengut:2011:9</text:p>
          </table:table-cell>
          <table:table-cell office:value-type="string">
            <text:p><text:a xlink:href="http://adsabs.harvard.edu/abs/2011fvcf.book....9B">http://adsabs.harvard.edu/abs/2011fvcf.book....9B</text:a></text:p>
          </table:table-cell>
          <table:table-cell table:number-columns-repeated="1022"/>
        </table:table-row>
        <table:table-row table:style-name="ro14">
          <table:table-cell office:value-type="string">
            <text:p>Morton:2003:205</text:p>
          </table:table-cell>
          <table:table-cell office:value-type="string">
            <text:p><text:a xlink:href="http://adsabs.harvard.edu/abs/2003ApJS..149..205M">http://adsabs.harvard.edu/abs/2003ApJS..149..205M</text:a></text:p>
          </table:table-cell>
          <table:table-cell table:number-columns-repeated="1022"/>
        </table:table-row>
        <table:table-row table:style-name="ro1">
          <table:table-cell table:style-name="ce92" office:value-type="string">
            <text:p>Murphy:2013</text:p>
          </table:table-cell>
          <table:table-cell table:style-name="ce92" office:value-type="string">
            <text:p>In prepara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6" office:value-type="string">
            <text:p>Versions and changes</text:p>
          </table:table-cell>
          <table:table-cell table:number-columns-repeated="1023"/>
        </table:table-row>
        <table:table-row table:style-name="ro1">
          <table:table-cell office:value-type="string">
            <text:p>Version</text:p>
          </table:table-cell>
          <table:table-cell office:value-type="string">
            <text:p>Changes</text:p>
          </table:table-cell>
          <table:table-cell table:number-columns-repeated="1022"/>
        </table:table-row>
        <table:table-row table:style-name="ro1">
          <table:table-cell table:style-name="ce93" office:value-type="date" office:date-value="2013-08-06">
            <text:p>06/08/2013</text:p>
          </table:table-cell>
          <table:table-cell office:value-type="string">
            <text:p>First complete version with transitions of MgI/II, AlII, AlIII, SiII/IV, TiII, CrII, MnII, FeII, NiII, ZnII</text:p>
          </table:table-cell>
          <table:table-cell table:number-columns-repeated="1022"/>
        </table:table-row>
      </table:table>
      <table:table table:name="MgI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05" table:default-cell-style-name="Default"/>
        <table:table-row table:style-name="ro2">
          <table:table-cell office:value-type="string">
            <text:p>Updated</text:p>
          </table:table-cell>
          <table:table-cell table:style-name="ce11" office:value-type="date" office:date-value="2012-05-18">
            <text:p>18/05/201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mmary</text:p>
          </table:table-cell>
          <table:table-cell table:number-columns-repeated="1023"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4"/>
        </table:table-row>
        <table:table-row table:style-name="ro2">
          <table:table-cell office:value-type="string">
            <text:p>MgI</text:p>
          </table:table-cell>
          <table:table-cell table:formula="of:=[.A17]" office:value-type="float" office:value="2026">
            <text:p>2026</text:p>
          </table:table-cell>
          <table:table-cell office:value-type="string">
            <text:p>CMP</text:p>
          </table:table-cell>
          <table:table-cell table:style-name="ce20" office:value-type="float" office:value="24.305">
            <text:p>24.3050</text:p>
          </table:table-cell>
          <table:table-cell table:style-name="ce17" table:formula="of:=[.F17]" office:value-type="float" office:value="49346.7726202764">
            <text:p>49346.772620</text:p>
          </table:table-cell>
          <table:table-cell table:style-name="ce17" table:formula="of:=[.G17]" office:value-type="float" office:value="0.000036107997729035">
            <text:p>0.000036</text:p>
          </table:table-cell>
          <table:table-cell table:style-name="ce15" office:value-type="float" office:value="1">
            <text:p>1</text:p>
          </table:table-cell>
          <table:table-cell/>
          <table:table-cell table:style-name="ce24" table:formula="of:=[.I17]" office:value-type="float" office:value="2026.47497880967">
            <text:p>2026.4749788</text:p>
          </table:table-cell>
          <table:table-cell table:style-name="ce24" table:formula="of:=[.J17]" office:value-type="float" office:value="0.00000148281133795444">
            <text:p>0.0000015</text:p>
          </table:table-cell>
          <table:table-cell table:style-name="ce26" table:formula="of:=299792458*[.J5]/[.I5]" office:value-type="float" office:value="0.219363999261786">
            <text:p>0.2</text:p>
          </table:table-cell>
          <table:table-cell office:value-type="string">
            <text:p>3\rm{s}^2~^1\rm{S}_0</text:p>
          </table:table-cell>
          <table:table-cell office:value-type="string">
            <text:p>3\rm{s}4\rm{p}~^1\rm{P}_1</text:p>
          </table:table-cell>
          <table:table-cell office:value-type="string">
            <text:p>a_1</text:p>
          </table:table-cell>
          <table:table-cell table:style-name="ce27" office:value-type="float" office:value="0">
            <text:p>0.00</text:p>
          </table:table-cell>
          <table:table-cell table:style-name="ce27" office:value-type="float" office:value="7.65">
            <text:p>7.65</text:p>
          </table:table-cell>
          <table:table-cell table:style-name="ce29" office:value-type="float" office:value="0.113">
            <text:p>0.113</text:p>
          </table:table-cell>
          <table:table-cell table:style-name="ce30" office:value-type="float" office:value="61200000">
            <text:p>6.12E+07</text:p>
          </table:table-cell>
          <table:table-cell table:style-name="ce15" office:value-type="float" office:value="87">
            <text:p>87</text:p>
          </table:table-cell>
          <table:table-cell table:style-name="ce15" office:value-type="float" office:value="7">
            <text:p>7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5" office:value-type="string">
            <text:p>26; 25.982592929</text:p>
          </table:table-cell>
          <table:table-cell table:style-name="ce17" table:formula="of:=[.F18]" office:value-type="float" office:value="49346.854173">
            <text:p>49346.854173</text:p>
          </table:table-cell>
          <table:table-cell table:style-name="ce17" table:formula="of:=[.G18]" office:value-type="float" office:value="0.00004">
            <text:p>0.000040</text:p>
          </table:table-cell>
          <table:table-cell table:style-name="ce15" office:value-type="float" office:value="0">
            <text:p>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24" table:formula="of:=[.I18]" office:value-type="float" office:value="2026.47162977037">
            <text:p>2026.4716298</text:p>
          </table:table-cell>
          <table:table-cell table:style-name="ce24" table:formula="of:=[.J18]" office:value-type="float" office:value="0.00000164263490650567">
            <text:p>0.0000016</text:p>
          </table:table-cell>
          <table:table-cell table:style-name="ce26" table:formula="of:=299792458*[.J6]/[.I6]" office:value-type="float" office:value="0.24300836438245">
            <text:p>0.2</text:p>
          </table:table-cell>
          <table:table-cell table:number-columns-repeated="3"/>
          <table:table-cell table:style-name="ce27" table:number-columns-repeated="2"/>
          <table:table-cell table:style-name="ce28" table:formula="of:=[.C27]" office:value-type="percentage" office:value="0.1101">
            <text:p>11.01%</text:p>
          </table:table-cell>
          <table:table-cell table:style-name="ce30"/>
          <table:table-cell table:style-name="ce1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5" office:value-type="string">
            <text:p>25; 24.98583692</text:p>
          </table:table-cell>
          <table:table-cell table:style-name="ce17" table:formula="of:=[.F19]" office:value-type="float" office:value="49346.807724">
            <text:p>49346.807724</text:p>
          </table:table-cell>
          <table:table-cell table:style-name="ce17" table:formula="of:=[.G19]" office:value-type="float" office:value="0.00004">
            <text:p>0.000040</text:p>
          </table:table-cell>
          <table:table-cell table:style-name="ce15" office:value-type="float" office:value="0">
            <text:p>0</text:p>
          </table:table-cell>
          <table:table-cell table:formula="of:=[.H6]" office:value-type="string" office:string-value="Hannemann:2006:012505">
            <text:p>Hannemann:2006:012505</text:p>
          </table:table-cell>
          <table:table-cell table:style-name="ce24" table:formula="of:=[.I19]" office:value-type="float" office:value="2026.47353724088">
            <text:p>2026.4735372</text:p>
          </table:table-cell>
          <table:table-cell table:style-name="ce24" table:formula="of:=[.J19]" office:value-type="float" office:value="0.00000164263799885503">
            <text:p>0.0000016</text:p>
          </table:table-cell>
          <table:table-cell table:style-name="ce26" table:formula="of:=299792458*[.J7]/[.I7]" office:value-type="float" office:value="0.24300859312056">
            <text:p>0.2</text:p>
          </table:table-cell>
          <table:table-cell table:number-columns-repeated="3"/>
          <table:table-cell table:style-name="ce27" table:number-columns-repeated="2"/>
          <table:table-cell table:style-name="ce28" table:formula="of:=[.C28]" office:value-type="percentage" office:value="0.1">
            <text:p>10.00%</text:p>
          </table:table-cell>
          <table:table-cell table:style-name="ce30"/>
          <table:table-cell table:style-name="ce1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5" office:value-type="string">
            <text:p>24; 23.985041700</text:p>
          </table:table-cell>
          <table:table-cell table:style-name="ce17" table:formula="of:=[.F20]" office:value-type="float" office:value="49346.756809">
            <text:p>49346.756809</text:p>
          </table:table-cell>
          <table:table-cell table:style-name="ce17" table:formula="of:=[.G20]" office:value-type="float" office:value="0.000035">
            <text:p>0.000035</text:p>
          </table:table-cell>
          <table:table-cell table:style-name="ce15" office:value-type="float" office:value="0">
            <text:p>0</text:p>
          </table:table-cell>
          <table:table-cell table:formula="of:=[.H7]" office:value-type="string" office:string-value="Hannemann:2006:012505">
            <text:p>Hannemann:2006:012505</text:p>
          </table:table-cell>
          <table:table-cell table:style-name="ce24" table:formula="of:=[.I20]" office:value-type="float" office:value="2026.47562811588">
            <text:p>2026.4756281</text:p>
          </table:table-cell>
          <table:table-cell table:style-name="ce24" table:formula="of:=[.J20]" office:value-type="float" office:value="0.00000143731121497168">
            <text:p>0.0000014</text:p>
          </table:table-cell>
          <table:table-cell table:style-name="ce26" table:formula="of:=299792458*[.J8]/[.I8]" office:value-type="float" office:value="0.212632738370484">
            <text:p>0.2</text:p>
          </table:table-cell>
          <table:table-cell table:number-columns-repeated="3"/>
          <table:table-cell table:style-name="ce27" table:number-columns-repeated="2"/>
          <table:table-cell table:style-name="ce28" table:formula="of:=[.C29]" office:value-type="percentage" office:value="0.7899">
            <text:p>78.99%</text:p>
          </table:table-cell>
          <table:table-cell table:style-name="ce30"/>
          <table:table-cell table:style-name="ce15" table:number-columns-repeated="2"/>
          <table:table-cell table:number-columns-repeated="1004"/>
        </table:table-row>
        <table:table-row table:style-name="ro2">
          <table:table-cell/>
          <table:table-cell table:formula="of:=[.A21]" office:value-type="float" office:value="2852">
            <text:p>2852</text:p>
          </table:table-cell>
          <table:table-cell office:value-type="string">
            <text:p>CMP</text:p>
          </table:table-cell>
          <table:table-cell table:style-name="ce20" table:formula="of:=[.$D$5]" office:value-type="float" office:value="24.305">
            <text:p>24.3050</text:p>
          </table:table-cell>
          <table:table-cell table:style-name="ce18" table:formula="of:=[.F21]" office:value-type="float" office:value="35051.280762104">
            <text:p>35051.28076</text:p>
          </table:table-cell>
          <table:table-cell table:style-name="ce18" table:formula="of:=[.G21]" office:value-type="float" office:value="0.00018962953356479">
            <text:p>0.00019</text:p>
          </table:table-cell>
          <table:table-cell table:style-name="ce15" office:value-type="float" office:value="1">
            <text:p>1</text:p>
          </table:table-cell>
          <table:table-cell/>
          <table:table-cell table:style-name="ce17" table:formula="of:=[.I21]" office:value-type="float" office:value="2852.96279695765">
            <text:p>2852.962797</text:p>
          </table:table-cell>
          <table:table-cell table:style-name="ce17" table:formula="of:=[.J21]" office:value-type="float" office:value="0.0000154347000366872">
            <text:p>0.000015</text:p>
          </table:table-cell>
          <table:table-cell table:style-name="ce26" table:formula="of:=299792458*[.J9]/[.I9]" office:value-type="float" office:value="1.62189519871255">
            <text:p>1.6</text:p>
          </table:table-cell>
          <table:table-cell/>
          <table:table-cell office:value-type="string">
            <text:p>3\rm{s}3\rm{p}~^1\rm{P}_1</text:p>
          </table:table-cell>
          <table:table-cell office:value-type="string">
            <text:p>a_2</text:p>
          </table:table-cell>
          <table:table-cell table:style-name="ce27" table:number-columns-repeated="2"/>
          <table:table-cell table:style-name="ce27" office:value-type="float" office:value="1.83">
            <text:p>1.83</text:p>
          </table:table-cell>
          <table:table-cell table:style-name="ce30" office:value-type="float" office:value="500000000">
            <text:p>5.00E+08</text:p>
          </table:table-cell>
          <table:table-cell table:style-name="ce15" office:value-type="float" office:value="90">
            <text:p>90</text:p>
          </table:table-cell>
          <table:table-cell table:style-name="ce15" office:value-type="float" office:value="10">
            <text:p>10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5" table:formula="of:=[.D6]" office:value-type="string" office:string-value="26; 25.982592929">
            <text:p>26; 25.982592929</text:p>
          </table:table-cell>
          <table:table-cell table:style-name="ce18" table:formula="of:=[.F22]" office:value-type="float" office:value="35051.32015">
            <text:p>35051.32015</text:p>
          </table:table-cell>
          <table:table-cell table:style-name="ce18" table:formula="of:=[.G22]" office:value-type="float" office:value="0.00025">
            <text:p>0.00025</text:p>
          </table:table-cell>
          <table:table-cell table:style-name="ce15" office:value-type="float" office:value="0">
            <text:p>0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17" table:formula="of:=[.I22]" office:value-type="float" office:value="2852.95959102413">
            <text:p>2852.959591</text:p>
          </table:table-cell>
          <table:table-cell table:style-name="ce17" table:formula="of:=[.J22]" office:value-type="float" office:value="0.0000203484460700415">
            <text:p>0.000020</text:p>
          </table:table-cell>
          <table:table-cell table:style-name="ce26" table:formula="of:=299792458*[.J10]/[.I10]" office:value-type="float" office:value="2.1382394209195">
            <text:p>2.1</text:p>
          </table:table-cell>
          <table:table-cell table:number-columns-repeated="3"/>
          <table:table-cell table:style-name="ce27" table:number-columns-repeated="2"/>
          <table:table-cell table:style-name="ce28" table:formula="of:=[.Q6]" office:value-type="percentage" office:value="0.1101">
            <text:p>11.01%</text:p>
          </table:table-cell>
          <table:table-cell table:style-name="ce30"/>
          <table:table-cell table:style-name="ce1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5" table:formula="of:=[.D7]" office:value-type="string" office:string-value="25; 24.98583692">
            <text:p>25; 24.98583692</text:p>
          </table:table-cell>
          <table:table-cell table:style-name="ce18" table:formula="of:=[.F23]" office:value-type="float" office:value="35051.29784">
            <text:p>35051.29784</text:p>
          </table:table-cell>
          <table:table-cell table:style-name="ce18" table:formula="of:=[.G23]" office:value-type="float" office:value="0.00025">
            <text:p>0.00025</text:p>
          </table:table-cell>
          <table:table-cell table:style-name="ce15" office:value-type="float" office:value="0">
            <text:p>0</text:p>
          </table:table-cell>
          <table:table-cell table:formula="of:=[.H10]" office:value-type="string" office:string-value="Salumbides:2006:L41">
            <text:p>Salumbides:2006:L41</text:p>
          </table:table-cell>
          <table:table-cell table:style-name="ce17" table:formula="of:=[.I23]" office:value-type="float" office:value="2852.96140692062">
            <text:p>2852.961407</text:p>
          </table:table-cell>
          <table:table-cell table:style-name="ce17" table:formula="of:=[.J23]" office:value-type="float" office:value="0.0000203484719734462">
            <text:p>0.000020</text:p>
          </table:table-cell>
          <table:table-cell table:style-name="ce26" table:formula="of:=299792458*[.J11]/[.I11]" office:value-type="float" office:value="2.13824078189968">
            <text:p>2.1</text:p>
          </table:table-cell>
          <table:table-cell table:number-columns-repeated="3"/>
          <table:table-cell table:style-name="ce27" table:number-columns-repeated="2"/>
          <table:table-cell table:style-name="ce28" table:formula="of:=[.Q7]" office:value-type="percentage" office:value="0.1">
            <text:p>10.00%</text:p>
          </table:table-cell>
          <table:table-cell table:style-name="ce30"/>
          <table:table-cell table:style-name="ce1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5" table:formula="of:=[.D8]" office:value-type="string" office:string-value="24; 23.985041700">
            <text:p>24; 23.985041700</text:p>
          </table:table-cell>
          <table:table-cell table:style-name="ce18" table:formula="of:=[.F24]" office:value-type="float" office:value="35051.27311">
            <text:p>35051.27311</text:p>
          </table:table-cell>
          <table:table-cell table:style-name="ce18" table:formula="of:=[.G24]" office:value-type="float" office:value="0.00017">
            <text:p>0.00017</text:p>
          </table:table-cell>
          <table:table-cell table:style-name="ce15" office:value-type="float" office:value="0">
            <text:p>0</text:p>
          </table:table-cell>
          <table:table-cell table:formula="of:=[.H11]" office:value-type="string" office:string-value="Salumbides:2006:L41">
            <text:p>Salumbides:2006:L41</text:p>
          </table:table-cell>
          <table:table-cell table:style-name="ce17" table:formula="of:=[.I24]" office:value-type="float" office:value="2852.96341979288">
            <text:p>2852.963420</text:p>
          </table:table-cell>
          <table:table-cell table:style-name="ce17" table:formula="of:=[.J24]" office:value-type="float" office:value="0.0000138369804669497">
            <text:p>0.000014</text:p>
          </table:table-cell>
          <table:table-cell table:style-name="ce26" table:formula="of:=299792458*[.J12]/[.I12]" office:value-type="float" office:value="1.45400475754645">
            <text:p>1.5</text:p>
          </table:table-cell>
          <table:table-cell table:number-columns-repeated="3"/>
          <table:table-cell table:style-name="ce27" table:number-columns-repeated="2"/>
          <table:table-cell table:style-name="ce28" table:formula="of:=[.Q8]" office:value-type="percentage" office:value="0.7899">
            <text:p>78.99%</text:p>
          </table:table-cell>
          <table:table-cell table:style-name="ce30"/>
          <table:table-cell table:style-name="ce15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ce15"/>
          <table:table-cell table:style-name="ce18" table:number-columns-repeated="2"/>
          <table:table-cell table:style-name="ce15"/>
          <table:table-cell/>
          <table:table-cell table:style-name="ce17" table:number-columns-repeated="2"/>
          <table:table-cell table:style-name="ce26"/>
          <table:table-cell table:number-columns-repeated="3"/>
          <table:table-cell table:style-name="ce27" table:number-columns-repeated="2"/>
          <table:table-cell table:style-name="ce28"/>
          <table:table-cell table:style-name="ce30"/>
          <table:table-cell table:style-name="ce15" table:number-columns-repeated="2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asurement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Transition</text:p>
          </table:table-cell>
          <table:table-cell office:value-type="string">
            <text:p>Isotope</text:p>
          </table:table-cell>
          <table:table-cell table:style-name="ce16" office:value-type="string">
            <text:p>w [/cm]</text:p>
          </table:table-cell>
          <table:table-cell table:style-name="ce21" office:value-type="string">
            <text:p>dw [/cm]</text:p>
          </table:table-cell>
          <table:table-cell office:value-type="string">
            <text:p>Reference</text:p>
          </table:table-cell>
          <table:table-cell table:style-name="ce16" office:value-type="string">
            <text:p>w [/cm]</text:p>
          </table:table-cell>
          <table:table-cell table:style-name="ce21" office:value-type="string">
            <text:p>dw [/cm]</text:p>
          </table:table-cell>
          <table:table-cell table:style-name="ce21" office:value-type="string">
            <text:p>Reference/Note</text:p>
          </table:table-cell>
          <table:table-cell table:style-name="ce21" office:value-type="string">
            <text:p>l [Ang.]</text:p>
          </table:table-cell>
          <table:table-cell table:style-name="ce21" office:value-type="string">
            <text:p>dl [Ang.]</text:p>
          </table:table-cell>
          <table:table-cell table:number-columns-repeated="1014"/>
        </table:table-row>
        <table:table-row table:style-name="ro2">
          <table:table-cell office:value-type="float" office:value="2026">
            <text:p>2026</text:p>
          </table:table-cell>
          <table:table-cell office:value-type="string">
            <text:p>Composite</text:p>
          </table:table-cell>
          <table:table-cell table:number-columns-repeated="3"/>
          <table:table-cell table:style-name="ce22" table:formula="of:=SUMPRODUCT([.F18:.F20];[.C27:.C29])" office:value-type="float" office:value="49346.7726202764">
            <text:p>49346.772620</text:p>
          </table:table-cell>
          <table:table-cell table:style-name="ce22" table:formula="of:=SQRT([.C27]*[.G18]*[.G18]+[.C28]*[.G19]*[.G19]+[.C29]*[.G20]*[.G20])" office:value-type="float" office:value="0.000036107997729035">
            <text:p>0.000036</text:p>
          </table:table-cell>
          <table:table-cell table:style-name="ce13" office:value-type="string">
            <text:p>Abundance-weighted mean</text:p>
          </table:table-cell>
          <table:table-cell table:style-name="ce25" table:formula="of:=100000000/[.F17]" office:value-type="float" office:value="2026.47497880967">
            <text:p>2026.4749788</text:p>
          </table:table-cell>
          <table:table-cell table:style-name="ce25" table:formula="of:=[.G17]/[.F17]*[.I17]" office:value-type="float" office:value="0.00000148281133795444">
            <text:p>0.00000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17" table:formula="of:=49346.854173" office:value-type="float" office:value="49346.854173">
            <text:p>49346.854173</text:p>
          </table:table-cell>
          <table:table-cell table:style-name="ce17" table:formula="of:=0.00004" office:value-type="float" office:value="0.00004">
            <text:p>0.000040</text:p>
          </table:table-cell>
          <table:table-cell table:formula="of:=[.A33]" office:value-type="string" office:string-value="Hannemann:2006:012505">
            <text:p>Hannemann:2006:012505</text:p>
          </table:table-cell>
          <table:table-cell table:style-name="ce17" table:formula="of:=[.C18]" office:value-type="float" office:value="49346.854173">
            <text:p>49346.854173</text:p>
          </table:table-cell>
          <table:table-cell table:style-name="ce17" table:formula="of:=[.D18]" office:value-type="float" office:value="0.00004">
            <text:p>0.00004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25" table:formula="of:=100000000/[.F18]" office:value-type="float" office:value="2026.47162977037">
            <text:p>2026.4716298</text:p>
          </table:table-cell>
          <table:table-cell table:style-name="ce25" table:formula="of:=[.G18]/[.F18]*[.I18]" office:value-type="float" office:value="0.00000164263490650567">
            <text:p>0.00000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17" table:formula="of:=49346.807724" office:value-type="float" office:value="49346.807724">
            <text:p>49346.807724</text:p>
          </table:table-cell>
          <table:table-cell table:style-name="ce17" table:formula="of:=0.00004" office:value-type="float" office:value="0.00004">
            <text:p>0.00004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17" table:formula="of:=[.C19]" office:value-type="float" office:value="49346.807724">
            <text:p>49346.807724</text:p>
          </table:table-cell>
          <table:table-cell table:style-name="ce17" table:formula="of:=[.D19]" office:value-type="float" office:value="0.00004">
            <text:p>0.000040</text:p>
          </table:table-cell>
          <table:table-cell table:formula="of:=[.E19]" office:value-type="string" office:string-value="Hannemann:2006:012505">
            <text:p>Hannemann:2006:012505</text:p>
          </table:table-cell>
          <table:table-cell table:style-name="ce25" table:formula="of:=100000000/[.F19]" office:value-type="float" office:value="2026.47353724088">
            <text:p>2026.4735372</text:p>
          </table:table-cell>
          <table:table-cell table:style-name="ce25" table:formula="of:=[.G19]/[.F19]*[.I19]" office:value-type="float" office:value="0.00000164263799885503">
            <text:p>0.00000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17" table:formula="of:=49346.756809" office:value-type="float" office:value="49346.756809">
            <text:p>49346.756809</text:p>
          </table:table-cell>
          <table:table-cell table:style-name="ce17" table:formula="of:=0.000035" office:value-type="float" office:value="0.000035">
            <text:p>0.000035</text:p>
          </table:table-cell>
          <table:table-cell table:formula="of:=[.E19]" office:value-type="string" office:string-value="Hannemann:2006:012505">
            <text:p>Hannemann:2006:012505</text:p>
          </table:table-cell>
          <table:table-cell table:style-name="ce17" table:formula="of:=[.C20]" office:value-type="float" office:value="49346.756809">
            <text:p>49346.756809</text:p>
          </table:table-cell>
          <table:table-cell table:style-name="ce17" table:formula="of:=[.D20]" office:value-type="float" office:value="0.000035">
            <text:p>0.000035</text:p>
          </table:table-cell>
          <table:table-cell table:formula="of:=[.E20]" office:value-type="string" office:string-value="Hannemann:2006:012505">
            <text:p>Hannemann:2006:012505</text:p>
          </table:table-cell>
          <table:table-cell table:style-name="ce25" table:formula="of:=100000000/[.F20]" office:value-type="float" office:value="2026.47562811588">
            <text:p>2026.4756281</text:p>
          </table:table-cell>
          <table:table-cell table:style-name="ce25" table:formula="of:=[.G20]/[.F20]*[.I20]" office:value-type="float" office:value="0.00000143731121497168">
            <text:p>0.0000014</text:p>
          </table:table-cell>
          <table:table-cell table:number-columns-repeated="1014"/>
        </table:table-row>
        <table:table-row table:style-name="ro2">
          <table:table-cell office:value-type="float" office:value="2852">
            <text:p>2852</text:p>
          </table:table-cell>
          <table:table-cell office:value-type="string">
            <text:p>Composite</text:p>
          </table:table-cell>
          <table:table-cell table:number-columns-repeated="3"/>
          <table:table-cell table:style-name="ce23" table:formula="of:=SUMPRODUCT([.F22:.F24];[.C27:.C29])" office:value-type="float" office:value="35051.280762104">
            <text:p>35051.28076</text:p>
          </table:table-cell>
          <table:table-cell table:style-name="ce23" table:formula="of:=SQRT([.C27]*[.G22]*[.G22]+[.C28]*[.G23]*[.G23]+[.C29]*[.G24]*[.G24])" office:value-type="float" office:value="0.00018962953356479">
            <text:p>0.00019</text:p>
          </table:table-cell>
          <table:table-cell table:style-name="ce13" office:value-type="string">
            <text:p>Abundance-weighted mean</text:p>
          </table:table-cell>
          <table:table-cell table:style-name="ce22" table:formula="of:=100000000/[.F21]" office:value-type="float" office:value="2852.96279695765">
            <text:p>2852.962797</text:p>
          </table:table-cell>
          <table:table-cell table:style-name="ce22" table:formula="of:=[.G21]/[.F21]*[.I21]" office:value-type="float" office:value="0.0000154347000366872">
            <text:p>0.000015</text:p>
          </table:table-cell>
          <table:table-cell table:number-columns-repeated="1014"/>
        </table:table-row>
        <table:table-row table:style-name="ro2">
          <table:table-cell/>
          <table:table-cell table:formula="of:=[.B18]" office:value-type="float" office:value="26">
            <text:p>26</text:p>
          </table:table-cell>
          <table:table-cell table:style-name="ce18" table:formula="of:=35051.32015" office:value-type="float" office:value="35051.32015">
            <text:p>35051.32015</text:p>
          </table:table-cell>
          <table:table-cell table:style-name="ce18" table:formula="of:=0.00025" office:value-type="float" office:value="0.00025">
            <text:p>0.00025</text:p>
          </table:table-cell>
          <table:table-cell table:formula="of:=[.A35]" office:value-type="string" office:string-value="Salumbides:2006:L41">
            <text:p>Salumbides:2006:L41</text:p>
          </table:table-cell>
          <table:table-cell table:style-name="ce18" table:formula="of:=[.C22]" office:value-type="float" office:value="35051.32015">
            <text:p>35051.32015</text:p>
          </table:table-cell>
          <table:table-cell table:style-name="ce18" table:formula="of:=[.D22]" office:value-type="float" office:value="0.00025">
            <text:p>0.00025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22" table:formula="of:=100000000/[.F22]" office:value-type="float" office:value="2852.95959102413">
            <text:p>2852.959591</text:p>
          </table:table-cell>
          <table:table-cell table:style-name="ce22" table:formula="of:=[.G22]/[.F22]*[.I22]" office:value-type="float" office:value="0.0000203484460700415">
            <text:p>0.000020</text:p>
          </table:table-cell>
          <table:table-cell table:number-columns-repeated="1014"/>
        </table:table-row>
        <table:table-row table:style-name="ro2">
          <table:table-cell/>
          <table:table-cell table:formula="of:=[.B19]" office:value-type="float" office:value="25">
            <text:p>25</text:p>
          </table:table-cell>
          <table:table-cell table:style-name="ce18" table:formula="of:=35051.29784" office:value-type="float" office:value="35051.29784">
            <text:p>35051.29784</text:p>
          </table:table-cell>
          <table:table-cell table:style-name="ce18" table:formula="of:=0.00025" office:value-type="float" office:value="0.00025">
            <text:p>0.00025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18" table:formula="of:=[.C23]" office:value-type="float" office:value="35051.29784">
            <text:p>35051.29784</text:p>
          </table:table-cell>
          <table:table-cell table:style-name="ce18" table:formula="of:=[.D23]" office:value-type="float" office:value="0.00025">
            <text:p>0.00025</text:p>
          </table:table-cell>
          <table:table-cell table:formula="of:=[.E23]" office:value-type="string" office:string-value="Salumbides:2006:L41">
            <text:p>Salumbides:2006:L41</text:p>
          </table:table-cell>
          <table:table-cell table:style-name="ce22" table:formula="of:=100000000/[.F23]" office:value-type="float" office:value="2852.96140692062">
            <text:p>2852.961407</text:p>
          </table:table-cell>
          <table:table-cell table:style-name="ce22" table:formula="of:=[.G23]/[.F23]*[.I23]" office:value-type="float" office:value="0.0000203484719734462">
            <text:p>0.000020</text:p>
          </table:table-cell>
          <table:table-cell table:number-columns-repeated="1014"/>
        </table:table-row>
        <table:table-row table:style-name="ro2">
          <table:table-cell/>
          <table:table-cell table:formula="of:=[.B20]" office:value-type="float" office:value="24">
            <text:p>24</text:p>
          </table:table-cell>
          <table:table-cell table:style-name="ce18" table:formula="of:=35051.27311" office:value-type="float" office:value="35051.27311">
            <text:p>35051.27311</text:p>
          </table:table-cell>
          <table:table-cell table:style-name="ce18" table:formula="of:=0.00017" office:value-type="float" office:value="0.00017">
            <text:p>0.00017</text:p>
          </table:table-cell>
          <table:table-cell table:formula="of:=[.E23]" office:value-type="string" office:string-value="Salumbides:2006:L41">
            <text:p>Salumbides:2006:L41</text:p>
          </table:table-cell>
          <table:table-cell table:style-name="ce18" table:formula="of:=[.C24]" office:value-type="float" office:value="35051.27311">
            <text:p>35051.27311</text:p>
          </table:table-cell>
          <table:table-cell table:style-name="ce18" table:formula="of:=[.D24]" office:value-type="float" office:value="0.00017">
            <text:p>0.00017</text:p>
          </table:table-cell>
          <table:table-cell table:formula="of:=[.E24]" office:value-type="string" office:string-value="Salumbides:2006:L41">
            <text:p>Salumbides:2006:L41</text:p>
          </table:table-cell>
          <table:table-cell table:style-name="ce22" table:formula="of:=100000000/[.F24]" office:value-type="float" office:value="2852.96341979288">
            <text:p>2852.963420</text:p>
          </table:table-cell>
          <table:table-cell table:style-name="ce22" table:formula="of:=[.G24]/[.F24]*[.I24]" office:value-type="float" office:value="0.0000138369804669497">
            <text:p>0.00001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3"/>
          <table:table-cell table:style-name="ce14" office:value-type="string">
            <text:p>Isotope</text:p>
          </table:table-cell>
          <table:table-cell table:style-name="ce13" office:value-type="string">
            <text:p>Abundance [%]</text:p>
          </table:table-cell>
          <table:table-cell table:style-name="ce13" office:value-type="string">
            <text:p>Reference</text:p>
          </table:table-cell>
          <table:table-cell table:style-name="ce13" table:number-columns-repeated="1020"/>
        </table:table-row>
        <table:table-row table:style-name="ro2">
          <table:table-cell table:style-name="ce14"/>
          <table:table-cell table:style-name="ce13" office:value-type="float" office:value="26">
            <text:p>26</text:p>
          </table:table-cell>
          <table:table-cell table:style-name="ce19" table:formula="of:=0.1101" office:value-type="percentage" office:value="0.1101">
            <text:p>11.01%</text:p>
          </table:table-cell>
          <table:table-cell table:style-name="ce13" table:formula="of:=[.A34]" office:value-type="string" office:string-value="Rosman:1998:1275">
            <text:p>Rosman:1998:1275</text:p>
          </table:table-cell>
          <table:table-cell table:style-name="ce13" table:number-columns-repeated="6"/>
          <table:table-cell table:style-name="ce22"/>
          <table:table-cell table:style-name="ce13" table:number-columns-repeated="1013"/>
        </table:table-row>
        <table:table-row table:style-name="ro2">
          <table:table-cell table:style-name="ce13"/>
          <table:table-cell table:style-name="ce13" office:value-type="float" office:value="25">
            <text:p>25</text:p>
          </table:table-cell>
          <table:table-cell table:style-name="ce19" table:formula="of:=0.1" office:value-type="percentage" office:value="0.1">
            <text:p>10.00%</text:p>
          </table:table-cell>
          <table:table-cell table:style-name="ce13" table:formula="of:=[.D27]" office:value-type="string" office:string-value="Rosman:1998:1275">
            <text:p>Rosman:1998:1275</text:p>
          </table:table-cell>
          <table:table-cell table:style-name="ce13" table:number-columns-repeated="1020"/>
        </table:table-row>
        <table:table-row table:style-name="ro2">
          <table:table-cell table:style-name="ce13"/>
          <table:table-cell table:style-name="ce13" office:value-type="float" office:value="24">
            <text:p>24</text:p>
          </table:table-cell>
          <table:table-cell table:style-name="ce19" table:formula="of:=0.7899" office:value-type="percentage" office:value="0.7899">
            <text:p>78.99%</text:p>
          </table:table-cell>
          <table:table-cell table:style-name="ce13" table:formula="of:=[.D28]" office:value-type="string" office:string-value="Rosman:1998:1275">
            <text:p>Rosman:1998:1275</text:p>
          </table:table-cell>
          <table:table-cell table:style-name="ce13" table:number-columns-repeated="1020"/>
        </table:table-row>
        <table:table-row table:style-name="ro2">
          <table:table-cell table:style-name="ce13"/>
          <table:table-cell table:style-name="ce13" office:value-type="string">
            <text:p>Sum</text:p>
          </table:table-cell>
          <table:table-cell table:style-name="ce13" table:formula="of:=SUM([.C27:.C29])" office:value-type="percentage" office:value="1">
            <text:p>100.00%</text:p>
          </table:table-cell>
          <table:table-cell table:style-name="ce13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Hannemann:2006:012505</text:p>
          </table:table-cell>
          <table:table-cell office:value-type="string">
            <text:p><text:a xlink:href="http://adsabs.harvard.edu/abs/2006PhRvA..74a2505H">http://adsabs.harvard.edu/abs/2006PhRvA..74a2505H</text:a>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3">
          <table:table-cell office:value-type="string">
            <text:p>Salumbides:2006:L41</text:p>
          </table:table-cell>
          <table:table-cell office:value-type="string">
            <text:p><text:a xlink:href="http://adsabs.harvard.edu/abs/2006MNRAS.373L..41S">http://adsabs.harvard.edu/abs/2006MNRAS.373L..41S</text:a></text:p>
          </table:table-cell>
          <table:table-cell table:number-columns-repeated="1022"/>
        </table:table-row>
      </table:table>
      <table:table table:name="MgII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1009" table:default-cell-style-name="Default"/>
        <table:table-row table:style-name="ro2">
          <table:table-cell table:style-name="ce13" office:value-type="string">
            <text:p>Updated</text:p>
          </table:table-cell>
          <table:table-cell table:style-name="ce32" office:value-type="string">
            <text:p>18/05/2012</text:p>
          </table:table-cell>
          <table:table-cell table:style-name="ce13" table:number-columns-repeated="1021"/>
          <table:table-cell/>
        </table:table-row>
        <table:table-row table:style-name="ro2">
          <table:table-cell table:style-name="ce13"/>
          <table:table-cell table:style-name="ce14"/>
          <table:table-cell table:style-name="ce13" table:number-columns-repeated="1021"/>
          <table:table-cell/>
        </table:table-row>
        <table:table-row table:style-name="ro2">
          <table:table-cell table:style-name="ce13" office:value-type="string">
            <text:p>Summary</text:p>
          </table:table-cell>
          <table:table-cell table:style-name="ce14"/>
          <table:table-cell table:style-name="ce13" table:number-columns-repeated="1021"/>
          <table:table-cell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4"/>
        </table:table-row>
        <table:table-row table:style-name="ro2">
          <table:table-cell office:value-type="string">
            <text:p>MgII</text:p>
          </table:table-cell>
          <table:table-cell table:formula="of:=[.A19]" office:value-type="float" office:value="2796">
            <text:p>2796</text:p>
          </table:table-cell>
          <table:table-cell office:value-type="string">
            <text:p>CMP</text:p>
          </table:table-cell>
          <table:table-cell table:style-name="ce20" office:value-type="float" office:value="24.305">
            <text:p>24.3050</text:p>
          </table:table-cell>
          <table:table-cell table:style-name="ce18" table:formula="of:=[.C74]" office:value-type="float" office:value="35760.8541837195">
            <text:p>35760.85418</text:p>
          </table:table-cell>
          <table:table-cell table:style-name="ce18" table:formula="of:=[.D74]" office:value-type="float" office:value="0.000202954964816538">
            <text:p>0.00020</text:p>
          </table:table-cell>
          <table:table-cell table:style-name="ce15" office:value-type="float" office:value="1">
            <text:p>1</text:p>
          </table:table-cell>
          <table:table-cell/>
          <table:table-cell table:style-name="ce17" table:formula="of:=[.E74]" office:value-type="float" office:value="2796.35378635687">
            <text:p>2796.353786</text:p>
          </table:table-cell>
          <table:table-cell table:style-name="ce17" table:formula="of:=[.F74]" office:value-type="float" office:value="0.0000158702552631706">
            <text:p>0.000016</text:p>
          </table:table-cell>
          <table:table-cell table:style-name="ce26" table:formula="of:=299792458*[.J5]/[.I5]" office:value-type="float" office:value="1.70142378179975">
            <text:p>1.7</text:p>
          </table:table-cell>
          <table:table-cell office:value-type="string">
            <text:p>3\rm{s}~^2\rm{S}_{1/2}</text:p>
          </table:table-cell>
          <table:table-cell office:value-type="string">
            <text:p>3\rm{p}~^2\rm{P}_{3/2}</text:p>
          </table:table-cell>
          <table:table-cell office:value-type="string">
            <text:p>b_1</text:p>
          </table:table-cell>
          <table:table-cell table:style-name="ce27" office:value-type="float" office:value="7.65">
            <text:p>7.65</text:p>
          </table:table-cell>
          <table:table-cell table:style-name="ce27" office:value-type="float" office:value="15.04">
            <text:p>15.04</text:p>
          </table:table-cell>
          <table:table-cell table:style-name="ce20" office:value-type="float" office:value="0.6155">
            <text:p>0.6155</text:p>
          </table:table-cell>
          <table:table-cell table:style-name="ce58" office:value-type="float" office:value="262500000">
            <text:p>2.625E+08</text:p>
          </table:table-cell>
          <table:table-cell table:style-name="ce15" office:value-type="float" office:value="212">
            <text:p>212</text:p>
          </table:table-cell>
          <table:table-cell table:style-name="ce15" office:value-type="float" office:value="2">
            <text:p>2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5" office:value-type="string">
            <text:p>26; 25.982592929</text:p>
          </table:table-cell>
          <table:table-cell table:style-name="ce24" table:formula="of:=[.C75]" office:value-type="float" office:value="35760.9403866324">
            <text:p>35760.9403866</text:p>
          </table:table-cell>
          <table:table-cell table:style-name="ce24" table:formula="of:=[.D75]" office:value-type="float" office:value="0.00000533702552317043">
            <text:p>0.0000053</text:p>
          </table:table-cell>
          <table:table-cell table:style-name="ce15" office:value-type="float" office:value="0">
            <text:p>0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49" table:formula="of:=[.E75]" office:value-type="float" office:value="2796.34704565489">
            <text:p>2796.34704565</text:p>
          </table:table-cell>
          <table:table-cell table:style-name="ce49" table:formula="of:=[.F75]" office:value-type="float" office:value="0.000000417331742201083">
            <text:p>0.00000042</text:p>
          </table:table-cell>
          <table:table-cell table:style-name="ce50" table:formula="of:=299792458*[.J6]/[.I6]" office:value-type="float" office:value="0.0447415527304782">
            <text:p>0.04</text:p>
          </table:table-cell>
          <table:table-cell table:number-columns-repeated="3"/>
          <table:table-cell table:style-name="ce27" table:number-columns-repeated="2"/>
          <table:table-cell table:style-name="ce28" table:formula="of:=[.B75]" office:value-type="percentage" office:value="0.1101">
            <text:p>11.01%</text:p>
          </table:table-cell>
          <table:table-cell table:style-name="ce30"/>
          <table:table-cell table:style-name="ce15" table:number-columns-repeated="2"/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15" office:value-type="string">
            <text:p>25; 24.98583692</text:p>
          </table:table-cell>
          <table:table-cell table:style-name="ce18" table:formula="of:=[.C76]" office:value-type="float" office:value="35760.8581942312">
            <text:p>35760.85819</text:p>
          </table:table-cell>
          <table:table-cell table:style-name="ce18" table:formula="of:=[.D76]" office:value-type="float" office:value="0.000641909934258882">
            <text:p>0.00064</text:p>
          </table:table-cell>
          <table:table-cell table:style-name="ce15" office:value-type="float" office:value="4">
            <text:p>4</text:p>
          </table:table-cell>
          <table:table-cell office:value-type="string">
            <text:p>Batteiger:2009:022503,Itano:1981:1364,Sur:2005:25</text:p>
          </table:table-cell>
          <table:table-cell table:style-name="ce17" table:formula="of:=[.E76]" office:value-type="float" office:value="2796.35347275116">
            <text:p>2796.353473</text:p>
          </table:table-cell>
          <table:table-cell table:style-name="ce17" table:formula="of:=[.F76]" office:value-type="float" office:value="0.0000501947426459653">
            <text:p>0.000050</text:p>
          </table:table-cell>
          <table:table-cell table:style-name="ce26" table:formula="of:=299792458*[.J7]/[.I7]" office:value-type="float" office:value="5.38129582799365">
            <text:p>5.4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27" table:number-columns-repeated="2"/>
          <table:table-cell table:style-name="ce28" table:formula="of:=[.B76]" office:value-type="percentage" office:value="0.0416666666666667">
            <text:p>4.17%</text:p>
          </table:table-cell>
          <table:table-cell table:style-name="ce30"/>
          <table:table-cell table:style-name="ce1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5" table:formula="of:=[.D7]" office:value-type="string" office:string-value="25; 24.98583692">
            <text:p>25; 24.98583692</text:p>
          </table:table-cell>
          <table:table-cell table:style-name="ce18" table:formula="of:=[.C77]" office:value-type="float" office:value="35760.9159324315">
            <text:p>35760.91593</text:p>
          </table:table-cell>
          <table:table-cell table:style-name="ce18" table:formula="of:=[.D77]" office:value-type="float" office:value="0.000641378877983728">
            <text:p>0.00064</text:p>
          </table:table-cell>
          <table:table-cell table:style-name="ce15" office:value-type="float" office:value="4">
            <text:p>4</text:p>
          </table:table-cell>
          <table:table-cell table:formula="of:=[.H7]" office:value-type="string" office:string-value="Batteiger:2009:022503,Itano:1981:1364,Sur:2005:25">
            <text:p>Batteiger:2009:022503,Itano:1981:1364,Sur:2005:25</text:p>
          </table:table-cell>
          <table:table-cell table:style-name="ce17" table:formula="of:=[.E77]" office:value-type="float" office:value="2796.34895786632">
            <text:p>2796.348958</text:p>
          </table:table-cell>
          <table:table-cell table:style-name="ce17" table:formula="of:=[.F77]" office:value-type="float" office:value="0.0000501530542572242">
            <text:p>0.000050</text:p>
          </table:table-cell>
          <table:table-cell table:style-name="ce26" table:formula="of:=299792458*[.J8]/[.I8]" office:value-type="float" office:value="5.37683516561289">
            <text:p>5.4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27" table:number-columns-repeated="2"/>
          <table:table-cell table:style-name="ce28" table:formula="of:=[.B77]" office:value-type="percentage" office:value="0.0583333333333333">
            <text:p>5.83%</text:p>
          </table:table-cell>
          <table:table-cell table:style-name="ce30"/>
          <table:table-cell table:style-name="ce1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5" office:value-type="string">
            <text:p>24; 23.985041700</text:p>
          </table:table-cell>
          <table:table-cell table:style-name="ce24" table:formula="of:=[.C78]" office:value-type="float" office:value="35760.8373967166">
            <text:p>35760.8373967</text:p>
          </table:table-cell>
          <table:table-cell table:style-name="ce24" table:formula="of:=[.D78]" office:value-type="float" office:value="0.00000533702552317043">
            <text:p>0.0000053</text:p>
          </table:table-cell>
          <table:table-cell table:style-name="ce15" office:value-type="float" office:value="0">
            <text:p>0</text:p>
          </table:table-cell>
          <table:table-cell table:formula="of:=[.G20]" office:value-type="string" office:string-value="Batteiger:2009:022503">
            <text:p>Batteiger:2009:022503</text:p>
          </table:table-cell>
          <table:table-cell table:style-name="ce49" table:formula="of:=[.E78]" office:value-type="float" office:value="2796.35509903304">
            <text:p>2796.35509903</text:p>
          </table:table-cell>
          <table:table-cell table:style-name="ce49" table:formula="of:=[.F78]" office:value-type="float" office:value="0.000000417334146005132">
            <text:p>0.00000042</text:p>
          </table:table-cell>
          <table:table-cell table:style-name="ce50" table:formula="of:=299792458*[.J9]/[.I9]" office:value-type="float" office:value="0.0447416815845287">
            <text:p>0.04</text:p>
          </table:table-cell>
          <table:table-cell table:number-columns-repeated="3"/>
          <table:table-cell table:style-name="ce27" table:number-columns-repeated="2"/>
          <table:table-cell table:style-name="ce28" table:formula="of:=[.B78]" office:value-type="percentage" office:value="0.7899">
            <text:p>78.99%</text:p>
          </table:table-cell>
          <table:table-cell table:style-name="ce30"/>
          <table:table-cell table:style-name="ce15" table:number-columns-repeated="2"/>
          <table:table-cell table:number-columns-repeated="1004"/>
        </table:table-row>
        <table:table-row table:style-name="ro2">
          <table:table-cell/>
          <table:table-cell table:formula="of:=[.A21]" office:value-type="float" office:value="2803">
            <text:p>2803</text:p>
          </table:table-cell>
          <table:table-cell office:value-type="string">
            <text:p>CMP</text:p>
          </table:table-cell>
          <table:table-cell table:style-name="ce20" table:formula="of:=[.$D$5]" office:value-type="float" office:value="24.305">
            <text:p>24.3050</text:p>
          </table:table-cell>
          <table:table-cell table:style-name="ce18" table:formula="of:=[.C79]" office:value-type="float" office:value="35669.3044028676">
            <text:p>35669.30440</text:p>
          </table:table-cell>
          <table:table-cell table:style-name="ce18" table:formula="of:=[.D79]" office:value-type="float" office:value="0.000201848416826297">
            <text:p>0.00020</text:p>
          </table:table-cell>
          <table:table-cell table:style-name="ce15" office:value-type="float" office:value="1">
            <text:p>1</text:p>
          </table:table-cell>
          <table:table-cell/>
          <table:table-cell table:style-name="ce17" table:formula="of:=[.E79]" office:value-type="float" office:value="2803.53098200481">
            <text:p>2803.530982</text:p>
          </table:table-cell>
          <table:table-cell table:style-name="ce17" table:formula="of:=[.F79]" office:value-type="float" office:value="0.0000158648535404478">
            <text:p>0.000016</text:p>
          </table:table-cell>
          <table:table-cell table:style-name="ce26" table:formula="of:=299792458*[.J10]/[.I10]" office:value-type="float" office:value="1.6964904148481">
            <text:p>1.7</text:p>
          </table:table-cell>
          <table:table-cell/>
          <table:table-cell office:value-type="string">
            <text:p>3\rm{p}~^2\rm{P}_{1/2}</text:p>
          </table:table-cell>
          <table:table-cell office:value-type="string">
            <text:p>b_2</text:p>
          </table:table-cell>
          <table:table-cell table:style-name="ce27" table:number-columns-repeated="2"/>
          <table:table-cell table:style-name="ce20" office:value-type="float" office:value="0.3058">
            <text:p>0.3058</text:p>
          </table:table-cell>
          <table:table-cell table:style-name="ce58" office:value-type="float" office:value="259500000">
            <text:p>2.595E+08</text:p>
          </table:table-cell>
          <table:table-cell table:style-name="ce15" office:value-type="float" office:value="121">
            <text:p>121</text:p>
          </table:table-cell>
          <table:table-cell table:style-name="ce15" office:value-type="float" office:value="2">
            <text:p>2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5" table:formula="of:=[.D6]" office:value-type="string" office:string-value="26; 25.982592929">
            <text:p>26; 25.982592929</text:p>
          </table:table-cell>
          <table:table-cell table:style-name="ce24" table:formula="of:=[.C80]" office:value-type="float" office:value="35669.3905711931">
            <text:p>35669.3905712</text:p>
          </table:table-cell>
          <table:table-cell table:style-name="ce24" table:formula="of:=[.D80]" office:value-type="float" office:value="0.00000533702552317043">
            <text:p>0.0000053</text:p>
          </table:table-cell>
          <table:table-cell table:style-name="ce15" office:value-type="float" office:value="0">
            <text:p>0</text:p>
          </table:table-cell>
          <table:table-cell table:formula="of:=[.G21]" office:value-type="string" office:string-value="Batteiger:2009:022503">
            <text:p>Batteiger:2009:022503</text:p>
          </table:table-cell>
          <table:table-cell table:style-name="ce49" table:formula="of:=[.E80]" office:value-type="float" office:value="2803.52420937522">
            <text:p>2803.52420938</text:p>
          </table:table-cell>
          <table:table-cell table:style-name="ce49" table:formula="of:=[.F80]" office:value-type="float" office:value="0.000000419476756419427">
            <text:p>0.00000042</text:p>
          </table:table-cell>
          <table:table-cell table:style-name="ce50" table:formula="of:=299792458*[.J11]/[.I11]" office:value-type="float" office:value="0.0448563873500035">
            <text:p>0.04</text:p>
          </table:table-cell>
          <table:table-cell table:number-columns-repeated="3"/>
          <table:table-cell table:style-name="ce27" table:number-columns-repeated="2"/>
          <table:table-cell table:style-name="ce28" table:formula="of:=[.B80]" office:value-type="percentage" office:value="0.1101">
            <text:p>11.01%</text:p>
          </table:table-cell>
          <table:table-cell table:style-name="ce30"/>
          <table:table-cell table:style-name="ce15" table:number-columns-repeated="2"/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15" table:formula="of:=[.D7]" office:value-type="string" office:string-value="25; 24.98583692">
            <text:p>25; 24.98583692</text:p>
          </table:table-cell>
          <table:table-cell table:style-name="ce18" table:formula="of:=[.C81]" office:value-type="float" office:value="35669.3069014698">
            <text:p>35669.30690</text:p>
          </table:table-cell>
          <table:table-cell table:style-name="ce18" table:formula="of:=[.D81]" office:value-type="float" office:value="0.000638099897683194">
            <text:p>0.00064</text:p>
          </table:table-cell>
          <table:table-cell table:style-name="ce15" office:value-type="float" office:value="4">
            <text:p>4</text:p>
          </table:table-cell>
          <table:table-cell office:value-type="string">
            <text:p>Batteiger:2009:022503,Itano:1981:1364,Sur:2005:25</text:p>
          </table:table-cell>
          <table:table-cell table:style-name="ce17" table:formula="of:=[.E81]" office:value-type="float" office:value="2803.53078562004">
            <text:p>2803.530786</text:p>
          </table:table-cell>
          <table:table-cell table:style-name="ce17" table:formula="of:=[.F81]" office:value-type="float" office:value="0.0000501532791875504">
            <text:p>0.000050</text:p>
          </table:table-cell>
          <table:table-cell table:style-name="ce26" table:formula="of:=299792458*[.J12]/[.I12]" office:value-type="float" office:value="5.36308533564779">
            <text:p>5.4</text:p>
          </table:table-cell>
          <table:table-cell office:value-type="string">
            <text:p>F=2</text:p>
          </table:table-cell>
          <table:table-cell office:value-type="string">
            <text:p>F=2,3</text:p>
          </table:table-cell>
          <table:table-cell/>
          <table:table-cell table:style-name="ce27" table:number-columns-repeated="2"/>
          <table:table-cell table:style-name="ce28" table:formula="of:=[.B81]" office:value-type="percentage" office:value="0.0416666666666667">
            <text:p>4.17%</text:p>
          </table:table-cell>
          <table:table-cell table:style-name="ce30"/>
          <table:table-cell table:style-name="ce1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5" table:formula="of:=[.D12]" office:value-type="string" office:string-value="25; 24.98583692">
            <text:p>25; 24.98583692</text:p>
          </table:table-cell>
          <table:table-cell table:style-name="ce18" table:formula="of:=[.C82]" office:value-type="float" office:value="35669.3665681876">
            <text:p>35669.36657</text:p>
          </table:table-cell>
          <table:table-cell table:style-name="ce18" table:formula="of:=[.D82]" office:value-type="float" office:value="0.000638099897356252">
            <text:p>0.00064</text:p>
          </table:table-cell>
          <table:table-cell table:style-name="ce15" office:value-type="float" office:value="4">
            <text:p>4</text:p>
          </table:table-cell>
          <table:table-cell table:formula="of:=[.H12]" office:value-type="string" office:string-value="Batteiger:2009:022503,Itano:1981:1364,Sur:2005:25">
            <text:p>Batteiger:2009:022503,Itano:1981:1364,Sur:2005:25</text:p>
          </table:table-cell>
          <table:table-cell table:style-name="ce17" table:formula="of:=[.E82]" office:value-type="float" office:value="2803.52609595223">
            <text:p>2803.526096</text:p>
          </table:table-cell>
          <table:table-cell table:style-name="ce17" table:formula="of:=[.F82]" office:value-type="float" office:value="0.000050153111371991">
            <text:p>0.000050</text:p>
          </table:table-cell>
          <table:table-cell table:style-name="ce26" table:formula="of:=299792458*[.J13]/[.I13]" office:value-type="float" office:value="5.36307636168091">
            <text:p>5.4</text:p>
          </table:table-cell>
          <table:table-cell office:value-type="string">
            <text:p>F=3</text:p>
          </table:table-cell>
          <table:table-cell office:value-type="string">
            <text:p>F=2,3</text:p>
          </table:table-cell>
          <table:table-cell/>
          <table:table-cell table:style-name="ce27" table:number-columns-repeated="2"/>
          <table:table-cell table:style-name="ce28" table:formula="of:=[.B82]" office:value-type="percentage" office:value="0.0583333333333333">
            <text:p>5.83%</text:p>
          </table:table-cell>
          <table:table-cell table:style-name="ce30"/>
          <table:table-cell table:style-name="ce1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5" table:formula="of:=[.D9]" office:value-type="string" office:string-value="24; 23.985041700">
            <text:p>24; 23.985041700</text:p>
          </table:table-cell>
          <table:table-cell table:style-name="ce24" table:formula="of:=[.C83]" office:value-type="float" office:value="35669.2876696718">
            <text:p>35669.2876697</text:p>
          </table:table-cell>
          <table:table-cell table:style-name="ce24" table:formula="of:=[.D83]" office:value-type="float" office:value="0.00000533702552317043">
            <text:p>0.0000053</text:p>
          </table:table-cell>
          <table:table-cell table:style-name="ce15" office:value-type="float" office:value="0">
            <text:p>0</text:p>
          </table:table-cell>
          <table:table-cell table:formula="of:=[.G22]" office:value-type="string" office:string-value="Batteiger:2009:022503">
            <text:p>Batteiger:2009:022503</text:p>
          </table:table-cell>
          <table:table-cell table:style-name="ce49" table:formula="of:=[.E83]" office:value-type="float" office:value="2803.53229719881">
            <text:p>2803.53229720</text:p>
          </table:table-cell>
          <table:table-cell table:style-name="ce49" table:formula="of:=[.F83]" office:value-type="float" office:value="0.000000419479176700933">
            <text:p>0.00000042</text:p>
          </table:table-cell>
          <table:table-cell table:style-name="ce50" table:formula="of:=299792458*[.J14]/[.I14]" office:value-type="float" office:value="0.0448565167551809">
            <text:p>0.04</text:p>
          </table:table-cell>
          <table:table-cell table:number-columns-repeated="3"/>
          <table:table-cell table:style-name="ce27" table:number-columns-repeated="2"/>
          <table:table-cell table:style-name="ce28" table:formula="of:=[.B83]" office:value-type="percentage" office:value="0.7899">
            <text:p>78.99%</text:p>
          </table:table-cell>
          <table:table-cell table:style-name="ce30"/>
          <table:table-cell table:style-name="ce15" table:number-columns-repeated="2"/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/>
          <table:table-cell table:style-name="ce15"/>
          <table:table-cell table:style-name="ce24"/>
          <table:table-cell/>
          <table:table-cell table:style-name="ce15"/>
          <table:table-cell/>
          <table:table-cell table:style-name="ce49" table:number-columns-repeated="2"/>
          <table:table-cell table:style-name="ce50"/>
          <table:table-cell table:number-columns-repeated="3"/>
          <table:table-cell table:style-name="ce27" table:number-columns-repeated="2"/>
          <table:table-cell table:style-name="ce28"/>
          <table:table-cell table:style-name="ce30"/>
          <table:table-cell table:style-name="ce15" table:number-columns-repeated="2"/>
          <table:table-cell table:number-columns-repeated="1005"/>
        </table:table-row>
        <table:table-row table:style-name="ro2">
          <table:table-cell table:style-name="ce13"/>
          <table:table-cell table:style-name="ce14"/>
          <table:table-cell table:style-name="ce13" table:number-columns-repeated="1021"/>
          <table:table-cell/>
        </table:table-row>
        <table:table-row table:style-name="ro2">
          <table:table-cell table:style-name="ce13" office:value-type="string">
            <text:p>Measurements</text:p>
          </table:table-cell>
          <table:table-cell table:style-name="ce14"/>
          <table:table-cell table:style-name="ce13" table:number-columns-repeated="1021"/>
          <table:table-cell/>
        </table:table-row>
        <table:table-row table:style-name="ro5">
          <table:table-cell table:style-name="ce13" office:value-type="string">
            <text:p>Transition</text:p>
          </table:table-cell>
          <table:table-cell office:value-type="string">
            <text:p>Isotope</text:p>
          </table:table-cell>
          <table:table-cell office:value-type="string">
            <text:p>nu [MHz]</text:p>
          </table:table-cell>
          <table:table-cell office:value-type="string">
            <text:p>dnu[MHz]</text:p>
          </table:table-cell>
          <table:table-cell table:style-name="ce16" office:value-type="string">
            <text:p>w [/cm]</text:p>
          </table:table-cell>
          <table:table-cell table:style-name="ce21" office:value-type="string">
            <text:p>dw [/cm]</text:p>
          </table:table-cell>
          <table:table-cell office:value-type="string">
            <text:p>Reference</text:p>
          </table:table-cell>
          <table:table-cell table:style-name="ce16" office:value-type="string">
            <text:p>w [/cm]</text:p>
          </table:table-cell>
          <table:table-cell table:style-name="ce21" office:value-type="string">
            <text:p>dw [/cm]</text:p>
          </table:table-cell>
          <table:table-cell table:style-name="ce21" office:value-type="string">
            <text:p>Reference/Note</text:p>
          </table:table-cell>
          <table:table-cell table:style-name="ce21" office:value-type="string">
            <text:p>l [Ang.]</text:p>
          </table:table-cell>
          <table:table-cell table:style-name="ce21" office:value-type="string">
            <text:p>dl [Ang.]</text:p>
          </table:table-cell>
          <table:table-cell table:number-columns-repeated="1012"/>
        </table:table-row>
        <table:table-row table:style-name="ro2">
          <table:table-cell office:value-type="float" office:value="2796">
            <text:p>2796</text:p>
          </table:table-cell>
          <table:table-cell office:value-type="float" office:value="26">
            <text:p>26</text:p>
          </table:table-cell>
          <table:table-cell table:style-name="ce27" table:formula="of:=1072086021.89" office:value-type="float" office:value="1072086021.89">
            <text:p>1072086021.89</text:p>
          </table:table-cell>
          <table:table-cell table:style-name="ce27" table:formula="of:=0.16" office:value-type="float" office:value="0.16">
            <text:p>0.16</text:p>
          </table:table-cell>
          <table:table-cell table:style-name="ce24" table:formula="of:=[.C19]*10000/299792458" office:value-type="float" office:value="35760.9403866324">
            <text:p>35760.9403866</text:p>
          </table:table-cell>
          <table:table-cell table:style-name="ce24" table:formula="of:=[.D19]/[.C19]*[.E19]" office:value-type="float" office:value="0.00000533702552317043">
            <text:p>0.0000053</text:p>
          </table:table-cell>
          <table:table-cell table:formula="of:=[.A86]" office:value-type="string" office:string-value="Batteiger:2009:022503">
            <text:p>Batteiger:2009:022503</text:p>
          </table:table-cell>
          <table:table-cell table:style-name="ce24" table:formula="of:=[.E19]" office:value-type="float" office:value="35760.9403866324">
            <text:p>35760.9403866</text:p>
          </table:table-cell>
          <table:table-cell table:style-name="ce24" table:formula="of:=[.F19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14" table:formula="of:=100000000/[.H19]" office:value-type="float" office:value="2796.34704565489">
            <text:p>2796.34704565</text:p>
          </table:table-cell>
          <table:table-cell table:style-name="ce14" table:formula="of:=[.I19]/[.H19]*[.K19]" office:value-type="float" office:value="0.000000417331742201083">
            <text:p>0.0000004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35" table:formula="of:=1072082934.33" office:value-type="float" office:value="1072082934.33">
            <text:p>1072082934.33</text:p>
          </table:table-cell>
          <table:table-cell table:style-name="ce27" table:formula="of:=0.16" office:value-type="float" office:value="0.16">
            <text:p>0.16</text:p>
          </table:table-cell>
          <table:table-cell table:style-name="ce24" table:formula="of:=[.C20]*10000/299792458" office:value-type="float" office:value="35760.8373967166">
            <text:p>35760.8373967</text:p>
          </table:table-cell>
          <table:table-cell table:style-name="ce24" table:formula="of:=[.D20]/[.C20]*[.E20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24" table:formula="of:=[.E20]" office:value-type="float" office:value="35760.8373967166">
            <text:p>35760.8373967</text:p>
          </table:table-cell>
          <table:table-cell table:style-name="ce24" table:formula="of:=[.F20]" office:value-type="float" office:value="0.00000533702552317043">
            <text:p>0.0000053</text:p>
          </table:table-cell>
          <table:table-cell table:formula="of:=[.G20]" office:value-type="string" office:string-value="Batteiger:2009:022503">
            <text:p>Batteiger:2009:022503</text:p>
          </table:table-cell>
          <table:table-cell table:style-name="ce14" table:formula="of:=100000000/[.H20]" office:value-type="float" office:value="2796.35509903304">
            <text:p>2796.35509903</text:p>
          </table:table-cell>
          <table:table-cell table:style-name="ce14" table:formula="of:=[.I20]/[.H20]*[.K20]" office:value-type="float" office:value="0.000000417334146005132">
            <text:p>0.00000042</text:p>
          </table:table-cell>
          <table:table-cell table:number-columns-repeated="1012"/>
        </table:table-row>
        <table:table-row table:style-name="ro2">
          <table:table-cell office:value-type="float" office:value="2803">
            <text:p>2803</text:p>
          </table:table-cell>
          <table:table-cell office:value-type="float" office:value="26">
            <text:p>26</text:p>
          </table:table-cell>
          <table:table-cell table:style-name="ce35" table:formula="of:=1069341427.47" office:value-type="float" office:value="1069341427.47">
            <text:p>1069341427.47</text:p>
          </table:table-cell>
          <table:table-cell table:style-name="ce27" table:formula="of:=0.16" office:value-type="float" office:value="0.16">
            <text:p>0.16</text:p>
          </table:table-cell>
          <table:table-cell table:style-name="ce24" table:formula="of:=[.C21]*10000/299792458" office:value-type="float" office:value="35669.3905711931">
            <text:p>35669.3905712</text:p>
          </table:table-cell>
          <table:table-cell table:style-name="ce24" table:formula="of:=[.D21]/[.C21]*[.E21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24" table:formula="of:=[.E21]" office:value-type="float" office:value="35669.3905711931">
            <text:p>35669.3905712</text:p>
          </table:table-cell>
          <table:table-cell table:style-name="ce24" table:formula="of:=[.F21]" office:value-type="float" office:value="0.00000533702552317043">
            <text:p>0.0000053</text:p>
          </table:table-cell>
          <table:table-cell table:formula="of:=[.G21]" office:value-type="string" office:string-value="Batteiger:2009:022503">
            <text:p>Batteiger:2009:022503</text:p>
          </table:table-cell>
          <table:table-cell table:style-name="ce14" table:formula="of:=100000000/[.H21]" office:value-type="float" office:value="2803.52420937522">
            <text:p>2803.52420938</text:p>
          </table:table-cell>
          <table:table-cell table:style-name="ce14" table:formula="of:=[.I21]/[.H21]*[.K21]" office:value-type="float" office:value="0.000000419476756419427">
            <text:p>0.0000004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35" table:formula="of:=1069338342.56" office:value-type="float" office:value="1069338342.56">
            <text:p>1069338342.56</text:p>
          </table:table-cell>
          <table:table-cell table:style-name="ce27" table:formula="of:=0.16" office:value-type="float" office:value="0.16">
            <text:p>0.16</text:p>
          </table:table-cell>
          <table:table-cell table:style-name="ce24" table:formula="of:=[.C22]*10000/299792458" office:value-type="float" office:value="35669.2876696718">
            <text:p>35669.2876697</text:p>
          </table:table-cell>
          <table:table-cell table:style-name="ce24" table:formula="of:=[.D22]/[.C22]*[.E22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24" table:formula="of:=[.E22]" office:value-type="float" office:value="35669.2876696718">
            <text:p>35669.2876697</text:p>
          </table:table-cell>
          <table:table-cell table:style-name="ce24" table:formula="of:=[.F22]" office:value-type="float" office:value="0.00000533702552317043">
            <text:p>0.0000053</text:p>
          </table:table-cell>
          <table:table-cell table:formula="of:=[.G22]" office:value-type="string" office:string-value="Batteiger:2009:022503">
            <text:p>Batteiger:2009:022503</text:p>
          </table:table-cell>
          <table:table-cell table:style-name="ce14" table:formula="of:=100000000/[.H22]" office:value-type="float" office:value="2803.53229719881">
            <text:p>2803.53229720</text:p>
          </table:table-cell>
          <table:table-cell table:style-name="ce14" table:formula="of:=[.I22]/[.H22]*[.K22]" office:value-type="float" office:value="0.000000419479176700933">
            <text:p>0.0000004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Isotopes</text:p>
          </table:table-cell>
          <table:table-cell table:style-name="ce14"/>
          <table:table-cell table:style-name="ce13" table:number-columns-repeated="10"/>
          <table:table-cell table:style-name="ce23" table:number-columns-repeated="2"/>
          <table:table-cell table:style-name="ce13" table:number-columns-repeated="1009"/>
          <table:table-cell/>
        </table:table-row>
        <table:table-row table:style-name="ro6">
          <table:table-cell table:style-name="ce21" office:value-type="string">
            <text:p>Transition/isotope</text:p>
          </table:table-cell>
          <table:table-cell table:style-name="ce31" office:value-type="string">
            <text:p>Isotopic abundance [%] [Rosman:1998:1275]</text:p>
          </table:table-cell>
          <table:table-cell table:style-name="ce36" office:value-type="string">
            <text:p>Isotopic separation [MHz]</text:p>
          </table:table-cell>
          <table:table-cell table:style-name="ce31" office:value-type="string">
            <text:p>Uncertainty [MHz]</text:p>
          </table:table-cell>
          <table:table-cell table:style-name="ce31" office:value-type="string">
            <text:p>Reference/note</text:p>
          </table:table-cell>
          <table:table-cell table:style-name="ce21" office:value-type="string">
            <text:p>w [/cm]</text:p>
          </table:table-cell>
          <table:table-cell table:style-name="ce21" office:value-type="string">
            <text:p>dw [/cm]</text:p>
          </table:table-cell>
          <table:table-cell table:style-name="ce21" office:value-type="string">
            <text:p>l [Ang.]</text:p>
          </table:table-cell>
          <table:table-cell table:style-name="ce21" office:value-type="string">
            <text:p>dl [Ang.]</text:p>
          </table:table-cell>
          <table:table-cell table:style-name="ce21" table:number-columns-repeated="5"/>
          <table:table-cell table:style-name="ce13"/>
          <table:table-cell table:style-name="ce21" table:number-columns-repeated="1007"/>
          <table:table-cell table:number-columns-repeated="2"/>
        </table:table-row>
        <table:table-row table:style-name="ro2">
          <table:table-cell table:style-name="ce8" office:value-type="float" office:value="2796">
            <text:p>2796</text:p>
          </table:table-cell>
          <table:table-cell table:style-name="ce13"/>
          <table:table-cell table:style-name="ce37" table:number-columns-repeated="2"/>
          <table:table-cell table:style-name="ce45"/>
          <table:table-cell table:style-name="ce43" table:number-columns-repeated="2"/>
          <table:table-cell table:style-name="ce46" table:number-columns-repeated="7"/>
          <table:table-cell table:style-name="ce8" table:number-columns-repeated="1008"/>
          <table:table-cell table:number-columns-repeated="2"/>
        </table:table-row>
        <table:table-row table:style-name="ro2">
          <table:table-cell table:style-name="ce8" office:value-type="float" office:value="26">
            <text:p>26</text:p>
          </table:table-cell>
          <table:table-cell table:style-name="ce19" table:formula="of:=0.1101" office:value-type="percentage" office:value="0.1101">
            <text:p>11.01%</text:p>
          </table:table-cell>
          <table:table-cell table:style-name="ce37" table:formula="of:=[.C19]-[.C20]" office:value-type="float" office:value="3087.55999994278">
            <text:p>3087.56</text:p>
          </table:table-cell>
          <table:table-cell table:style-name="ce37" table:formula="of:=SQRT([.D19]*[.D19]+[.D20]*[.D20])" office:value-type="float" office:value="0.226274169979695">
            <text:p>0.23</text:p>
          </table:table-cell>
          <table:table-cell table:style-name="ce45" office:value-type="string">
            <text:p>From absolute isotopic measurements above</text:p>
          </table:table-cell>
          <table:table-cell table:style-name="ce46"/>
          <table:table-cell table:style-name="ce45"/>
          <table:table-cell table:style-name="ce44"/>
          <table:table-cell table:style-name="ce46" table:number-columns-repeated="6"/>
          <table:table-cell table:style-name="ce8" table:number-columns-repeated="1008"/>
          <table:table-cell table:number-columns-repeated="2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19" table:formula="of:=0.1" office:value-type="percentage" office:value="0.1">
            <text:p>10.00%</text:p>
          </table:table-cell>
          <table:table-cell table:style-name="ce38" office:value-type="float" office:value="1621">
            <text:p>1621</text:p>
          </table:table-cell>
          <table:table-cell table:style-name="ce38" office:value-type="float" office:value="19">
            <text:p>19</text:p>
          </table:table-cell>
          <table:table-cell office:value-type="string">
            <text:p>Calculated in Batteiger:2009:022503; consistent with shift inferred by Drullinger:1980:365 from measurements.</text:p>
          </table:table-cell>
          <table:table-cell table:style-name="ce46"/>
          <table:table-cell table:style-name="ce45"/>
          <table:table-cell table:style-name="ce44"/>
          <table:table-cell table:style-name="ce46" table:number-columns-repeated="6"/>
          <table:table-cell table:style-name="ce8" table:number-columns-repeated="1008"/>
          <table:table-cell table:number-columns-repeated="2"/>
        </table:table-row>
        <table:table-row table:style-name="ro2">
          <table:table-cell table:style-name="ce8" office:value-type="float" office:value="24">
            <text:p>24</text:p>
          </table:table-cell>
          <table:table-cell table:style-name="ce19" table:formula="of:=0.7899" office:value-type="percentage" office:value="0.7899">
            <text:p>78.99%</text:p>
          </table:table-cell>
          <table:table-cell table:style-name="ce37" office:value-type="float" office:value="0">
            <text:p>0.00</text:p>
          </table:table-cell>
          <table:table-cell table:style-name="ce37"/>
          <table:table-cell table:style-name="ce45"/>
          <table:table-cell table:style-name="ce46"/>
          <table:table-cell table:style-name="ce45"/>
          <table:table-cell table:style-name="ce44"/>
          <table:table-cell table:style-name="ce46" table:number-columns-repeated="6"/>
          <table:table-cell table:style-name="ce8" table:number-columns-repeated="1008"/>
          <table:table-cell table:number-columns-repeated="2"/>
        </table:table-row>
        <table:table-row table:style-name="ro2">
          <table:table-cell table:style-name="ce8" office:value-type="float" office:value="2803">
            <text:p>2803</text:p>
          </table:table-cell>
          <table:table-cell table:style-name="ce33"/>
          <table:table-cell table:style-name="ce37" table:number-columns-repeated="2"/>
          <table:table-cell table:style-name="ce45"/>
          <table:table-cell table:style-name="ce43" table:number-columns-repeated="2"/>
          <table:table-cell table:style-name="ce46" table:number-columns-repeated="7"/>
          <table:table-cell table:style-name="ce8" table:number-columns-repeated="1008"/>
          <table:table-cell table:number-columns-repeated="2"/>
        </table:table-row>
        <table:table-row table:style-name="ro2">
          <table:table-cell table:style-name="ce8" office:value-type="float" office:value="26">
            <text:p>26</text:p>
          </table:table-cell>
          <table:table-cell table:style-name="ce19" table:formula="of:=[.$B27]" office:value-type="percentage" office:value="0.1101">
            <text:p>11.01%</text:p>
          </table:table-cell>
          <table:table-cell table:style-name="ce37" table:formula="of:=[.C21]-[.C22]" office:value-type="float" office:value="3084.91000008583">
            <text:p>3084.91</text:p>
          </table:table-cell>
          <table:table-cell table:style-name="ce37" table:formula="of:=SQRT([.D21]*[.D21]+[.D22]*[.D22])" office:value-type="float" office:value="0.226274169979695">
            <text:p>0.23</text:p>
          </table:table-cell>
          <table:table-cell table:style-name="ce45" table:formula="of:=[.E27]" office:value-type="string" office:string-value="From absolute isotopic measurements above">
            <text:p>From absolute isotopic measurements above</text:p>
          </table:table-cell>
          <table:table-cell table:style-name="ce46"/>
          <table:table-cell table:style-name="ce45"/>
          <table:table-cell table:style-name="ce44"/>
          <table:table-cell table:style-name="ce46" table:number-columns-repeated="6"/>
          <table:table-cell table:style-name="ce8" table:number-columns-repeated="1008"/>
          <table:table-cell table:number-columns-repeated="2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19" table:formula="of:=[.$B28]" office:value-type="percentage" office:value="0.1">
            <text:p>10.00%</text:p>
          </table:table-cell>
          <table:table-cell table:style-name="ce38" office:value-type="float" office:value="1620">
            <text:p>1620</text:p>
          </table:table-cell>
          <table:table-cell table:style-name="ce38" office:value-type="float" office:value="19">
            <text:p>19</text:p>
          </table:table-cell>
          <table:table-cell table:style-name="ce3" office:value-type="string">
            <text:p>Calculated in Batteiger:2009:022503</text:p>
          </table:table-cell>
          <table:table-cell table:style-name="ce46"/>
          <table:table-cell table:style-name="ce45"/>
          <table:table-cell table:style-name="ce44"/>
          <table:table-cell table:style-name="ce46" table:number-columns-repeated="6"/>
          <table:table-cell table:style-name="ce8" table:number-columns-repeated="1008"/>
          <table:table-cell table:number-columns-repeated="2"/>
        </table:table-row>
        <table:table-row table:style-name="ro2">
          <table:table-cell table:style-name="ce8" office:value-type="float" office:value="24">
            <text:p>24</text:p>
          </table:table-cell>
          <table:table-cell table:style-name="ce19" table:formula="of:=[.$B29]" office:value-type="percentage" office:value="0.7899">
            <text:p>78.99%</text:p>
          </table:table-cell>
          <table:table-cell table:style-name="ce37" office:value-type="float" office:value="0">
            <text:p>0.00</text:p>
          </table:table-cell>
          <table:table-cell table:style-name="ce37"/>
          <table:table-cell table:style-name="ce45"/>
          <table:table-cell table:style-name="ce46"/>
          <table:table-cell table:style-name="ce45"/>
          <table:table-cell table:style-name="ce44"/>
          <table:table-cell table:style-name="ce46" table:number-columns-repeated="6"/>
          <table:table-cell table:style-name="ce8" table:number-columns-repeated="100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structure</text:p>
          </table:table-cell>
          <table:table-cell table:style-name="ce27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yperfine constants</text:p>
          </table:table-cell>
          <table:table-cell table:number-columns-repeated="1023"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Uncertainty</text:p>
          </table:table-cell>
          <table:table-cell office:value-type="string">
            <text:p>Reference/note</text:p>
          </table:table-cell>
          <table:table-cell table:number-columns-repeated="1020"/>
        </table:table-row>
        <table:table-row table:style-name="ro3">
          <table:table-cell office:value-type="string">
            <text:p>3s1/2</text:p>
          </table:table-cell>
          <table:table-cell table:style-name="ce20" office:value-type="float" office:value="-596.2544">
            <text:p>-596.2544</text:p>
          </table:table-cell>
          <table:table-cell table:style-name="ce20" office:value-type="float" office:value="0.0005">
            <text:p>0.0005</text:p>
          </table:table-cell>
          <table:table-cell office:value-type="string">
            <text:p>Magnetic dipole (A), experiment – Itano:1981:1364</text:p>
          </table:table-cell>
          <table:table-cell table:number-columns-repeated="1020"/>
        </table:table-row>
        <table:table-row table:style-name="ro3">
          <table:table-cell office:value-type="string">
            <text:p>3p1/2</text:p>
          </table:table-cell>
          <table:table-cell table:style-name="ce26" office:value-type="float" office:value="-101.7">
            <text:p>-101.7</text:p>
          </table:table-cell>
          <table:table-cell table:style-name="ce26" office:value-type="float" office:value="1.5">
            <text:p>1.5</text:p>
          </table:table-cell>
          <table:table-cell office:value-type="string">
            <text:p>A, calculation – Sur:2005:25. Conservative uncertainty estimated from range of calculations.</text:p>
          </table:table-cell>
          <table:table-cell table:number-columns-repeated="1020"/>
        </table:table-row>
        <table:table-row table:style-name="ro2">
          <table:table-cell office:value-type="string">
            <text:p>3p3/2</text:p>
          </table:table-cell>
          <table:table-cell table:style-name="ce26" office:value-type="float" office:value="-18.89">
            <text:p>-18.9</text:p>
          </table:table-cell>
          <table:table-cell table:style-name="ce26" office:value-type="float" office:value="1">
            <text:p>1.0</text:p>
          </table:table-cell>
          <table:table-cell table:formula="of:=[.D40]" office:value-type="string" office:string-value="A, calculation – Sur:2005:25. Conservative uncertainty estimated from range of calculations.">
            <text:p>A, calculation – Sur:2005:25. Conservative uncertainty estimated from range of calculations.</text:p>
          </table:table-cell>
          <table:table-cell table:number-columns-repeated="1020"/>
        </table:table-row>
        <table:table-row table:style-name="ro3">
          <table:table-cell office:value-type="string">
            <text:p>3p3/2</text:p>
          </table:table-cell>
          <table:table-cell table:style-name="ce27" office:value-type="float" office:value="-22.91">
            <text:p>-22.91</text:p>
          </table:table-cell>
          <table:table-cell table:style-name="ce27" office:value-type="float" office:value="1">
            <text:p>1.00</text:p>
          </table:table-cell>
          <table:table-cell office:value-type="string">
            <text:p>Electric quadrupole (B), calculation – Sur:2005:25. Conservative uncertainty estimated (by me) from range of calculations for A.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Note: sign is wrong for A coefficients in Sur:2005:25 (it is internally inconsistent, too). Therefore, I'm assuming the sign for B coefficient was also wrong in Sur:2005:25 and making it negative here too; may be incorrect.</text:p>
          </table:table-cell>
          <table:table-cell table:number-columns-repeated="1020"/>
        </table:table-row>
        <table:table-row table:style-name="ro2">
          <table:table-cell office:value-type="string">
            <text:p>Energy levels</text:p>
          </table:table-cell>
          <table:table-cell table:number-columns-repeated="1023"/>
        </table:table-row>
        <table:table-row table:style-name="ro3">
          <table:table-cell table:style-name="ce31" office:value-type="string">
            <text:p>J</text:p>
          </table:table-cell>
          <table:table-cell table:style-name="ce31" office:value-type="string">
            <text:p>F</text:p>
          </table:table-cell>
          <table:table-cell table:style-name="ce31" office:value-type="string">
            <text:p>I</text:p>
          </table:table-cell>
          <table:table-cell table:style-name="ce31" office:value-type="string">
            <text:p>K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DE_M1 [MHz]</text:p>
          </table:table-cell>
          <table:table-cell table:style-name="ce31" office:value-type="string">
            <text:p>eDE_M1 [MHz]</text:p>
          </table:table-cell>
          <table:table-cell table:style-name="ce31" office:value-type="string">
            <text:p>DE_E2 [MHz]</text:p>
          </table:table-cell>
          <table:table-cell table:style-name="ce31" office:value-type="string">
            <text:p>eDE_E2 [MHz]</text:p>
          </table:table-cell>
          <table:table-cell table:style-name="ce31" office:value-type="string">
            <text:p>DE [MHz]</text:p>
          </table:table-cell>
          <table:table-cell table:style-name="ce31" office:value-type="string">
            <text:p>eDE [MHz]</text:p>
          </table:table-cell>
          <table:table-cell table:style-name="ce31"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5/2" office:value-type="float" office:value="2.5">
            <text:p>2.5</text:p>
          </table:table-cell>
          <table:table-cell table:formula="of:=[.B46]*([.B46]+1)-[.C46]*([.C46]+1)-[.A46]*([.A46]+1)" office:value-type="float" office:value="7.5">
            <text:p>7.5</text:p>
          </table:table-cell>
          <table:table-cell table:style-name="ce26" table:formula="of:=(3*[.D46]*([.D46]+1)-4*[.C46]*([.C46]+1)*[.A46]*([.A46]+1))/(2*[.C46]*(2*[.C46]-1)*2*[.A46]*(2*[.A46]-1))" office:value-type="float" office:value="0.5">
            <text:p>0.5</text:p>
          </table:table-cell>
          <table:table-cell table:formula="of:=[.B41]*[.D46]/2" office:value-type="float" office:value="-70.8375">
            <text:p>-70.8375</text:p>
          </table:table-cell>
          <table:table-cell table:style-name="ce27" table:formula="of:=ABS([.C41]*[.D46]/2)" office:value-type="float" office:value="3.75">
            <text:p>3.75</text:p>
          </table:table-cell>
          <table:table-cell table:style-name="ce27" table:formula="of:=[.B42]*[.E46]/2" office:value-type="float" office:value="-5.7275">
            <text:p>-5.73</text:p>
          </table:table-cell>
          <table:table-cell table:style-name="ce27" table:formula="of:=ABS([.C42]*[.E46]/2)" office:value-type="float" office:value="0.25">
            <text:p>0.25</text:p>
          </table:table-cell>
          <table:table-cell table:style-name="ce27" table:formula="of:=[.F46]+[.H46]" office:value-type="float" office:value="-76.565">
            <text:p>-76.57</text:p>
          </table:table-cell>
          <table:table-cell table:style-name="ce20" table:formula="of:=SQRT([.G46]*[.G46]+[.I46]*[.I46])" office:value-type="float" office:value="3.75832409459323">
            <text:p>3.7583</text:p>
          </table:table-cell>
          <table:table-cell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47]*([.B47]+1)-[.C47]*([.C47]+1)-[.A47]*([.A47]+1)" office:value-type="float" office:value="-0.5">
            <text:p>-0.5</text:p>
          </table:table-cell>
          <table:table-cell table:style-name="ce26" table:formula="of:=(3*[.D47]*([.D47]+1)-4*[.C47]*([.C47]+1)*[.A47]*([.A47]+1))/(2*[.C47]*(2*[.C47]-1)*2*[.A47]*(2*[.A47]-1))" office:value-type="float" office:value="-1.1">
            <text:p>-1.1</text:p>
          </table:table-cell>
          <table:table-cell table:formula="of:=[.B41]*[.D47]/2" office:value-type="float" office:value="4.7225">
            <text:p>4.7225</text:p>
          </table:table-cell>
          <table:table-cell table:style-name="ce27" table:formula="of:=ABS([.C41]*[.D47]/2)" office:value-type="float" office:value="0.25">
            <text:p>0.25</text:p>
          </table:table-cell>
          <table:table-cell table:style-name="ce27" table:formula="of:=[.B42]*[.E47]/2" office:value-type="float" office:value="12.6005">
            <text:p>12.60</text:p>
          </table:table-cell>
          <table:table-cell table:style-name="ce27" table:formula="of:=ABS([.C42]*[.E47]/2)" office:value-type="float" office:value="0.55">
            <text:p>0.55</text:p>
          </table:table-cell>
          <table:table-cell table:style-name="ce27" table:formula="of:=[.F47]+[.H47]" office:value-type="float" office:value="17.323">
            <text:p>17.32</text:p>
          </table:table-cell>
          <table:table-cell table:style-name="ce20" table:formula="of:=SQRT([.G47]*[.G47]+[.I47]*[.I47])" office:value-type="float" office:value="0.604152298679729">
            <text:p>0.6042</text:p>
          </table:table-cell>
          <table:table-cell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48]*([.B48]+1)-[.C48]*([.C48]+1)-[.A48]*([.A48]+1)" office:value-type="float" office:value="-6.5">
            <text:p>-6.5</text:p>
          </table:table-cell>
          <table:table-cell table:style-name="ce26" table:formula="of:=(3*[.D48]*([.D48]+1)-4*[.C48]*([.C48]+1)*[.A48]*([.A48]+1))/(2*[.C48]*(2*[.C48]-1)*2*[.A48]*(2*[.A48]-1))" office:value-type="float" office:value="-0.2">
            <text:p>-0.2</text:p>
          </table:table-cell>
          <table:table-cell table:formula="of:=[.B41]*[.D48]/2" office:value-type="float" office:value="61.3925">
            <text:p>61.3925</text:p>
          </table:table-cell>
          <table:table-cell table:style-name="ce27" table:formula="of:=ABS([.C41]*[.D48]/2)" office:value-type="float" office:value="3.25">
            <text:p>3.25</text:p>
          </table:table-cell>
          <table:table-cell table:style-name="ce27" table:formula="of:=[.B42]*[.E48]/2" office:value-type="float" office:value="2.291">
            <text:p>2.29</text:p>
          </table:table-cell>
          <table:table-cell table:style-name="ce27" table:formula="of:=ABS([.C42]*[.E48]/2)" office:value-type="float" office:value="0.1">
            <text:p>0.10</text:p>
          </table:table-cell>
          <table:table-cell table:style-name="ce27" table:formula="of:=[.F48]+[.H48]" office:value-type="float" office:value="63.6835">
            <text:p>63.68</text:p>
          </table:table-cell>
          <table:table-cell table:style-name="ce20" table:formula="of:=SQRT([.G48]*[.G48]+[.I48]*[.I48])" office:value-type="float" office:value="3.25153809757782">
            <text:p>3.2515</text:p>
          </table:table-cell>
          <table:table-cell table:number-columns-repeated="1013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5/2" office:value-type="float" office:value="2.5">
            <text:p>2.5</text:p>
          </table:table-cell>
          <table:table-cell table:formula="of:=[.B49]*([.B49]+1)-[.C49]*([.C49]+1)-[.A49]*([.A49]+1)" office:value-type="float" office:value="-10.5">
            <text:p>-10.5</text:p>
          </table:table-cell>
          <table:table-cell table:style-name="ce26" table:formula="of:=(3*[.D49]*([.D49]+1)-4*[.C49]*([.C49]+1)*[.A49]*([.A49]+1))/(2*[.C49]*(2*[.C49]-1)*2*[.A49]*(2*[.A49]-1))" office:value-type="float" office:value="1.4">
            <text:p>1.4</text:p>
          </table:table-cell>
          <table:table-cell table:formula="of:=[.B41]*[.D49]/2" office:value-type="float" office:value="99.1725">
            <text:p>99.1725</text:p>
          </table:table-cell>
          <table:table-cell table:style-name="ce27" table:formula="of:=ABS([.C41]*[.D49]/2)" office:value-type="float" office:value="5.25">
            <text:p>5.25</text:p>
          </table:table-cell>
          <table:table-cell table:style-name="ce27" table:formula="of:=[.B42]*[.E49]/2" office:value-type="float" office:value="-16.037">
            <text:p>-16.04</text:p>
          </table:table-cell>
          <table:table-cell table:style-name="ce27" table:formula="of:=ABS([.C42]*[.E49]/2)" office:value-type="float" office:value="0.7">
            <text:p>0.70</text:p>
          </table:table-cell>
          <table:table-cell table:style-name="ce27" table:formula="of:=[.F49]+[.H49]" office:value-type="float" office:value="83.1355">
            <text:p>83.14</text:p>
          </table:table-cell>
          <table:table-cell table:style-name="ce20" table:formula="of:=SQRT([.G49]*[.G49]+[.I49]*[.I49])" office:value-type="float" office:value="5.29646108264755">
            <text:p>5.2965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0]*([.B50]+1)-[.C50]*([.C50]+1)-[.A50]*([.A50]+1)" office:value-type="float" office:value="2.5">
            <text:p>2.5</text:p>
          </table:table-cell>
          <table:table-cell table:style-name="ce26" table:formula="of:=0" office:value-type="float" office:value="0">
            <text:p>0.0</text:p>
          </table:table-cell>
          <table:table-cell table:formula="of:=[.B40]*[.D50]/2" office:value-type="float" office:value="-127.125">
            <text:p>-127.125</text:p>
          </table:table-cell>
          <table:table-cell table:style-name="ce27" table:formula="of:=ABS([.C40]*[.D50]/2)" office:value-type="float" office:value="1.875">
            <text:p>1.88</text:p>
          </table:table-cell>
          <table:table-cell table:style-name="ce27" table:formula="of:=0" office:value-type="float" office:value="0">
            <text:p>0.00</text:p>
          </table:table-cell>
          <table:table-cell table:style-name="ce27" table:formula="of:=0" office:value-type="float" office:value="0">
            <text:p>0.00</text:p>
          </table:table-cell>
          <table:table-cell table:style-name="ce27" table:formula="of:=[.F50]+[.H50]" office:value-type="float" office:value="-127.125">
            <text:p>-127.13</text:p>
          </table:table-cell>
          <table:table-cell table:style-name="ce20" table:formula="of:=SQRT([.G50]*[.G50]+[.I50]*[.I50])" office:value-type="float" office:value="1.875">
            <text:p>1.8750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1]*([.B51]+1)-[.C51]*([.C51]+1)-[.A51]*([.A51]+1)" office:value-type="float" office:value="-3.5">
            <text:p>-3.5</text:p>
          </table:table-cell>
          <table:table-cell table:style-name="ce26" table:formula="of:=0" office:value-type="float" office:value="0">
            <text:p>0.0</text:p>
          </table:table-cell>
          <table:table-cell table:formula="of:=[.B40]*[.D51]/2" office:value-type="float" office:value="177.975">
            <text:p>177.975</text:p>
          </table:table-cell>
          <table:table-cell table:style-name="ce27" table:formula="of:=ABS([.C40]*[.D51]/2)" office:value-type="float" office:value="2.625">
            <text:p>2.63</text:p>
          </table:table-cell>
          <table:table-cell table:style-name="ce27" table:formula="of:=0" office:value-type="float" office:value="0">
            <text:p>0.00</text:p>
          </table:table-cell>
          <table:table-cell table:style-name="ce27" table:formula="of:=0" office:value-type="float" office:value="0">
            <text:p>0.00</text:p>
          </table:table-cell>
          <table:table-cell table:style-name="ce27" table:formula="of:=[.F51]+[.H51]" office:value-type="float" office:value="177.975">
            <text:p>177.98</text:p>
          </table:table-cell>
          <table:table-cell table:style-name="ce20" table:formula="of:=SQRT([.G51]*[.G51]+[.I51]*[.I51])" office:value-type="float" office:value="2.625">
            <text:p>2.6250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2]*([.B52]+1)-[.C52]*([.C52]+1)-[.A52]*([.A52]+1)" office:value-type="float" office:value="2.5">
            <text:p>2.5</text:p>
          </table:table-cell>
          <table:table-cell table:style-name="ce26" table:formula="of:=0" office:value-type="float" office:value="0">
            <text:p>0.0</text:p>
          </table:table-cell>
          <table:table-cell table:style-name="ce20" table:formula="of:=[.B39]*[.D52]/2" office:value-type="float" office:value="-745.318">
            <text:p>-745.3180</text:p>
          </table:table-cell>
          <table:table-cell table:style-name="ce20" table:formula="of:=ABS([.C39]*[.D52]/2)" office:value-type="float" office:value="0.000625">
            <text:p>0.0006</text:p>
          </table:table-cell>
          <table:table-cell table:style-name="ce20" table:formula="of:=0" office:value-type="float" office:value="0">
            <text:p>0.0000</text:p>
          </table:table-cell>
          <table:table-cell table:style-name="ce20" table:formula="of:=0" office:value-type="float" office:value="0">
            <text:p>0.0000</text:p>
          </table:table-cell>
          <table:table-cell table:style-name="ce20" table:formula="of:=[.F52]+[.H52]" office:value-type="float" office:value="-745.318">
            <text:p>-745.3180</text:p>
          </table:table-cell>
          <table:table-cell table:style-name="ce20" table:formula="of:=SQRT([.G52]*[.G52]+[.I52]*[.I52])" office:value-type="float" office:value="0.000625">
            <text:p>0.0006</text:p>
          </table:table-cell>
          <table:table-cell table:number-columns-repeated="1013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3]*([.B53]+1)-[.C53]*([.C53]+1)-[.A53]*([.A53]+1)" office:value-type="float" office:value="-3.5">
            <text:p>-3.5</text:p>
          </table:table-cell>
          <table:table-cell table:style-name="ce26" table:formula="of:=0" office:value-type="float" office:value="0">
            <text:p>0.0</text:p>
          </table:table-cell>
          <table:table-cell table:style-name="ce20" table:formula="of:=[.B39]*[.D53]/2" office:value-type="float" office:value="1043.4452">
            <text:p>1043.4452</text:p>
          </table:table-cell>
          <table:table-cell table:style-name="ce20" table:formula="of:=ABS([.C39]*[.D53]/2)" office:value-type="float" office:value="0.000875">
            <text:p>0.0009</text:p>
          </table:table-cell>
          <table:table-cell table:style-name="ce20" table:formula="of:=0" office:value-type="float" office:value="0">
            <text:p>0.0000</text:p>
          </table:table-cell>
          <table:table-cell table:style-name="ce20" table:formula="of:=0" office:value-type="float" office:value="0">
            <text:p>0.0000</text:p>
          </table:table-cell>
          <table:table-cell table:style-name="ce20" table:formula="of:=[.F53]+[.H53]" office:value-type="float" office:value="1043.4452">
            <text:p>1043.4452</text:p>
          </table:table-cell>
          <table:table-cell table:style-name="ce20" table:formula="of:=SQRT([.G53]*[.G53]+[.I53]*[.I53])" office:value-type="float" office:value="0.000875">
            <text:p>0.0009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25MgII2796 isotopic+hyperfine structure</text:p>
          </table:table-cell>
          <table:table-cell table:number-columns-repeated="1023"/>
        </table:table-row>
        <table:table-row table:style-name="ro3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39"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office:value-type="string">
            <text:p>2F_up+1</text:p>
          </table:table-cell>
          <table:table-cell office:value-type="string">
            <text:p>2F_low+1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9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40" table:formula="of:=[.$C$20]+[.$C$28]+[.J46]-[.J53]" office:value-type="float" office:value="1072083435.3198">
            <text:p>1072083435.32</text:p>
          </table:table-cell>
          <table:table-cell table:style-name="ce40" table:formula="of:=SQRT([.$D$20]*[.$D$20]+[.$D$28]*[.$D$28]+[.K46]*[.K46]+[.K53]*[.K53])" office:value-type="float" office:value="19.3688048357565">
            <text:p>19.37</text:p>
          </table:table-cell>
          <table:table-cell table:style-name="ce18" table:formula="of:=[.C57]*10000/299792458" office:value-type="float" office:value="35760.8541079376">
            <text:p>35760.85411</text:p>
          </table:table-cell>
          <table:table-cell table:style-name="ce18" table:formula="of:=[.D57]*10000/299792458" office:value-type="float" office:value="0.000646073786010871">
            <text:p>0.00065</text:p>
          </table:table-cell>
          <table:table-cell table:style-name="ce17" table:formula="of:=100000000/[.E57]" office:value-type="float" office:value="2796.35379228271">
            <text:p>2796.353792</text:p>
          </table:table-cell>
          <table:table-cell table:style-name="ce17" table:formula="of:=[.F57]/[.E57]*[.G57]" office:value-type="float" office:value="0.000050520350441097">
            <text:p>0.000051</text:p>
          </table:table-cell>
          <table:table-cell office:value-type="string">
            <text:p>Forbidden</text:p>
          </table:table-cell>
          <table:table-cell table:number-columns-repeated="2"/>
          <table:table-cell table:style-name="ce17" table:number-columns-repeated="2"/>
          <table:table-cell table:style-name="ce24" table:number-columns-repeated="2"/>
          <table:table-cell table:number-columns-repeated="1009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1" table:formula="of:=[.$C$20]+[.$C$28]+[.J47]-[.J53]" office:value-type="float" office:value="1072083529.2078">
            <text:p>1072083529.21</text:p>
          </table:table-cell>
          <table:table-cell table:style-name="ce41" table:formula="of:=SQRT([.$D$20]*[.$D$20]+[.$D$28]*[.$D$28]+[.K47]*[.K47]+[.K53]*[.K53])" office:value-type="float" office:value="19.0102761885677">
            <text:p>19.01</text:p>
          </table:table-cell>
          <table:table-cell table:style-name="ce18" table:formula="of:=[.C58]*10000/299792458" office:value-type="float" office:value="35760.8572397041">
            <text:p>35760.85724</text:p>
          </table:table-cell>
          <table:table-cell table:style-name="ce18" table:formula="of:=[.D58]*10000/299792458" office:value-type="float" office:value="0.000634114557630657">
            <text:p>0.00063</text:p>
          </table:table-cell>
          <table:table-cell table:style-name="ce17" table:formula="of:=100000000/[.E58]" office:value-type="float" office:value="2796.35354739128">
            <text:p>2796.353547</text:p>
          </table:table-cell>
          <table:table-cell table:style-name="ce17" table:formula="of:=[.F58]/[.E58]*[.G58]" office:value-type="float" office:value="0.000049585178587783">
            <text:p>0.000050</text:p>
          </table:table-cell>
          <table:table-cell/>
          <table:table-cell table:formula="of:=2*[.B58]+1" office:value-type="float" office:value="7">
            <text:p>7</text:p>
          </table:table-cell>
          <table:table-cell table:style-name="ce51" table:formula="of:=2*[.A58]+1" office:value-type="float" office:value="5" table:number-columns-spanned="1" table:number-rows-spanned="3">
            <text:p>5</text:p>
          </table:table-cell>
          <table:table-cell table:style-name="ce52" table:formula="of:=SUMPRODUCT([.$E$58:.$E$60];[.$J$58:.$J$60])/SUM([.$J58:.$J60])" office:value-type="float" office:value="35760.8581942312" table:number-columns-spanned="1" table:number-rows-spanned="3">
            <text:p>35760.85819</text:p>
          </table:table-cell>
          <table:table-cell table:style-name="ce54" table:formula="of:=SQRT(([.$F$58]*[.$F$58]*[.$J$58]+[.$F$59]*[.$F$59]*[.$J$59]+[.$F$60]*[.$F$60]*[.$J$60])/SUM([.$J$58:.$J$60]))" office:value-type="float" office:value="0.000641909934258882" table:number-columns-spanned="1" table:number-rows-spanned="3">
            <text:p>0.00064</text:p>
          </table:table-cell>
          <table:table-cell table:style-name="ce55" table:formula="of:=100000000/[.L58]" office:value-type="float" office:value="2796.35347275116" table:number-columns-spanned="1" table:number-rows-spanned="3">
            <text:p>2796.353473</text:p>
          </table:table-cell>
          <table:table-cell table:style-name="ce55" table:formula="of:=[.M58]/[.L58]*[.N58]" office:value-type="float" office:value="0.0000501947426459653" table:number-columns-spanned="1" table:number-rows-spanned="3">
            <text:p>0.000050</text:p>
          </table:table-cell>
          <table:table-cell table:number-columns-repeated="1009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41" table:formula="of:=[.$C$20]+[.$C$28]+[.J48]-[.J53]" office:value-type="float" office:value="1072083575.5683">
            <text:p>1072083575.57</text:p>
          </table:table-cell>
          <table:table-cell table:style-name="ce41" table:formula="of:=SQRT([.$D$20]*[.$D$20]+[.$D$28]*[.$D$28]+[.K48]*[.K48]+[.K53]*[.K53])" office:value-type="float" office:value="19.2768799541219">
            <text:p>19.28</text:p>
          </table:table-cell>
          <table:table-cell table:style-name="ce18" table:formula="of:=[.C59]*10000/299792458" office:value-type="float" office:value="35760.858786124">
            <text:p>35760.85879</text:p>
          </table:table-cell>
          <table:table-cell table:style-name="ce18" table:formula="of:=[.D59]*10000/299792458" office:value-type="float" office:value="0.000643007502014005">
            <text:p>0.00064</text:p>
          </table:table-cell>
          <table:table-cell table:style-name="ce17" table:formula="of:=100000000/[.E59]" office:value-type="float" office:value="2796.35342646755">
            <text:p>2796.353426</text:p>
          </table:table-cell>
          <table:table-cell table:style-name="ce17" table:formula="of:=[.F59]/[.E59]*[.G59]" office:value-type="float" office:value="0.0000502805663100825">
            <text:p>0.000050</text:p>
          </table:table-cell>
          <table:table-cell/>
          <table:table-cell table:formula="of:=2*[.B59]+1" office:value-type="float" office:value="5">
            <text:p>5</text:p>
          </table:table-cell>
          <table:covered-table-cell/>
          <table:covered-table-cell table:number-columns-repeated="2" table:style-name="ce53"/>
          <table:covered-table-cell table:number-columns-repeated="2" table:style-name="ce56"/>
          <table:table-cell table:number-columns-repeated="1009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1" table:formula="of:=[.$C$20]+[.$C$28]+[.J49]-[.J53]" office:value-type="float" office:value="1072083595.0203">
            <text:p>1072083595.02</text:p>
          </table:table-cell>
          <table:table-cell table:style-name="ce41" table:formula="of:=SQRT([.$D$20]*[.$D$20]+[.$D$28]*[.$D$28]+[.K49]*[.K49]+[.K53]*[.K53])" office:value-type="float" office:value="19.7250627569502">
            <text:p>19.73</text:p>
          </table:table-cell>
          <table:table-cell table:style-name="ce18" table:formula="of:=[.C60]*10000/299792458" office:value-type="float" office:value="35760.8594349728">
            <text:p>35760.85943</text:p>
          </table:table-cell>
          <table:table-cell table:style-name="ce18" table:formula="of:=[.D60]*10000/299792458" office:value-type="float" office:value="0.000657957271124887">
            <text:p>0.00066</text:p>
          </table:table-cell>
          <table:table-cell table:style-name="ce17" table:formula="of:=100000000/[.E60]" office:value-type="float" office:value="2796.35337573021">
            <text:p>2796.353376</text:p>
          </table:table-cell>
          <table:table-cell table:style-name="ce17" table:formula="of:=[.F60]/[.E60]*[.G60]" office:value-type="float" office:value="0.0000514495754650958">
            <text:p>0.000051</text:p>
          </table:table-cell>
          <table:table-cell/>
          <table:table-cell table:formula="of:=2*[.B60]+1" office:value-type="float" office:value="3">
            <text:p>3</text:p>
          </table:table-cell>
          <table:covered-table-cell/>
          <table:covered-table-cell table:number-columns-repeated="2" table:style-name="ce53"/>
          <table:covered-table-cell table:number-columns-repeated="2" table:style-name="ce56"/>
          <table:table-cell table:number-columns-repeated="1009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1" table:formula="of:=[.$C$20]+[.$C$28]+[.J46]-[.J52]" office:value-type="float" office:value="1072085224.083">
            <text:p>1072085224.08</text:p>
          </table:table-cell>
          <table:table-cell table:style-name="ce41" table:formula="of:=SQRT([.$D$20]*[.$D$20]+[.$D$28]*[.$D$28]+[.K46]*[.K46]+[.K52]*[.K52])" office:value-type="float" office:value="19.368804826076">
            <text:p>19.37</text:p>
          </table:table-cell>
          <table:table-cell table:style-name="ce18" table:formula="of:=[.C61]*10000/299792458" office:value-type="float" office:value="35760.9137746554">
            <text:p>35760.91377</text:p>
          </table:table-cell>
          <table:table-cell table:style-name="ce18" table:formula="of:=[.D61]*10000/299792458" office:value-type="float" office:value="0.000646073785687964">
            <text:p>0.00065</text:p>
          </table:table-cell>
          <table:table-cell table:style-name="ce17" table:formula="of:=100000000/[.E61]" office:value-type="float" office:value="2796.34912659509">
            <text:p>2796.349127</text:p>
          </table:table-cell>
          <table:table-cell table:style-name="ce17" table:formula="of:=[.F61]/[.E61]*[.G61]" office:value-type="float" office:value="0.0000505201818306146">
            <text:p>0.000051</text:p>
          </table:table-cell>
          <table:table-cell/>
          <table:table-cell table:formula="of:=2*[.B61]+1" office:value-type="float" office:value="9">
            <text:p>9</text:p>
          </table:table-cell>
          <table:table-cell table:style-name="ce51" table:formula="of:=2*[.A61]+1" office:value-type="float" office:value="7" table:number-columns-spanned="1" table:number-rows-spanned="3">
            <text:p>7</text:p>
          </table:table-cell>
          <table:table-cell table:style-name="ce52" table:formula="of:=SUMPRODUCT([.$E$61:.$E$63];[.$J$61:.$J$63])/SUM([.$J$61:.$J$63])" office:value-type="float" office:value="35760.9159324315" table:number-columns-spanned="1" table:number-rows-spanned="3">
            <text:p>35760.91593</text:p>
          </table:table-cell>
          <table:table-cell table:style-name="ce54" table:formula="of:=SQRT(([.$F$61]*[.$F$61]*[.$J$61]+[.$F$62]*[.$F$62]*[.$J$62]+[.$F$63]*[.$F$63]*[.$J$63])/SUM([.$J$61:.$J$63]))" office:value-type="float" office:value="0.000641378877983728" table:number-columns-spanned="1" table:number-rows-spanned="3">
            <text:p>0.00064</text:p>
          </table:table-cell>
          <table:table-cell table:style-name="ce55" table:formula="of:=100000000/[.L61]" office:value-type="float" office:value="2796.34895786632" table:number-columns-spanned="1" table:number-rows-spanned="3">
            <text:p>2796.348958</text:p>
          </table:table-cell>
          <table:table-cell table:style-name="ce55" table:formula="of:=[.M61]/[.L61]*[.N61]" office:value-type="float" office:value="0.0000501530542572242" table:number-columns-spanned="1" table:number-rows-spanned="3">
            <text:p>0.000050</text:p>
          </table:table-cell>
          <table:table-cell table:number-columns-repeated="1009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41" table:formula="of:=[.$C$20]+[.$C$28]+[.J47]-[.J52]" office:value-type="float" office:value="1072085317.971">
            <text:p>1072085317.97</text:p>
          </table:table-cell>
          <table:table-cell table:style-name="ce41" table:formula="of:=SQRT([.$D$20]*[.$D$20]+[.$D$28]*[.$D$28]+[.K47]*[.K47]+[.K52]*[.K52])" office:value-type="float" office:value="19.0102761787046">
            <text:p>19.01</text:p>
          </table:table-cell>
          <table:table-cell table:style-name="ce18" table:formula="of:=[.C62]*10000/299792458" office:value-type="float" office:value="35760.916906422">
            <text:p>35760.91691</text:p>
          </table:table-cell>
          <table:table-cell table:style-name="ce18" table:formula="of:=[.D62]*10000/299792458" office:value-type="float" office:value="0.00063411455730166">
            <text:p>0.00063</text:p>
          </table:table-cell>
          <table:table-cell table:style-name="ce17" table:formula="of:=100000000/[.E62]" office:value-type="float" office:value="2796.34888170448">
            <text:p>2796.348882</text:p>
          </table:table-cell>
          <table:table-cell table:style-name="ce17" table:formula="of:=[.F62]/[.E62]*[.G62]" office:value-type="float" office:value="0.0000495850130974856">
            <text:p>0.000050</text:p>
          </table:table-cell>
          <table:table-cell/>
          <table:table-cell table:formula="of:=2*[.B62]+1" office:value-type="float" office:value="7">
            <text:p>7</text:p>
          </table:table-cell>
          <table:covered-table-cell/>
          <table:covered-table-cell table:number-columns-repeated="2" table:style-name="ce53"/>
          <table:covered-table-cell table:number-columns-repeated="2" table:style-name="ce56"/>
          <table:table-cell table:number-columns-repeated="1009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41" table:formula="of:=[.$C$20]+[.$C$28]+[.J48]-[.J52]" office:value-type="float" office:value="1072085364.3315">
            <text:p>1072085364.33</text:p>
          </table:table-cell>
          <table:table-cell table:style-name="ce41" table:formula="of:=SQRT([.$D$20]*[.$D$20]+[.$D$28]*[.$D$28]+[.K48]*[.K48]+[.K52]*[.K52])" office:value-type="float" office:value="19.2768799443952">
            <text:p>19.28</text:p>
          </table:table-cell>
          <table:table-cell table:style-name="ce18" table:formula="of:=[.C63]*10000/299792458" office:value-type="float" office:value="35760.9184528418">
            <text:p>35760.91845</text:p>
          </table:table-cell>
          <table:table-cell table:style-name="ce18" table:formula="of:=[.D63]*10000/299792458" office:value-type="float" office:value="0.000643007501689558">
            <text:p>0.00064</text:p>
          </table:table-cell>
          <table:table-cell table:style-name="ce17" table:formula="of:=100000000/[.E63]" office:value-type="float" office:value="2796.34876078115">
            <text:p>2796.348761</text:p>
          </table:table-cell>
          <table:table-cell table:style-name="ce17" table:formula="of:=[.F63]/[.E63]*[.G63]" office:value-type="float" office:value="0.0000502803984996558">
            <text:p>0.000050</text:p>
          </table:table-cell>
          <table:table-cell/>
          <table:table-cell table:formula="of:=2*[.B63]+1" office:value-type="float" office:value="5">
            <text:p>5</text:p>
          </table:table-cell>
          <table:covered-table-cell/>
          <table:covered-table-cell table:number-columns-repeated="2" table:style-name="ce53"/>
          <table:covered-table-cell table:number-columns-repeated="2" table:style-name="ce56"/>
          <table:table-cell table:number-columns-repeated="1009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41" table:formula="of:=[.$C$20]+[.$C$28]+[.J49]-[.J52]" office:value-type="float" office:value="1072085383.7835">
            <text:p>1072085383.78</text:p>
          </table:table-cell>
          <table:table-cell table:style-name="ce41" table:formula="of:=SQRT([.$D$20]*[.$D$20]+[.$D$28]*[.$D$28]+[.K49]*[.K49]+[.K52]*[.K52])" office:value-type="float" office:value="19.7250627474446">
            <text:p>19.73</text:p>
          </table:table-cell>
          <table:table-cell table:style-name="ce18" table:formula="of:=[.C64]*10000/299792458" office:value-type="float" office:value="35760.9191016907">
            <text:p>35760.91910</text:p>
          </table:table-cell>
          <table:table-cell table:style-name="ce18" table:formula="of:=[.D64]*10000/299792458" office:value-type="float" office:value="0.000657957270807812">
            <text:p>0.00066</text:p>
          </table:table-cell>
          <table:table-cell table:style-name="ce17" table:formula="of:=100000000/[.E64]" office:value-type="float" office:value="2796.34871004398">
            <text:p>2796.348710</text:p>
          </table:table-cell>
          <table:table-cell table:style-name="ce17" table:formula="of:=[.F64]/[.E64]*[.G64]" office:value-type="float" office:value="0.0000514494037542928">
            <text:p>0.000051</text:p>
          </table:table-cell>
          <table:table-cell office:value-type="string">
            <text:p>Forbidden</text:p>
          </table:table-cell>
          <table:table-cell/>
          <table:table-cell table:style-name="ce17" table:number-columns-repeated="2"/>
          <table:table-cell table:style-name="ce24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8" table:number-columns-repeated="2"/>
          <table:table-cell table:style-name="ce17" table:number-columns-repeated="2"/>
          <table:table-cell table:number-columns-repeated="2"/>
          <table:table-cell table:style-name="ce17" table:number-columns-repeated="2"/>
          <table:table-cell table:style-name="ce24" table:number-columns-repeated="2"/>
          <table:table-cell table:number-columns-repeated="1010"/>
        </table:table-row>
        <table:table-row table:style-name="ro2">
          <table:table-cell office:value-type="string">
            <text:p>25MgII2803 isotopic+hyperfine structure</text:p>
          </table:table-cell>
          <table:table-cell table:number-columns-repeated="1023"/>
        </table:table-row>
        <table:table-row table:style-name="ro3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office:value-type="string">
            <text:p>2F_up+1</text:p>
          </table:table-cell>
          <table:table-cell office:value-type="string">
            <text:p>2F_low+1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9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table:style-name="ce40" table:formula="of:=[.$C$22]+[.$C$32]+[.J50]-[.J53]" office:value-type="float" office:value="1069338791.9898">
            <text:p>1069338791.99</text:p>
          </table:table-cell>
          <table:table-cell table:style-name="ce40" table:formula="of:=SQRT([.$D$22]*[.$D$22]+[.$D$32]*[.$D$32]+[.K50]*[.K50]+[.K53]*[.K53])" office:value-type="float" office:value="19.0929627288597">
            <text:p>19.09</text:p>
          </table:table-cell>
          <table:table-cell table:style-name="ce18" table:formula="of:=[.C68]*10000/299792458" office:value-type="float" office:value="35669.3026610363">
            <text:p>35669.30266</text:p>
          </table:table-cell>
          <table:table-cell table:style-name="ce18" table:formula="of:=[.D68]*10000/299792458" office:value-type="float" office:value="0.000636872683730412">
            <text:p>0.00064</text:p>
          </table:table-cell>
          <table:table-cell table:style-name="ce17" table:formula="of:=100000000/[.E68]" office:value-type="float" office:value="2803.53111890903">
            <text:p>2803.531119</text:p>
          </table:table-cell>
          <table:table-cell table:style-name="ce17" table:formula="of:=[.F68]/[.E68]*[.G68]" office:value-type="float" office:value="0.0000500568347127157">
            <text:p>0.000050</text:p>
          </table:table-cell>
          <table:table-cell/>
          <table:table-cell table:formula="of:=2*[.B68]+1" office:value-type="float" office:value="7">
            <text:p>7</text:p>
          </table:table-cell>
          <table:table-cell table:style-name="ce51" table:formula="of:=2*[.A68]+1" office:value-type="float" office:value="5" table:number-columns-spanned="1" table:number-rows-spanned="2">
            <text:p>5</text:p>
          </table:table-cell>
          <table:table-cell table:style-name="ce54" table:formula="of:=SUMPRODUCT([.E68:.E69];[.J68:.J69])/SUM([.J68:.J69])" office:value-type="float" office:value="35669.3069014698" table:number-columns-spanned="1" table:number-rows-spanned="2">
            <text:p>35669.30690</text:p>
          </table:table-cell>
          <table:table-cell table:style-name="ce54" table:formula="of:=SQRT(([.F68]*[.F68]*[.J68]+[.F69]*[.F69]*[.J69])/SUM([.J68:.J69]))" office:value-type="float" office:value="0.000638099897683194" table:number-columns-spanned="1" table:number-rows-spanned="2">
            <text:p>0.00064</text:p>
          </table:table-cell>
          <table:table-cell table:style-name="ce57" table:formula="of:=100000000/[.L68]" office:value-type="float" office:value="2803.53078562004" table:number-columns-spanned="1" table:number-rows-spanned="2">
            <text:p>2803.530786</text:p>
          </table:table-cell>
          <table:table-cell table:style-name="ce57" table:formula="of:=[.M68]/[.L68]*[.N68]" office:value-type="float" office:value="0.0000501532791875504" table:number-columns-spanned="1" table:number-rows-spanned="2">
            <text:p>0.000050</text:p>
          </table:table-cell>
          <table:table-cell table:number-columns-repeated="1009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table:style-name="ce41" table:formula="of:=[.$C$22]+[.$C$32]+[.J51]-[.J53]" office:value-type="float" office:value="1069339097.0898">
            <text:p>1069339097.09</text:p>
          </table:table-cell>
          <table:table-cell table:style-name="ce41" table:formula="of:=SQRT([.$D$22]*[.$D$22]+[.$D$32]*[.$D$32]+[.K51]*[.K51]+[.K53]*[.K53])" office:value-type="float" office:value="19.1811424520445">
            <text:p>19.18</text:p>
          </table:table-cell>
          <table:table-cell table:style-name="ce18" table:formula="of:=[.C69]*10000/299792458" office:value-type="float" office:value="35669.3128380768">
            <text:p>35669.31284</text:p>
          </table:table-cell>
          <table:table-cell table:style-name="ce18" table:formula="of:=[.D69]*10000/299792458" office:value-type="float" office:value="0.00063981404268831">
            <text:p>0.00064</text:p>
          </table:table-cell>
          <table:table-cell table:style-name="ce17" table:formula="of:=100000000/[.E69]" office:value-type="float" office:value="2803.53031901558">
            <text:p>2803.530319</text:p>
          </table:table-cell>
          <table:table-cell table:style-name="ce17" table:formula="of:=[.F69]/[.E69]*[.G69]" office:value-type="float" office:value="0.0000502879905579173">
            <text:p>0.000050</text:p>
          </table:table-cell>
          <table:table-cell/>
          <table:table-cell table:formula="of:=2*[.B69]+1" office:value-type="float" office:value="5">
            <text:p>5</text:p>
          </table:table-cell>
          <table:covered-table-cell/>
          <table:covered-table-cell table:number-columns-repeated="2" table:style-name="ce18"/>
          <table:covered-table-cell table:number-columns-repeated="2" table:style-name="ce17"/>
          <table:table-cell table:number-columns-repeated="1009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3" office:value-type="float" office:value="3">
            <text:p>3</text:p>
          </table:table-cell>
          <table:table-cell table:style-name="ce41" table:formula="of:=[.$C$22]+[.$C$32]+[.J50]-[.J52]" office:value-type="float" office:value="1069340580.753">
            <text:p>1069340580.75</text:p>
          </table:table-cell>
          <table:table-cell table:style-name="ce41" table:formula="of:=SQRT([.$D$22]*[.$D$22]+[.$D$32]*[.$D$32]+[.K50]*[.K50]+[.K52]*[.K52])" office:value-type="float" office:value="19.0929627190393">
            <text:p>19.09</text:p>
          </table:table-cell>
          <table:table-cell table:style-name="ce18" table:formula="of:=[.C70]*10000/299792458" office:value-type="float" office:value="35669.3623277541">
            <text:p>35669.36233</text:p>
          </table:table-cell>
          <table:table-cell table:style-name="ce18" table:formula="of:=[.D70]*10000/299792458" office:value-type="float" office:value="0.00063687268340284">
            <text:p>0.00064</text:p>
          </table:table-cell>
          <table:table-cell table:style-name="ce17" table:formula="of:=100000000/[.E70]" office:value-type="float" office:value="2803.52642924011">
            <text:p>2803.526429</text:p>
          </table:table-cell>
          <table:table-cell table:style-name="ce17" table:formula="of:=[.F70]/[.E70]*[.G70]" office:value-type="float" office:value="0.0000500566672197459">
            <text:p>0.000050</text:p>
          </table:table-cell>
          <table:table-cell/>
          <table:table-cell table:formula="of:=2*[.B70]+1" office:value-type="float" office:value="7">
            <text:p>7</text:p>
          </table:table-cell>
          <table:table-cell table:style-name="ce51" table:formula="of:=2*[.A70]+1" office:value-type="float" office:value="7" table:number-columns-spanned="1" table:number-rows-spanned="2">
            <text:p>7</text:p>
          </table:table-cell>
          <table:table-cell table:style-name="ce54" table:formula="of:=SUMPRODUCT([.E70:.E71];[.J70:.J71])/SUM([.J70:.J71])" office:value-type="float" office:value="35669.3665681876" table:number-columns-spanned="1" table:number-rows-spanned="2">
            <text:p>35669.36657</text:p>
          </table:table-cell>
          <table:table-cell table:style-name="ce54" table:formula="of:=SQRT(([.F70]*[.F70]*[.J70]+[.F71]*[.F71]*[.J71])/SUM([.J70:.J71]))" office:value-type="float" office:value="0.000638099897356252" table:number-columns-spanned="1" table:number-rows-spanned="2">
            <text:p>0.00064</text:p>
          </table:table-cell>
          <table:table-cell table:style-name="ce57" table:formula="of:=100000000/[.L70]" office:value-type="float" office:value="2803.52609595223" table:number-columns-spanned="1" table:number-rows-spanned="2">
            <text:p>2803.526096</text:p>
          </table:table-cell>
          <table:table-cell table:style-name="ce57" table:formula="of:=[.M70]/[.L70]*[.N70]" office:value-type="float" office:value="0.000050153111371991" table:number-columns-spanned="1" table:number-rows-spanned="2">
            <text:p>0.000050</text:p>
          </table:table-cell>
          <table:table-cell table:number-columns-repeated="1009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style-name="ce41" table:formula="of:=[.$C$22]+[.$C$32]+[.J51]-[.J52]" office:value-type="float" office:value="1069340885.853">
            <text:p>1069340885.85</text:p>
          </table:table-cell>
          <table:table-cell table:style-name="ce41" table:formula="of:=SQRT([.$D$22]*[.$D$22]+[.$D$32]*[.$D$32]+[.K51]*[.K51]+[.K52]*[.K52])" office:value-type="float" office:value="19.1811424422693">
            <text:p>19.18</text:p>
          </table:table-cell>
          <table:table-cell table:style-name="ce18" table:formula="of:=[.C71]*10000/299792458" office:value-type="float" office:value="35669.3725047946">
            <text:p>35669.37250</text:p>
          </table:table-cell>
          <table:table-cell table:style-name="ce18" table:formula="of:=[.D71]*10000/299792458" office:value-type="float" office:value="0.000639814042362243">
            <text:p>0.00064</text:p>
          </table:table-cell>
          <table:table-cell table:style-name="ce17" table:formula="of:=100000000/[.E71]" office:value-type="float" office:value="2803.52562934933">
            <text:p>2803.525629</text:p>
          </table:table-cell>
          <table:table-cell table:style-name="ce17" table:formula="of:=[.F71]/[.E71]*[.G71]" office:value-type="float" office:value="0.0000502878222917724">
            <text:p>0.000050</text:p>
          </table:table-cell>
          <table:table-cell/>
          <table:table-cell table:formula="of:=2*[.B71]+1" office:value-type="float" office:value="5">
            <text:p>5</text:p>
          </table:table-cell>
          <table:covered-table-cell/>
          <table:covered-table-cell table:number-columns-repeated="2" table:style-name="ce18"/>
          <table:covered-table-cell table:number-columns-repeated="2" table:style-name="ce17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6">
          <table:table-cell table:style-name="ce21" office:value-type="string">
            <text:p>Transition/isotope</text:p>
          </table:table-cell>
          <table:table-cell table:style-name="ce34" office:value-type="string">
            <text:p>Isotopic abundance [%] [<text:span text:style-name="T4">Rosman:1998:1275</text:span><text:span text:style-name="T5">]</text:span></text:p>
          </table:table-cell>
          <table:table-cell table:style-name="ce42" office:value-type="string">
            <text:p>w [cm-1]</text:p>
          </table:table-cell>
          <table:table-cell table:style-name="ce31" office:value-type="string">
            <text:p>ew [cm-1]</text:p>
          </table:table-cell>
          <table:table-cell table:style-name="ce31" office:value-type="string">
            <text:p>wl [Ang.]</text:p>
          </table:table-cell>
          <table:table-cell table:style-name="ce48" office:value-type="string">
            <text:p>ewl [Ang.]</text:p>
          </table:table-cell>
          <table:table-cell table:style-name="ce21" table:number-columns-repeated="1014"/>
          <table:table-cell table:style-name="ce31" table:number-columns-repeated="2"/>
          <table:table-cell table:number-columns-repeated="2"/>
        </table:table-row>
        <table:table-row table:style-name="ro2">
          <table:table-cell table:style-name="ce8" office:value-type="float" office:value="2796">
            <text:p>2796</text:p>
          </table:table-cell>
          <table:table-cell table:style-name="ce13" office:value-type="string">
            <text:p>Composite</text:p>
          </table:table-cell>
          <table:table-cell table:style-name="ce43" table:formula="of:=SUMPRODUCT([.C75:.C78];[.B75:.B78])" office:value-type="float" office:value="35760.8541837195">
            <text:p>35760.85418</text:p>
          </table:table-cell>
          <table:table-cell table:style-name="ce43" table:formula="of:=SQRT([.B75]*[.D75]*[.D75]+[.B76]*[.D76]*[.D76]+[.B77]*[.D77]*[.D77]+[.B78]*[.D78]*[.D78])" office:value-type="float" office:value="0.000202954964816538">
            <text:p>0.00020</text:p>
          </table:table-cell>
          <table:table-cell table:style-name="ce46" table:formula="of:=100000000/[.C74]" office:value-type="float" office:value="2796.35378635687">
            <text:p>2796.353786</text:p>
          </table:table-cell>
          <table:table-cell table:style-name="ce46" table:formula="of:=[.D74]/[.C74]*[.E74]" office:value-type="float" office:value="0.0000158702552631706">
            <text:p>0.000016</text:p>
          </table:table-cell>
          <table:table-cell table:style-name="ce46"/>
          <table:table-cell table:style-name="ce46" table:formula="of:=([.E60]-[.E58])/[.E58]*299792458" office:value-type="float" office:value="18.4035017882134">
            <text:p>18.403502</text:p>
          </table:table-cell>
          <table:table-cell table:style-name="ce46" table:formula="of:=([.E75]-[.E78])/[.E78]*299792458" office:value-type="float" office:value="-863.38892838768">
            <text:p>-863.388928</text:p>
          </table:table-cell>
          <table:table-cell table:style-name="ce46" table:number-columns-repeated="3"/>
          <table:table-cell table:style-name="ce8" table:number-columns-repeated="1008"/>
          <table:table-cell table:number-columns-repeated="4"/>
        </table:table-row>
        <table:table-row table:style-name="ro2">
          <table:table-cell table:style-name="ce8" office:value-type="float" office:value="26">
            <text:p>26</text:p>
          </table:table-cell>
          <table:table-cell table:style-name="ce19" table:formula="of:=[.$B$27]" office:value-type="percentage" office:value="0.1101">
            <text:p>11.01%</text:p>
          </table:table-cell>
          <table:table-cell table:style-name="ce44" table:formula="of:=[.H$19]" office:value-type="float" office:value="35760.9403866324">
            <text:p>35760.9403866</text:p>
          </table:table-cell>
          <table:table-cell table:style-name="ce44" table:formula="of:=[.I$19]" office:value-type="float" office:value="0.00000533702552317043">
            <text:p>0.0000053</text:p>
          </table:table-cell>
          <table:table-cell table:style-name="ce47" table:formula="of:=100000000/[.C75]" office:value-type="float" office:value="2796.34704565489">
            <text:p>2796.34704565</text:p>
          </table:table-cell>
          <table:table-cell table:style-name="ce47" table:formula="of:=[.D75]/[.C75]*[.E75]" office:value-type="float" office:value="0.000000417331742201083">
            <text:p>0.00000042</text:p>
          </table:table-cell>
          <table:table-cell table:style-name="ce46"/>
          <table:table-cell table:style-name="ce46" table:formula="of:=([.E63]-[.E61])/[.E61]*299792458" office:value-type="float" office:value="39.2183770458622">
            <text:p>39.218377</text:p>
          </table:table-cell>
          <table:table-cell table:style-name="ce46" table:formula="of:=([.E80]-[.E83])/[.E83]*299792458" office:value-type="float" office:value="-864.861986865492">
            <text:p>-864.861987</text:p>
          </table:table-cell>
          <table:table-cell table:style-name="ce46" table:number-columns-repeated="3"/>
          <table:table-cell table:style-name="ce8" table:number-columns-repeated="1008"/>
          <table:table-cell table:number-columns-repeated="4"/>
        </table:table-row>
        <table:table-row table:style-name="ro2">
          <table:table-cell table:style-name="ce8" office:value-type="float" office:value="25">
            <text:p>25</text:p>
          </table:table-cell>
          <table:table-cell table:style-name="ce19" table:formula="of:=[.$B$28]*[.K58]/SUM([.K58:.K61])" office:value-type="percentage" office:value="0.0416666666666667">
            <text:p>4.17%</text:p>
          </table:table-cell>
          <table:table-cell table:style-name="ce43" table:formula="of:=[.L$58]" office:value-type="float" office:value="35760.8581942312">
            <text:p>35760.85819</text:p>
          </table:table-cell>
          <table:table-cell table:style-name="ce43" table:formula="of:=[.M$58]" office:value-type="float" office:value="0.000641909934258882">
            <text:p>0.00064</text:p>
          </table:table-cell>
          <table:table-cell table:style-name="ce46" table:formula="of:=100000000/[.C76]" office:value-type="float" office:value="2796.35347275116">
            <text:p>2796.353473</text:p>
          </table:table-cell>
          <table:table-cell table:style-name="ce46" table:formula="of:=[.D76]/[.C76]*[.E76]" office:value-type="float" office:value="0.0000501947426459653">
            <text:p>0.000050</text:p>
          </table:table-cell>
          <table:table-cell table:style-name="ce46"/>
          <table:table-cell table:style-name="ce46" table:formula="of:=([.E69]-[.E68])/[.E68]*299792458" office:value-type="float" office:value="85.5357344454003">
            <text:p>85.535734</text:p>
          </table:table-cell>
          <table:table-cell table:style-name="ce46" table:number-columns-repeated="4"/>
          <table:table-cell table:style-name="ce8" table:number-columns-repeated="1008"/>
          <table:table-cell table:number-columns-repeated="4"/>
        </table:table-row>
        <table:table-row table:style-name="ro2">
          <table:table-cell table:style-name="ce8" office:value-type="float" office:value="25">
            <text:p>25</text:p>
          </table:table-cell>
          <table:table-cell table:style-name="ce19" table:formula="of:=[.$B$28]*[.K61]/SUM([.K58:.K61])" office:value-type="percentage" office:value="0.0583333333333333">
            <text:p>5.83%</text:p>
          </table:table-cell>
          <table:table-cell table:style-name="ce43" table:formula="of:=[.L$61]" office:value-type="float" office:value="35760.9159324315">
            <text:p>35760.91593</text:p>
          </table:table-cell>
          <table:table-cell table:style-name="ce43" table:formula="of:=[.M$61]" office:value-type="float" office:value="0.000641378877983728">
            <text:p>0.00064</text:p>
          </table:table-cell>
          <table:table-cell table:style-name="ce46" table:formula="of:=100000000/[.C77]" office:value-type="float" office:value="2796.34895786632">
            <text:p>2796.348958</text:p>
          </table:table-cell>
          <table:table-cell table:style-name="ce46" table:formula="of:=[.D77]/[.C77]*[.E77]" office:value-type="float" office:value="0.0000501530542572242">
            <text:p>0.000050</text:p>
          </table:table-cell>
          <table:table-cell table:style-name="ce46"/>
          <table:table-cell table:style-name="ce46" table:formula="of:=([.E71]-[.E70])/[.E70]*299792458" office:value-type="float" office:value="85.535591424754">
            <text:p>85.535591</text:p>
          </table:table-cell>
          <table:table-cell table:style-name="ce46" table:number-columns-repeated="4"/>
          <table:table-cell table:style-name="ce8" table:number-columns-repeated="1008"/>
          <table:table-cell table:number-columns-repeated="4"/>
        </table:table-row>
        <table:table-row table:style-name="ro2">
          <table:table-cell table:style-name="ce8" office:value-type="float" office:value="24">
            <text:p>24</text:p>
          </table:table-cell>
          <table:table-cell table:style-name="ce19" table:formula="of:=[.$B$29]" office:value-type="percentage" office:value="0.7899">
            <text:p>78.99%</text:p>
          </table:table-cell>
          <table:table-cell table:style-name="ce44" table:formula="of:=[.H$20]" office:value-type="float" office:value="35760.8373967166">
            <text:p>35760.8373967</text:p>
          </table:table-cell>
          <table:table-cell table:style-name="ce44" table:formula="of:=[.I$20]" office:value-type="float" office:value="0.00000533702552317043">
            <text:p>0.0000053</text:p>
          </table:table-cell>
          <table:table-cell table:style-name="ce47" table:formula="of:=100000000/[.C78]" office:value-type="float" office:value="2796.35509903304">
            <text:p>2796.35509903</text:p>
          </table:table-cell>
          <table:table-cell table:style-name="ce47" table:formula="of:=[.D78]/[.C78]*[.E78]" office:value-type="float" office:value="0.000000417334146005132">
            <text:p>0.00000042</text:p>
          </table:table-cell>
          <table:table-cell table:style-name="ce46" table:number-columns-repeated="6"/>
          <table:table-cell table:style-name="ce8" table:number-columns-repeated="1008"/>
          <table:table-cell table:number-columns-repeated="4"/>
        </table:table-row>
        <table:table-row table:style-name="ro2">
          <table:table-cell table:style-name="ce8" office:value-type="float" office:value="2803">
            <text:p>2803</text:p>
          </table:table-cell>
          <table:table-cell table:style-name="ce13" office:value-type="string">
            <text:p>Composite</text:p>
          </table:table-cell>
          <table:table-cell table:style-name="ce43" table:formula="of:=SUMPRODUCT([.C80:.C83];[.B80:.B83])" office:value-type="float" office:value="35669.3044028676">
            <text:p>35669.30440</text:p>
          </table:table-cell>
          <table:table-cell table:style-name="ce43" table:formula="of:=SQRT([.B80]*[.D80]*[.D80]+[.B81]*[.D81]*[.D81]+[.B82]*[.D82]*[.D82]+[.B83]*[.D83]*[.D83])" office:value-type="float" office:value="0.000201848416826297">
            <text:p>0.00020</text:p>
          </table:table-cell>
          <table:table-cell table:style-name="ce46" table:formula="of:=100000000/[.C79]" office:value-type="float" office:value="2803.53098200481">
            <text:p>2803.530982</text:p>
          </table:table-cell>
          <table:table-cell table:style-name="ce46" table:formula="of:=[.D79]/[.C79]*[.E79]" office:value-type="float" office:value="0.0000158648535404478">
            <text:p>0.000016</text:p>
          </table:table-cell>
          <table:table-cell table:style-name="ce46" table:number-columns-repeated="6"/>
          <table:table-cell table:style-name="ce8" table:number-columns-repeated="1008"/>
          <table:table-cell table:number-columns-repeated="4"/>
        </table:table-row>
        <table:table-row table:style-name="ro2">
          <table:table-cell table:style-name="ce8" office:value-type="float" office:value="26">
            <text:p>26</text:p>
          </table:table-cell>
          <table:table-cell table:style-name="ce19" table:formula="of:=[.$B$31]" office:value-type="percentage" office:value="0.1101">
            <text:p>11.01%</text:p>
          </table:table-cell>
          <table:table-cell table:style-name="ce44" table:formula="of:=[.H$21]" office:value-type="float" office:value="35669.3905711931">
            <text:p>35669.3905712</text:p>
          </table:table-cell>
          <table:table-cell table:style-name="ce44" table:formula="of:=[.I$21]" office:value-type="float" office:value="0.00000533702552317043">
            <text:p>0.0000053</text:p>
          </table:table-cell>
          <table:table-cell table:style-name="ce47" table:formula="of:=100000000/[.C80]" office:value-type="float" office:value="2803.52420937522">
            <text:p>2803.52420938</text:p>
          </table:table-cell>
          <table:table-cell table:style-name="ce47" table:formula="of:=[.D80]/[.C80]*[.E80]" office:value-type="float" office:value="0.000000419476756419427">
            <text:p>0.00000042</text:p>
          </table:table-cell>
          <table:table-cell table:style-name="ce46" table:number-columns-repeated="6"/>
          <table:table-cell table:style-name="ce8" table:number-columns-repeated="1008"/>
          <table:table-cell table:number-columns-repeated="4"/>
        </table:table-row>
        <table:table-row table:style-name="ro2">
          <table:table-cell table:style-name="ce8" office:value-type="float" office:value="25">
            <text:p>25</text:p>
          </table:table-cell>
          <table:table-cell table:style-name="ce19" table:formula="of:=[.$B$32]*[.K68]/SUM([.K68:.K70])" office:value-type="percentage" office:value="0.0416666666666667">
            <text:p>4.17%</text:p>
          </table:table-cell>
          <table:table-cell table:style-name="ce43" table:formula="of:=[.L$68]" office:value-type="float" office:value="35669.3069014698">
            <text:p>35669.30690</text:p>
          </table:table-cell>
          <table:table-cell table:style-name="ce43" table:formula="of:=[.M$68]" office:value-type="float" office:value="0.000638099897683194">
            <text:p>0.00064</text:p>
          </table:table-cell>
          <table:table-cell table:style-name="ce46" table:formula="of:=100000000/[.C81]" office:value-type="float" office:value="2803.53078562004">
            <text:p>2803.530786</text:p>
          </table:table-cell>
          <table:table-cell table:style-name="ce46" table:formula="of:=[.D81]/[.C81]*[.E81]" office:value-type="float" office:value="0.0000501532791875504">
            <text:p>0.000050</text:p>
          </table:table-cell>
          <table:table-cell table:style-name="ce46" table:number-columns-repeated="6"/>
          <table:table-cell table:style-name="ce8" table:number-columns-repeated="1008"/>
          <table:table-cell table:number-columns-repeated="4"/>
        </table:table-row>
        <table:table-row table:style-name="ro2">
          <table:table-cell table:style-name="ce8" office:value-type="float" office:value="25">
            <text:p>25</text:p>
          </table:table-cell>
          <table:table-cell table:style-name="ce19" table:formula="of:=[.$B$32]*[.K70]/SUM([.K68:.K70])" office:value-type="percentage" office:value="0.0583333333333333">
            <text:p>5.83%</text:p>
          </table:table-cell>
          <table:table-cell table:style-name="ce43" table:formula="of:=[.L$70]" office:value-type="float" office:value="35669.3665681876">
            <text:p>35669.36657</text:p>
          </table:table-cell>
          <table:table-cell table:style-name="ce43" table:formula="of:=[.M$70]" office:value-type="float" office:value="0.000638099897356252">
            <text:p>0.00064</text:p>
          </table:table-cell>
          <table:table-cell table:style-name="ce46" table:formula="of:=100000000/[.C82]" office:value-type="float" office:value="2803.52609595223">
            <text:p>2803.526096</text:p>
          </table:table-cell>
          <table:table-cell table:style-name="ce46" table:formula="of:=[.D82]/[.C82]*[.E82]" office:value-type="float" office:value="0.000050153111371991">
            <text:p>0.000050</text:p>
          </table:table-cell>
          <table:table-cell table:style-name="ce46" table:number-columns-repeated="6"/>
          <table:table-cell table:style-name="ce8" table:number-columns-repeated="1008"/>
          <table:table-cell table:number-columns-repeated="4"/>
        </table:table-row>
        <table:table-row table:style-name="ro2">
          <table:table-cell table:style-name="ce8" office:value-type="float" office:value="24">
            <text:p>24</text:p>
          </table:table-cell>
          <table:table-cell table:style-name="ce19" table:formula="of:=[.$B$33]" office:value-type="percentage" office:value="0.7899">
            <text:p>78.99%</text:p>
          </table:table-cell>
          <table:table-cell table:style-name="ce44" table:formula="of:=[.H$22]" office:value-type="float" office:value="35669.2876696718">
            <text:p>35669.2876697</text:p>
          </table:table-cell>
          <table:table-cell table:style-name="ce44" table:formula="of:=[.I$22]" office:value-type="float" office:value="0.00000533702552317043">
            <text:p>0.0000053</text:p>
          </table:table-cell>
          <table:table-cell table:style-name="ce47" table:formula="of:=100000000/[.C83]" office:value-type="float" office:value="2803.53229719881">
            <text:p>2803.53229720</text:p>
          </table:table-cell>
          <table:table-cell table:style-name="ce47" table:formula="of:=[.D83]/[.C83]*[.E83]" office:value-type="float" office:value="0.000000419479176700933">
            <text:p>0.00000042</text:p>
          </table:table-cell>
          <table:table-cell table:style-name="ce46" table:number-columns-repeated="6"/>
          <table:table-cell table:style-name="ce8" table:number-columns-repeated="1008"/>
          <table:table-cell table:number-columns-repeated="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office:value-type="string">
            <text:p>Batteiger:2009:022503</text:p>
          </table:table-cell>
          <table:table-cell office:value-type="string">
            <text:p><text:a xlink:href="http://adsabs.harvard.edu/abs/2009PhRvA..80b2503B">http://adsabs.harvard.edu/abs/2009PhRvA..80b2503B</text:a></text:p>
          </table:table-cell>
          <table:table-cell table:number-columns-repeated="1022"/>
        </table:table-row>
        <table:table-row table:style-name="ro3">
          <table:table-cell office:value-type="string">
            <text:p>Drullinger:1980:365</text:p>
          </table:table-cell>
          <table:table-cell office:value-type="string">
            <text:p><text:a xlink:href="http://adsabs.harvard.edu/abs/1980ApPhy..22..365D">http://adsabs.harvard.edu/abs/1980ApPhy..22..365D</text:a></text:p>
          </table:table-cell>
          <table:table-cell table:number-columns-repeated="1022"/>
        </table:table-row>
        <table:table-row table:style-name="ro3">
          <table:table-cell office:value-type="string">
            <text:p>Itano:1981:1364</text:p>
          </table:table-cell>
          <table:table-cell office:value-type="string">
            <text:p><text:a xlink:href="http://adsabs.harvard.edu/abs/1981PhRvA..24.1364I">http://adsabs.harvard.edu/abs/1981PhRvA..24.1364I</text:a>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3">
          <table:table-cell office:value-type="string">
            <text:p>Sur:2005:25</text:p>
          </table:table-cell>
          <table:table-cell office:value-type="string">
            <text:p><text:a xlink:href="http://adsabs.harvard.edu/abs/2005EPJD...32...25S">http://adsabs.harvard.edu/abs/2005EPJD...32...25S</text:a></text:p>
          </table:table-cell>
          <table:table-cell table:number-columns-repeated="1022"/>
        </table:table-row>
      </table:table>
      <table:table table:name="AlII" table:style-name="ta1">
        <table:table-column table:style-name="co1" table:number-columns-repeated="3" table:default-cell-style-name="Default"/>
        <table:table-column table:style-name="co1" table:number-columns-repeated="2" table:default-cell-style-name="ce13"/>
        <table:table-column table:style-name="co33" table:default-cell-style-name="ce13"/>
        <table:table-column table:style-name="co34" table:default-cell-style-name="ce13"/>
        <table:table-column table:style-name="co1" table:default-cell-style-name="Default"/>
        <table:table-column table:style-name="co35" table:default-cell-style-name="ce13"/>
        <table:table-column table:style-name="co1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1" table:number-columns-repeated="1006" table:default-cell-style-name="ce13"/>
        <table:table-column table:style-name="co1" table:number-columns-repeated="4" table:default-cell-style-name="Default"/>
        <table:table-row table:style-name="ro2">
          <table:table-cell table:style-name="ce13" office:value-type="string">
            <text:p>Updated</text:p>
          </table:table-cell>
          <table:table-cell table:style-name="ce32" office:value-type="string">
            <text:p>18/05/2012</text:p>
          </table:table-cell>
          <table:table-cell table:style-name="ce13"/>
          <table:table-cell table:number-columns-repeated="4"/>
          <table:table-cell table:style-name="ce13"/>
          <table:table-cell table:number-columns-repeated="1011"/>
          <table:table-cell table:style-name="ce13" table:number-columns-repeated="4"/>
        </table:table-row>
        <table:table-row table:style-name="ro2">
          <table:table-cell table:style-name="ce13"/>
          <table:table-cell table:style-name="ce14"/>
          <table:table-cell table:style-name="ce13"/>
          <table:table-cell table:number-columns-repeated="4"/>
          <table:table-cell table:style-name="ce13"/>
          <table:table-cell table:number-columns-repeated="1011"/>
          <table:table-cell table:style-name="ce13" table:number-columns-repeated="4"/>
        </table:table-row>
        <table:table-row table:style-name="ro2">
          <table:table-cell table:style-name="ce13" office:value-type="string">
            <text:p>Summary</text:p>
          </table:table-cell>
          <table:table-cell table:style-name="ce14"/>
          <table:table-cell table:style-name="ce13"/>
          <table:table-cell table:number-columns-repeated="4"/>
          <table:table-cell table:style-name="ce13"/>
          <table:table-cell table:number-columns-repeated="1011"/>
          <table:table-cell table:style-name="ce13" table:number-columns-repeated="4"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999"/>
          <table:table-cell table:number-columns-repeated="4"/>
        </table:table-row>
        <table:table-row table:style-name="ro2">
          <table:table-cell office:value-type="string">
            <text:p>AlII</text:p>
          </table:table-cell>
          <table:table-cell table:formula="of:=[.A10]" office:value-type="float" office:value="1670">
            <text:p>1670</text:p>
          </table:table-cell>
          <table:table-cell office:value-type="string">
            <text:p>ALL</text:p>
          </table:table-cell>
          <table:table-cell table:style-name="ce20" office:value-type="float" office:value="26.981538">
            <text:p>26.9815</text:p>
          </table:table-cell>
          <table:table-cell table:style-name="ce29" table:formula="of:=[.E10]" office:value-type="float" office:value="59851.976">
            <text:p>59851.976</text:p>
          </table:table-cell>
          <table:table-cell table:style-name="ce29" table:formula="of:=[.F10]" office:value-type="float" office:value="0.004">
            <text:p>0.004</text:p>
          </table:table-cell>
          <table:table-cell table:style-name="ce15" office:value-type="float" office:value="0">
            <text:p>0</text:p>
          </table:table-cell>
          <table:table-cell table:formula="of:=[.G10]" office:value-type="string" office:string-value="Griesmann:2000:L113">
            <text:p>Griesmann:2000:L113</text:p>
          </table:table-cell>
          <table:table-cell table:style-name="ce18" table:formula="of:=[.H10]" office:value-type="float" office:value="1670.78861356223">
            <text:p>1670.78861</text:p>
          </table:table-cell>
          <table:table-cell table:style-name="ce18" table:formula="of:=[.I10]" office:value-type="float" office:value="0.000111661383648368">
            <text:p>0.00011</text:p>
          </table:table-cell>
          <table:table-cell table:style-name="ce26" table:formula="of:=299792458*[.J5]/[.I5]" office:value-type="float" office:value="20.0355930103294">
            <text:p>20.0</text:p>
          </table:table-cell>
          <table:table-cell table:style-name="Default" office:value-type="string">
            <text:p>3\rm{s}^2~^1\rm{S}_0</text:p>
          </table:table-cell>
          <table:table-cell table:style-name="Default" office:value-type="string">
            <text:p>3\rm{s}3\rm{p}~^1\rm{P}_1</text:p>
          </table:table-cell>
          <table:table-cell table:style-name="Default" office:value-type="string">
            <text:p>c_1</text:p>
          </table:table-cell>
          <table:table-cell table:style-name="ce27" office:value-type="float" office:value="5.99">
            <text:p>5.99</text:p>
          </table:table-cell>
          <table:table-cell table:style-name="ce27" office:value-type="float" office:value="18.83">
            <text:p>18.83</text:p>
          </table:table-cell>
          <table:table-cell table:style-name="ce27" office:value-type="float" office:value="1.74">
            <text:p>1.74</text:p>
          </table:table-cell>
          <table:table-cell table:style-name="ce30" office:value-type="float" office:value="1390000000">
            <text:p>1.39E+09</text:p>
          </table:table-cell>
          <table:table-cell table:style-name="ce15" office:value-type="float" office:value="270">
            <text:p>270</text:p>
          </table:table-cell>
          <table:table-cell table:style-name="ce15" office:value-type="float" office:value="30">
            <text:p>30</text:p>
          </table:table-cell>
          <table:table-cell table:style-name="Default" table:number-columns-repeated="999"/>
          <table:table-cell table:number-columns-repeated="4"/>
        </table:table-row>
        <table:table-row table:style-name="ro2">
          <table:table-cell office:value-type="string">
            <text:p>END</text:p>
          </table:table-cell>
          <table:table-cell table:number-columns-repeated="2"/>
          <table:table-cell table:style-name="ce27"/>
          <table:table-cell table:style-name="ce29" table:number-columns-repeated="2"/>
          <table:table-cell table:style-name="ce15"/>
          <table:table-cell/>
          <table:table-cell table:style-name="ce18" table:number-columns-repeated="2"/>
          <table:table-cell table:style-name="ce26"/>
          <table:table-cell table:style-name="Default" table:number-columns-repeated="3"/>
          <table:table-cell table:style-name="ce27" table:number-columns-repeated="3"/>
          <table:table-cell table:style-name="ce30"/>
          <table:table-cell table:style-name="ce15" table:number-columns-repeated="2"/>
          <table:table-cell table:style-name="Default" table:number-columns-repeated="999"/>
          <table:table-cell table:number-columns-repeated="4"/>
        </table:table-row>
        <table:table-row table:style-name="ro2">
          <table:table-cell table:style-name="ce13"/>
          <table:table-cell table:style-name="ce14"/>
          <table:table-cell table:style-name="ce13"/>
          <table:table-cell table:number-columns-repeated="4"/>
          <table:table-cell table:style-name="ce13"/>
          <table:table-cell table:number-columns-repeated="1011"/>
          <table:table-cell table:style-name="ce13" table:number-columns-repeated="4"/>
        </table:table-row>
        <table:table-row table:style-name="ro2">
          <table:table-cell table:style-name="ce13" office:value-type="string">
            <text:p>Measurements</text:p>
          </table:table-cell>
          <table:table-cell table:style-name="ce14"/>
          <table:table-cell table:style-name="ce13"/>
          <table:table-cell table:number-columns-repeated="4"/>
          <table:table-cell table:style-name="ce13"/>
          <table:table-cell table:number-columns-repeated="1011"/>
          <table:table-cell table:style-name="ce13" table:number-columns-repeated="4"/>
        </table:table-row>
        <table:table-row table:style-name="ro3">
          <table:table-cell table:style-name="ce21" office:value-type="string">
            <text:p>Transition</text:p>
          </table:table-cell>
          <table:table-cell table:style-name="ce16" office:value-type="string">
            <text:p>w [/cm]</text:p>
          </table:table-cell>
          <table:table-cell table:style-name="ce21" office:value-type="string">
            <text:p>dw [/cm]</text:p>
          </table:table-cell>
          <table:table-cell table:style-name="ce21" office:value-type="string">
            <text:p>Reference</text:p>
          </table:table-cell>
          <table:table-cell table:style-name="ce16" office:value-type="string">
            <text:p>w [/cm]</text:p>
          </table:table-cell>
          <table:table-cell table:style-name="ce21" office:value-type="string">
            <text:p>dw [/cm]</text:p>
          </table:table-cell>
          <table:table-cell table:style-name="ce21" office:value-type="string">
            <text:p>Reference/Note</text:p>
          </table:table-cell>
          <table:table-cell table:style-name="ce21" office:value-type="string">
            <text:p>l [Ang.]</text:p>
          </table:table-cell>
          <table:table-cell table:style-name="ce21" office:value-type="string">
            <text:p>dl [Ang.]</text:p>
          </table:table-cell>
          <table:table-cell table:style-name="ce21" table:number-columns-repeated="1010"/>
          <table:table-cell table:style-name="ce31" table:number-columns-repeated="4"/>
        </table:table-row>
        <table:table-row table:style-name="ro2">
          <table:table-cell table:style-name="ce59" office:value-type="float" office:value="1670">
            <text:p>1670</text:p>
          </table:table-cell>
          <table:table-cell table:style-name="ce60" table:formula="of:=59851.976" office:value-type="float" office:value="59851.976">
            <text:p>59851.976</text:p>
          </table:table-cell>
          <table:table-cell table:style-name="ce60" table:formula="of:=0.004" office:value-type="float" office:value="0.004">
            <text:p>0.004</text:p>
          </table:table-cell>
          <table:table-cell table:style-name="ce60" table:formula="of:=[.A13]" office:value-type="string" office:string-value="Griesmann:2000:L113">
            <text:p>Griesmann:2000:L113</text:p>
          </table:table-cell>
          <table:table-cell table:style-name="ce60" table:formula="of:=[.B10]" office:value-type="float" office:value="59851.976">
            <text:p>59851.976</text:p>
          </table:table-cell>
          <table:table-cell table:style-name="ce60" table:formula="of:=[.C10]" office:value-type="float" office:value="0.004">
            <text:p>0.004</text:p>
          </table:table-cell>
          <table:table-cell table:formula="of:=[.D10]" office:value-type="string" office:string-value="Griesmann:2000:L113">
            <text:p>Griesmann:2000:L113</text:p>
          </table:table-cell>
          <table:table-cell table:style-name="ce23" table:formula="of:=100000000/[.E10]" office:value-type="float" office:value="1670.78861356223">
            <text:p>1670.78861</text:p>
          </table:table-cell>
          <table:table-cell table:style-name="ce23" table:formula="of:=[.F10]/[.E10]*[.H10]" office:value-type="float" office:value="0.000111661383648368">
            <text:p>0.00011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Default" table:number-columns-repeated="4"/>
          <table:table-cell/>
          <table:table-cell table:style-name="Default" table:number-columns-repeated="1011"/>
          <table:table-cell table:number-columns-repeated="4"/>
        </table:table-row>
        <table:table-row table:style-name="ro2">
          <table:table-cell office:value-type="string">
            <text:p>References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1011"/>
          <table:table-cell table:number-columns-repeated="4"/>
        </table:table-row>
        <table:table-row table:style-name="ro3">
          <table:table-cell office:value-type="string">
            <text:p>Griesmann:2000:L113</text:p>
          </table:table-cell>
          <table:table-cell office:value-type="string">
            <text:p><text:a xlink:href="http://adsabs.harvard.edu/abs/2000ApJ...536L.113G">http://adsabs.harvard.edu/abs/2000ApJ...536L.113G</text:a></text:p>
          </table:table-cell>
          <table:table-cell/>
          <table:table-cell table:style-name="Default" table:number-columns-repeated="4"/>
          <table:table-cell/>
          <table:table-cell table:style-name="Default" table:number-columns-repeated="1011"/>
          <table:table-cell table:number-columns-repeated="4"/>
        </table:table-row>
      </table:table>
      <table:table table:name="AlIII" table:style-name="ta1">
        <table:table-column table:style-name="co1" table:number-columns-repeated="3" table:default-cell-style-name="Default"/>
        <table:table-column table:style-name="co76" table:default-cell-style-name="Default"/>
        <table:table-column table:style-name="co1" table:default-cell-style-name="ce103"/>
        <table:table-column table:style-name="co40" table:default-cell-style-name="ce103"/>
        <table:table-column table:style-name="co1" table:default-cell-style-name="ce97"/>
        <table:table-column table:style-name="co77" table:default-cell-style-name="Default"/>
        <table:table-column table:style-name="co78" table:default-cell-style-name="ce97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" table:default-cell-style-name="Default"/>
        <table:table-column table:style-name="co89" table:default-cell-style-name="Default"/>
        <table:table-column table:style-name="co51" table:default-cell-style-name="Default"/>
        <table:table-column table:style-name="co1" table:number-columns-repeated="1004" table:default-cell-style-name="Default"/>
        <table:table-row table:style-name="ro1">
          <table:table-cell table:style-name="ce97" office:value-type="string">
            <text:p>Updated</text:p>
          </table:table-cell>
          <table:table-cell table:style-name="ce100" office:value-type="string">
            <text:p>18/05/2012</text:p>
          </table:table-cell>
          <table:table-cell table:style-name="ce97" table:number-columns-repeated="4"/>
          <table:table-cell/>
          <table:table-cell table:style-name="ce97"/>
          <table:table-cell/>
          <table:table-cell table:style-name="ce97" table:number-columns-repeated="1014"/>
        </table:table-row>
        <table:table-row table:style-name="ro1">
          <table:table-cell table:style-name="ce97"/>
          <table:table-cell table:style-name="ce101"/>
          <table:table-cell table:style-name="ce97" table:number-columns-repeated="4"/>
          <table:table-cell/>
          <table:table-cell table:style-name="ce97"/>
          <table:table-cell/>
          <table:table-cell table:style-name="ce97" table:number-columns-repeated="1014"/>
        </table:table-row>
        <table:table-row table:style-name="ro1">
          <table:table-cell table:style-name="ce97" office:value-type="string">
            <text:p>Summary</text:p>
          </table:table-cell>
          <table:table-cell table:style-name="ce101"/>
          <table:table-cell table:style-name="ce97" table:number-columns-repeated="4"/>
          <table:table-cell/>
          <table:table-cell table:style-name="ce97"/>
          <table:table-cell/>
          <table:table-cell table:style-name="ce97" table:number-columns-repeated="1014"/>
        </table:table-row>
        <table:table-row table:style-name="ro14">
          <table:table-cell office:value-type="string">
            <text:p>Ion</text:p>
          </table:table-cell>
          <table:table-cell office:value-type="string">
            <text:p>Tran.</text:p>
          </table:table-cell>
          <table:table-cell/>
          <table:table-cell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office:value-type="string">
            <text:p>Ref.</text:p>
          </table:table-cell>
          <table:table-cell table:style-name="Default"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3"/>
        </table:table-row>
        <table:table-row table:style-name="ro1">
          <table:table-cell office:value-type="string">
            <text:p>AlIII</text:p>
          </table:table-cell>
          <table:table-cell table:formula="of:=[.A15]" office:value-type="float" office:value="1854">
            <text:p>1854</text:p>
          </table:table-cell>
          <table:table-cell office:value-type="string">
            <text:p>CMP</text:p>
          </table:table-cell>
          <table:table-cell table:style-name="ce103" office:value-type="float" office:value="26.981538">
            <text:p>26.9815</text:p>
          </table:table-cell>
          <table:table-cell table:formula="of:=[.E15]" office:value-type="float" office:value="53916.548025">
            <text:p>53916.5480</text:p>
          </table:table-cell>
          <table:table-cell table:formula="of:=[.F15]" office:value-type="float" office:value="0.00113137084989848">
            <text:p>0.0011</text:p>
          </table:table-cell>
          <table:table-cell table:style-name="ce105" office:value-type="float" office:value="1">
            <text:p>1</text:p>
          </table:table-cell>
          <table:table-cell/>
          <table:table-cell table:style-name="ce108" table:formula="of:=[.H15]" office:value-type="float" office:value="1854.71814615491">
            <text:p>1854.718146</text:p>
          </table:table-cell>
          <table:table-cell table:style-name="ce108" table:formula="of:=[.I15]" office:value-type="float" office:value="0.0000389189241930776">
            <text:p>0.000039</text:p>
          </table:table-cell>
          <table:table-cell table:style-name="ce109" table:formula="of:=299792458*[.J5]/[.I5]" office:value-type="float" office:value="6.29076712855103">
            <text:p>6.3</text:p>
          </table:table-cell>
          <table:table-cell office:value-type="string">
            <text:p>3\rm{s}~^2\rm{S}_{1/2}</text:p>
          </table:table-cell>
          <table:table-cell office:value-type="string">
            <text:p>3\rm{p}~^2\rm{P}_{3/2}</text:p>
          </table:table-cell>
          <table:table-cell office:value-type="string">
            <text:p>d_1</text:p>
          </table:table-cell>
          <table:table-cell table:style-name="ce110" office:value-type="float" office:value="18.83">
            <text:p>18.83</text:p>
          </table:table-cell>
          <table:table-cell table:style-name="ce110" office:value-type="float" office:value="28.45">
            <text:p>28.45</text:p>
          </table:table-cell>
          <table:table-cell table:style-name="ce111" office:value-type="float" office:value="0.559">
            <text:p>0.559</text:p>
          </table:table-cell>
          <table:table-cell table:style-name="ce113" office:value-type="float" office:value="542000000">
            <text:p>5.42E+08</text:p>
          </table:table-cell>
          <table:table-cell table:style-name="ce105" office:value-type="float" office:value="458">
            <text:p>458</text:p>
          </table:table-cell>
          <table:table-cell table:style-name="ce105" office:value-type="float" office:value="6">
            <text:p>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>
            <text:p>HYP</text:p>
          </table:table-cell>
          <table:table-cell office:value-type="string">
            <text:p>27; 26.981538</text:p>
          </table:table-cell>
          <table:table-cell table:formula="of:=[.E16]" office:value-type="float" office:value="53916.8149">
            <text:p>53916.8149</text:p>
          </table:table-cell>
          <table:table-cell table:formula="of:=[.F16]" office:value-type="float" office:value="0.0008">
            <text:p>0.0008</text:p>
          </table:table-cell>
          <table:table-cell table:style-name="ce105" office:value-type="float" office:value="0">
            <text:p>0</text:p>
          </table:table-cell>
          <table:table-cell table:formula="of:=[.A23]" office:value-type="string" office:string-value="Griesmann:2000:L113">
            <text:p>Griesmann:2000:L113</text:p>
          </table:table-cell>
          <table:table-cell table:style-name="ce108" table:formula="of:=[.H16]" office:value-type="float" office:value="1854.70896575532">
            <text:p>1854.708966</text:p>
          </table:table-cell>
          <table:table-cell table:style-name="ce108" table:formula="of:=[.I16]" office:value-type="float" office:value="0.0000275195627812253">
            <text:p>0.000028</text:p>
          </table:table-cell>
          <table:table-cell table:style-name="ce109" table:formula="of:=299792458*[.J6]/[.I6]" office:value-type="float" office:value="4.4482220777474">
            <text:p>4.4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110" table:number-columns-repeated="2"/>
          <table:table-cell table:style-name="ce112" table:formula="of:=[.J16]/SUM([.J16:.J17])" office:value-type="percentage" office:value="0.416666666666667">
            <text:p>41.67%</text:p>
          </table:table-cell>
          <table:table-cell table:style-name="ce113"/>
          <table:table-cell table:style-name="ce10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>
            <text:p>HYP</text:p>
          </table:table-cell>
          <table:table-cell table:style-name="ce105" table:formula="of:=[.D6]" office:value-type="string" office:string-value="27; 26.981538">
            <text:p>27; 26.981538</text:p>
          </table:table-cell>
          <table:table-cell table:formula="of:=[.E17]" office:value-type="float" office:value="53916.3574">
            <text:p>53916.3574</text:p>
          </table:table-cell>
          <table:table-cell table:formula="of:=[.F17]" office:value-type="float" office:value="0.0008">
            <text:p>0.0008</text:p>
          </table:table-cell>
          <table:table-cell table:style-name="ce105" office:value-type="float" office:value="0">
            <text:p>0</text:p>
          </table:table-cell>
          <table:table-cell table:formula="of:=[.H6]" office:value-type="string" office:string-value="Griesmann:2000:L113">
            <text:p>Griesmann:2000:L113</text:p>
          </table:table-cell>
          <table:table-cell table:style-name="ce108" table:formula="of:=[.H17]" office:value-type="float" office:value="1854.72470363883">
            <text:p>1854.724704</text:p>
          </table:table-cell>
          <table:table-cell table:style-name="ce108" table:formula="of:=[.I17]" office:value-type="float" office:value="0.000027520029810305">
            <text:p>0.000028</text:p>
          </table:table-cell>
          <table:table-cell table:style-name="ce109" table:formula="of:=299792458*[.J7]/[.I7]" office:value-type="float" office:value="4.44825982253764">
            <text:p>4.4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110" table:number-columns-repeated="2"/>
          <table:table-cell table:style-name="ce112" table:formula="of:=[.J17]/SUM([.J16:.J17])" office:value-type="percentage" office:value="0.583333333333333">
            <text:p>58.33%</text:p>
          </table:table-cell>
          <table:table-cell table:style-name="ce113"/>
          <table:table-cell table:style-name="ce105" table:number-columns-repeated="2"/>
          <table:table-cell table:number-columns-repeated="1003"/>
        </table:table-row>
        <table:table-row table:style-name="ro1">
          <table:table-cell/>
          <table:table-cell table:formula="of:=[.A18]" office:value-type="float" office:value="1862">
            <text:p>1862</text:p>
          </table:table-cell>
          <table:table-cell office:value-type="string">
            <text:p>CMP</text:p>
          </table:table-cell>
          <table:table-cell table:style-name="ce103" table:formula="of:=[.$D$5]" office:value-type="float" office:value="26.981538">
            <text:p>26.9815</text:p>
          </table:table-cell>
          <table:table-cell table:formula="of:=[.E18]" office:value-type="float" office:value="53682.8884083333">
            <text:p>53682.8884</text:p>
          </table:table-cell>
          <table:table-cell table:formula="of:=[.F18]" office:value-type="float" office:value="0.00113137084989848">
            <text:p>0.0011</text:p>
          </table:table-cell>
          <table:table-cell table:style-name="ce105" office:value-type="float" office:value="1">
            <text:p>1</text:p>
          </table:table-cell>
          <table:table-cell/>
          <table:table-cell table:style-name="ce108" table:formula="of:=[.H18]" office:value-type="float" office:value="1862.79097427397">
            <text:p>1862.790974</text:p>
          </table:table-cell>
          <table:table-cell table:style-name="ce108" table:formula="of:=[.I18]" office:value-type="float" office:value="0.0000392584577736767">
            <text:p>0.000039</text:p>
          </table:table-cell>
          <table:table-cell table:style-name="ce109" table:formula="of:=299792458*[.J8]/[.I8]" office:value-type="float" office:value="6.31814826021846">
            <text:p>6.3</text:p>
          </table:table-cell>
          <table:table-cell/>
          <table:table-cell office:value-type="string">
            <text:p>3\rm{p}~^2\rm{P}_{1/2}</text:p>
          </table:table-cell>
          <table:table-cell office:value-type="string">
            <text:p>d_2</text:p>
          </table:table-cell>
          <table:table-cell table:style-name="ce110" table:number-columns-repeated="2"/>
          <table:table-cell table:style-name="ce111" office:value-type="float" office:value="0.278">
            <text:p>0.278</text:p>
          </table:table-cell>
          <table:table-cell table:style-name="ce113" office:value-type="float" office:value="534000000">
            <text:p>5.34E+08</text:p>
          </table:table-cell>
          <table:table-cell table:style-name="ce105" office:value-type="float" office:value="224">
            <text:p>224</text:p>
          </table:table-cell>
          <table:table-cell table:style-name="ce105" office:value-type="float" office:value="8">
            <text:p>8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>
            <text:p>HYP</text:p>
          </table:table-cell>
          <table:table-cell table:style-name="ce105" office:value-type="string">
            <text:p>27; 26.981538</text:p>
          </table:table-cell>
          <table:table-cell table:formula="of:=[.E19]" office:value-type="float" office:value="53683.1953">
            <text:p>53683.1953</text:p>
          </table:table-cell>
          <table:table-cell table:formula="of:=[.F19]" office:value-type="float" office:value="0.0008">
            <text:p>0.0008</text:p>
          </table:table-cell>
          <table:table-cell table:style-name="ce105" office:value-type="float" office:value="0">
            <text:p>0</text:p>
          </table:table-cell>
          <table:table-cell table:formula="of:=[.A23]" office:value-type="string" office:string-value="Griesmann:2000:L113">
            <text:p>Griesmann:2000:L113</text:p>
          </table:table-cell>
          <table:table-cell table:style-name="ce108" table:formula="of:=[.H19]" office:value-type="float" office:value="1862.78032522405">
            <text:p>1862.780325</text:p>
          </table:table-cell>
          <table:table-cell table:style-name="ce108" table:formula="of:=[.I19]" office:value-type="float" office:value="0.0000277596043203344">
            <text:p>0.000028</text:p>
          </table:table-cell>
          <table:table-cell table:style-name="ce109" table:formula="of:=299792458*[.J9]/[.I9]" office:value-type="float" office:value="4.46757993930365">
            <text:p>4.5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110" table:number-columns-repeated="2"/>
          <table:table-cell table:style-name="ce112" table:formula="of:=[.J19]/SUM([.J19:.J20])" office:value-type="percentage" office:value="0.416666666666667">
            <text:p>41.67%</text:p>
          </table:table-cell>
          <table:table-cell table:style-name="ce113"/>
          <table:table-cell table:style-name="ce10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>
            <text:p>HYP</text:p>
          </table:table-cell>
          <table:table-cell table:style-name="ce105" table:formula="of:=[.D9]" office:value-type="string" office:string-value="27; 26.981538">
            <text:p>27; 26.981538</text:p>
          </table:table-cell>
          <table:table-cell table:formula="of:=[.E20]" office:value-type="float" office:value="53682.6692">
            <text:p>53682.6692</text:p>
          </table:table-cell>
          <table:table-cell table:formula="of:=[.F20]" office:value-type="float" office:value="0.0008">
            <text:p>0.0008</text:p>
          </table:table-cell>
          <table:table-cell table:style-name="ce105" office:value-type="float" office:value="0">
            <text:p>0</text:p>
          </table:table-cell>
          <table:table-cell table:formula="of:=[.H9]" office:value-type="string" office:string-value="Griesmann:2000:L113">
            <text:p>Griesmann:2000:L113</text:p>
          </table:table-cell>
          <table:table-cell table:style-name="ce108" table:formula="of:=[.H20]" office:value-type="float" office:value="1862.79858081274">
            <text:p>1862.798581</text:p>
          </table:table-cell>
          <table:table-cell table:style-name="ce108" table:formula="of:=[.I20]" office:value-type="float" office:value="0.0000277601484214238">
            <text:p>0.000028</text:p>
          </table:table-cell>
          <table:table-cell table:style-name="ce109" table:formula="of:=299792458*[.J10]/[.I10]" office:value-type="float" office:value="4.46762372240611">
            <text:p>4.5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110" table:number-columns-repeated="2"/>
          <table:table-cell table:style-name="ce112" table:formula="of:=[.J20]/SUM([.J19:.J20])" office:value-type="percentage" office:value="0.583333333333333">
            <text:p>58.33%</text:p>
          </table:table-cell>
          <table:table-cell table:style-name="ce113"/>
          <table:table-cell table:style-name="ce105" table:number-columns-repeated="2"/>
          <table:table-cell table:number-columns-repeated="1003"/>
        </table:table-row>
        <table:table-row table:style-name="ro1">
          <table:table-cell table:style-name="ce97" office:value-type="string">
            <text:p>END</text:p>
          </table:table-cell>
          <table:table-cell table:style-name="ce101"/>
          <table:table-cell table:style-name="ce97" table:number-columns-repeated="2"/>
          <table:table-cell table:style-name="Default"/>
          <table:table-cell table:style-name="ce97"/>
          <table:table-cell/>
          <table:table-cell table:style-name="ce97"/>
          <table:table-cell/>
          <table:table-cell table:style-name="ce97" table:number-columns-repeated="1014"/>
        </table:table-row>
        <table:table-row table:style-name="ro1">
          <table:table-cell table:style-name="ce97"/>
          <table:table-cell table:style-name="ce101"/>
          <table:table-cell table:style-name="ce97" table:number-columns-repeated="2"/>
          <table:table-cell table:style-name="Default"/>
          <table:table-cell table:style-name="ce97"/>
          <table:table-cell/>
          <table:table-cell table:style-name="ce97"/>
          <table:table-cell/>
          <table:table-cell table:style-name="ce97" table:number-columns-repeated="1014"/>
        </table:table-row>
        <table:table-row table:style-name="ro1">
          <table:table-cell table:style-name="ce97" office:value-type="string">
            <text:p>Measurements</text:p>
          </table:table-cell>
          <table:table-cell table:style-name="ce101"/>
          <table:table-cell table:style-name="ce97" table:number-columns-repeated="4"/>
          <table:table-cell/>
          <table:table-cell table:style-name="ce97"/>
          <table:table-cell/>
          <table:table-cell table:style-name="ce97" table:number-columns-repeated="1014"/>
        </table:table-row>
        <table:table-row table:style-name="ro5">
          <table:table-cell table:style-name="ce98" office:value-type="string">
            <text:p>Transition/F_low</text:p>
          </table:table-cell>
          <table:table-cell table:style-name="ce102" office:value-type="string">
            <text:p>w [/cm]</text:p>
          </table:table-cell>
          <table:table-cell table:style-name="ce98" office:value-type="string">
            <text:p>dw [/cm]</text:p>
          </table:table-cell>
          <table:table-cell table:style-name="ce98" office:value-type="string">
            <text:p>Reference</text:p>
          </table:table-cell>
          <table:table-cell table:style-name="ce102" office:value-type="string">
            <text:p>w [/cm]</text:p>
          </table:table-cell>
          <table:table-cell table:style-name="ce98" office:value-type="string">
            <text:p>dw [/cm]</text:p>
          </table:table-cell>
          <table:table-cell table:style-name="ce98" office:value-type="string">
            <text:p>Reference/Note</text:p>
          </table:table-cell>
          <table:table-cell table:style-name="ce98" office:value-type="string">
            <text:p>l [Ang.]</text:p>
          </table:table-cell>
          <table:table-cell table:style-name="ce98" office:value-type="string">
            <text:p>dl [Ang.]</text:p>
          </table:table-cell>
          <table:table-cell table:style-name="ce98" office:value-type="string">
            <text:p>2*F_low+1</text:p>
          </table:table-cell>
          <table:table-cell table:style-name="ce98" table:number-columns-repeated="1009"/>
          <table:table-cell table:style-name="ce114" table:number-columns-repeated="4"/>
        </table:table-row>
        <table:table-row table:style-name="ro1">
          <table:table-cell table:style-name="ce99" office:value-type="float" office:value="1854">
            <text:p>1854</text:p>
          </table:table-cell>
          <table:table-cell table:style-name="ce103" table:formula="of:=SUMPRODUCT([.B16:.B17];[.J16:.J17])/SUM([.J16:.J17])" office:value-type="float" office:value="53916.548025">
            <text:p>53916.5480</text:p>
          </table:table-cell>
          <table:table-cell table:style-name="ce103" table:formula="of:=SQRT([.C16]*[.C16]+[.C17]*[.C17])" office:value-type="float" office:value="0.00113137084989848">
            <text:p>0.0011</text:p>
          </table:table-cell>
          <table:table-cell office:value-type="string">
            <text:p>Composite</text:p>
          </table:table-cell>
          <table:table-cell table:formula="of:=[.B15]" office:value-type="float" office:value="53916.548025">
            <text:p>53916.5480</text:p>
          </table:table-cell>
          <table:table-cell table:formula="of:=[.C15]" office:value-type="float" office:value="0.00113137084989848">
            <text:p>0.0011</text:p>
          </table:table-cell>
          <table:table-cell table:style-name="Default" table:formula="of:=[.D15]" office:value-type="string" office:string-value="Composite">
            <text:p>Composite</text:p>
          </table:table-cell>
          <table:table-cell table:style-name="ce107" table:formula="of:=100000000/[.E15]" office:value-type="float" office:value="1854.71814615491">
            <text:p>1854.718146</text:p>
          </table:table-cell>
          <table:table-cell table:style-name="ce107" table:formula="of:=[.F15]/[.E15]*[.H15]" office:value-type="float" office:value="0.0000389189241930776">
            <text:p>0.000039</text:p>
          </table:table-cell>
          <table:table-cell table:style-name="ce97" table:number-columns-repeated="1010"/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04" table:formula="of:=53916.8149" office:value-type="float" office:value="53916.8149">
            <text:p>53916.8149</text:p>
          </table:table-cell>
          <table:table-cell table:style-name="ce104" table:formula="of:=0.0008" office:value-type="float" office:value="0.0008">
            <text:p>0.0008</text:p>
          </table:table-cell>
          <table:table-cell table:style-name="ce106" table:formula="of:=[.A23]" office:value-type="string" office:string-value="Griesmann:2000:L113">
            <text:p>Griesmann:2000:L113</text:p>
          </table:table-cell>
          <table:table-cell table:style-name="ce104" table:formula="of:=[.B16]" office:value-type="float" office:value="53916.8149">
            <text:p>53916.8149</text:p>
          </table:table-cell>
          <table:table-cell table:style-name="ce104" table:formula="of:=[.C16]" office:value-type="float" office:value="0.0008">
            <text:p>0.0008</text:p>
          </table:table-cell>
          <table:table-cell table:formula="of:=[.D16]" office:value-type="string" office:string-value="Griesmann:2000:L113">
            <text:p>Griesmann:2000:L113</text:p>
          </table:table-cell>
          <table:table-cell table:style-name="ce107" table:formula="of:=100000000/[.E16]" office:value-type="float" office:value="1854.70896575532">
            <text:p>1854.708966</text:p>
          </table:table-cell>
          <table:table-cell table:style-name="ce107" table:formula="of:=[.F16]/[.E16]*[.H16]" office:value-type="float" office:value="0.0000275195627812253">
            <text:p>0.000028</text:p>
          </table:table-cell>
          <table:table-cell table:formula="of:=2*[.A16]+1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104" table:formula="of:=53916.3574" office:value-type="float" office:value="53916.3574">
            <text:p>53916.3574</text:p>
          </table:table-cell>
          <table:table-cell table:style-name="ce104" table:formula="of:=0.0008" office:value-type="float" office:value="0.0008">
            <text:p>0.0008</text:p>
          </table:table-cell>
          <table:table-cell table:style-name="ce106" table:formula="of:=[.D16]" office:value-type="string" office:string-value="Griesmann:2000:L113">
            <text:p>Griesmann:2000:L113</text:p>
          </table:table-cell>
          <table:table-cell table:style-name="ce104" table:formula="of:=[.B17]" office:value-type="float" office:value="53916.3574">
            <text:p>53916.3574</text:p>
          </table:table-cell>
          <table:table-cell table:style-name="ce104" table:formula="of:=[.C17]" office:value-type="float" office:value="0.0008">
            <text:p>0.0008</text:p>
          </table:table-cell>
          <table:table-cell table:formula="of:=[.D17]" office:value-type="string" office:string-value="Griesmann:2000:L113">
            <text:p>Griesmann:2000:L113</text:p>
          </table:table-cell>
          <table:table-cell table:style-name="ce107" table:formula="of:=100000000/[.E17]" office:value-type="float" office:value="1854.72470363883">
            <text:p>1854.724704</text:p>
          </table:table-cell>
          <table:table-cell table:style-name="ce107" table:formula="of:=[.F17]/[.E17]*[.H17]" office:value-type="float" office:value="0.000027520029810305">
            <text:p>0.000028</text:p>
          </table:table-cell>
          <table:table-cell table:formula="of:=2*[.A17]+1"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float" office:value="1862">
            <text:p>1862</text:p>
          </table:table-cell>
          <table:table-cell table:style-name="ce103" table:formula="of:=SUMPRODUCT([.B19:.B20];[.J19:.J20])/SUM([.J19:.J20])" office:value-type="float" office:value="53682.8884083333">
            <text:p>53682.8884</text:p>
          </table:table-cell>
          <table:table-cell table:style-name="ce103" table:formula="of:=SQRT([.C19]*[.C19]+[.C20]*[.C20])" office:value-type="float" office:value="0.00113137084989848">
            <text:p>0.0011</text:p>
          </table:table-cell>
          <table:table-cell office:value-type="string">
            <text:p>Composite</text:p>
          </table:table-cell>
          <table:table-cell table:formula="of:=[.B18]" office:value-type="float" office:value="53682.8884083333">
            <text:p>53682.8884</text:p>
          </table:table-cell>
          <table:table-cell table:formula="of:=[.C18]" office:value-type="float" office:value="0.00113137084989848">
            <text:p>0.0011</text:p>
          </table:table-cell>
          <table:table-cell table:style-name="Default" table:formula="of:=[.D18]" office:value-type="string" office:string-value="Composite">
            <text:p>Composite</text:p>
          </table:table-cell>
          <table:table-cell table:style-name="ce107" table:formula="of:=100000000/[.E18]" office:value-type="float" office:value="1862.79097427397">
            <text:p>1862.790974</text:p>
          </table:table-cell>
          <table:table-cell table:style-name="ce107" table:formula="of:=[.F18]/[.E18]*[.H18]" office:value-type="float" office:value="0.0000392584577736767">
            <text:p>0.000039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style-name="ce104" table:formula="of:=53683.1953" office:value-type="float" office:value="53683.1953">
            <text:p>53683.1953</text:p>
          </table:table-cell>
          <table:table-cell table:style-name="ce104" table:formula="of:=0.0008" office:value-type="float" office:value="0.0008">
            <text:p>0.0008</text:p>
          </table:table-cell>
          <table:table-cell table:style-name="ce106" table:formula="of:=[.A23]" office:value-type="string" office:string-value="Griesmann:2000:L113">
            <text:p>Griesmann:2000:L113</text:p>
          </table:table-cell>
          <table:table-cell table:style-name="ce104" table:formula="of:=[.B19]" office:value-type="float" office:value="53683.1953">
            <text:p>53683.1953</text:p>
          </table:table-cell>
          <table:table-cell table:style-name="ce104" table:formula="of:=[.C19]" office:value-type="float" office:value="0.0008">
            <text:p>0.0008</text:p>
          </table:table-cell>
          <table:table-cell table:formula="of:=[.D19]" office:value-type="string" office:string-value="Griesmann:2000:L113">
            <text:p>Griesmann:2000:L113</text:p>
          </table:table-cell>
          <table:table-cell table:style-name="ce107" table:formula="of:=100000000/[.E19]" office:value-type="float" office:value="1862.78032522405">
            <text:p>1862.780325</text:p>
          </table:table-cell>
          <table:table-cell table:style-name="ce107" table:formula="of:=[.F19]/[.E19]*[.H19]" office:value-type="float" office:value="0.0000277596043203344">
            <text:p>0.000028</text:p>
          </table:table-cell>
          <table:table-cell table:formula="of:=2*[.A19]+1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104" table:formula="of:=53682.6692" office:value-type="float" office:value="53682.6692">
            <text:p>53682.6692</text:p>
          </table:table-cell>
          <table:table-cell table:style-name="ce104" table:formula="of:=0.0008" office:value-type="float" office:value="0.0008">
            <text:p>0.0008</text:p>
          </table:table-cell>
          <table:table-cell table:style-name="ce106" table:formula="of:=[.D19]" office:value-type="string" office:string-value="Griesmann:2000:L113">
            <text:p>Griesmann:2000:L113</text:p>
          </table:table-cell>
          <table:table-cell table:style-name="ce104" table:formula="of:=[.B20]" office:value-type="float" office:value="53682.6692">
            <text:p>53682.6692</text:p>
          </table:table-cell>
          <table:table-cell table:style-name="ce104" table:formula="of:=[.C20]" office:value-type="float" office:value="0.0008">
            <text:p>0.0008</text:p>
          </table:table-cell>
          <table:table-cell table:formula="of:=[.D20]" office:value-type="string" office:string-value="Griesmann:2000:L113">
            <text:p>Griesmann:2000:L113</text:p>
          </table:table-cell>
          <table:table-cell table:style-name="ce107" table:formula="of:=100000000/[.E20]" office:value-type="float" office:value="1862.79858081274">
            <text:p>1862.798581</text:p>
          </table:table-cell>
          <table:table-cell table:style-name="ce107" table:formula="of:=[.F20]/[.E20]*[.H20]" office:value-type="float" office:value="0.0000277601484214238">
            <text:p>0.000028</text:p>
          </table:table-cell>
          <table:table-cell table:formula="of:=2*[.A20]+1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>
            <text:p>References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14">
          <table:table-cell office:value-type="string">
            <text:p>Griesmann:2000:L113</text:p>
          </table:table-cell>
          <table:table-cell office:value-type="string">
            <text:p><text:a xlink:href="http://adsabs.harvard.edu/abs/2000ApJ...536L.113G">http://adsabs.harvard.edu/abs/2000ApJ...536L.113G</text:a>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</table:table>
      <table:table table:name="SiII" table:style-name="ta1">
        <table:table-column table:style-name="co52" table:number-columns-repeated="2" table:default-cell-style-name="ce8"/>
        <table:table-column table:style-name="co52" table:default-cell-style-name="ce45"/>
        <table:table-column table:style-name="co53" table:default-cell-style-name="ce45"/>
        <table:table-column table:style-name="co54" table:default-cell-style-name="ce45"/>
        <table:table-column table:style-name="co55" table:default-cell-style-name="ce45"/>
        <table:table-column table:style-name="co56" table:default-cell-style-name="ce45"/>
        <table:table-column table:style-name="co57" table:default-cell-style-name="ce46"/>
        <table:table-column table:style-name="co56" table:default-cell-style-name="ce46"/>
        <table:table-column table:style-name="co58" table:default-cell-style-name="ce46"/>
        <table:table-column table:style-name="co59" table:default-cell-style-name="ce46"/>
        <table:table-column table:style-name="co60" table:default-cell-style-name="ce8"/>
        <table:table-column table:style-name="co61" table:default-cell-style-name="ce8"/>
        <table:table-column table:style-name="co51" table:default-cell-style-name="ce8"/>
        <table:table-column table:style-name="co62" table:default-cell-style-name="ce8"/>
        <table:table-column table:style-name="co40" table:default-cell-style-name="ce8"/>
        <table:table-column table:style-name="co52" table:default-cell-style-name="ce8"/>
        <table:table-column table:style-name="co59" table:default-cell-style-name="ce8"/>
        <table:table-column table:style-name="co40" table:default-cell-style-name="ce8"/>
        <table:table-column table:style-name="co52" table:number-columns-repeated="1005" table:default-cell-style-name="ce8"/>
        <table:table-row table:style-name="ro2">
          <table:table-cell table:style-name="ce13" office:value-type="string">
            <text:p>Updated</text:p>
          </table:table-cell>
          <table:table-cell table:style-name="ce32" office:value-type="string">
            <text:p>18/05/2012</text:p>
          </table:table-cell>
          <table:table-cell table:style-name="ce65"/>
          <table:table-cell table:style-name="ce13" table:number-columns-repeated="1021"/>
        </table:table-row>
        <table:table-row table:style-name="ro2">
          <table:table-cell table:style-name="ce13"/>
          <table:table-cell table:style-name="ce14"/>
          <table:table-cell table:style-name="ce13" table:number-columns-repeated="1022"/>
        </table:table-row>
        <table:table-row table:style-name="ro2">
          <table:table-cell table:style-name="ce13" office:value-type="string">
            <text:p>Summary</text:p>
          </table:table-cell>
          <table:table-cell table:style-name="ce14"/>
          <table:table-cell table:style-name="ce13" table:number-columns-repeated="1022"/>
        </table:table-row>
        <table:table-row table:style-name="ro3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2">
          <table:table-cell table:style-name="Default" office:value-type="string">
            <text:p>SiII</text:p>
          </table:table-cell>
          <table:table-cell table:style-name="Default" table:formula="of:=[.A23]" office:value-type="float" office:value="1526">
            <text:p>1526</text:p>
          </table:table-cell>
          <table:table-cell table:style-name="Default" office:value-type="string">
            <text:p>CMP</text:p>
          </table:table-cell>
          <table:table-cell table:style-name="ce20" office:value-type="float" office:value="28.0855">
            <text:p>28.0855</text:p>
          </table:table-cell>
          <table:table-cell table:style-name="ce20" table:formula="of:=[.J23]" office:value-type="float" office:value="65500.4538">
            <text:p>65500.4538</text:p>
          </table:table-cell>
          <table:table-cell table:style-name="ce20" table:formula="of:=[.K23]" office:value-type="float" office:value="0.0007">
            <text:p>0.0007</text:p>
          </table:table-cell>
          <table:table-cell table:style-name="ce15" office:value-type="float" office:value="0">
            <text:p>0</text:p>
          </table:table-cell>
          <table:table-cell table:style-name="Default" table:formula="of:=[.A33]" office:value-type="string" office:string-value="Griesmann:2000:L113">
            <text:p>Griesmann:2000:L113</text:p>
          </table:table-cell>
          <table:table-cell table:style-name="ce17" table:formula="of:=[.L23]" office:value-type="float" office:value="1526.70697985302">
            <text:p>1526.706980</text:p>
          </table:table-cell>
          <table:table-cell table:style-name="ce17" table:formula="of:=[.M23]" office:value-type="float" office:value="0.0000163158394163234">
            <text:p>0.000016</text:p>
          </table:table-cell>
          <table:table-cell table:style-name="ce26" table:formula="of:=299792458*[.J5]/[.I5]" office:value-type="float" office:value="3.20386666695124">
            <text:p>3.2</text:p>
          </table:table-cell>
          <table:table-cell table:style-name="Default" office:value-type="string">
            <text:p>3\rm{s}^23\rm{p}~^2\rm{P}_{1/2}</text:p>
          </table:table-cell>
          <table:table-cell table:style-name="Default" office:value-type="string">
            <text:p>3\rm{s}^24\rm{s}~^2\rm{S}_{1/2}</text:p>
          </table:table-cell>
          <table:table-cell table:style-name="Default" office:value-type="string">
            <text:p>e_1</text:p>
          </table:table-cell>
          <table:table-cell table:style-name="ce27" office:value-type="float" office:value="8.15">
            <text:p>8.15</text:p>
          </table:table-cell>
          <table:table-cell table:style-name="ce27" office:value-type="float" office:value="16.35">
            <text:p>16.35</text:p>
          </table:table-cell>
          <table:table-cell table:style-name="ce29" office:value-type="float" office:value="0.133">
            <text:p>0.133</text:p>
          </table:table-cell>
          <table:table-cell table:style-name="ce30" office:value-type="float" office:value="1130000000">
            <text:p>1.13E+09</text:p>
          </table:table-cell>
          <table:table-cell table:style-name="ce15" table:formula="of:=47" office:value-type="float" office:value="47">
            <text:p>47</text:p>
          </table:table-cell>
          <table:table-cell table:style-name="ce15" table:formula="of:=4" office:value-type="float" office:value="4">
            <text:p>4</text:p>
          </table:table-cell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5" office:value-type="string">
            <text:p>30; 29.97377017</text:p>
          </table:table-cell>
          <table:table-cell table:style-name="ce18" table:formula="of:=[.J24]" office:value-type="float" office:value="65500.4258532589">
            <text:p>65500.42585</text:p>
          </table:table-cell>
          <table:table-cell table:style-name="ce17"/>
          <table:table-cell table:style-name="ce15" office:value-type="float" office:value="3">
            <text:p>3</text:p>
          </table:table-cell>
          <table:table-cell table:style-name="Default" table:formula="of:=[.A34]" office:value-type="string" office:string-value="Murphy:2013">
            <text:p>Murphy:2013</text:p>
          </table:table-cell>
          <table:table-cell table:style-name="ce24" table:formula="of:=[.L24]" office:value-type="float" office:value="1526.70763124549">
            <text:p>1526.7076312</text:p>
          </table:table-cell>
          <table:table-cell table:style-name="ce24"/>
          <table:table-cell table:style-name="ce26"/>
          <table:table-cell table:style-name="Default" table:number-columns-repeated="3"/>
          <table:table-cell table:style-name="ce27" table:number-columns-repeated="2"/>
          <table:table-cell table:style-name="ce68" table:formula="of:=[.B24]" office:value-type="percentage" office:value="0.030872">
            <text:p>3.087%</text:p>
          </table:table-cell>
          <table:table-cell table:style-name="ce30"/>
          <table:table-cell table:style-name="ce15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5" office:value-type="string">
            <text:p>29; 28.976494700</text:p>
          </table:table-cell>
          <table:table-cell table:style-name="ce18" table:formula="of:=[.J25]" office:value-type="float" office:value="65500.439804959">
            <text:p>65500.43980</text:p>
          </table:table-cell>
          <table:table-cell table:style-name="ce17"/>
          <table:table-cell table:style-name="ce15" table:formula="of:=[.G6]" office:value-type="float" office:value="3">
            <text:p>3</text:p>
          </table:table-cell>
          <table:table-cell table:style-name="Default" table:formula="of:=[.H6]" office:value-type="string" office:string-value="Murphy:2013">
            <text:p>Murphy:2013</text:p>
          </table:table-cell>
          <table:table-cell table:style-name="ce24" table:formula="of:=[.L25]" office:value-type="float" office:value="1526.70730605429">
            <text:p>1526.7073061</text:p>
          </table:table-cell>
          <table:table-cell table:style-name="ce24"/>
          <table:table-cell table:style-name="ce26"/>
          <table:table-cell table:style-name="Default" table:number-columns-repeated="3"/>
          <table:table-cell table:style-name="ce27" table:number-columns-repeated="2"/>
          <table:table-cell table:style-name="ce68" table:formula="of:=[.B25]" office:value-type="percentage" office:value="0.046832">
            <text:p>4.683%</text:p>
          </table:table-cell>
          <table:table-cell table:style-name="ce30"/>
          <table:table-cell table:style-name="ce15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5" office:value-type="string">
            <text:p>28; 27.9769265325</text:p>
          </table:table-cell>
          <table:table-cell table:style-name="ce18" table:formula="of:=[.J26]" office:value-type="float" office:value="65500.4554460958">
            <text:p>65500.45545</text:p>
          </table:table-cell>
          <table:table-cell table:style-name="ce17"/>
          <table:table-cell table:style-name="ce15" table:formula="of:=[.G7]" office:value-type="float" office:value="3">
            <text:p>3</text:p>
          </table:table-cell>
          <table:table-cell table:style-name="Default" table:formula="of:=[.H7]" office:value-type="string" office:string-value="Murphy:2013">
            <text:p>Murphy:2013</text:p>
          </table:table-cell>
          <table:table-cell table:style-name="ce24" table:formula="of:=[.L26]" office:value-type="float" office:value="1526.70694148525">
            <text:p>1526.7069415</text:p>
          </table:table-cell>
          <table:table-cell table:style-name="ce24"/>
          <table:table-cell table:style-name="ce26"/>
          <table:table-cell table:style-name="Default" table:number-columns-repeated="3"/>
          <table:table-cell table:style-name="ce27" table:number-columns-repeated="2"/>
          <table:table-cell table:style-name="ce68" table:formula="of:=[.B26]" office:value-type="percentage" office:value="0.922297">
            <text:p>92.230%</text:p>
          </table:table-cell>
          <table:table-cell table:style-name="ce30"/>
          <table:table-cell table:style-name="ce15" table:number-columns-repeated="2"/>
          <table:table-cell table:style-name="Default" table:number-columns-repeated="1004"/>
        </table:table-row>
        <table:table-row table:style-name="ro2">
          <table:table-cell table:style-name="ce13"/>
          <table:table-cell table:style-name="Default" table:formula="of:=[.A27]" office:value-type="float" office:value="1808">
            <text:p>1808</text:p>
          </table:table-cell>
          <table:table-cell table:style-name="Default" office:value-type="string">
            <text:p>CMP</text:p>
          </table:table-cell>
          <table:table-cell table:style-name="ce20" table:formula="of:=[.$D$5]" office:value-type="float" office:value="28.0855">
            <text:p>28.0855</text:p>
          </table:table-cell>
          <table:table-cell table:style-name="ce20" table:formula="of:=[.J27]" office:value-type="float" office:value="55309.3404">
            <text:p>55309.3404</text:p>
          </table:table-cell>
          <table:table-cell table:style-name="ce20" table:formula="of:=[.K27]" office:value-type="float" office:value="0.0004">
            <text:p>0.0004</text:p>
          </table:table-cell>
          <table:table-cell table:style-name="ce15" office:value-type="float" office:value="0">
            <text:p>0</text:p>
          </table:table-cell>
          <table:table-cell table:style-name="Default" table:formula="of:=[.A33]" office:value-type="string" office:string-value="Griesmann:2000:L113">
            <text:p>Griesmann:2000:L113</text:p>
          </table:table-cell>
          <table:table-cell table:style-name="ce17" table:formula="of:=[.L27]" office:value-type="float" office:value="1808.01288311874">
            <text:p>1808.012883</text:p>
          </table:table-cell>
          <table:table-cell table:style-name="ce17" table:formula="of:=[.M27]" office:value-type="float" office:value="0.0000130756423420934">
            <text:p>0.000013</text:p>
          </table:table-cell>
          <table:table-cell table:style-name="ce26" table:formula="of:=299792458*[.J9]/[.I9]" office:value-type="float" office:value="2.16811450530334">
            <text:p>2.2</text:p>
          </table:table-cell>
          <table:table-cell table:style-name="Default"/>
          <table:table-cell table:style-name="Default" office:value-type="string">
            <text:p>3\rm{s}3\rm{p}^2~^2\rm{D}_{3/2}</text:p>
          </table:table-cell>
          <table:table-cell table:style-name="Default" office:value-type="string">
            <text:p>e_2</text:p>
          </table:table-cell>
          <table:table-cell table:style-name="ce27" table:number-columns-repeated="2"/>
          <table:table-cell table:style-name="ce18" office:value-type="float" office:value="0.00208">
            <text:p>0.00208</text:p>
          </table:table-cell>
          <table:table-cell table:style-name="ce30" office:value-type="float" office:value="2380000">
            <text:p>2.38E+06</text:p>
          </table:table-cell>
          <table:table-cell table:style-name="ce15" table:formula="of:=526" office:value-type="float" office:value="526">
            <text:p>526</text:p>
          </table:table-cell>
          <table:table-cell table:style-name="ce15" table:formula="of:=16" office:value-type="float" office:value="16">
            <text:p>16</text:p>
          </table:table-cell>
          <table:table-cell table:style-name="ce13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5" table:formula="of:=[.D6]" office:value-type="string" office:string-value="30; 29.97377017">
            <text:p>30; 29.97377017</text:p>
          </table:table-cell>
          <table:table-cell table:style-name="ce18" table:formula="of:=[.J28]" office:value-type="float" office:value="55309.4901021645">
            <text:p>55309.49010</text:p>
          </table:table-cell>
          <table:table-cell table:style-name="ce17"/>
          <table:table-cell table:style-name="ce15" office:value-type="float" office:value="3">
            <text:p>3</text:p>
          </table:table-cell>
          <table:table-cell table:style-name="Default" table:formula="of:=[.A34]" office:value-type="string" office:string-value="Murphy:2013">
            <text:p>Murphy:2013</text:p>
          </table:table-cell>
          <table:table-cell table:style-name="ce24" table:formula="of:=[.L28]" office:value-type="float" office:value="1808.00798950209">
            <text:p>1808.0079895</text:p>
          </table:table-cell>
          <table:table-cell table:style-name="ce24"/>
          <table:table-cell table:style-name="ce26"/>
          <table:table-cell table:style-name="Default" table:number-columns-repeated="3"/>
          <table:table-cell table:style-name="ce27" table:number-columns-repeated="2"/>
          <table:table-cell table:style-name="ce68" table:formula="of:=[.B28]" office:value-type="percentage" office:value="0.030872">
            <text:p>3.087%</text:p>
          </table:table-cell>
          <table:table-cell table:style-name="ce30"/>
          <table:table-cell table:style-name="ce15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5" table:formula="of:=[.D7]" office:value-type="string" office:string-value="29; 28.976494700">
            <text:p>29; 28.976494700</text:p>
          </table:table-cell>
          <table:table-cell table:style-name="ce18" table:formula="of:=[.J29]" office:value-type="float" office:value="55309.4140285807">
            <text:p>55309.41403</text:p>
          </table:table-cell>
          <table:table-cell table:style-name="ce17"/>
          <table:table-cell table:style-name="ce15" table:formula="of:=[.G10]" office:value-type="float" office:value="3">
            <text:p>3</text:p>
          </table:table-cell>
          <table:table-cell table:style-name="Default" table:formula="of:=[.H10]" office:value-type="string" office:string-value="Murphy:2013">
            <text:p>Murphy:2013</text:p>
          </table:table-cell>
          <table:table-cell table:style-name="ce24" table:formula="of:=[.L29]" office:value-type="float" office:value="1808.01047626948">
            <text:p>1808.0104763</text:p>
          </table:table-cell>
          <table:table-cell table:style-name="ce24"/>
          <table:table-cell table:style-name="ce26"/>
          <table:table-cell table:style-name="Default" table:number-columns-repeated="3"/>
          <table:table-cell table:style-name="ce27" table:number-columns-repeated="2"/>
          <table:table-cell table:style-name="ce68" table:formula="of:=[.B29]" office:value-type="percentage" office:value="0.046832">
            <text:p>4.683%</text:p>
          </table:table-cell>
          <table:table-cell table:style-name="ce30"/>
          <table:table-cell table:style-name="ce15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5" table:formula="of:=[.D8]" office:value-type="string" office:string-value="28; 27.9769265325">
            <text:p>28; 27.9769265325</text:p>
          </table:table-cell>
          <table:table-cell table:style-name="ce18" table:formula="of:=[.J30]" office:value-type="float" office:value="55309.3316503373">
            <text:p>55309.33165</text:p>
          </table:table-cell>
          <table:table-cell table:style-name="ce17"/>
          <table:table-cell table:style-name="ce15" table:formula="of:=[.G11]" office:value-type="float" office:value="3">
            <text:p>3</text:p>
          </table:table-cell>
          <table:table-cell table:style-name="Default" table:formula="of:=[.H11]" office:value-type="string" office:string-value="Murphy:2013">
            <text:p>Murphy:2013</text:p>
          </table:table-cell>
          <table:table-cell table:style-name="ce24" table:formula="of:=[.L30]" office:value-type="float" office:value="1808.01316913744">
            <text:p>1808.0131691</text:p>
          </table:table-cell>
          <table:table-cell table:style-name="ce24"/>
          <table:table-cell table:style-name="ce26"/>
          <table:table-cell table:style-name="Default" table:number-columns-repeated="3"/>
          <table:table-cell table:style-name="ce27" table:number-columns-repeated="2"/>
          <table:table-cell table:style-name="ce68" table:formula="of:=[.B30]" office:value-type="percentage" office:value="0.922297">
            <text:p>92.230%</text:p>
          </table:table-cell>
          <table:table-cell table:style-name="ce30"/>
          <table:table-cell table:style-name="ce15" table:number-columns-repeated="2"/>
          <table:table-cell table:style-name="Default" table:number-columns-repeated="1004"/>
        </table:table-row>
        <table:table-row table:style-name="ro2">
          <table:table-cell table:style-name="ce13" office:value-type="string">
            <text:p>END</text:p>
          </table:table-cell>
          <table:table-cell table:style-name="ce14"/>
          <table:table-cell table:style-name="ce13" table:number-columns-repeated="1022"/>
        </table:table-row>
        <table:table-row table:style-name="ro2">
          <table:table-cell table:style-name="ce13"/>
          <table:table-cell table:style-name="ce14"/>
          <table:table-cell table:style-name="ce13" table:number-columns-repeated="1022"/>
        </table:table-row>
        <table:table-row table:style-name="ro2">
          <table:table-cell table:style-name="ce13" office:value-type="string">
            <text:p>Measurements</text:p>
          </table:table-cell>
          <table:table-cell table:style-name="ce14"/>
          <table:table-cell table:style-name="ce13" table:number-columns-repeated="1022"/>
        </table:table-row>
        <table:table-row table:style-name="ro3">
          <table:table-cell table:style-name="ce13" office:value-type="string">
            <text:p>Transition</text:p>
          </table:table-cell>
          <table:table-cell table:style-name="ce16" office:value-type="string">
            <text:p>w [/cm]</text:p>
          </table:table-cell>
          <table:table-cell table:style-name="ce21" office:value-type="string">
            <text:p>dw [/cm]</text:p>
          </table:table-cell>
          <table:table-cell table:style-name="ce21" office:value-type="string">
            <text:p>Reference</text:p>
          </table:table-cell>
          <table:table-cell table:style-name="ce16" office:value-type="string">
            <text:p>w [/cm]</text:p>
          </table:table-cell>
          <table:table-cell table:style-name="ce21" office:value-type="string">
            <text:p>dw [/cm]</text:p>
          </table:table-cell>
          <table:table-cell table:style-name="ce21" office:value-type="string">
            <text:p>Reference/Note</text:p>
          </table:table-cell>
          <table:table-cell table:style-name="ce21" office:value-type="string">
            <text:p>l [Ang.]</text:p>
          </table:table-cell>
          <table:table-cell table:style-name="ce21" office:value-type="string">
            <text:p>dl [Ang.]</text:p>
          </table:table-cell>
          <table:table-cell table:style-name="ce21" table:number-columns-repeated="1009"/>
          <table:table-cell table:style-name="ce13"/>
          <table:table-cell table:style-name="Default" table:number-columns-repeated="5"/>
        </table:table-row>
        <table:table-row table:style-name="ro2">
          <table:table-cell table:style-name="ce59" office:value-type="float" office:value="1526">
            <text:p>1526</text:p>
          </table:table-cell>
          <table:table-cell table:style-name="ce61" table:formula="of:=65500.4538" office:value-type="float" office:value="65500.4538">
            <text:p>65500.4538</text:p>
          </table:table-cell>
          <table:table-cell table:style-name="ce61" table:formula="of:=0.0007" office:value-type="float" office:value="0.0007">
            <text:p>0.0007</text:p>
          </table:table-cell>
          <table:table-cell table:style-name="ce13" table:formula="of:=[.A33]" office:value-type="string" office:string-value="Griesmann:2000:L113">
            <text:p>Griesmann:2000:L113</text:p>
          </table:table-cell>
          <table:table-cell table:style-name="ce61" table:formula="of:=[.B17]" office:value-type="float" office:value="65500.4538">
            <text:p>65500.4538</text:p>
          </table:table-cell>
          <table:table-cell table:style-name="ce61" table:formula="of:=[.C17]" office:value-type="float" office:value="0.0007">
            <text:p>0.0007</text:p>
          </table:table-cell>
          <table:table-cell table:style-name="ce13" table:formula="of:=[.D17]" office:value-type="string" office:string-value="Griesmann:2000:L113">
            <text:p>Griesmann:2000:L113</text:p>
          </table:table-cell>
          <table:table-cell table:style-name="ce22" table:formula="of:=100000000/[.E17]" office:value-type="float" office:value="1526.70697985302">
            <text:p>1526.706980</text:p>
          </table:table-cell>
          <table:table-cell table:style-name="ce22" table:formula="of:=[.F17]/[.E17]*[.H17]" office:value-type="float" office:value="0.0000163158394163234">
            <text:p>0.000016</text:p>
          </table:table-cell>
          <table:table-cell table:style-name="ce13" table:number-columns-repeated="1010"/>
          <table:table-cell table:style-name="Default" table:number-columns-repeated="5"/>
        </table:table-row>
        <table:table-row table:style-name="ro2">
          <table:table-cell table:style-name="ce59" office:value-type="float" office:value="1808">
            <text:p>1808</text:p>
          </table:table-cell>
          <table:table-cell table:style-name="ce61" table:formula="of:=55309.3404" office:value-type="float" office:value="55309.3404">
            <text:p>55309.3404</text:p>
          </table:table-cell>
          <table:table-cell table:style-name="ce61" table:formula="of:=0.0004" office:value-type="float" office:value="0.0004">
            <text:p>0.0004</text:p>
          </table:table-cell>
          <table:table-cell table:style-name="ce13" table:formula="of:=[.D17]" office:value-type="string" office:string-value="Griesmann:2000:L113">
            <text:p>Griesmann:2000:L113</text:p>
          </table:table-cell>
          <table:table-cell table:style-name="ce61" table:formula="of:=[.B18]" office:value-type="float" office:value="55309.3404">
            <text:p>55309.3404</text:p>
          </table:table-cell>
          <table:table-cell table:style-name="ce61" table:formula="of:=[.C18]" office:value-type="float" office:value="0.0004">
            <text:p>0.0004</text:p>
          </table:table-cell>
          <table:table-cell table:style-name="ce13" table:formula="of:=[.D18]" office:value-type="string" office:string-value="Griesmann:2000:L113">
            <text:p>Griesmann:2000:L113</text:p>
          </table:table-cell>
          <table:table-cell table:style-name="ce22" table:formula="of:=100000000/[.E18]" office:value-type="float" office:value="1808.01288311874">
            <text:p>1808.012883</text:p>
          </table:table-cell>
          <table:table-cell table:style-name="ce22" table:formula="of:=[.F18]/[.E18]*[.H18]" office:value-type="float" office:value="0.0000130756423420934">
            <text:p>0.000013</text:p>
          </table:table-cell>
          <table:table-cell table:style-name="ce13" table:number-columns-repeated="1010"/>
          <table:table-cell table:style-name="Default" table:number-columns-repeated="5"/>
        </table:table-row>
        <table:table-row table:style-name="ro2">
          <table:table-cell table:style-name="ce62"/>
          <table:table-cell table:style-name="ce61" table:number-columns-repeated="4"/>
          <table:table-cell table:style-name="ce13" table:number-columns-repeated="1019"/>
        </table:table-row>
        <table:table-row table:style-name="ro2">
          <table:table-cell table:style-name="ce13" office:value-type="string">
            <text:p>Isotopes</text:p>
          </table:table-cell>
          <table:table-cell table:style-name="ce14"/>
          <table:table-cell table:style-name="ce13" table:number-columns-repeated="1022"/>
        </table:table-row>
        <table:table-row table:style-name="ro7">
          <table:table-cell table:style-name="ce21" office:value-type="string">
            <text:p>Transition/isotope</text:p>
          </table:table-cell>
          <table:table-cell table:style-name="ce31" office:value-type="string">
            <text:p>Isotopic abundance [%] [Rosman:1998:1275]</text:p>
          </table:table-cell>
          <table:table-cell table:style-name="ce66" office:value-type="string" table:number-columns-spanned="5" table:number-rows-spanned="1">
            <text:p>Normal, specific and total mass shift constants, the field shift constant and deviation in mean-square nuclear radii [Murphy:2012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21" office:value-type="string">
            <text:p>w [/cm]</text:p>
          </table:table-cell>
          <table:table-cell table:style-name="ce21" office:value-type="string">
            <text:p>dw [/cm]</text:p>
          </table:table-cell>
          <table:table-cell table:style-name="ce21" office:value-type="string">
            <text:p>l [Ang.]</text:p>
          </table:table-cell>
          <table:table-cell table:style-name="ce21" office:value-type="string">
            <text:p>dl [Ang.]</text:p>
          </table:table-cell>
          <table:table-cell table:style-name="ce13" table:number-columns-repeated="1010"/>
          <table:table-cell table:style-name="Default"/>
        </table:table-row>
        <table:table-row table:style-name="ro3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21" table:number-columns-repeated="5"/>
          <table:table-cell table:style-name="ce13"/>
          <table:table-cell table:style-name="ce21" table:number-columns-repeated="1008"/>
          <table:table-cell table:style-name="Default"/>
        </table:table-row>
        <table:table-row table:style-name="ro2">
          <table:table-cell office:value-type="float" office:value="1526">
            <text:p>1526</text:p>
          </table:table-cell>
          <table:table-cell table:style-name="ce63"/>
          <table:table-cell table:style-name="ce27" table:formula="of:=-[.E17]/10000000*299792458/1822.888" office:value-type="float" office:value="-1077.22153225088">
            <text:p>-1077.22</text:p>
          </table:table-cell>
          <table:table-cell table:style-name="ce27" table:formula="of:=1453.96" office:value-type="float" office:value="1453.96">
            <text:p>1453.96</text:p>
          </table:table-cell>
          <table:table-cell table:style-name="ce27" table:formula="of:=SUM([.C23:.D23])" office:value-type="float" office:value="376.738467749119">
            <text:p>376.74</text:p>
          </table:table-cell>
          <table:table-cell table:style-name="ce27" table:formula="of:=144.11" office:value-type="float" office:value="144.11">
            <text:p>144.11</text:p>
          </table:table-cell>
          <table:table-cell table:style-name="ce2"/>
          <table:table-cell table:style-name="Default" table:number-columns-repeated="2"/>
          <table:table-cell table:style-name="ce20" table:formula="of:=[.E$17]" office:value-type="float" office:value="65500.4538">
            <text:p>65500.4538</text:p>
          </table:table-cell>
          <table:table-cell table:style-name="ce20" table:formula="of:=[.F$17]" office:value-type="float" office:value="0.0007">
            <text:p>0.0007</text:p>
          </table:table-cell>
          <table:table-cell table:style-name="ce17" table:formula="of:=100000000/[.J23]" office:value-type="float" office:value="1526.70697985302">
            <text:p>1526.706980</text:p>
          </table:table-cell>
          <table:table-cell table:style-name="ce17" table:formula="of:=[.K23]/[.J23]*[.L23]" office:value-type="float" office:value="0.0000163158394163234">
            <text:p>0.000016</text:p>
          </table:table-cell>
          <table:table-cell table:style-name="ce46"/>
          <table:table-cell table:number-columns-repeated="1009"/>
          <table:table-cell table:style-name="Default"/>
        </table:table-row>
        <table:table-row table:style-name="ro2">
          <table:table-cell office:value-type="float" office:value="30">
            <text:p>30</text:p>
          </table:table-cell>
          <table:table-cell table:style-name="ce64" table:formula="of:=0.030872" office:value-type="percentage" office:value="0.030872">
            <text:p>3.087%</text:p>
          </table:table-cell>
          <table:table-cell table:style-name="ce27" table:number-columns-repeated="4"/>
          <table:table-cell table:style-name="ce29" table:formula="of:=0.06818" office:value-type="float" office:value="0.06818">
            <text:p>0.068</text:p>
          </table:table-cell>
          <table:table-cell table:style-name="ce27" table:formula="of:=1000*[.$E$23]*(1/[.$A24]-1/[.$A$26])+[.$F$23]*[.G24]" office:value-type="float" office:value="-887.170931983616">
            <text:p>-887.17</text:p>
          </table:table-cell>
          <table:table-cell table:style-name="ce18" table:formula="of:=10000*[.H24]/299792458" office:value-type="float" office:value="-0.0295928369213216">
            <text:p>-0.02959</text:p>
          </table:table-cell>
          <table:table-cell table:style-name="ce18" table:formula="of:=[.$J$26]+[.$I24]" office:value-type="float" office:value="65500.4258532589">
            <text:p>65500.42585</text:p>
          </table:table-cell>
          <table:table-cell table:style-name="Default"/>
          <table:table-cell table:style-name="ce24" table:formula="of:=100000000/[.J24]" office:value-type="float" office:value="1526.70763124549">
            <text:p>1526.7076312</text:p>
          </table:table-cell>
          <table:table-cell table:style-name="ce46"/>
          <table:table-cell table:number-columns-repeated="1010"/>
          <table:table-cell table:style-name="Default"/>
        </table:table-row>
        <table:table-row table:style-name="ro2">
          <table:table-cell office:value-type="float" office:value="29">
            <text:p>29</text:p>
          </table:table-cell>
          <table:table-cell table:style-name="ce64" table:formula="of:=0.046832" office:value-type="percentage" office:value="0.046832">
            <text:p>4.683%</text:p>
          </table:table-cell>
          <table:table-cell table:style-name="ce27" table:number-columns-repeated="4"/>
          <table:table-cell table:style-name="ce29" table:formula="of:=-0.03432" office:value-type="float" office:value="-0.03432">
            <text:p>-0.034</text:p>
          </table:table-cell>
          <table:table-cell table:style-name="ce27" table:formula="of:=1000*[.$E$23]*(1/[.$A25]-1/[.$A$26])+[.$F$23]*[.G25]" office:value-type="float" office:value="-468.909485432905">
            <text:p>-468.91</text:p>
          </table:table-cell>
          <table:table-cell table:style-name="ce18" table:formula="of:=10000*[.H25]/299792458" office:value-type="float" office:value="-0.0156411368238258">
            <text:p>-0.01564</text:p>
          </table:table-cell>
          <table:table-cell table:style-name="ce18" table:formula="of:=[.$J$26]+[.$I25]" office:value-type="float" office:value="65500.439804959">
            <text:p>65500.43980</text:p>
          </table:table-cell>
          <table:table-cell/>
          <table:table-cell table:style-name="ce24" table:formula="of:=100000000/[.J25]" office:value-type="float" office:value="1526.70730605429">
            <text:p>1526.7073061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28">
            <text:p>28</text:p>
          </table:table-cell>
          <table:table-cell table:style-name="ce64" table:formula="of:=0.922297" office:value-type="percentage" office:value="0.922297">
            <text:p>92.230%</text:p>
          </table:table-cell>
          <table:table-cell table:style-name="ce27" table:number-columns-repeated="4"/>
          <table:table-cell table:style-name="ce29"/>
          <table:table-cell table:style-name="ce27" table:formula="of:=0" office:value-type="float" office:value="0">
            <text:p>0.00</text:p>
          </table:table-cell>
          <table:table-cell table:style-name="ce18" table:formula="of:=0" office:value-type="float" office:value="0">
            <text:p>0.00000</text:p>
          </table:table-cell>
          <table:table-cell table:style-name="ce18" table:formula="of:=[.J23]-SUMPRODUCT([.I24:.I25];[.B24:.B25])" office:value-type="float" office:value="65500.4554460958">
            <text:p>65500.45545</text:p>
          </table:table-cell>
          <table:table-cell/>
          <table:table-cell table:style-name="ce24" table:formula="of:=100000000/[.J26]" office:value-type="float" office:value="1526.70694148525">
            <text:p>1526.7069415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1808">
            <text:p>1808</text:p>
          </table:table-cell>
          <table:table-cell table:style-name="ce64"/>
          <table:table-cell table:style-name="ce27" table:formula="of:=-[.E18]/10000000*299792458/1822.888" office:value-type="float" office:value="-909.618314941714">
            <text:p>-909.62</text:p>
          </table:table-cell>
          <table:table-cell table:style-name="ce27" table:formula="of:=-1090.68" office:value-type="float" office:value="-1090.68">
            <text:p>-1090.68</text:p>
          </table:table-cell>
          <table:table-cell table:style-name="ce27" table:formula="of:=SUM([.C27:.D27])" office:value-type="float" office:value="-2000.29831494171">
            <text:p>-2000.30</text:p>
          </table:table-cell>
          <table:table-cell table:style-name="ce27" table:formula="of:=-181.12" office:value-type="float" office:value="-181.12">
            <text:p>-181.12</text:p>
          </table:table-cell>
          <table:table-cell table:style-name="ce67"/>
          <table:table-cell table:style-name="ce29"/>
          <table:table-cell table:style-name="ce24"/>
          <table:table-cell table:style-name="ce20" table:formula="of:=[.E$18]" office:value-type="float" office:value="55309.3404">
            <text:p>55309.3404</text:p>
          </table:table-cell>
          <table:table-cell table:style-name="ce20" table:formula="of:=[.F18]" office:value-type="float" office:value="0.0004">
            <text:p>0.0004</text:p>
          </table:table-cell>
          <table:table-cell table:style-name="ce17" table:formula="of:=100000000/[.J27]" office:value-type="float" office:value="1808.01288311874">
            <text:p>1808.012883</text:p>
          </table:table-cell>
          <table:table-cell table:style-name="ce17" table:formula="of:=[.K27]/[.J27]*[.L27]" office:value-type="float" office:value="0.0000130756423420934">
            <text:p>0.000013</text:p>
          </table:table-cell>
          <table:table-cell table:number-columns-repeated="1010"/>
          <table:table-cell table:style-name="Default"/>
        </table:table-row>
        <table:table-row table:style-name="ro2">
          <table:table-cell office:value-type="float" office:value="30">
            <text:p>30</text:p>
          </table:table-cell>
          <table:table-cell table:style-name="ce64" table:formula="of:=[.B24]" office:value-type="percentage" office:value="0.030872">
            <text:p>3.087%</text:p>
          </table:table-cell>
          <table:table-cell table:style-name="ce27" table:number-columns-repeated="4"/>
          <table:table-cell table:style-name="ce29" table:formula="of:=[.G24]" office:value-type="float" office:value="0.06818">
            <text:p>0.068</text:p>
          </table:table-cell>
          <table:table-cell table:style-name="ce27" table:formula="of:=1000*[.$E$27]*(1/[.$A28]-1/[.$A$30])+[.$F$27]*[.G28]" office:value-type="float" office:value="4750.26627397551">
            <text:p>4750.27</text:p>
          </table:table-cell>
          <table:table-cell table:style-name="ce18" table:formula="of:=10000*[.H28]/299792458" office:value-type="float" office:value="0.158451827162894">
            <text:p>0.15845</text:p>
          </table:table-cell>
          <table:table-cell table:style-name="ce18" table:formula="of:=[.$J$30]+[.$I28]" office:value-type="float" office:value="55309.4901021645">
            <text:p>55309.49010</text:p>
          </table:table-cell>
          <table:table-cell/>
          <table:table-cell table:style-name="ce24" table:formula="of:=100000000/[.J28]" office:value-type="float" office:value="1808.00798950209">
            <text:p>1808.0079895</text:p>
          </table:table-cell>
          <table:table-cell table:style-name="ce46"/>
          <table:table-cell table:number-columns-repeated="1010"/>
          <table:table-cell table:style-name="Default"/>
        </table:table-row>
        <table:table-row table:style-name="ro2">
          <table:table-cell office:value-type="float" office:value="29">
            <text:p>29</text:p>
          </table:table-cell>
          <table:table-cell table:style-name="ce64" table:formula="of:=[.B25]" office:value-type="percentage" office:value="0.046832">
            <text:p>4.683%</text:p>
          </table:table-cell>
          <table:table-cell table:style-name="ce37" table:number-columns-repeated="4"/>
          <table:table-cell table:style-name="ce29" table:formula="of:=[.G25]" office:value-type="float" office:value="-0.03432">
            <text:p>-0.034</text:p>
          </table:table-cell>
          <table:table-cell table:style-name="ce27" table:formula="of:=1000*[.$E$27]*(1/[.$A29]-1/[.$A$30])+[.$F$27]*[.G29]" office:value-type="float" office:value="2469.63760852526">
            <text:p>2469.64</text:p>
          </table:table-cell>
          <table:table-cell table:style-name="ce18" table:formula="of:=10000*[.H29]/299792458" office:value-type="float" office:value="0.0823782434355057">
            <text:p>0.08238</text:p>
          </table:table-cell>
          <table:table-cell table:style-name="ce18" table:formula="of:=[.$J$30]+[.$I29]" office:value-type="float" office:value="55309.4140285807">
            <text:p>55309.41403</text:p>
          </table:table-cell>
          <table:table-cell/>
          <table:table-cell table:style-name="ce24" table:formula="of:=100000000/[.J29]" office:value-type="float" office:value="1808.01047626948">
            <text:p>1808.0104763</text:p>
          </table:table-cell>
          <table:table-cell table:number-columns-repeated="1011"/>
          <table:table-cell table:style-name="Default"/>
        </table:table-row>
        <table:table-row table:style-name="ro2">
          <table:table-cell office:value-type="float" office:value="28">
            <text:p>28</text:p>
          </table:table-cell>
          <table:table-cell table:style-name="ce64" table:formula="of:=[.B26]" office:value-type="percentage" office:value="0.922297">
            <text:p>92.230%</text:p>
          </table:table-cell>
          <table:table-cell table:style-name="ce37" table:number-columns-repeated="4"/>
          <table:table-cell table:style-name="ce29"/>
          <table:table-cell table:style-name="ce27" table:formula="of:=0" office:value-type="float" office:value="0">
            <text:p>0.00</text:p>
          </table:table-cell>
          <table:table-cell table:style-name="ce18" table:formula="of:=0" office:value-type="float" office:value="0">
            <text:p>0.00000</text:p>
          </table:table-cell>
          <table:table-cell table:style-name="ce18" table:formula="of:=[.J27]-SUMPRODUCT([.I28:.I29];[.B28:.B29])" office:value-type="float" office:value="55309.3316503373">
            <text:p>55309.33165</text:p>
          </table:table-cell>
          <table:table-cell/>
          <table:table-cell table:style-name="ce24" table:formula="of:=100000000/[.J30]" office:value-type="float" office:value="1808.01316913744">
            <text:p>1808.0131691</text:p>
          </table:table-cell>
          <table:table-cell table:number-columns-repeated="1011"/>
          <table:table-cell table:style-name="Default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ferences</text:p>
          </table:table-cell>
          <table:table-cell table:number-columns-repeated="1023"/>
        </table:table-row>
        <table:table-row table:style-name="ro3">
          <table:table-cell table:style-name="Default" office:value-type="string">
            <text:p>Griesmann:2000:L113</text:p>
          </table:table-cell>
          <table:table-cell table:style-name="Default" office:value-type="string">
            <text:p><text:a xlink:href="http://adsabs.harvard.edu/abs/2000ApJ...536L.113G">http://adsabs.harvard.edu/abs/2000ApJ...536L.113G</text:a></text:p>
          </table:table-cell>
          <table:table-cell table:style-name="Default" table:number-columns-repeated="1022"/>
        </table:table-row>
        <table:table-row table:style-name="ro2">
          <table:table-cell office:value-type="string">
            <text:p>Murphy:2013</text:p>
          </table:table-cell>
          <table:table-cell office:value-type="string">
            <text:p>In preparation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IV" table:style-name="ta1">
        <table:table-column table:style-name="co52" table:number-columns-repeated="2" table:default-cell-style-name="ce92"/>
        <table:table-column table:style-name="co52" table:default-cell-style-name="ce120"/>
        <table:table-column table:style-name="co90" table:default-cell-style-name="ce120"/>
        <table:table-column table:style-name="co54" table:default-cell-style-name="ce120"/>
        <table:table-column table:style-name="co64" table:default-cell-style-name="ce120"/>
        <table:table-column table:style-name="co65" table:default-cell-style-name="ce120"/>
        <table:table-column table:style-name="co65" table:default-cell-style-name="ce121"/>
        <table:table-column table:style-name="co91" table:default-cell-style-name="ce121"/>
        <table:table-column table:style-name="co92" table:default-cell-style-name="ce121"/>
        <table:table-column table:style-name="co93" table:default-cell-style-name="ce121"/>
        <table:table-column table:style-name="co94" table:default-cell-style-name="ce92"/>
        <table:table-column table:style-name="co95" table:default-cell-style-name="ce92"/>
        <table:table-column table:style-name="co51" table:default-cell-style-name="ce92"/>
        <table:table-column table:style-name="co62" table:default-cell-style-name="ce92"/>
        <table:table-column table:style-name="co40" table:default-cell-style-name="ce92"/>
        <table:table-column table:style-name="co52" table:default-cell-style-name="ce92"/>
        <table:table-column table:style-name="co71" table:default-cell-style-name="ce92"/>
        <table:table-column table:style-name="co40" table:default-cell-style-name="ce92"/>
        <table:table-column table:style-name="co52" table:number-columns-repeated="1005" table:default-cell-style-name="ce92"/>
        <table:table-row table:style-name="ro1">
          <table:table-cell table:style-name="ce97" office:value-type="string">
            <text:p>Updated</text:p>
          </table:table-cell>
          <table:table-cell table:style-name="ce100" office:value-type="string">
            <text:p>18/05/2012</text:p>
          </table:table-cell>
          <table:table-cell table:style-name="ce97" table:number-columns-repeated="1022"/>
        </table:table-row>
        <table:table-row table:style-name="ro1">
          <table:table-cell table:style-name="ce97"/>
          <table:table-cell table:style-name="ce101"/>
          <table:table-cell table:style-name="ce97" table:number-columns-repeated="1022"/>
        </table:table-row>
        <table:table-row table:style-name="ro1">
          <table:table-cell table:style-name="ce97" office:value-type="string">
            <text:p>Summary</text:p>
          </table:table-cell>
          <table:table-cell table:style-name="ce101"/>
          <table:table-cell table:style-name="ce97" table:number-columns-repeated="1022"/>
        </table:table-row>
        <table:table-row table:style-name="ro14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1">
          <table:table-cell table:style-name="Default" office:value-type="string">
            <text:p>SiIV</text:p>
          </table:table-cell>
          <table:table-cell table:style-name="Default" table:formula="of:=[.A23]" office:value-type="float" office:value="1393">
            <text:p>1393</text:p>
          </table:table-cell>
          <table:table-cell table:style-name="Default" office:value-type="string">
            <text:p>CMP</text:p>
          </table:table-cell>
          <table:table-cell table:style-name="ce103" office:value-type="float" office:value="28.0855">
            <text:p>28.0855</text:p>
          </table:table-cell>
          <table:table-cell table:style-name="ce111" table:formula="of:=[.J23]" office:value-type="float" office:value="71748.355">
            <text:p>71748.355</text:p>
          </table:table-cell>
          <table:table-cell table:style-name="ce111" table:formula="of:=[.K23]" office:value-type="float" office:value="0.002">
            <text:p>0.002</text:p>
          </table:table-cell>
          <table:table-cell table:style-name="ce105" office:value-type="float" office:value="0">
            <text:p>0</text:p>
          </table:table-cell>
          <table:table-cell table:style-name="Default" table:formula="of:=[.A34]" office:value-type="string" office:string-value="Griesmann:2000:L113">
            <text:p>Griesmann:2000:L113</text:p>
          </table:table-cell>
          <table:table-cell table:style-name="ce108" table:formula="of:=[.L23]" office:value-type="float" office:value="1393.76017749815">
            <text:p>1393.760177</text:p>
          </table:table-cell>
          <table:table-cell table:style-name="ce108" table:formula="of:=[.M23]" office:value-type="float" office:value="0.0000388513486475933">
            <text:p>0.000039</text:p>
          </table:table-cell>
          <table:table-cell table:style-name="ce109" table:formula="of:=299792458*[.J5]/[.I5]" office:value-type="float" office:value="8.35677578949371">
            <text:p>8.4</text:p>
          </table:table-cell>
          <table:table-cell table:style-name="Default" office:value-type="string">
            <text:p>2\rm{p}^63\rm{s}~^2\rm{S}_{1/2}</text:p>
          </table:table-cell>
          <table:table-cell table:style-name="Default" office:value-type="string">
            <text:p>2\rm{p}^63\rm{p}~^2\rm{P}_{3/2}</text:p>
          </table:table-cell>
          <table:table-cell table:style-name="Default" office:value-type="string">
            <text:p>f_1</text:p>
          </table:table-cell>
          <table:table-cell table:style-name="ce110" office:value-type="float" office:value="33.49">
            <text:p>33.49</text:p>
          </table:table-cell>
          <table:table-cell table:style-name="ce110" office:value-type="float" office:value="45.14">
            <text:p>45.14</text:p>
          </table:table-cell>
          <table:table-cell table:style-name="ce111" office:value-type="float" office:value="0.513">
            <text:p>0.513</text:p>
          </table:table-cell>
          <table:table-cell table:style-name="ce113" office:value-type="float" office:value="880000000">
            <text:p>8.80E+08</text:p>
          </table:table-cell>
          <table:table-cell table:style-name="ce105" office:value-type="float" office:value="823">
            <text:p>823</text:p>
          </table:table-cell>
          <table:table-cell table:style-name="ce105" office:value-type="float" office:value="40">
            <text:p>40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05" office:value-type="string">
            <text:p>30; 29.97377017</text:p>
          </table:table-cell>
          <table:table-cell table:style-name="ce103" table:formula="of:=[.J24]" office:value-type="float" office:value="71748.5516738477">
            <text:p>71748.5517</text:p>
          </table:table-cell>
          <table:table-cell table:style-name="ce108"/>
          <table:table-cell table:style-name="ce105" office:value-type="float" office:value="3">
            <text:p>3</text:p>
          </table:table-cell>
          <table:table-cell table:style-name="Default" table:formula="of:=[.A33]" office:value-type="string" office:string-value="Berengut:2003:022502">
            <text:p>Berengut:2003:022502</text:p>
          </table:table-cell>
          <table:table-cell table:style-name="ce122" table:formula="of:=[.L24]" office:value-type="float" office:value="1393.7563569865">
            <text:p>1393.7563570</text:p>
          </table:table-cell>
          <table:table-cell table:style-name="ce122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25" table:formula="of:=[.B24]" office:value-type="percentage" office:value="0.030872">
            <text:p>3.087%</text:p>
          </table:table-cell>
          <table:table-cell table:style-name="ce113"/>
          <table:table-cell table:style-name="ce105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05" office:value-type="string">
            <text:p>29; 28.976494700</text:p>
          </table:table-cell>
          <table:table-cell table:style-name="ce103" table:formula="of:=[.J25]" office:value-type="float" office:value="71748.4512632321">
            <text:p>71748.4513</text:p>
          </table:table-cell>
          <table:table-cell table:style-name="ce108"/>
          <table:table-cell table:style-name="ce105" table:formula="of:=[.G6]" office:value-type="float" office:value="3">
            <text:p>3</text:p>
          </table:table-cell>
          <table:table-cell table:style-name="Default" table:formula="of:=[.H6]" office:value-type="string" office:string-value="Berengut:2003:022502">
            <text:p>Berengut:2003:022502</text:p>
          </table:table-cell>
          <table:table-cell table:style-name="ce122" table:formula="of:=[.L25]" office:value-type="float" office:value="1393.75830752246">
            <text:p>1393.7583075</text:p>
          </table:table-cell>
          <table:table-cell table:style-name="ce122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25" table:formula="of:=[.B25]" office:value-type="percentage" office:value="0.046832">
            <text:p>4.683%</text:p>
          </table:table-cell>
          <table:table-cell table:style-name="ce113"/>
          <table:table-cell table:style-name="ce105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05" office:value-type="string">
            <text:p>28; 27.9769265325</text:p>
          </table:table-cell>
          <table:table-cell table:style-name="ce103" table:formula="of:=[.J26]" office:value-type="float" office:value="71748.343528721">
            <text:p>71748.3435</text:p>
          </table:table-cell>
          <table:table-cell table:style-name="ce108"/>
          <table:table-cell table:style-name="ce105" table:formula="of:=[.G7]" office:value-type="float" office:value="3">
            <text:p>3</text:p>
          </table:table-cell>
          <table:table-cell table:style-name="Default" table:formula="of:=[.H7]" office:value-type="string" office:string-value="Berengut:2003:022502">
            <text:p>Berengut:2003:022502</text:p>
          </table:table-cell>
          <table:table-cell table:style-name="ce122" table:formula="of:=[.L26]" office:value-type="float" office:value="1393.76040033551">
            <text:p>1393.7604003</text:p>
          </table:table-cell>
          <table:table-cell table:style-name="ce122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25" table:formula="of:=[.B26]" office:value-type="percentage" office:value="0.922297">
            <text:p>92.230%</text:p>
          </table:table-cell>
          <table:table-cell table:style-name="ce113"/>
          <table:table-cell table:style-name="ce105" table:number-columns-repeated="2"/>
          <table:table-cell table:style-name="Default" table:number-columns-repeated="1004"/>
        </table:table-row>
        <table:table-row table:style-name="ro1">
          <table:table-cell table:style-name="ce97"/>
          <table:table-cell table:style-name="Default" table:formula="of:=[.A27]" office:value-type="float" office:value="1402">
            <text:p>1402</text:p>
          </table:table-cell>
          <table:table-cell table:style-name="Default" office:value-type="string">
            <text:p>CMP</text:p>
          </table:table-cell>
          <table:table-cell table:style-name="ce103" office:value-type="float" office:value="28.0855">
            <text:p>28.0855</text:p>
          </table:table-cell>
          <table:table-cell table:style-name="ce111" table:formula="of:=[.J27]" office:value-type="float" office:value="71287.376">
            <text:p>71287.376</text:p>
          </table:table-cell>
          <table:table-cell table:style-name="ce111" table:formula="of:=[.K27]" office:value-type="float" office:value="0.002">
            <text:p>0.002</text:p>
          </table:table-cell>
          <table:table-cell table:style-name="ce105" office:value-type="float" office:value="0">
            <text:p>0</text:p>
          </table:table-cell>
          <table:table-cell table:style-name="Default" table:formula="of:=[.A34]" office:value-type="string" office:string-value="Griesmann:2000:L113">
            <text:p>Griesmann:2000:L113</text:p>
          </table:table-cell>
          <table:table-cell table:style-name="ce108" table:formula="of:=[.L27]" office:value-type="float" office:value="1402.77291171441">
            <text:p>1402.772912</text:p>
          </table:table-cell>
          <table:table-cell table:style-name="ce108" table:formula="of:=[.M27]" office:value-type="float" office:value="0.0000393554368367945">
            <text:p>0.000039</text:p>
          </table:table-cell>
          <table:table-cell table:style-name="ce109" table:formula="of:=299792458*[.J9]/[.I9]" office:value-type="float" office:value="8.4108147843736">
            <text:p>8.4</text:p>
          </table:table-cell>
          <table:table-cell table:style-name="Default"/>
          <table:table-cell table:style-name="Default" office:value-type="string">
            <text:p>2\rm{p}^63\rm{p}~^2\rm{P}_{1/2}</text:p>
          </table:table-cell>
          <table:table-cell table:style-name="Default" office:value-type="string">
            <text:p>f_2</text:p>
          </table:table-cell>
          <table:table-cell table:style-name="ce110" table:number-columns-repeated="2"/>
          <table:table-cell table:style-name="ce111" office:value-type="float" office:value="0.254">
            <text:p>0.254</text:p>
          </table:table-cell>
          <table:table-cell table:style-name="ce113" office:value-type="float" office:value="862000000">
            <text:p>8.62E+08</text:p>
          </table:table-cell>
          <table:table-cell table:style-name="ce105" office:value-type="float" office:value="361">
            <text:p>361</text:p>
          </table:table-cell>
          <table:table-cell table:style-name="ce105" office:value-type="float" office:value="15">
            <text:p>15</text:p>
          </table:table-cell>
          <table:table-cell table:style-name="ce97" table:number-columns-repeated="1004"/>
        </table:table-row>
        <table:table-row table:style-name="ro1">
          <table:table-cell table:style-name="ce97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D6]" office:value-type="string" office:string-value="30; 29.97377017">
            <text:p>30; 29.97377017</text:p>
          </table:table-cell>
          <table:table-cell table:style-name="ce103" table:formula="of:=[.J28]" office:value-type="float" office:value="71287.5743347618">
            <text:p>71287.5743</text:p>
          </table:table-cell>
          <table:table-cell table:style-name="ce108"/>
          <table:table-cell table:style-name="ce105" office:value-type="float" office:value="3">
            <text:p>3</text:p>
          </table:table-cell>
          <table:table-cell table:style-name="Default" table:formula="of:=[.A33]" office:value-type="string" office:string-value="Berengut:2003:022502">
            <text:p>Berengut:2003:022502</text:p>
          </table:table-cell>
          <table:table-cell table:style-name="ce122" table:formula="of:=[.L28]" office:value-type="float" office:value="1402.76900894967">
            <text:p>1402.7690089</text:p>
          </table:table-cell>
          <table:table-cell table:style-name="ce122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25" table:formula="of:=[.B28]" office:value-type="percentage" office:value="0.030872">
            <text:p>3.087%</text:p>
          </table:table-cell>
          <table:table-cell table:style-name="ce113"/>
          <table:table-cell table:style-name="ce105" table:number-columns-repeated="2"/>
          <table:table-cell table:style-name="ce97" table:number-columns-repeated="1004"/>
        </table:table-row>
        <table:table-row table:style-name="ro1">
          <table:table-cell table:style-name="ce97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D7]" office:value-type="string" office:string-value="29; 28.976494700">
            <text:p>29; 28.976494700</text:p>
          </table:table-cell>
          <table:table-cell table:style-name="ce103" table:formula="of:=[.J29]" office:value-type="float" office:value="71287.4730754257">
            <text:p>71287.4731</text:p>
          </table:table-cell>
          <table:table-cell table:style-name="ce108"/>
          <table:table-cell table:style-name="ce105" table:formula="of:=[.G10]" office:value-type="float" office:value="3">
            <text:p>3</text:p>
          </table:table-cell>
          <table:table-cell table:style-name="Default" table:formula="of:=[.H10]" office:value-type="string" office:string-value="Berengut:2003:022502">
            <text:p>Berengut:2003:022502</text:p>
          </table:table-cell>
          <table:table-cell table:style-name="ce122" table:formula="of:=[.L29]" office:value-type="float" office:value="1402.77100149412">
            <text:p>1402.7710015</text:p>
          </table:table-cell>
          <table:table-cell table:style-name="ce122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25" table:formula="of:=[.B29]" office:value-type="percentage" office:value="0.046832">
            <text:p>4.683%</text:p>
          </table:table-cell>
          <table:table-cell table:style-name="ce113"/>
          <table:table-cell table:style-name="ce105" table:number-columns-repeated="2"/>
          <table:table-cell table:style-name="ce97" table:number-columns-repeated="1004"/>
        </table:table-row>
        <table:table-row table:style-name="ro1">
          <table:table-cell table:style-name="ce97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D8]" office:value-type="string" office:string-value="28; 27.9769265325">
            <text:p>28; 27.9769265325</text:p>
          </table:table-cell>
          <table:table-cell table:style-name="ce103" table:formula="of:=[.J30]" office:value-type="float" office:value="71287.364431884">
            <text:p>71287.3644</text:p>
          </table:table-cell>
          <table:table-cell table:style-name="ce108"/>
          <table:table-cell table:style-name="ce105" table:formula="of:=[.G11]" office:value-type="float" office:value="3">
            <text:p>3</text:p>
          </table:table-cell>
          <table:table-cell table:style-name="Default" table:formula="of:=[.H11]" office:value-type="string" office:string-value="Berengut:2003:022502">
            <text:p>Berengut:2003:022502</text:p>
          </table:table-cell>
          <table:table-cell table:style-name="ce122" table:formula="of:=[.L30]" office:value-type="float" office:value="1402.77313934858">
            <text:p>1402.7731393</text:p>
          </table:table-cell>
          <table:table-cell table:style-name="ce122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25" table:formula="of:=[.B30]" office:value-type="percentage" office:value="0.922297">
            <text:p>92.230%</text:p>
          </table:table-cell>
          <table:table-cell table:style-name="ce113"/>
          <table:table-cell table:style-name="ce105" table:number-columns-repeated="2"/>
          <table:table-cell table:style-name="ce97" table:number-columns-repeated="1004"/>
        </table:table-row>
        <table:table-row table:style-name="ro1">
          <table:table-cell table:style-name="ce97" office:value-type="string">
            <text:p>END</text:p>
          </table:table-cell>
          <table:table-cell table:style-name="ce101"/>
          <table:table-cell table:style-name="ce97" table:number-columns-repeated="1022"/>
        </table:table-row>
        <table:table-row table:style-name="ro1">
          <table:table-cell table:style-name="ce97"/>
          <table:table-cell table:style-name="ce101"/>
          <table:table-cell table:style-name="ce97" table:number-columns-repeated="1022"/>
        </table:table-row>
        <table:table-row table:style-name="ro1">
          <table:table-cell table:style-name="ce97" office:value-type="string">
            <text:p>Measurements</text:p>
          </table:table-cell>
          <table:table-cell table:style-name="ce101"/>
          <table:table-cell table:style-name="ce97" table:number-columns-repeated="1022"/>
        </table:table-row>
        <table:table-row table:style-name="ro5">
          <table:table-cell table:style-name="ce97" office:value-type="string">
            <text:p>Transition</text:p>
          </table:table-cell>
          <table:table-cell table:style-name="ce102" office:value-type="string">
            <text:p>w [/cm]</text:p>
          </table:table-cell>
          <table:table-cell table:style-name="ce98" office:value-type="string">
            <text:p>dw [/cm]</text:p>
          </table:table-cell>
          <table:table-cell table:style-name="ce98" office:value-type="string">
            <text:p>Reference</text:p>
          </table:table-cell>
          <table:table-cell table:style-name="ce102" office:value-type="string">
            <text:p>w [/cm]</text:p>
          </table:table-cell>
          <table:table-cell table:style-name="ce98" office:value-type="string">
            <text:p>dw [/cm]</text:p>
          </table:table-cell>
          <table:table-cell table:style-name="ce98" office:value-type="string">
            <text:p>Reference/Note</text:p>
          </table:table-cell>
          <table:table-cell table:style-name="ce98" office:value-type="string">
            <text:p>l [Ang.]</text:p>
          </table:table-cell>
          <table:table-cell table:style-name="ce98" office:value-type="string">
            <text:p>dl [Ang.]</text:p>
          </table:table-cell>
          <table:table-cell table:style-name="ce98" table:number-columns-repeated="1009"/>
          <table:table-cell table:style-name="ce97"/>
          <table:table-cell table:style-name="Default" table:number-columns-repeated="5"/>
        </table:table-row>
        <table:table-row table:style-name="ro1">
          <table:table-cell table:style-name="ce99" office:value-type="float" office:value="1393">
            <text:p>1393</text:p>
          </table:table-cell>
          <table:table-cell table:style-name="ce106" table:formula="of:=71748.355" office:value-type="float" office:value="71748.355">
            <text:p>71748.355</text:p>
          </table:table-cell>
          <table:table-cell table:style-name="ce106" table:formula="of:=0.002" office:value-type="float" office:value="0.002">
            <text:p>0.002</text:p>
          </table:table-cell>
          <table:table-cell table:style-name="ce97" table:formula="of:=[.A34]" office:value-type="string" office:string-value="Griesmann:2000:L113">
            <text:p>Griesmann:2000:L113</text:p>
          </table:table-cell>
          <table:table-cell table:style-name="ce106" table:formula="of:=[.B17]" office:value-type="float" office:value="71748.355">
            <text:p>71748.355</text:p>
          </table:table-cell>
          <table:table-cell table:style-name="ce106" table:formula="of:=[.C17]" office:value-type="float" office:value="0.002">
            <text:p>0.002</text:p>
          </table:table-cell>
          <table:table-cell table:style-name="ce97" table:formula="of:=[.D17]" office:value-type="string" office:string-value="Griesmann:2000:L113">
            <text:p>Griesmann:2000:L113</text:p>
          </table:table-cell>
          <table:table-cell table:style-name="ce107" table:formula="of:=100000000/[.E17]" office:value-type="float" office:value="1393.76017749815">
            <text:p>1393.760177</text:p>
          </table:table-cell>
          <table:table-cell table:style-name="ce107" table:formula="of:=[.F17]/[.E17]*[.H17]" office:value-type="float" office:value="0.0000388513486475933">
            <text:p>0.000039</text:p>
          </table:table-cell>
          <table:table-cell table:style-name="ce97" table:number-columns-repeated="1010"/>
          <table:table-cell table:style-name="Default" table:number-columns-repeated="5"/>
        </table:table-row>
        <table:table-row table:style-name="ro1">
          <table:table-cell table:style-name="ce99" office:value-type="float" office:value="1402">
            <text:p>1402</text:p>
          </table:table-cell>
          <table:table-cell table:style-name="ce106" table:formula="of:=71287.376" office:value-type="float" office:value="71287.376">
            <text:p>71287.376</text:p>
          </table:table-cell>
          <table:table-cell table:style-name="ce106" table:formula="of:=0.002" office:value-type="float" office:value="0.002">
            <text:p>0.002</text:p>
          </table:table-cell>
          <table:table-cell table:style-name="ce97" table:formula="of:=[.D17]" office:value-type="string" office:string-value="Griesmann:2000:L113">
            <text:p>Griesmann:2000:L113</text:p>
          </table:table-cell>
          <table:table-cell table:style-name="ce106" table:formula="of:=[.B18]" office:value-type="float" office:value="71287.376">
            <text:p>71287.376</text:p>
          </table:table-cell>
          <table:table-cell table:style-name="ce106" table:formula="of:=[.C18]" office:value-type="float" office:value="0.002">
            <text:p>0.002</text:p>
          </table:table-cell>
          <table:table-cell table:style-name="ce97" table:formula="of:=[.D18]" office:value-type="string" office:string-value="Griesmann:2000:L113">
            <text:p>Griesmann:2000:L113</text:p>
          </table:table-cell>
          <table:table-cell table:style-name="ce107" table:formula="of:=100000000/[.E18]" office:value-type="float" office:value="1402.77291171441">
            <text:p>1402.772912</text:p>
          </table:table-cell>
          <table:table-cell table:style-name="ce107" table:formula="of:=[.F18]/[.E18]*[.H18]" office:value-type="float" office:value="0.0000393554368367945">
            <text:p>0.000039</text:p>
          </table:table-cell>
          <table:table-cell table:style-name="ce97" table:number-columns-repeated="1010"/>
          <table:table-cell table:style-name="Default" table:number-columns-repeated="5"/>
        </table:table-row>
        <table:table-row table:style-name="ro1">
          <table:table-cell table:style-name="ce115"/>
          <table:table-cell table:style-name="ce104" table:number-columns-repeated="4"/>
          <table:table-cell table:style-name="ce97" table:number-columns-repeated="1019"/>
        </table:table-row>
        <table:table-row table:style-name="ro1">
          <table:table-cell table:style-name="ce97" office:value-type="string">
            <text:p>Isotopes</text:p>
          </table:table-cell>
          <table:table-cell table:style-name="ce101"/>
          <table:table-cell table:style-name="ce97" table:number-columns-repeated="1022"/>
        </table:table-row>
        <table:table-row table:style-name="ro7">
          <table:table-cell table:style-name="ce98" office:value-type="string">
            <text:p>Transition/isotope</text:p>
          </table:table-cell>
          <table:table-cell table:style-name="ce114" office:value-type="string">
            <text:p>Isotopic abundance [%] [Rosman:1998:1275]</text:p>
          </table:table-cell>
          <table:table-cell table:style-name="ce118" office:value-type="string" table:number-columns-spanned="5" table:number-rows-spanned="1">
            <text:p>Normal, specific and total mass shift constants [GHz/amu], the field shift constant and deviation in mean-square nuclear radii [Berengut:2003:022502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98" office:value-type="string">
            <text:p>w [/cm]</text:p>
          </table:table-cell>
          <table:table-cell table:style-name="ce98" office:value-type="string">
            <text:p>dw [/cm]</text:p>
          </table:table-cell>
          <table:table-cell table:style-name="ce98" office:value-type="string">
            <text:p>l [Ang.]</text:p>
          </table:table-cell>
          <table:table-cell table:style-name="ce98" office:value-type="string">
            <text:p>dl [Ang.]</text:p>
          </table:table-cell>
          <table:table-cell table:style-name="ce97" table:number-columns-repeated="1010"/>
          <table:table-cell table:style-name="Default"/>
        </table:table-row>
        <table:table-row table:style-name="ro14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98" table:number-columns-repeated="5"/>
          <table:table-cell table:style-name="ce97"/>
          <table:table-cell table:style-name="ce98" table:number-columns-repeated="1008"/>
          <table:table-cell table:style-name="Default"/>
        </table:table-row>
        <table:table-row table:style-name="ro1">
          <table:table-cell office:value-type="float" office:value="1393">
            <text:p>1393</text:p>
          </table:table-cell>
          <table:table-cell table:style-name="ce116"/>
          <table:table-cell table:style-name="Default" office:value-type="float" office:value="-1180">
            <text:p>-1180</text:p>
          </table:table-cell>
          <table:table-cell table:style-name="Default" office:value-type="float" office:value="-1505">
            <text:p>-1505</text:p>
          </table:table-cell>
          <table:table-cell table:style-name="Default" table:formula="of:=SUM([.C23:.D23])" office:value-type="float" office:value="-2685">
            <text:p>-2685</text:p>
          </table:table-cell>
          <table:table-cell table:style-name="Default" office:value-type="float" office:value="-485">
            <text:p>-485</text:p>
          </table:table-cell>
          <table:table-cell table:style-name="Default" table:number-columns-repeated="3"/>
          <table:table-cell table:style-name="ce111" table:formula="of:=[.E$17]" office:value-type="float" office:value="71748.355">
            <text:p>71748.355</text:p>
          </table:table-cell>
          <table:table-cell table:style-name="ce111" table:formula="of:=[.F$17]" office:value-type="float" office:value="0.002">
            <text:p>0.002</text:p>
          </table:table-cell>
          <table:table-cell table:style-name="ce108" table:formula="of:=100000000/[.J23]" office:value-type="float" office:value="1393.76017749815">
            <text:p>1393.760177</text:p>
          </table:table-cell>
          <table:table-cell table:style-name="ce108" table:formula="of:=[.K23]/[.J23]*[.L23]" office:value-type="float" office:value="0.0000388513486475933">
            <text:p>0.000039</text:p>
          </table:table-cell>
          <table:table-cell table:style-name="ce121"/>
          <table:table-cell table:number-columns-repeated="1009"/>
          <table:table-cell table:style-name="Default"/>
        </table:table-row>
        <table:table-row table:style-name="ro1">
          <table:table-cell office:value-type="float" office:value="30">
            <text:p>30</text:p>
          </table:table-cell>
          <table:table-cell table:style-name="ce117" table:formula="of:=0.030872" office:value-type="percentage" office:value="0.030872">
            <text:p>3.087%</text:p>
          </table:table-cell>
          <table:table-cell table:style-name="Default" table:number-columns-repeated="4"/>
          <table:table-cell table:style-name="ce103" table:formula="of:=3/5*1.21*(POWER([.$A24];2/3)-POWER([.$A$26];2/3))" office:value-type="float" office:value="0.315099436168008">
            <text:p>0.3151</text:p>
          </table:table-cell>
          <table:table-cell table:style-name="ce110" table:formula="of:=1000*[.$E$23]*(1/[.$A24]-1/[.$A$26])+[.$F$23]*[.G24]" office:value-type="float" office:value="6240.03391631566">
            <text:p>6240.03</text:p>
          </table:table-cell>
          <table:table-cell table:style-name="ce123" table:formula="of:=10000*[.H24]/299792458" office:value-type="float" office:value="0.208145126730161">
            <text:p>0.20815</text:p>
          </table:table-cell>
          <table:table-cell table:style-name="ce103" table:formula="of:=[.$J$26]+[.$I24]" office:value-type="float" office:value="71748.5516738477">
            <text:p>71748.5517</text:p>
          </table:table-cell>
          <table:table-cell table:style-name="Default"/>
          <table:table-cell table:style-name="ce122" table:formula="of:=100000000/[.J24]" office:value-type="float" office:value="1393.7563569865">
            <text:p>1393.7563570</text:p>
          </table:table-cell>
          <table:table-cell table:style-name="ce121"/>
          <table:table-cell table:number-columns-repeated="1010"/>
          <table:table-cell table:style-name="Default"/>
        </table:table-row>
        <table:table-row table:style-name="ro1">
          <table:table-cell office:value-type="float" office:value="29">
            <text:p>29</text:p>
          </table:table-cell>
          <table:table-cell table:style-name="ce117" table:formula="of:=0.046832" office:value-type="percentage" office:value="0.046832">
            <text:p>4.683%</text:p>
          </table:table-cell>
          <table:table-cell table:style-name="Default" table:number-columns-repeated="4"/>
          <table:table-cell table:style-name="ce103" table:formula="of:=3/5*1.21*(POWER([.$A25];2/3)-POWER([.$A$26];2/3))" office:value-type="float" office:value="0.15845537571799">
            <text:p>0.1585</text:p>
          </table:table-cell>
          <table:table-cell table:style-name="ce110" table:formula="of:=1000*[.$E$23]*(1/[.$A25]-1/[.$A$26])+[.$F$23]*[.G25]" office:value-type="float" office:value="3229.79938908219">
            <text:p>3229.80</text:p>
          </table:table-cell>
          <table:table-cell table:style-name="ce123" table:formula="of:=10000*[.H25]/299792458" office:value-type="float" office:value="0.107734511089075">
            <text:p>0.10773</text:p>
          </table:table-cell>
          <table:table-cell table:style-name="ce103" table:formula="of:=[.$J$26]+[.$I25]" office:value-type="float" office:value="71748.4512632321">
            <text:p>71748.4513</text:p>
          </table:table-cell>
          <table:table-cell/>
          <table:table-cell table:style-name="ce122" table:formula="of:=100000000/[.J25]" office:value-type="float" office:value="1393.75830752246">
            <text:p>1393.7583075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28">
            <text:p>28</text:p>
          </table:table-cell>
          <table:table-cell table:style-name="ce117" table:formula="of:=0.922297" office:value-type="percentage" office:value="0.922297">
            <text:p>92.230%</text:p>
          </table:table-cell>
          <table:table-cell table:style-name="Default" table:number-columns-repeated="4"/>
          <table:table-cell table:style-name="ce110"/>
          <table:table-cell table:style-name="ce110" table:formula="of:=0" office:value-type="float" office:value="0">
            <text:p>0.00</text:p>
          </table:table-cell>
          <table:table-cell table:style-name="ce123" table:formula="of:=0" office:value-type="float" office:value="0">
            <text:p>0.00000</text:p>
          </table:table-cell>
          <table:table-cell table:style-name="ce103" table:formula="of:=[.J23]-SUMPRODUCT([.I24:.I25];[.B24:.B25])" office:value-type="float" office:value="71748.343528721">
            <text:p>71748.3435</text:p>
          </table:table-cell>
          <table:table-cell/>
          <table:table-cell table:style-name="ce122" table:formula="of:=100000000/[.J26]" office:value-type="float" office:value="1393.76040033551">
            <text:p>1393.7604003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1402">
            <text:p>1402</text:p>
          </table:table-cell>
          <table:table-cell table:style-name="ce117"/>
          <table:table-cell table:style-name="Default" office:value-type="float" office:value="-1172">
            <text:p>-1172</text:p>
          </table:table-cell>
          <table:table-cell table:style-name="Default" office:value-type="float" office:value="-1535">
            <text:p>-1535</text:p>
          </table:table-cell>
          <table:table-cell table:style-name="Default" table:formula="of:=SUM([.C27:.D27])" office:value-type="float" office:value="-2707">
            <text:p>-2707</text:p>
          </table:table-cell>
          <table:table-cell table:style-name="Default" office:value-type="float" office:value="-484">
            <text:p>-484</text:p>
          </table:table-cell>
          <table:table-cell table:style-name="Default" table:number-columns-repeated="3"/>
          <table:table-cell table:style-name="ce111" table:formula="of:=[.E$18]" office:value-type="float" office:value="71287.376">
            <text:p>71287.376</text:p>
          </table:table-cell>
          <table:table-cell table:style-name="ce111" table:formula="of:=[.F$18]" office:value-type="float" office:value="0.002">
            <text:p>0.002</text:p>
          </table:table-cell>
          <table:table-cell table:style-name="ce108" table:formula="of:=100000000/[.J27]" office:value-type="float" office:value="1402.77291171441">
            <text:p>1402.772912</text:p>
          </table:table-cell>
          <table:table-cell table:style-name="ce108" table:formula="of:=[.K27]/[.J27]*[.L27]" office:value-type="float" office:value="0.0000393554368367945">
            <text:p>0.000039</text:p>
          </table:table-cell>
          <table:table-cell table:number-columns-repeated="1010"/>
          <table:table-cell table:style-name="Default"/>
        </table:table-row>
        <table:table-row table:style-name="ro1">
          <table:table-cell office:value-type="float" office:value="30">
            <text:p>30</text:p>
          </table:table-cell>
          <table:table-cell table:style-name="ce117" table:formula="of:=[.B24]" office:value-type="percentage" office:value="0.030872">
            <text:p>3.087%</text:p>
          </table:table-cell>
          <table:table-cell table:style-name="Default" table:number-columns-repeated="4"/>
          <table:table-cell table:style-name="ce103" table:formula="of:=3/5*1.21*(POWER([.$A28];2/3)-POWER([.$A$30];2/3))" office:value-type="float" office:value="0.315099436168008">
            <text:p>0.3151</text:p>
          </table:table-cell>
          <table:table-cell table:style-name="ce110" table:formula="of:=1000*[.$E$27]*(1/[.$A28]-1/[.$A$30])+[.$F$27]*[.G28]" office:value-type="float" office:value="6292.72996813278">
            <text:p>6292.73</text:p>
          </table:table-cell>
          <table:table-cell table:style-name="ce123" table:formula="of:=10000*[.H28]/299792458" office:value-type="float" office:value="0.209902877814651">
            <text:p>0.20990</text:p>
          </table:table-cell>
          <table:table-cell table:style-name="ce103" table:formula="of:=[.$J$30]+[.$I28]" office:value-type="float" office:value="71287.5743347618">
            <text:p>71287.5743</text:p>
          </table:table-cell>
          <table:table-cell table:style-name="Default"/>
          <table:table-cell table:style-name="ce122" table:formula="of:=100000000/[.J28]" office:value-type="float" office:value="1402.76900894967">
            <text:p>1402.7690089</text:p>
          </table:table-cell>
          <table:table-cell table:style-name="ce121"/>
          <table:table-cell table:number-columns-repeated="1010"/>
          <table:table-cell table:style-name="Default"/>
        </table:table-row>
        <table:table-row table:style-name="ro1">
          <table:table-cell office:value-type="float" office:value="29">
            <text:p>29</text:p>
          </table:table-cell>
          <table:table-cell table:style-name="ce117" table:formula="of:=[.B25]" office:value-type="percentage" office:value="0.046832">
            <text:p>4.683%</text:p>
          </table:table-cell>
          <table:table-cell table:style-name="ce119"/>
          <table:table-cell/>
          <table:table-cell table:style-name="ce121" table:number-columns-repeated="2"/>
          <table:table-cell table:style-name="ce103" table:formula="of:=3/5*1.21*(POWER([.$A29];2/3)-POWER([.$A$30];2/3))" office:value-type="float" office:value="0.15845537571799">
            <text:p>0.1585</text:p>
          </table:table-cell>
          <table:table-cell table:style-name="ce110" table:formula="of:=1000*[.$E$27]*(1/[.$A29]-1/[.$A$30])+[.$F$27]*[.G29]" office:value-type="float" office:value="3257.05144051702">
            <text:p>3257.05</text:p>
          </table:table-cell>
          <table:table-cell table:style-name="ce123" table:formula="of:=10000*[.H29]/299792458" office:value-type="float" office:value="0.10864354167699">
            <text:p>0.10864</text:p>
          </table:table-cell>
          <table:table-cell table:style-name="ce103" table:formula="of:=[.$J$30]+[.$I29]" office:value-type="float" office:value="71287.4730754257">
            <text:p>71287.4731</text:p>
          </table:table-cell>
          <table:table-cell/>
          <table:table-cell table:style-name="ce122" table:formula="of:=100000000/[.J29]" office:value-type="float" office:value="1402.77100149412">
            <text:p>1402.7710015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28">
            <text:p>28</text:p>
          </table:table-cell>
          <table:table-cell table:style-name="ce117" table:formula="of:=[.B26]" office:value-type="percentage" office:value="0.922297">
            <text:p>92.230%</text:p>
          </table:table-cell>
          <table:table-cell table:style-name="ce119"/>
          <table:table-cell/>
          <table:table-cell table:style-name="ce121" table:number-columns-repeated="2"/>
          <table:table-cell table:style-name="ce110"/>
          <table:table-cell table:style-name="ce110" table:formula="of:=0" office:value-type="float" office:value="0">
            <text:p>0.00</text:p>
          </table:table-cell>
          <table:table-cell table:style-name="ce123" table:formula="of:=0" office:value-type="float" office:value="0">
            <text:p>0.00000</text:p>
          </table:table-cell>
          <table:table-cell table:style-name="ce103" table:formula="of:=[.J27]-SUMPRODUCT([.I28:.I29];[.B28:.B29])" office:value-type="float" office:value="71287.364431884">
            <text:p>71287.3644</text:p>
          </table:table-cell>
          <table:table-cell/>
          <table:table-cell table:style-name="ce122" table:formula="of:=100000000/[.J30]" office:value-type="float" office:value="1402.77313934858">
            <text:p>1402.7731393</text:p>
          </table:table-cell>
          <table:table-cell table:number-columns-repeated="1011"/>
          <table:table-cell table:style-name="Default"/>
        </table:table-row>
        <table:table-row table:style-name="ro1">
          <table:table-cell table:number-columns-repeated="9"/>
          <table:table-cell table:style-name="ce124"/>
          <table:table-cell table:number-columns-repeated="1014"/>
        </table:table-row>
        <table:table-row table:style-name="ro1">
          <table:table-cell office:value-type="string">
            <text:p>References</text:p>
          </table:table-cell>
          <table:table-cell table:number-columns-repeated="1023"/>
        </table:table-row>
        <table:table-row table:style-name="ro14">
          <table:table-cell office:value-type="string">
            <text:p>Berengut:2003:022502</text:p>
          </table:table-cell>
          <table:table-cell office:value-type="string">
            <text:p><text:a xlink:href="http://adsabs.harvard.edu/abs/2003PhRvA..68b2502B">http://adsabs.harvard.edu/abs/2003PhRvA..68b2502B</text:a></text:p>
          </table:table-cell>
          <table:table-cell table:number-columns-repeated="1022"/>
        </table:table-row>
        <table:table-row table:style-name="ro14">
          <table:table-cell table:style-name="Default" office:value-type="string">
            <text:p>Griesmann:2000:L113</text:p>
          </table:table-cell>
          <table:table-cell table:style-name="Default" office:value-type="string">
            <text:p><text:a xlink:href="http://adsabs.harvard.edu/abs/2000ApJ...536L.113G">http://adsabs.harvard.edu/abs/2000ApJ...536L.113G</text:a></text:p>
          </table:table-cell>
          <table:table-cell table:style-name="Default" table:number-columns-repeated="1022"/>
        </table:table-row>
        <table:table-row table:style-name="ro14">
          <table:table-cell table:style-name="ce97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II" table:style-name="ta1">
        <table:table-column table:style-name="co64" table:default-cell-style-name="ce97"/>
        <table:table-column table:style-name="co96" table:default-cell-style-name="ce97"/>
        <table:table-column table:style-name="co97" table:default-cell-style-name="ce97"/>
        <table:table-column table:style-name="co98" table:default-cell-style-name="ce97"/>
        <table:table-column table:style-name="co99" table:default-cell-style-name="ce97"/>
        <table:table-column table:style-name="co65" table:default-cell-style-name="ce97"/>
        <table:table-column table:style-name="co100" table:default-cell-style-name="ce97"/>
        <table:table-column table:style-name="co101" table:default-cell-style-name="ce97"/>
        <table:table-column table:style-name="co102" table:default-cell-style-name="ce97"/>
        <table:table-column table:style-name="co64" table:default-cell-style-name="ce97"/>
        <table:table-column table:style-name="co27" table:default-cell-style-name="ce97"/>
        <table:table-column table:style-name="co103" table:default-cell-style-name="ce97"/>
        <table:table-column table:style-name="co94" table:default-cell-style-name="ce97"/>
        <table:table-column table:style-name="co104" table:default-cell-style-name="ce97"/>
        <table:table-column table:style-name="co105" table:default-cell-style-name="ce97"/>
        <table:table-column table:style-name="co104" table:default-cell-style-name="ce97"/>
        <table:table-column table:style-name="co1" table:number-columns-repeated="1008" table:default-cell-style-name="ce97"/>
        <table:table-row table:style-name="ro1">
          <table:table-cell table:style-name="ce126" office:value-type="string">
            <text:p>Updated</text:p>
          </table:table-cell>
          <table:table-cell table:style-name="ce100" office:value-type="string">
            <text:p>18/05/2012</text:p>
          </table:table-cell>
          <table:table-cell table:number-columns-repeated="1022"/>
        </table:table-row>
        <table:table-row table:style-name="ro1">
          <table:table-cell table:style-name="ce126"/>
          <table:table-cell table:style-name="ce101"/>
          <table:table-cell table:number-columns-repeated="1022"/>
        </table:table-row>
        <table:table-row table:style-name="ro1">
          <table:table-cell table:style-name="ce126" office:value-type="string">
            <text:p>Summary</text:p>
          </table:table-cell>
          <table:table-cell table:style-name="ce101"/>
          <table:table-cell table:number-columns-repeated="1022"/>
        </table:table-row>
        <table:table-row table:style-name="ro1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1">
          <table:table-cell table:style-name="ce126" office:value-type="string">
            <text:p>TiII</text:p>
          </table:table-cell>
          <table:table-cell table:style-name="ce129" table:formula="of:=[.A51]" office:value-type="float" office:value="1910.6">
            <text:p>1910.6</text:p>
          </table:table-cell>
          <table:table-cell table:style-name="ce129" office:value-type="string">
            <text:p>CMP</text:p>
          </table:table-cell>
          <table:table-cell table:style-name="ce111" office:value-type="float" office:value="47.867">
            <text:p>47.867</text:p>
          </table:table-cell>
          <table:table-cell table:style-name="ce106" table:formula="of:=[.J62]" office:value-type="float" office:value="52339.24">
            <text:p>52339.240</text:p>
          </table:table-cell>
          <table:table-cell table:style-name="ce106" table:formula="of:=[.K62]"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formula="of:=[.K51]" office:value-type="string" office:string-value="Ruffoni:2010:424">
            <text:p>Ruffoni:2010:424</text:p>
          </table:table-cell>
          <table:table-cell table:style-name="ce133" table:formula="of:=[.L62]" office:value-type="float" office:value="1910.61238183818">
            <text:p>1910.61238</text:p>
          </table:table-cell>
          <table:table-cell table:style-name="ce133" table:formula="of:=[.M62]" office:value-type="float" office:value="0.0000365043967363335">
            <text:p>0.00004</text:p>
          </table:table-cell>
          <table:table-cell table:style-name="ce109" table:formula="of:=299792458*[.J5]/[.I5]" office:value-type="float" office:value="5.72787182236502">
            <text:p>5.7</text:p>
          </table:table-cell>
          <table:table-cell office:value-type="string">
            <text:p>3\rm{d}^24\rm{s}~a^4\rm{F}_{3/2}</text:p>
          </table:table-cell>
          <table:table-cell office:value-type="string">
            <text:p>3\rm{d}4\rm{s}4\rm{p}^4\rm{D}_{1/2}</text:p>
          </table:table-cell>
          <table:table-cell office:value-type="string">
            <text:p>g_1</text:p>
          </table:table-cell>
          <table:table-cell table:style-name="ce132" office:value-type="float" office:value="6.82">
            <text:p>6.82</text:p>
          </table:table-cell>
          <table:table-cell table:style-name="ce132" office:value-type="float" office:value="13.58">
            <text:p>13.58</text:p>
          </table:table-cell>
          <table:table-cell office:value-type="float" office:value="0.104">
            <text:p>0.104</text:p>
          </table:table-cell>
          <table:table-cell table:style-name="ce113" office:value-type="float" office:value="417000000">
            <text:p>4.17E+08</text:p>
          </table:table-cell>
          <table:table-cell table:formula="of:=-1414" office:value-type="float" office:value="-1414">
            <text:p>-1414</text:p>
          </table:table-cell>
          <table:table-cell table:formula="of:=170" office:value-type="float" office:value="170">
            <text:p>170</text:p>
          </table:table-cell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05" office:value-type="string">
            <text:p>50; 49.9447912</text:p>
          </table:table-cell>
          <table:table-cell table:style-name="ce104" table:formula="of:=[.J63]" office:value-type="float" office:value="52339.1552150621">
            <text:p>52339.1552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table:style-name="Default" table:formula="of:=[.$A$158]" office:value-type="string" office:string-value="Murphy:2013">
            <text:p>Murphy:2013</text:p>
          </table:table-cell>
          <table:table-cell table:style-name="ce107" table:formula="of:=[.L63]" office:value-type="float" office:value="1910.6154768662">
            <text:p>1910.615477</text:p>
          </table:table-cell>
          <table:table-cell table:style-name="ce108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37" table:formula="of:=[.B63]" office:value-type="percentage" office:value="0.0518">
            <text:p>5.18%</text:p>
          </table:table-cell>
          <table:table-cell table:style-name="ce113"/>
          <table:table-cell table:style-name="ce105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05" office:value-type="string">
            <text:p>49; 48.9478700</text:p>
          </table:table-cell>
          <table:table-cell table:style-name="ce104" table:formula="of:=[.J64]" office:value-type="float" office:value="52339.1942733499">
            <text:p>52339.1943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table:style-name="Default" table:formula="of:=[.H6]" office:value-type="string" office:string-value="Murphy:2013">
            <text:p>Murphy:2013</text:p>
          </table:table-cell>
          <table:table-cell table:style-name="ce107" table:formula="of:=[.L64]" office:value-type="float" office:value="1910.61405106341">
            <text:p>1910.614051</text:p>
          </table:table-cell>
          <table:table-cell table:style-name="ce108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37" table:formula="of:=[.B64]" office:value-type="percentage" office:value="0.0541">
            <text:p>5.41%</text:p>
          </table:table-cell>
          <table:table-cell table:style-name="ce113"/>
          <table:table-cell table:style-name="ce105" table:number-columns-repeated="2"/>
          <table:table-cell table:style-name="Default" table:number-columns-repeated="1004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office:value-type="string">
            <text:p>48; 47.9479463</text:p>
          </table:table-cell>
          <table:table-cell table:style-name="ce104" table:formula="of:=[.J65]" office:value-type="float" office:value="52339.2360999084">
            <text:p>52339.2361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7]" office:value-type="string" office:string-value="Murphy:2013">
            <text:p>Murphy:2013</text:p>
          </table:table-cell>
          <table:table-cell table:style-name="ce107" table:formula="of:=[.L65]" office:value-type="float" office:value="1910.61252420868">
            <text:p>1910.612524</text:p>
          </table:table-cell>
          <table:table-cell table:number-columns-repeated="7"/>
          <table:table-cell table:style-name="ce137" table:formula="of:=[.B65]" office:value-type="percentage" office:value="0.7372">
            <text:p>73.72%</text:p>
          </table:table-cell>
          <table:table-cell table:number-columns-repeated="1007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office:value-type="string">
            <text:p>47; 46.9517631</text:p>
          </table:table-cell>
          <table:table-cell table:style-name="ce104" table:formula="of:=[.J66]" office:value-type="float" office:value="52339.2785053442">
            <text:p>52339.2785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8]" office:value-type="string" office:string-value="Murphy:2013">
            <text:p>Murphy:2013</text:p>
          </table:table-cell>
          <table:table-cell table:style-name="ce107" table:formula="of:=[.L66]" office:value-type="float" office:value="1910.61097622485">
            <text:p>1910.610976</text:p>
          </table:table-cell>
          <table:table-cell table:number-columns-repeated="7"/>
          <table:table-cell table:style-name="ce137" table:formula="of:=[.B66]" office:value-type="percentage" office:value="0.0744">
            <text:p>7.44%</text:p>
          </table:table-cell>
          <table:table-cell table:number-columns-repeated="1007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office:value-type="string">
            <text:p>46; 45.9526316</text:p>
          </table:table-cell>
          <table:table-cell table:style-name="ce104" table:formula="of:=[.J67]" office:value-type="float" office:value="52339.3233457152">
            <text:p>52339.3233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9]" office:value-type="string" office:string-value="Murphy:2013">
            <text:p>Murphy:2013</text:p>
          </table:table-cell>
          <table:table-cell table:style-name="ce107" table:formula="of:=[.L67]" office:value-type="float" office:value="1910.60933935797">
            <text:p>1910.609339</text:p>
          </table:table-cell>
          <table:table-cell table:number-columns-repeated="7"/>
          <table:table-cell table:style-name="ce137" table:formula="of:=[.B67]" office:value-type="percentage" office:value="0.0825">
            <text:p>8.25%</text:p>
          </table:table-cell>
          <table:table-cell table:number-columns-repeated="1007"/>
        </table:table-row>
        <table:table-row table:style-name="ro1">
          <table:table-cell table:style-name="ce126"/>
          <table:table-cell table:style-name="ce129" table:formula="of:=[.A52]" office:value-type="float" office:value="1910.9">
            <text:p>1910.9</text:p>
          </table:table-cell>
          <table:table-cell table:style-name="ce129" office:value-type="string">
            <text:p>CMP</text:p>
          </table:table-cell>
          <table:table-cell table:style-name="ce111" table:formula="of:=[.$D$5]" office:value-type="float" office:value="47.867">
            <text:p>47.867</text:p>
          </table:table-cell>
          <table:table-cell table:style-name="ce106" table:formula="of:=[.J68]" office:value-type="float" office:value="52329.889">
            <text:p>52329.889</text:p>
          </table:table-cell>
          <table:table-cell table:style-name="ce106" table:formula="of:=[.K68]"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formula="of:=[.K52]" office:value-type="string" office:string-value="Ruffoni:2010:424">
            <text:p>Ruffoni:2010:424</text:p>
          </table:table-cell>
          <table:table-cell table:style-name="ce133" table:formula="of:=[.L68]" office:value-type="float" office:value="1910.95379544948">
            <text:p>1910.95380</text:p>
          </table:table-cell>
          <table:table-cell table:style-name="ce133" table:formula="of:=[.M68]" office:value-type="float" office:value="0.0000365174440834277">
            <text:p>0.00004</text:p>
          </table:table-cell>
          <table:table-cell table:style-name="ce109" table:formula="of:=299792458*[.J11]/[.I11]" office:value-type="float" office:value="5.72889535462229">
            <text:p>5.7</text:p>
          </table:table-cell>
          <table:table-cell/>
          <table:table-cell office:value-type="string">
            <text:p>3\rm{d}4\rm{s}4\rm{p}^4\rm{F}_{3/2}</text:p>
          </table:table-cell>
          <table:table-cell office:value-type="string">
            <text:p>g_2</text:p>
          </table:table-cell>
          <table:table-cell table:number-columns-repeated="2"/>
          <table:table-cell table:style-name="ce104" office:value-type="float" office:value="0.098">
            <text:p>0.0980</text:p>
          </table:table-cell>
          <table:table-cell table:style-name="ce138" office:value-type="float" office:value="143000000">
            <text:p>1.43E+08</text:p>
          </table:table-cell>
          <table:table-cell table:formula="of:=-1689" office:value-type="float" office:value="-1689">
            <text:p>-1689</text:p>
          </table:table-cell>
          <table:table-cell table:formula="of:=250" office:value-type="float" office:value="250">
            <text:p>250</text:p>
          </table:table-cell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05" table:formula="of:=[.D6]" office:value-type="string" office:string-value="50; 49.9447912">
            <text:p>50; 49.9447912</text:p>
          </table:table-cell>
          <table:table-cell table:style-name="ce104" table:formula="of:=[.J69]" office:value-type="float" office:value="52329.8057478654">
            <text:p>52329.8057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table:style-name="Default" table:formula="of:=[.$A$158]" office:value-type="string" office:string-value="Murphy:2013">
            <text:p>Murphy:2013</text:p>
          </table:table-cell>
          <table:table-cell table:style-name="ce107" table:formula="of:=[.L69]" office:value-type="float" office:value="1910.95683560949">
            <text:p>1910.956836</text:p>
          </table:table-cell>
          <table:table-cell table:style-name="ce108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37" table:formula="of:=[.B69]" office:value-type="percentage" office:value="0.0518">
            <text:p>5.18%</text:p>
          </table:table-cell>
          <table:table-cell table:style-name="ce113"/>
          <table:table-cell table:style-name="ce105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05" table:formula="of:=[.D7]" office:value-type="string" office:string-value="49; 48.9478700">
            <text:p>49; 48.9478700</text:p>
          </table:table-cell>
          <table:table-cell table:style-name="ce104" table:formula="of:=[.J70]" office:value-type="float" office:value="52329.8440659781">
            <text:p>52329.8441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table:style-name="Default" table:formula="of:=[.H12]" office:value-type="string" office:string-value="Murphy:2013">
            <text:p>Murphy:2013</text:p>
          </table:table-cell>
          <table:table-cell table:style-name="ce107" table:formula="of:=[.L70]" office:value-type="float" office:value="1910.95543632652">
            <text:p>1910.955436</text:p>
          </table:table-cell>
          <table:table-cell table:style-name="ce108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37" table:formula="of:=[.B70]" office:value-type="percentage" office:value="0.0541">
            <text:p>5.41%</text:p>
          </table:table-cell>
          <table:table-cell table:style-name="ce113"/>
          <table:table-cell table:style-name="ce105" table:number-columns-repeated="2"/>
          <table:table-cell table:style-name="Default" table:number-columns-repeated="1004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table:formula="of:=[.D8]" office:value-type="string" office:string-value="48; 47.9479463">
            <text:p>48; 47.9479463</text:p>
          </table:table-cell>
          <table:table-cell table:style-name="ce104" table:formula="of:=[.J71]" office:value-type="float" office:value="52329.8851790077">
            <text:p>52329.8852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3]" office:value-type="string" office:string-value="Murphy:2013">
            <text:p>Murphy:2013</text:p>
          </table:table-cell>
          <table:table-cell table:style-name="ce107" table:formula="of:=[.L71]" office:value-type="float" office:value="1910.95393498237">
            <text:p>1910.953935</text:p>
          </table:table-cell>
          <table:table-cell table:number-columns-repeated="7"/>
          <table:table-cell table:style-name="ce137" table:formula="of:=[.B71]" office:value-type="percentage" office:value="0.7372">
            <text:p>73.72%</text:p>
          </table:table-cell>
          <table:table-cell table:number-columns-repeated="1007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table:formula="of:=[.D9]" office:value-type="string" office:string-value="47; 46.9517631">
            <text:p>47; 46.9517631</text:p>
          </table:table-cell>
          <table:table-cell table:style-name="ce104" table:formula="of:=[.J72]" office:value-type="float" office:value="52329.9267800346">
            <text:p>52329.926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4]" office:value-type="string" office:string-value="Murphy:2013">
            <text:p>Murphy:2013</text:p>
          </table:table-cell>
          <table:table-cell table:style-name="ce107" table:formula="of:=[.L72]" office:value-type="float" office:value="1910.95241582018">
            <text:p>1910.952416</text:p>
          </table:table-cell>
          <table:table-cell table:number-columns-repeated="7"/>
          <table:table-cell table:style-name="ce137" table:formula="of:=[.B72]" office:value-type="percentage" office:value="0.0744">
            <text:p>7.44%</text:p>
          </table:table-cell>
          <table:table-cell table:number-columns-repeated="1007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table:formula="of:=[.D10]" office:value-type="string" office:string-value="46; 45.9526316">
            <text:p>46; 45.9526316</text:p>
          </table:table-cell>
          <table:table-cell table:style-name="ce104" table:formula="of:=[.J73]" office:value-type="float" office:value="52329.9708108139">
            <text:p>52329.970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5]" office:value-type="string" office:string-value="Murphy:2013">
            <text:p>Murphy:2013</text:p>
          </table:table-cell>
          <table:table-cell table:style-name="ce107" table:formula="of:=[.L73]" office:value-type="float" office:value="1910.95080793233">
            <text:p>1910.950808</text:p>
          </table:table-cell>
          <table:table-cell table:number-columns-repeated="7"/>
          <table:table-cell table:style-name="ce137" table:formula="of:=[.B73]" office:value-type="percentage" office:value="0.0825">
            <text:p>8.25%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table:formula="of:=[.A53]" office:value-type="float" office:value="3067">
            <text:p>3067</text:p>
          </table:table-cell>
          <table:table-cell table:style-name="Default" office:value-type="string">
            <text:p>CMP</text:p>
          </table:table-cell>
          <table:table-cell table:style-name="ce111" table:formula="of:=[.$D$5]" office:value-type="float" office:value="47.867">
            <text:p>47.867</text:p>
          </table:table-cell>
          <table:table-cell table:style-name="ce104" table:formula="of:=[.J74]" office:value-type="float" office:value="32602.6283031486">
            <text:p>32602.6283</text:p>
          </table:table-cell>
          <table:table-cell table:style-name="ce103" table:formula="of:=[.K74]" office:value-type="float" office:value="0.0014142135623731">
            <text:p>0.0014</text:p>
          </table:table-cell>
          <table:table-cell table:style-name="ce105" office:value-type="float" office:value="0">
            <text:p>0</text:p>
          </table:table-cell>
          <table:table-cell table:style-name="Default" office:value-type="string">
            <text:p>Aldenius:2009:014008,Ruffoni:2010:424,Nave:2012:1570</text:p>
          </table:table-cell>
          <table:table-cell table:style-name="ce133" table:formula="of:=[.L74]" office:value-type="float" office:value="3067.23737332375">
            <text:p>3067.23737</text:p>
          </table:table-cell>
          <table:table-cell table:style-name="ce133" table:formula="of:=[.M74]" office:value-type="float" office:value="0.000133048435605824">
            <text:p>0.00013</text:p>
          </table:table-cell>
          <table:table-cell table:style-name="ce109" table:formula="of:=299792458*[.J17]/[.I17]" office:value-type="float" office:value="13.0041834682335">
            <text:p>13.0</text:p>
          </table:table-cell>
          <table:table-cell table:style-name="Default"/>
          <table:table-cell table:style-name="Default" office:value-type="string">
            <text:p>3\rm{d}^24\rm{p~z}^4\rm{D}_{3/2}</text:p>
          </table:table-cell>
          <table:table-cell table:style-name="Default" office:value-type="string">
            <text:p>g_3</text:p>
          </table:table-cell>
          <table:table-cell table:style-name="ce110" table:number-columns-repeated="2"/>
          <table:table-cell table:style-name="ce103" table:formula="of:=0.0489" office:value-type="float" office:value="0.0489">
            <text:p>0.0489</text:p>
          </table:table-cell>
          <table:table-cell table:style-name="ce113" office:value-type="float" office:value="250000000">
            <text:p>2.50E+08</text:p>
          </table:table-cell>
          <table:table-cell table:style-name="ce105" table:formula="of:=855" office:value-type="float" office:value="855">
            <text:p>855</text:p>
          </table:table-cell>
          <table:table-cell table:style-name="ce105" table:formula="of:=80" office:value-type="float" office:value="80">
            <text:p>80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05" table:formula="of:=[.D12]" office:value-type="string" office:string-value="50; 49.9447912">
            <text:p>50; 49.9447912</text:p>
          </table:table-cell>
          <table:table-cell table:style-name="ce133" table:formula="of:=[.J75]" office:value-type="float" office:value="32602.6525825917">
            <text:p>32602.65258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table:style-name="Default" table:formula="of:=[.$A$158]" office:value-type="string" office:string-value="Murphy:2013">
            <text:p>Murphy:2013</text:p>
          </table:table-cell>
          <table:table-cell table:style-name="ce107" table:formula="of:=[.L75]" office:value-type="float" office:value="3067.23508912878">
            <text:p>3067.235089</text:p>
          </table:table-cell>
          <table:table-cell table:style-name="ce108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37" table:formula="of:=[.B75]" office:value-type="percentage" office:value="0.0518">
            <text:p>5.18%</text:p>
          </table:table-cell>
          <table:table-cell table:style-name="ce113"/>
          <table:table-cell table:style-name="ce105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05" table:formula="of:=[.D13]" office:value-type="string" office:string-value="49; 48.9478700">
            <text:p>49; 48.9478700</text:p>
          </table:table-cell>
          <table:table-cell table:style-name="ce133" table:formula="of:=[.J76]" office:value-type="float" office:value="32602.6418708728">
            <text:p>32602.64187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table:style-name="Default" table:formula="of:=[.H18]" office:value-type="string" office:string-value="Murphy:2013">
            <text:p>Murphy:2013</text:p>
          </table:table-cell>
          <table:table-cell table:style-name="ce107" table:formula="of:=[.L76]" office:value-type="float" office:value="3067.23609688024">
            <text:p>3067.236097</text:p>
          </table:table-cell>
          <table:table-cell table:style-name="ce108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37" table:formula="of:=[.B76]" office:value-type="percentage" office:value="0.0541">
            <text:p>5.41%</text:p>
          </table:table-cell>
          <table:table-cell table:style-name="ce113"/>
          <table:table-cell table:style-name="ce105" table:number-columns-repeated="2"/>
          <table:table-cell table:style-name="Default" table:number-columns-repeated="1004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table:formula="of:=[.D14]" office:value-type="string" office:string-value="48; 47.9479463">
            <text:p>48; 47.9479463</text:p>
          </table:table-cell>
          <table:table-cell table:style-name="ce133" table:formula="of:=[.J77]" office:value-type="float" office:value="32602.6293006149">
            <text:p>32602.62930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9]" office:value-type="string" office:string-value="Murphy:2013">
            <text:p>Murphy:2013</text:p>
          </table:table-cell>
          <table:table-cell table:style-name="ce107" table:formula="of:=[.L77]" office:value-type="float" office:value="3067.23727948267">
            <text:p>3067.237279</text:p>
          </table:table-cell>
          <table:table-cell table:number-columns-repeated="7"/>
          <table:table-cell table:style-name="ce137" table:formula="of:=[.B77]" office:value-type="percentage" office:value="0.7372">
            <text:p>73.72%</text:p>
          </table:table-cell>
          <table:table-cell table:number-columns-repeated="1007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table:formula="of:=[.D15]" office:value-type="string" office:string-value="47; 46.9517631">
            <text:p>47; 46.9517631</text:p>
          </table:table-cell>
          <table:table-cell table:style-name="ce133" table:formula="of:=[.J78]" office:value-type="float" office:value="32602.6176821083">
            <text:p>32602.6176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0]" office:value-type="string" office:string-value="Murphy:2013">
            <text:p>Murphy:2013</text:p>
          </table:table-cell>
          <table:table-cell table:style-name="ce107" table:formula="of:=[.L78]" office:value-type="float" office:value="3067.23837254571">
            <text:p>3067.238373</text:p>
          </table:table-cell>
          <table:table-cell table:number-columns-repeated="7"/>
          <table:table-cell table:style-name="ce137" table:formula="of:=[.B78]" office:value-type="percentage" office:value="0.0744">
            <text:p>7.44%</text:p>
          </table:table-cell>
          <table:table-cell table:number-columns-repeated="1007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table:formula="of:=[.D16]" office:value-type="string" office:string-value="46; 45.9526316">
            <text:p>46; 45.9526316</text:p>
          </table:table-cell>
          <table:table-cell table:style-name="ce133" table:formula="of:=[.J79]" office:value-type="float" office:value="32602.6048265934">
            <text:p>32602.60483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1]" office:value-type="string" office:string-value="Murphy:2013">
            <text:p>Murphy:2013</text:p>
          </table:table-cell>
          <table:table-cell table:style-name="ce107" table:formula="of:=[.L79]" office:value-type="float" office:value="3067.23958198677">
            <text:p>3067.239582</text:p>
          </table:table-cell>
          <table:table-cell table:number-columns-repeated="7"/>
          <table:table-cell table:style-name="ce137" table:formula="of:=[.B79]" office:value-type="percentage" office:value="0.0825">
            <text:p>8.25%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table:formula="of:=[.A54]" office:value-type="float" office:value="3073">
            <text:p>3073</text:p>
          </table:table-cell>
          <table:table-cell table:style-name="Default" office:value-type="string">
            <text:p>CMP</text:p>
          </table:table-cell>
          <table:table-cell table:style-name="ce111" table:formula="of:=[.$D$5]" office:value-type="float" office:value="47.867">
            <text:p>47.867</text:p>
          </table:table-cell>
          <table:table-cell table:style-name="ce104" table:formula="of:=[.J80]" office:value-type="float" office:value="32532.3566018486">
            <text:p>32532.3566</text:p>
          </table:table-cell>
          <table:table-cell table:style-name="ce103" table:formula="of:=[.K80]" office:value-type="float" office:value="0.000707106781186547">
            <text:p>0.0007</text:p>
          </table:table-cell>
          <table:table-cell table:style-name="ce105" office:value-type="float" office:value="0">
            <text:p>0</text:p>
          </table:table-cell>
          <table:table-cell table:style-name="Default" office:value-type="string">
            <text:p>Aldenius:2009:014008,Ruffoni:2010:424,Nave:2012:1570</text:p>
          </table:table-cell>
          <table:table-cell table:style-name="ce133" table:formula="of:=[.L80]" office:value-type="float" office:value="3073.86277679981">
            <text:p>3073.86278</text:p>
          </table:table-cell>
          <table:table-cell table:style-name="ce133" table:formula="of:=[.M80]" office:value-type="float" office:value="0.0000668119202218678">
            <text:p>0.00007</text:p>
          </table:table-cell>
          <table:table-cell table:style-name="ce109" table:formula="of:=299792458*[.J23]/[.I23]" office:value-type="float" office:value="6.51613661422664">
            <text:p>6.5</text:p>
          </table:table-cell>
          <table:table-cell table:style-name="Default"/>
          <table:table-cell table:style-name="Default" office:value-type="string">
            <text:p>3\rm{d}^24\rm{p~z}^4\rm{D}_{1/2}</text:p>
          </table:table-cell>
          <table:table-cell table:style-name="Default" office:value-type="string">
            <text:p>g_4</text:p>
          </table:table-cell>
          <table:table-cell table:style-name="ce110" table:number-columns-repeated="2"/>
          <table:table-cell table:style-name="ce111" office:value-type="float" office:value="0.121">
            <text:p>0.121</text:p>
          </table:table-cell>
          <table:table-cell table:style-name="ce113" office:value-type="float" office:value="256000000">
            <text:p>2.56E+08</text:p>
          </table:table-cell>
          <table:table-cell table:style-name="ce105" table:formula="of:=739" office:value-type="float" office:value="739">
            <text:p>739</text:p>
          </table:table-cell>
          <table:table-cell table:style-name="ce105" table:formula="of:=80" office:value-type="float" office:value="80">
            <text:p>80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05" table:formula="of:=[.D18]" office:value-type="string" office:string-value="50; 49.9447912">
            <text:p>50; 49.9447912</text:p>
          </table:table-cell>
          <table:table-cell table:style-name="ce133" table:formula="of:=[.J81]" office:value-type="float" office:value="32532.3807543918">
            <text:p>32532.38075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table:style-name="Default" table:formula="of:=[.$A$158]" office:value-type="string" office:string-value="Murphy:2013">
            <text:p>Murphy:2013</text:p>
          </table:table-cell>
          <table:table-cell table:style-name="ce107" table:formula="of:=[.L81]" office:value-type="float" office:value="3073.86049471649">
            <text:p>3073.860495</text:p>
          </table:table-cell>
          <table:table-cell table:style-name="ce108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37" table:formula="of:=[.B81]" office:value-type="percentage" office:value="0.0518">
            <text:p>5.18%</text:p>
          </table:table-cell>
          <table:table-cell table:style-name="ce113"/>
          <table:table-cell table:style-name="ce105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05" table:formula="of:=[.D19]" office:value-type="string" office:string-value="49; 48.9478700">
            <text:p>49; 48.9478700</text:p>
          </table:table-cell>
          <table:table-cell table:style-name="ce133" table:formula="of:=[.J82]" office:value-type="float" office:value="32532.370106056">
            <text:p>32532.37011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table:style-name="Default" table:formula="of:=[.H24]" office:value-type="string" office:string-value="Murphy:2013">
            <text:p>Murphy:2013</text:p>
          </table:table-cell>
          <table:table-cell table:style-name="ce107" table:formula="of:=[.L82]" office:value-type="float" office:value="3073.86150083742">
            <text:p>3073.861501</text:p>
          </table:table-cell>
          <table:table-cell table:style-name="ce108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37" table:formula="of:=[.B82]" office:value-type="percentage" office:value="0.0541">
            <text:p>5.41%</text:p>
          </table:table-cell>
          <table:table-cell table:style-name="ce113"/>
          <table:table-cell table:style-name="ce105" table:number-columns-repeated="2"/>
          <table:table-cell table:style-name="Default" table:number-columns-repeated="1004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table:formula="of:=[.D20]" office:value-type="string" office:string-value="48; 47.9479463">
            <text:p>48; 47.9479463</text:p>
          </table:table-cell>
          <table:table-cell table:style-name="ce133" table:formula="of:=[.J83]" office:value-type="float" office:value="32532.3575922354">
            <text:p>32532.35759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5]" office:value-type="string" office:string-value="Murphy:2013">
            <text:p>Murphy:2013</text:p>
          </table:table-cell>
          <table:table-cell table:style-name="ce107" table:formula="of:=[.L83]" office:value-type="float" office:value="3073.86268322181">
            <text:p>3073.862683</text:p>
          </table:table-cell>
          <table:table-cell table:number-columns-repeated="7"/>
          <table:table-cell table:style-name="ce137" table:formula="of:=[.B83]" office:value-type="percentage" office:value="0.7372">
            <text:p>73.72%</text:p>
          </table:table-cell>
          <table:table-cell table:number-columns-repeated="1007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table:formula="of:=[.D21]" office:value-type="string" office:string-value="47; 46.9517631">
            <text:p>47; 46.9517631</text:p>
          </table:table-cell>
          <table:table-cell table:style-name="ce133" table:formula="of:=[.J84]" office:value-type="float" office:value="32532.3460426598">
            <text:p>32532.34604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6]" office:value-type="string" office:string-value="Murphy:2013">
            <text:p>Murphy:2013</text:p>
          </table:table-cell>
          <table:table-cell table:style-name="ce107" table:formula="of:=[.L84]" office:value-type="float" office:value="3073.86377449907">
            <text:p>3073.863774</text:p>
          </table:table-cell>
          <table:table-cell table:number-columns-repeated="7"/>
          <table:table-cell table:style-name="ce137" table:formula="of:=[.B84]" office:value-type="percentage" office:value="0.0744">
            <text:p>7.44%</text:p>
          </table:table-cell>
          <table:table-cell table:number-columns-repeated="1007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table:formula="of:=[.D22]" office:value-type="string" office:string-value="46; 45.9526316">
            <text:p>46; 45.9526316</text:p>
          </table:table-cell>
          <table:table-cell table:style-name="ce133" table:formula="of:=[.J85]" office:value-type="float" office:value="32532.3332541046">
            <text:p>32532.33325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7]" office:value-type="string" office:string-value="Murphy:2013">
            <text:p>Murphy:2013</text:p>
          </table:table-cell>
          <table:table-cell table:style-name="ce107" table:formula="of:=[.L85]" office:value-type="float" office:value="3073.8649828439">
            <text:p>3073.864983</text:p>
          </table:table-cell>
          <table:table-cell table:number-columns-repeated="7"/>
          <table:table-cell table:style-name="ce137" table:formula="of:=[.B85]" office:value-type="percentage" office:value="0.0825">
            <text:p>8.25%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table:formula="of:=[.A55]" office:value-type="float" office:value="3230">
            <text:p>3230</text:p>
          </table:table-cell>
          <table:table-cell table:style-name="Default" office:value-type="string">
            <text:p>CMP</text:p>
          </table:table-cell>
          <table:table-cell table:style-name="ce111" table:formula="of:=[.$D$5]" office:value-type="float" office:value="47.867">
            <text:p>47.867</text:p>
          </table:table-cell>
          <table:table-cell table:style-name="ce104" table:formula="of:=[.J86]" office:value-type="float" office:value="30958.5871454677">
            <text:p>30958.5871</text:p>
          </table:table-cell>
          <table:table-cell table:style-name="ce103" table:formula="of:=[.K86]" office:value-type="float" office:value="0.001">
            <text:p>0.0010</text:p>
          </table:table-cell>
          <table:table-cell table:style-name="ce105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133" table:formula="of:=[.L86]" office:value-type="float" office:value="3230.12156627567">
            <text:p>3230.12157</text:p>
          </table:table-cell>
          <table:table-cell table:style-name="ce133" table:formula="of:=[.M86]" office:value-type="float" office:value="0.000104336853329192">
            <text:p>0.00010</text:p>
          </table:table-cell>
          <table:table-cell table:style-name="ce109" table:formula="of:=299792458*[.J29]/[.I29]" office:value-type="float" office:value="9.68366083992594">
            <text:p>9.7</text:p>
          </table:table-cell>
          <table:table-cell table:style-name="Default"/>
          <table:table-cell table:style-name="Default" office:value-type="string">
            <text:p>3\rm{d}^24\rm{p~z}^4\rm{F}_{5/2}</text:p>
          </table:table-cell>
          <table:table-cell table:style-name="Default" office:value-type="string">
            <text:p>g_5</text:p>
          </table:table-cell>
          <table:table-cell table:style-name="ce110" table:number-columns-repeated="2"/>
          <table:table-cell table:style-name="ce103" table:formula="of:=0.0687" office:value-type="float" office:value="0.0687">
            <text:p>0.0687</text:p>
          </table:table-cell>
          <table:table-cell table:style-name="ce113" office:value-type="float" office:value="244000000">
            <text:p>2.44E+08</text:p>
          </table:table-cell>
          <table:table-cell table:style-name="ce105" table:formula="of:=721" office:value-type="float" office:value="721">
            <text:p>721</text:p>
          </table:table-cell>
          <table:table-cell table:style-name="ce105" table:formula="of:=70" office:value-type="float" office:value="70">
            <text:p>70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05" table:formula="of:=[.D24]" office:value-type="string" office:string-value="50; 49.9447912">
            <text:p>50; 49.9447912</text:p>
          </table:table-cell>
          <table:table-cell table:style-name="ce133" table:formula="of:=[.J87]" office:value-type="float" office:value="30958.6117261336">
            <text:p>30958.61173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table:style-name="Default" table:formula="of:=[.$A$158]" office:value-type="string" office:string-value="Murphy:2013">
            <text:p>Murphy:2013</text:p>
          </table:table-cell>
          <table:table-cell table:style-name="ce107" table:formula="of:=[.L87]" office:value-type="float" office:value="3230.11900160837">
            <text:p>3230.119002</text:p>
          </table:table-cell>
          <table:table-cell table:style-name="ce108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37" table:formula="of:=[.B87]" office:value-type="percentage" office:value="0.0518">
            <text:p>5.18%</text:p>
          </table:table-cell>
          <table:table-cell table:style-name="ce113"/>
          <table:table-cell table:style-name="ce105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05" table:formula="of:=[.D25]" office:value-type="string" office:string-value="49; 48.9478700">
            <text:p>49; 48.9478700</text:p>
          </table:table-cell>
          <table:table-cell table:style-name="ce133" table:formula="of:=[.J88]" office:value-type="float" office:value="30958.6008786346">
            <text:p>30958.60088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table:style-name="Default" table:formula="of:=[.H30]" office:value-type="string" office:string-value="Murphy:2013">
            <text:p>Murphy:2013</text:p>
          </table:table-cell>
          <table:table-cell table:style-name="ce107" table:formula="of:=[.L88]" office:value-type="float" office:value="3230.12013340089">
            <text:p>3230.120133</text:p>
          </table:table-cell>
          <table:table-cell table:style-name="ce108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37" table:formula="of:=[.B88]" office:value-type="percentage" office:value="0.0541">
            <text:p>5.41%</text:p>
          </table:table-cell>
          <table:table-cell table:style-name="ce113"/>
          <table:table-cell table:style-name="ce105" table:number-columns-repeated="2"/>
          <table:table-cell table:style-name="Default" table:number-columns-repeated="1004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table:formula="of:=[.D26]" office:value-type="string" office:string-value="48; 47.9479463">
            <text:p>48; 47.9479463</text:p>
          </table:table-cell>
          <table:table-cell table:style-name="ce133" table:formula="of:=[.J89]" office:value-type="float" office:value="30958.588156037">
            <text:p>30958.58816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1]" office:value-type="string" office:string-value="Murphy:2013">
            <text:p>Murphy:2013</text:p>
          </table:table-cell>
          <table:table-cell table:style-name="ce107" table:formula="of:=[.L89]" office:value-type="float" office:value="3230.12146083606">
            <text:p>3230.121461</text:p>
          </table:table-cell>
          <table:table-cell table:number-columns-repeated="7"/>
          <table:table-cell table:style-name="ce137" table:formula="of:=[.B89]" office:value-type="percentage" office:value="0.7372">
            <text:p>73.72%</text:p>
          </table:table-cell>
          <table:table-cell table:number-columns-repeated="1007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table:formula="of:=[.D27]" office:value-type="string" office:string-value="47; 46.9517631">
            <text:p>47; 46.9517631</text:p>
          </table:table-cell>
          <table:table-cell table:style-name="ce133" table:formula="of:=[.J90]" office:value-type="float" office:value="30958.5763901848">
            <text:p>30958.57639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2]" office:value-type="string" office:string-value="Murphy:2013">
            <text:p>Murphy:2013</text:p>
          </table:table-cell>
          <table:table-cell table:style-name="ce107" table:formula="of:=[.L90]" office:value-type="float" office:value="3230.12268844843">
            <text:p>3230.122688</text:p>
          </table:table-cell>
          <table:table-cell table:number-columns-repeated="7"/>
          <table:table-cell table:style-name="ce137" table:formula="of:=[.B90]" office:value-type="percentage" office:value="0.0744">
            <text:p>7.44%</text:p>
          </table:table-cell>
          <table:table-cell table:number-columns-repeated="1007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table:formula="of:=[.D28]" office:value-type="string" office:string-value="46; 45.9526316">
            <text:p>46; 45.9526316</text:p>
          </table:table-cell>
          <table:table-cell table:style-name="ce133" table:formula="of:=[.J91]" office:value-type="float" office:value="30958.5633752681">
            <text:p>30958.5633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3]" office:value-type="string" office:string-value="Murphy:2013">
            <text:p>Murphy:2013</text:p>
          </table:table-cell>
          <table:table-cell table:style-name="ce107" table:formula="of:=[.L91]" office:value-type="float" office:value="3230.1240463854">
            <text:p>3230.124046</text:p>
          </table:table-cell>
          <table:table-cell table:number-columns-repeated="7"/>
          <table:table-cell table:style-name="ce137" table:formula="of:=[.B91]" office:value-type="percentage" office:value="0.0825">
            <text:p>8.25%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table:formula="of:=[.A56]" office:value-type="float" office:value="3242">
            <text:p>3242</text:p>
          </table:table-cell>
          <table:table-cell table:style-name="Default" office:value-type="string">
            <text:p>CMP</text:p>
          </table:table-cell>
          <table:table-cell table:style-name="ce111" table:formula="of:=[.$D$5]" office:value-type="float" office:value="47.867">
            <text:p>47.867</text:p>
          </table:table-cell>
          <table:table-cell table:style-name="ce104" table:formula="of:=[.J92]" office:value-type="float" office:value="30836.4271409478">
            <text:p>30836.4271</text:p>
          </table:table-cell>
          <table:table-cell table:style-name="ce103" table:formula="of:=[.K92]" office:value-type="float" office:value="0.001">
            <text:p>0.0010</text:p>
          </table:table-cell>
          <table:table-cell table:style-name="ce105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133" table:formula="of:=[.L92]" office:value-type="float" office:value="3242.91784981827">
            <text:p>3242.91785</text:p>
          </table:table-cell>
          <table:table-cell table:style-name="ce133" table:formula="of:=[.M92]" office:value-type="float" office:value="0.000105165161806699">
            <text:p>0.00011</text:p>
          </table:table-cell>
          <table:table-cell table:style-name="ce109" table:formula="of:=299792458*[.J35]/[.I35]" office:value-type="float" office:value="9.72202313289094">
            <text:p>9.7</text:p>
          </table:table-cell>
          <table:table-cell table:style-name="Default"/>
          <table:table-cell table:style-name="Default" office:value-type="string">
            <text:p>3\rm{d}^24\rm{p~z}^4\rm{F}_{3/2}</text:p>
          </table:table-cell>
          <table:table-cell table:style-name="Default" office:value-type="string">
            <text:p>g_6</text:p>
          </table:table-cell>
          <table:table-cell table:style-name="ce110" table:number-columns-repeated="2"/>
          <table:table-cell table:style-name="ce111" office:value-type="float" office:value="0.232">
            <text:p>0.232</text:p>
          </table:table-cell>
          <table:table-cell table:style-name="ce113" office:value-type="float" office:value="244000000">
            <text:p>2.44E+08</text:p>
          </table:table-cell>
          <table:table-cell table:style-name="ce105" table:formula="of:=563" office:value-type="float" office:value="563">
            <text:p>563</text:p>
          </table:table-cell>
          <table:table-cell table:style-name="ce105" office:value-type="float" office:value="30">
            <text:p>30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05" table:formula="of:=[.D30]" office:value-type="string" office:string-value="50; 49.9447912">
            <text:p>50; 49.9447912</text:p>
          </table:table-cell>
          <table:table-cell table:style-name="ce133" table:formula="of:=[.J93]" office:value-type="float" office:value="30836.4520615083">
            <text:p>30836.45206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table:style-name="Default" table:formula="of:=[.$A$158]" office:value-type="string" office:string-value="Murphy:2013">
            <text:p>Murphy:2013</text:p>
          </table:table-cell>
          <table:table-cell table:style-name="ce107" table:formula="of:=[.L93]" office:value-type="float" office:value="3242.91522904561">
            <text:p>3242.915229</text:p>
          </table:table-cell>
          <table:table-cell table:style-name="ce108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37" table:formula="of:=[.B93]" office:value-type="percentage" office:value="0.0518">
            <text:p>5.18%</text:p>
          </table:table-cell>
          <table:table-cell table:style-name="ce113"/>
          <table:table-cell table:style-name="ce105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05" table:formula="of:=[.D31]" office:value-type="string" office:string-value="49; 48.9478700">
            <text:p>49; 48.9478700</text:p>
          </table:table-cell>
          <table:table-cell table:style-name="ce133" table:formula="of:=[.J94]" office:value-type="float" office:value="30836.441055857">
            <text:p>30836.44106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table:style-name="Default" table:formula="of:=[.H36]" office:value-type="string" office:string-value="Murphy:2013">
            <text:p>Murphy:2013</text:p>
          </table:table-cell>
          <table:table-cell table:style-name="ce107" table:formula="of:=[.L94]" office:value-type="float" office:value="3242.91638645524">
            <text:p>3242.916386</text:p>
          </table:table-cell>
          <table:table-cell table:style-name="ce108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37" table:formula="of:=[.B94]" office:value-type="percentage" office:value="0.0541">
            <text:p>5.41%</text:p>
          </table:table-cell>
          <table:table-cell table:style-name="ce113"/>
          <table:table-cell table:style-name="ce105" table:number-columns-repeated="2"/>
          <table:table-cell table:style-name="Default" table:number-columns-repeated="1004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table:formula="of:=[.D32]" office:value-type="string" office:string-value="48; 47.9479463">
            <text:p>48; 47.9479463</text:p>
          </table:table-cell>
          <table:table-cell table:style-name="ce133" table:formula="of:=[.J95]" office:value-type="float" office:value="30836.4281675486">
            <text:p>30836.42817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7]" office:value-type="string" office:string-value="Murphy:2013">
            <text:p>Murphy:2013</text:p>
          </table:table-cell>
          <table:table-cell table:style-name="ce107" table:formula="of:=[.L95]" office:value-type="float" office:value="3242.91774185563">
            <text:p>3242.917742</text:p>
          </table:table-cell>
          <table:table-cell table:number-columns-repeated="7"/>
          <table:table-cell table:style-name="ce137" table:formula="of:=[.B95]" office:value-type="percentage" office:value="0.7372">
            <text:p>73.72%</text:p>
          </table:table-cell>
          <table:table-cell table:number-columns-repeated="1007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table:formula="of:=[.D33]" office:value-type="string" office:string-value="47; 46.9517631">
            <text:p>47; 46.9517631</text:p>
          </table:table-cell>
          <table:table-cell table:style-name="ce133" table:formula="of:=[.J96]" office:value-type="float" office:value="30836.4162299541">
            <text:p>30836.41623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8]" office:value-type="string" office:string-value="Murphy:2013">
            <text:p>Murphy:2013</text:p>
          </table:table-cell>
          <table:table-cell table:style-name="ce107" table:formula="of:=[.L96]" office:value-type="float" office:value="3242.91899727509">
            <text:p>3242.918997</text:p>
          </table:table-cell>
          <table:table-cell table:number-columns-repeated="7"/>
          <table:table-cell table:style-name="ce137" table:formula="of:=[.B96]" office:value-type="percentage" office:value="0.0744">
            <text:p>7.44%</text:p>
          </table:table-cell>
          <table:table-cell table:number-columns-repeated="1007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table:formula="of:=[.D34]" office:value-type="string" office:string-value="46; 45.9526316">
            <text:p>46; 45.9526316</text:p>
          </table:table-cell>
          <table:table-cell table:style-name="ce133" table:formula="of:=[.J97]" office:value-type="float" office:value="30836.4030353259">
            <text:p>30836.40304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9]" office:value-type="string" office:string-value="Murphy:2013">
            <text:p>Murphy:2013</text:p>
          </table:table-cell>
          <table:table-cell table:style-name="ce107" table:formula="of:=[.L97]" office:value-type="float" office:value="3242.92038489187">
            <text:p>3242.920385</text:p>
          </table:table-cell>
          <table:table-cell table:number-columns-repeated="7"/>
          <table:table-cell table:style-name="ce137" table:formula="of:=[.B97]" office:value-type="percentage" office:value="0.0825">
            <text:p>8.25%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Default" table:formula="of:=[.A57]" office:value-type="float" office:value="3384">
            <text:p>3384</text:p>
          </table:table-cell>
          <table:table-cell table:style-name="Default" office:value-type="string">
            <text:p>CMP</text:p>
          </table:table-cell>
          <table:table-cell table:style-name="ce111" table:formula="of:=[.$D$5]" office:value-type="float" office:value="47.867">
            <text:p>47.867</text:p>
          </table:table-cell>
          <table:table-cell table:style-name="ce104" table:formula="of:=[.J98]" office:value-type="float" office:value="29544.4550931448">
            <text:p>29544.4551</text:p>
          </table:table-cell>
          <table:table-cell table:style-name="ce103" table:formula="of:=[.K98]" office:value-type="float" office:value="0.001">
            <text:p>0.0010</text:p>
          </table:table-cell>
          <table:table-cell table:style-name="ce105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133" table:formula="of:=[.L98]" office:value-type="float" office:value="3384.72988196025">
            <text:p>3384.72988</text:p>
          </table:table-cell>
          <table:table-cell table:style-name="ce133" table:formula="of:=[.M98]" office:value-type="float" office:value="0.000114563963738347">
            <text:p>0.00011</text:p>
          </table:table-cell>
          <table:table-cell table:style-name="ce109" table:formula="of:=299792458*[.J41]/[.I41]" office:value-type="float" office:value="10.1471649097891">
            <text:p>10.1</text:p>
          </table:table-cell>
          <table:table-cell table:style-name="Default"/>
          <table:table-cell table:style-name="Default" office:value-type="string">
            <text:p>3\rm{d}^24\rm{p~z}^4\rm{G}_{5/2}</text:p>
          </table:table-cell>
          <table:table-cell table:style-name="Default" office:value-type="string">
            <text:p>g_7</text:p>
          </table:table-cell>
          <table:table-cell table:style-name="ce110" table:number-columns-repeated="2"/>
          <table:table-cell table:style-name="ce111" office:value-type="float" office:value="0.358">
            <text:p>0.358</text:p>
          </table:table-cell>
          <table:table-cell table:style-name="ce113" office:value-type="float" office:value="175000000">
            <text:p>1.75E+08</text:p>
          </table:table-cell>
          <table:table-cell table:style-name="ce105" table:formula="of:=408" office:value-type="float" office:value="408">
            <text:p>408</text:p>
          </table:table-cell>
          <table:table-cell table:style-name="ce105" office:value-type="float" office:value="30">
            <text:p>30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05" table:formula="of:=[.D36]" office:value-type="string" office:string-value="50; 49.9447912">
            <text:p>50; 49.9447912</text:p>
          </table:table-cell>
          <table:table-cell table:style-name="ce133" table:formula="of:=[.J99]" office:value-type="float" office:value="29544.4813243134">
            <text:p>29544.48132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table:style-name="Default" table:formula="of:=[.$A$158]" office:value-type="string" office:string-value="Murphy:2013">
            <text:p>Murphy:2013</text:p>
          </table:table-cell>
          <table:table-cell table:style-name="ce107" table:formula="of:=[.L99]" office:value-type="float" office:value="3384.72687681627">
            <text:p>3384.726877</text:p>
          </table:table-cell>
          <table:table-cell table:style-name="ce108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37" table:formula="of:=[.B99]" office:value-type="percentage" office:value="0.0518">
            <text:p>5.18%</text:p>
          </table:table-cell>
          <table:table-cell table:style-name="ce113"/>
          <table:table-cell table:style-name="ce105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105" table:formula="of:=[.D37]" office:value-type="string" office:string-value="49; 48.9478700">
            <text:p>49; 48.9478700</text:p>
          </table:table-cell>
          <table:table-cell table:style-name="ce133" table:formula="of:=[.J100]" office:value-type="float" office:value="29544.4697024427">
            <text:p>29544.46970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table:style-name="Default" table:formula="of:=[.H42]" office:value-type="string" office:string-value="Murphy:2013">
            <text:p>Murphy:2013</text:p>
          </table:table-cell>
          <table:table-cell table:style-name="ce107" table:formula="of:=[.L100]" office:value-type="float" office:value="3384.728208262">
            <text:p>3384.728208</text:p>
          </table:table-cell>
          <table:table-cell table:style-name="ce108"/>
          <table:table-cell table:style-name="ce109"/>
          <table:table-cell table:style-name="Default" table:number-columns-repeated="3"/>
          <table:table-cell table:style-name="ce110" table:number-columns-repeated="2"/>
          <table:table-cell table:style-name="ce137" table:formula="of:=[.B100]" office:value-type="percentage" office:value="0.0541">
            <text:p>5.41%</text:p>
          </table:table-cell>
          <table:table-cell table:style-name="ce113"/>
          <table:table-cell table:style-name="ce105" table:number-columns-repeated="2"/>
          <table:table-cell table:style-name="Default" table:number-columns-repeated="1004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table:formula="of:=[.D38]" office:value-type="string" office:string-value="48; 47.9479463">
            <text:p>48; 47.9479463</text:p>
          </table:table-cell>
          <table:table-cell table:style-name="ce133" table:formula="of:=[.J101]" office:value-type="float" office:value="29544.4561831756">
            <text:p>29544.4561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43]" office:value-type="string" office:string-value="Murphy:2013">
            <text:p>Murphy:2013</text:p>
          </table:table-cell>
          <table:table-cell table:style-name="ce107" table:formula="of:=[.L101]" office:value-type="float" office:value="3384.72975708201">
            <text:p>3384.729757</text:p>
          </table:table-cell>
          <table:table-cell table:number-columns-repeated="7"/>
          <table:table-cell table:style-name="ce137" table:formula="of:=[.B101]" office:value-type="percentage" office:value="0.7372">
            <text:p>73.72%</text:p>
          </table:table-cell>
          <table:table-cell table:number-columns-repeated="1007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table:formula="of:=[.D39]" office:value-type="string" office:string-value="47; 46.9517631">
            <text:p>47; 46.9517631</text:p>
          </table:table-cell>
          <table:table-cell table:style-name="ce133" table:formula="of:=[.J102]" office:value-type="float" office:value="29544.4435762601">
            <text:p>29544.4435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44]" office:value-type="string" office:string-value="Murphy:2013">
            <text:p>Murphy:2013</text:p>
          </table:table-cell>
          <table:table-cell table:style-name="ce107" table:formula="of:=[.L102]" office:value-type="float" office:value="3384.73120138073">
            <text:p>3384.731201</text:p>
          </table:table-cell>
          <table:table-cell table:number-columns-repeated="7"/>
          <table:table-cell table:style-name="ce137" table:formula="of:=[.B102]" office:value-type="percentage" office:value="0.0744">
            <text:p>7.44%</text:p>
          </table:table-cell>
          <table:table-cell table:number-columns-repeated="1007"/>
        </table:table-row>
        <table:table-row table:style-name="ro1">
          <table:table-cell table:style-name="ce126"/>
          <table:table-cell table:style-name="ce101"/>
          <table:table-cell table:style-name="ce101" office:value-type="string">
            <text:p>ISO</text:p>
          </table:table-cell>
          <table:table-cell table:style-name="ce105" table:formula="of:=[.D40]" office:value-type="string" office:string-value="46; 45.9526316">
            <text:p>46; 45.9526316</text:p>
          </table:table-cell>
          <table:table-cell table:style-name="ce133" table:formula="of:=[.J103]" office:value-type="float" office:value="29544.4296888776">
            <text:p>29544.42969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45]" office:value-type="string" office:string-value="Murphy:2013">
            <text:p>Murphy:2013</text:p>
          </table:table-cell>
          <table:table-cell table:style-name="ce107" table:formula="of:=[.L103]" office:value-type="float" office:value="3384.7327923763">
            <text:p>3384.732792</text:p>
          </table:table-cell>
          <table:table-cell table:number-columns-repeated="7"/>
          <table:table-cell table:style-name="ce137" table:formula="of:=[.B103]" office:value-type="percentage" office:value="0.0825">
            <text:p>8.25%</text:p>
          </table:table-cell>
          <table:table-cell table:number-columns-repeated="1007"/>
        </table:table-row>
        <table:table-row table:style-name="ro1">
          <table:table-cell table:style-name="ce126" office:value-type="string">
            <text:p>END</text:p>
          </table:table-cell>
          <table:table-cell table:style-name="ce101"/>
          <table:table-cell table:number-columns-repeated="1022"/>
        </table:table-row>
        <table:table-row table:style-name="ro1">
          <table:table-cell table:style-name="ce126"/>
          <table:table-cell table:style-name="ce101"/>
          <table:table-cell table:number-columns-repeated="1022"/>
        </table:table-row>
        <table:table-row table:style-name="ro1">
          <table:table-cell table:style-name="ce126" office:value-type="string">
            <text:p>Measurements</text:p>
          </table:table-cell>
          <table:table-cell table:style-name="ce101"/>
          <table:table-cell table:number-columns-repeated="1022"/>
        </table:table-row>
        <table:table-row table:style-name="ro15">
          <table:table-cell table:style-name="ce127" office:value-type="string">
            <text:p>Transition</text:p>
          </table:table-cell>
          <table:table-cell table:style-name="ce102" office:value-type="string">
            <text:p>w [/cm]</text:p>
          </table:table-cell>
          <table:table-cell table:style-name="ce98" office:value-type="string">
            <text:p>dw [/cm]</text:p>
          </table:table-cell>
          <table:table-cell table:style-name="ce98" office:value-type="string">
            <text:p>Reference</text:p>
          </table:table-cell>
          <table:table-cell table:style-name="ce114" office:value-type="string">
            <text:p>Aldenius:2009:014008 wavenumbers increased by 3.7 parts per 10^8 – see Nave:2012:1570</text:p>
          </table:table-cell>
          <table:table-cell table:style-name="ce102" office:value-type="string">
            <text:p>w [/cm]</text:p>
          </table:table-cell>
          <table:table-cell table:style-name="ce98" office:value-type="string">
            <text:p>dw [/cm]</text:p>
          </table:table-cell>
          <table:table-cell table:style-name="ce98" office:value-type="string">
            <text:p>Reference</text:p>
          </table:table-cell>
          <table:table-cell table:style-name="ce102" office:value-type="string">
            <text:p>w [/cm]</text:p>
          </table:table-cell>
          <table:table-cell table:style-name="ce98" office:value-type="string">
            <text:p>dw [/cm]</text:p>
          </table:table-cell>
          <table:table-cell table:style-name="ce98" office:value-type="string">
            <text:p>Reference/Note</text:p>
          </table:table-cell>
          <table:table-cell table:style-name="ce98" office:value-type="string">
            <text:p>l [Ang.]</text:p>
          </table:table-cell>
          <table:table-cell table:style-name="ce98" office:value-type="string">
            <text:p>dl [Ang.]</text:p>
          </table:table-cell>
          <table:table-cell table:style-name="ce98" table:number-columns-repeated="1011"/>
        </table:table-row>
        <table:table-row table:style-name="ro14">
          <table:table-cell table:style-name="ce128" office:value-type="float" office:value="1910.6">
            <text:p>1910.6</text:p>
          </table:table-cell>
          <table:table-cell table:style-name="Default" table:number-columns-repeated="3"/>
          <table:table-cell table:style-name="ce114"/>
          <table:table-cell table:style-name="ce135" table:formula="of:=52339.24" office:value-type="float" office:value="52339.24">
            <text:p>52339.240</text:p>
          </table:table-cell>
          <table:table-cell table:style-name="ce135" table:formula="of:=0.001" office:value-type="float" office:value="0.001">
            <text:p>0.001</text:p>
          </table:table-cell>
          <table:table-cell table:style-name="ce98" table:formula="of:=[.A161]" office:value-type="string" office:string-value="Ruffoni:2010:424">
            <text:p>Ruffoni:2010:424</text:p>
          </table:table-cell>
          <table:table-cell table:style-name="ce135" table:formula="of:=[.F51]" office:value-type="float" office:value="52339.24">
            <text:p>52339.240</text:p>
          </table:table-cell>
          <table:table-cell table:style-name="ce135" table:formula="of:=[.G51]" office:value-type="float" office:value="0.001">
            <text:p>0.001</text:p>
          </table:table-cell>
          <table:table-cell table:style-name="ce98" table:formula="of:=[.H51]" office:value-type="string" office:string-value="Ruffoni:2010:424">
            <text:p>Ruffoni:2010:424</text:p>
          </table:table-cell>
          <table:table-cell table:style-name="ce107" table:formula="of:=100000000/[.I51]" office:value-type="float" office:value="1910.61238183818">
            <text:p>1910.612382</text:p>
          </table:table-cell>
          <table:table-cell table:style-name="ce107" table:formula="of:=[.J51]/[.I51]*[.L51]" office:value-type="float" office:value="0.0000365043967363335">
            <text:p>0.000037</text:p>
          </table:table-cell>
          <table:table-cell table:style-name="ce98" table:number-columns-repeated="1011"/>
        </table:table-row>
        <table:table-row table:style-name="ro14">
          <table:table-cell table:style-name="ce128" office:value-type="float" office:value="1910.9">
            <text:p>1910.9</text:p>
          </table:table-cell>
          <table:table-cell table:style-name="Default" table:number-columns-repeated="3"/>
          <table:table-cell table:style-name="ce114"/>
          <table:table-cell table:style-name="ce135" table:formula="of:=52329.889" office:value-type="float" office:value="52329.889">
            <text:p>52329.889</text:p>
          </table:table-cell>
          <table:table-cell table:style-name="ce135" table:formula="of:=0.001" office:value-type="float" office:value="0.001">
            <text:p>0.001</text:p>
          </table:table-cell>
          <table:table-cell table:style-name="ce98" table:formula="of:=[.H51]" office:value-type="string" office:string-value="Ruffoni:2010:424">
            <text:p>Ruffoni:2010:424</text:p>
          </table:table-cell>
          <table:table-cell table:style-name="ce135" table:formula="of:=[.F52]" office:value-type="float" office:value="52329.889">
            <text:p>52329.889</text:p>
          </table:table-cell>
          <table:table-cell table:style-name="ce135" table:formula="of:=[.G52]" office:value-type="float" office:value="0.001">
            <text:p>0.001</text:p>
          </table:table-cell>
          <table:table-cell table:style-name="ce98" table:formula="of:=[.H52]" office:value-type="string" office:string-value="Ruffoni:2010:424">
            <text:p>Ruffoni:2010:424</text:p>
          </table:table-cell>
          <table:table-cell table:style-name="ce107" table:formula="of:=100000000/[.I52]" office:value-type="float" office:value="1910.95379544948">
            <text:p>1910.953795</text:p>
          </table:table-cell>
          <table:table-cell table:style-name="ce107" table:formula="of:=[.J52]/[.I52]*[.L52]" office:value-type="float" office:value="0.0000365174440834277">
            <text:p>0.000037</text:p>
          </table:table-cell>
          <table:table-cell table:style-name="ce98" table:number-columns-repeated="1011"/>
        </table:table-row>
        <table:table-row table:style-name="ro1">
          <table:table-cell table:style-name="ce99" office:value-type="float" office:value="3067">
            <text:p>3067</text:p>
          </table:table-cell>
          <table:table-cell table:style-name="ce104" table:formula="of:=32602.6274" office:value-type="float" office:value="32602.6274">
            <text:p>32602.6274</text:p>
          </table:table-cell>
          <table:table-cell table:style-name="ce104" table:formula="of:=0.002" office:value-type="float" office:value="0.002">
            <text:p>0.0020</text:p>
          </table:table-cell>
          <table:table-cell table:formula="of:=[.A156]" office:value-type="string" office:string-value="Aldenius:2009:014008">
            <text:p>Aldenius:2009:014008</text:p>
          </table:table-cell>
          <table:table-cell table:style-name="ce104" table:formula="of:=[.B53]*(1+0.000000037)" office:value-type="float" office:value="32602.6286062972">
            <text:p>32602.6286</text:p>
          </table:table-cell>
          <table:table-cell table:style-name="ce106" table:formula="of:=32602.628" office:value-type="float" office:value="32602.628">
            <text:p>32602.628</text:p>
          </table:table-cell>
          <table:table-cell table:style-name="ce106" table:formula="of:=0.002" office:value-type="float" office:value="0.002">
            <text:p>0.002</text:p>
          </table:table-cell>
          <table:table-cell table:formula="of:=[.A161]" office:value-type="string" office:string-value="Ruffoni:2010:424">
            <text:p>Ruffoni:2010:424</text:p>
          </table:table-cell>
          <table:table-cell table:style-name="ce104" table:formula="of:=([.E53]/[.C53]/[.C53]+[.F53]/[.G53]/[.G53])/(1/[.C53]/[.C53]+1/[.G53]/[.G53])" office:value-type="float" office:value="32602.6283031486">
            <text:p>32602.6283</text:p>
          </table:table-cell>
          <table:table-cell table:style-name="ce104" table:formula="of:=SQRT(1/(1/[.C53]/[.C53]+1/[.G53]/[.G53]))" office:value-type="float" office:value="0.0014142135623731">
            <text:p>0.0014</text:p>
          </table:table-cell>
          <table:table-cell office:value-type="string">
            <text:p>Weighted mean</text:p>
          </table:table-cell>
          <table:table-cell table:style-name="ce133" table:formula="of:=100000000/[.I53]" office:value-type="float" office:value="3067.23737332375">
            <text:p>3067.23737</text:p>
          </table:table-cell>
          <table:table-cell table:style-name="ce133" table:formula="of:=[.J53]/[.I53]*[.L53]" office:value-type="float" office:value="0.000133048435605824">
            <text:p>0.00013</text:p>
          </table:table-cell>
          <table:table-cell table:number-columns-repeated="1011"/>
        </table:table-row>
        <table:table-row table:style-name="ro1">
          <table:table-cell table:style-name="ce99" office:value-type="float" office:value="3073">
            <text:p>3073</text:p>
          </table:table-cell>
          <table:table-cell table:style-name="ce104" table:formula="of:=32532.355" office:value-type="float" office:value="32532.355">
            <text:p>32532.3550</text:p>
          </table:table-cell>
          <table:table-cell table:style-name="ce104" table:formula="of:=0.001" office:value-type="float" office:value="0.001">
            <text:p>0.0010</text:p>
          </table:table-cell>
          <table:table-cell table:formula="of:=[.D53]" office:value-type="string" office:string-value="Aldenius:2009:014008">
            <text:p>Aldenius:2009:014008</text:p>
          </table:table-cell>
          <table:table-cell table:style-name="ce104" table:formula="of:=[.B54]*(1+0.000000037)" office:value-type="float" office:value="32532.3562036971">
            <text:p>32532.3562</text:p>
          </table:table-cell>
          <table:table-cell table:style-name="ce106" table:formula="of:=32532.357" office:value-type="float" office:value="32532.357">
            <text:p>32532.357</text:p>
          </table:table-cell>
          <table:table-cell table:style-name="ce106" table:formula="of:=0.001" office:value-type="float" office:value="0.001">
            <text:p>0.001</text:p>
          </table:table-cell>
          <table:table-cell table:formula="of:=[.H53]" office:value-type="string" office:string-value="Ruffoni:2010:424">
            <text:p>Ruffoni:2010:424</text:p>
          </table:table-cell>
          <table:table-cell table:style-name="ce104" table:formula="of:=([.E54]/[.C54]/[.C54]+[.F54]/[.G54]/[.G54])/(1/[.C54]/[.C54]+1/[.G54]/[.G54])" office:value-type="float" office:value="32532.3566018486">
            <text:p>32532.3566</text:p>
          </table:table-cell>
          <table:table-cell table:style-name="ce104" table:formula="of:=SQRT(1/(1/[.C54]/[.C54]+1/[.G54]/[.G54]))" office:value-type="float" office:value="0.000707106781186547">
            <text:p>0.0007</text:p>
          </table:table-cell>
          <table:table-cell office:value-type="string">
            <text:p>Weighted mean</text:p>
          </table:table-cell>
          <table:table-cell table:style-name="ce133" table:formula="of:=100000000/[.I54]" office:value-type="float" office:value="3073.86277679981">
            <text:p>3073.86278</text:p>
          </table:table-cell>
          <table:table-cell table:style-name="ce133" table:formula="of:=[.J54]/[.I54]*[.L54]" office:value-type="float" office:value="0.0000668119202218678">
            <text:p>0.00007</text:p>
          </table:table-cell>
          <table:table-cell table:number-columns-repeated="1011"/>
        </table:table-row>
        <table:table-row table:style-name="ro1">
          <table:table-cell table:style-name="ce99" office:value-type="float" office:value="3230">
            <text:p>3230</text:p>
          </table:table-cell>
          <table:table-cell table:style-name="ce104" table:formula="of:=30958.586" office:value-type="float" office:value="30958.586">
            <text:p>30958.5860</text:p>
          </table:table-cell>
          <table:table-cell table:style-name="ce104" table:formula="of:=0.001" office:value-type="float" office:value="0.001">
            <text:p>0.0010</text:p>
          </table:table-cell>
          <table:table-cell table:formula="of:=[.D54]" office:value-type="string" office:string-value="Aldenius:2009:014008">
            <text:p>Aldenius:2009:014008</text:p>
          </table:table-cell>
          <table:table-cell table:style-name="ce104" table:formula="of:=[.B55]*(1+0.000000037)" office:value-type="float" office:value="30958.5871454677">
            <text:p>30958.5871</text:p>
          </table:table-cell>
          <table:table-cell table:style-name="ce104" table:number-columns-repeated="2"/>
          <table:table-cell/>
          <table:table-cell table:style-name="ce104" table:formula="of:=[.E55]" office:value-type="float" office:value="30958.5871454677">
            <text:p>30958.5871</text:p>
          </table:table-cell>
          <table:table-cell table:style-name="ce104" table:formula="of:=[.C55]" office:value-type="float" office:value="0.001">
            <text:p>0.0010</text:p>
          </table:table-cell>
          <table:table-cell table:style-name="Default" office:value-type="string">
            <text:p>Scaled Aldenius:2009:014008 value</text:p>
          </table:table-cell>
          <table:table-cell table:style-name="ce133" table:formula="of:=100000000/[.I55]" office:value-type="float" office:value="3230.12156627567">
            <text:p>3230.12157</text:p>
          </table:table-cell>
          <table:table-cell table:style-name="ce133" table:formula="of:=[.J55]/[.I55]*[.L55]" office:value-type="float" office:value="0.000104336853329192">
            <text:p>0.00010</text:p>
          </table:table-cell>
          <table:table-cell table:number-columns-repeated="1011"/>
        </table:table-row>
        <table:table-row table:style-name="ro1">
          <table:table-cell table:style-name="ce99" office:value-type="float" office:value="3242">
            <text:p>3242</text:p>
          </table:table-cell>
          <table:table-cell table:style-name="ce104" table:formula="of:=30836.426" office:value-type="float" office:value="30836.426">
            <text:p>30836.4260</text:p>
          </table:table-cell>
          <table:table-cell table:style-name="ce104" table:formula="of:=0.001" office:value-type="float" office:value="0.001">
            <text:p>0.0010</text:p>
          </table:table-cell>
          <table:table-cell table:formula="of:=[.D55]" office:value-type="string" office:string-value="Aldenius:2009:014008">
            <text:p>Aldenius:2009:014008</text:p>
          </table:table-cell>
          <table:table-cell table:style-name="ce104" table:formula="of:=[.B56]*(1+0.000000037)" office:value-type="float" office:value="30836.4271409478">
            <text:p>30836.4271</text:p>
          </table:table-cell>
          <table:table-cell table:style-name="ce104" table:number-columns-repeated="2"/>
          <table:table-cell/>
          <table:table-cell table:style-name="ce104" table:formula="of:=[.E56]" office:value-type="float" office:value="30836.4271409478">
            <text:p>30836.4271</text:p>
          </table:table-cell>
          <table:table-cell table:style-name="ce104" table:formula="of:=[.C56]" office:value-type="float" office:value="0.001">
            <text:p>0.0010</text:p>
          </table:table-cell>
          <table:table-cell table:formula="of:=[.K55]" office:value-type="string" office:string-value="Scaled Aldenius:2009:014008 value">
            <text:p>Scaled Aldenius:2009:014008 value</text:p>
          </table:table-cell>
          <table:table-cell table:style-name="ce133" table:formula="of:=100000000/[.I56]" office:value-type="float" office:value="3242.91784981827">
            <text:p>3242.91785</text:p>
          </table:table-cell>
          <table:table-cell table:style-name="ce133" table:formula="of:=[.J56]/[.I56]*[.L56]" office:value-type="float" office:value="0.000105165161806699">
            <text:p>0.00011</text:p>
          </table:table-cell>
          <table:table-cell table:number-columns-repeated="1011"/>
        </table:table-row>
        <table:table-row table:style-name="ro1">
          <table:table-cell table:style-name="ce115" office:value-type="float" office:value="3384">
            <text:p>3384</text:p>
          </table:table-cell>
          <table:table-cell table:style-name="ce104" table:formula="of:=29544.454" office:value-type="float" office:value="29544.454">
            <text:p>29544.4540</text:p>
          </table:table-cell>
          <table:table-cell table:style-name="ce104" table:formula="of:=0.001" office:value-type="float" office:value="0.001">
            <text:p>0.0010</text:p>
          </table:table-cell>
          <table:table-cell table:formula="of:=[.D56]" office:value-type="string" office:string-value="Aldenius:2009:014008">
            <text:p>Aldenius:2009:014008</text:p>
          </table:table-cell>
          <table:table-cell table:style-name="ce104" table:formula="of:=[.B57]*(1+0.000000037)" office:value-type="float" office:value="29544.4550931448">
            <text:p>29544.4551</text:p>
          </table:table-cell>
          <table:table-cell table:style-name="ce104" table:number-columns-repeated="2"/>
          <table:table-cell/>
          <table:table-cell table:style-name="ce104" table:formula="of:=[.E57]" office:value-type="float" office:value="29544.4550931448">
            <text:p>29544.4551</text:p>
          </table:table-cell>
          <table:table-cell table:style-name="ce104" table:formula="of:=[.C57]" office:value-type="float" office:value="0.001">
            <text:p>0.0010</text:p>
          </table:table-cell>
          <table:table-cell table:formula="of:=[.K56]" office:value-type="string" office:string-value="Scaled Aldenius:2009:014008 value">
            <text:p>Scaled Aldenius:2009:014008 value</text:p>
          </table:table-cell>
          <table:table-cell table:style-name="ce133" table:formula="of:=100000000/[.I57]" office:value-type="float" office:value="3384.72988196025">
            <text:p>3384.72988</text:p>
          </table:table-cell>
          <table:table-cell table:style-name="ce133" table:formula="of:=[.J57]/[.I57]*[.L57]" office:value-type="float" office:value="0.000114563963738347">
            <text:p>0.00011</text:p>
          </table:table-cell>
          <table:table-cell table:number-columns-repeated="1011"/>
        </table:table-row>
        <table:table-row table:style-name="ro1">
          <table:table-cell table:style-name="ce115"/>
          <table:table-cell table:style-name="ce104" table:number-columns-repeated="3"/>
          <table:table-cell table:number-columns-repeated="1020"/>
        </table:table-row>
        <table:table-row table:style-name="ro1">
          <table:table-cell table:style-name="ce126" office:value-type="string">
            <text:p>Isotopes</text:p>
          </table:table-cell>
          <table:table-cell table:style-name="ce101"/>
          <table:table-cell table:number-columns-repeated="1022"/>
        </table:table-row>
        <table:table-row table:style-name="ro7">
          <table:table-cell table:style-name="ce98" office:value-type="string">
            <text:p>Transition/isotope</text:p>
          </table:table-cell>
          <table:table-cell table:style-name="ce114" office:value-type="string">
            <text:p>Isotopic abundance [%] [Rosman:1998:1275]</text:p>
          </table:table-cell>
          <table:table-cell table:style-name="ce118" office:value-type="string" table:number-columns-spanned="5" table:number-rows-spanned="1">
            <text:p>Normal, specific and total mass shift constants, the field shift constant and deviation in mean-square nuclear radii [Murphy:2013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98" office:value-type="string">
            <text:p>w [/cm]</text:p>
          </table:table-cell>
          <table:table-cell table:style-name="ce98" office:value-type="string">
            <text:p>dw [/cm]</text:p>
          </table:table-cell>
          <table:table-cell table:style-name="ce98" office:value-type="string">
            <text:p>l [Ang.]</text:p>
          </table:table-cell>
          <table:table-cell table:style-name="ce98" office:value-type="string">
            <text:p>dl [Ang.]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98" table:number-columns-repeated="5"/>
          <table:table-cell/>
          <table:table-cell table:style-name="ce98" table:number-columns-repeated="1008"/>
          <table:table-cell table:style-name="Default"/>
        </table:table-row>
        <table:table-row table:style-name="ro1">
          <table:table-cell table:style-name="ce92" table:formula="of:=[.A51]" office:value-type="float" office:value="1910.6">
            <text:p>1910.6</text:p>
          </table:table-cell>
          <table:table-cell table:style-name="ce116"/>
          <table:table-cell table:style-name="ce110" table:formula="of:=-[.I51]/10000000*299792458/1822.888" office:value-type="float" office:value="-860.771995287254">
            <text:p>-860.77</text:p>
          </table:table-cell>
          <table:table-cell table:style-name="ce110" table:formula="of:=3711.69" office:value-type="float" office:value="3711.69">
            <text:p>3711.69</text:p>
          </table:table-cell>
          <table:table-cell table:style-name="ce110" table:formula="of:=SUM([.C62:.D62])" office:value-type="float" office:value="2850.91800471275">
            <text:p>2850.92</text:p>
          </table:table-cell>
          <table:table-cell table:style-name="ce110" table:formula="of:=329.63" office:value-type="float" office:value="329.63">
            <text:p>329.63</text:p>
          </table:table-cell>
          <table:table-cell table:style-name="ce86"/>
          <table:table-cell table:style-name="Default" table:number-columns-repeated="2"/>
          <table:table-cell table:style-name="ce103" table:formula="of:=[.I$51]" office:value-type="float" office:value="52339.24">
            <text:p>52339.2400</text:p>
          </table:table-cell>
          <table:table-cell table:style-name="ce103" table:formula="of:=[.J51]" office:value-type="float" office:value="0.001">
            <text:p>0.0010</text:p>
          </table:table-cell>
          <table:table-cell table:style-name="ce108" table:formula="of:=100000000/[.J62]" office:value-type="float" office:value="1910.61238183818">
            <text:p>1910.612382</text:p>
          </table:table-cell>
          <table:table-cell table:style-name="ce108" table:formula="of:=[.K62]/[.J62]*[.L62]" office:value-type="float" office:value="0.0000365043967363335">
            <text:p>0.000037</text:p>
          </table:table-cell>
          <table:table-cell table:style-name="ce121"/>
          <table:table-cell table:style-name="ce92" table:number-columns-repeated="1009"/>
          <table:table-cell table:style-name="Default"/>
        </table:table-row>
        <table:table-row table:style-name="ro1">
          <table:table-cell table:style-name="ce92" office:value-type="float" office:value="50">
            <text:p>50</text:p>
          </table:table-cell>
          <table:table-cell table:style-name="ce130" table:formula="of:=0.0518" office:value-type="percentage" office:value="0.0518">
            <text:p>5.18%</text:p>
          </table:table-cell>
          <table:table-cell table:style-name="ce110" table:number-columns-repeated="4"/>
          <table:table-cell table:style-name="ce111" table:formula="of:=-0.14896" office:value-type="float" office:value="-0.14896">
            <text:p>-0.149</text:p>
          </table:table-cell>
          <table:table-cell table:style-name="ce110" table:formula="of:=1000*[.$E$62]*(1/[.$A63]-1/[.$A$65])+[.$F$62]*[.G63]" office:value-type="float" office:value="-2424.86668872728">
            <text:p>-2424.87</text:p>
          </table:table-cell>
          <table:table-cell table:style-name="ce123" table:formula="of:=10000*[.H63]/299792458" office:value-type="float" office:value="-0.0808848463001455">
            <text:p>-0.08088</text:p>
          </table:table-cell>
          <table:table-cell table:style-name="ce123" table:formula="of:=[.$J$65]+[.$I63]" office:value-type="float" office:value="52339.1552150621">
            <text:p>52339.15522</text:p>
          </table:table-cell>
          <table:table-cell table:style-name="Default"/>
          <table:table-cell table:style-name="ce122" table:formula="of:=100000000/[.J63]" office:value-type="float" office:value="1910.6154768662">
            <text:p>1910.6154769</text:p>
          </table:table-cell>
          <table:table-cell table:style-name="ce121"/>
          <table:table-cell table:style-name="ce92" table:number-columns-repeated="1010"/>
          <table:table-cell table:style-name="Default"/>
        </table:table-row>
        <table:table-row table:style-name="ro1">
          <table:table-cell table:style-name="ce92" office:value-type="float" office:value="49">
            <text:p>49</text:p>
          </table:table-cell>
          <table:table-cell table:style-name="ce130" table:formula="of:=0.0541" office:value-type="percentage" office:value="0.0541">
            <text:p>5.41%</text:p>
          </table:table-cell>
          <table:table-cell table:style-name="ce110" table:number-columns-repeated="4"/>
          <table:table-cell table:style-name="ce111" table:formula="of:=-0.12682" office:value-type="float" office:value="-0.12682">
            <text:p>-0.127</text:p>
          </table:table-cell>
          <table:table-cell table:style-name="ce110" table:formula="of:=1000*[.$E$62]*(1/[.$A64]-1/[.$A$65])+[.$F$62]*[.G64]" office:value-type="float" office:value="-1253.92867860372">
            <text:p>-1253.93</text:p>
          </table:table-cell>
          <table:table-cell table:style-name="ce123" table:formula="of:=10000*[.H64]/299792458" office:value-type="float" office:value="-0.0418265585121464">
            <text:p>-0.04183</text:p>
          </table:table-cell>
          <table:table-cell table:style-name="ce123" table:formula="of:=[.$J$65]+[.$I64]" office:value-type="float" office:value="52339.1942733499">
            <text:p>52339.19427</text:p>
          </table:table-cell>
          <table:table-cell table:style-name="ce121"/>
          <table:table-cell table:style-name="ce122" table:formula="of:=100000000/[.J64]" office:value-type="float" office:value="1910.61405106341">
            <text:p>1910.6140511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8">
            <text:p>48</text:p>
          </table:table-cell>
          <table:table-cell table:style-name="ce130" table:formula="of:=0.7372" office:value-type="percentage" office:value="0.7372">
            <text:p>73.72%</text:p>
          </table:table-cell>
          <table:table-cell table:style-name="ce110" table:number-columns-repeated="4"/>
          <table:table-cell table:style-name="ce111"/>
          <table:table-cell table:style-name="ce110" table:formula="of:=0" office:value-type="float" office:value="0">
            <text:p>0.00</text:p>
          </table:table-cell>
          <table:table-cell table:style-name="ce123" table:formula="of:=10000*[.H65]/299792458" office:value-type="float" office:value="0">
            <text:p>0.00000</text:p>
          </table:table-cell>
          <table:table-cell table:style-name="ce123" table:formula="of:=[.J62]-SUMPRODUCT([.I63:.I67];[.B63:.B67])" office:value-type="float" office:value="52339.2360999084">
            <text:p>52339.23610</text:p>
          </table:table-cell>
          <table:table-cell table:style-name="ce121"/>
          <table:table-cell table:style-name="ce122" table:formula="of:=100000000/[.J65]" office:value-type="float" office:value="1910.61252420868">
            <text:p>1910.6125242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7">
            <text:p>47</text:p>
          </table:table-cell>
          <table:table-cell table:style-name="ce130" table:formula="of:=0.0744" office:value-type="percentage" office:value="0.0744">
            <text:p>7.44%</text:p>
          </table:table-cell>
          <table:table-cell table:style-name="ce110" table:number-columns-repeated="4"/>
          <table:table-cell table:style-name="ce111" table:formula="of:=0.02299" office:value-type="float" office:value="0.02299">
            <text:p>0.023</text:p>
          </table:table-cell>
          <table:table-cell table:style-name="ce110" table:formula="of:=1000*[.$E$62]*(1/[.$A66]-1/[.$A$65])+[.$F$62]*[.G66]" office:value-type="float" office:value="1271.28298302303">
            <text:p>1271.28</text:p>
          </table:table-cell>
          <table:table-cell table:style-name="ce123" table:formula="of:=10000*[.H66]/299792458" office:value-type="float" office:value="0.0424054357972884">
            <text:p>0.04241</text:p>
          </table:table-cell>
          <table:table-cell table:style-name="ce123" table:formula="of:=[.$J$65]+[.$I66]" office:value-type="float" office:value="52339.2785053442">
            <text:p>52339.27851</text:p>
          </table:table-cell>
          <table:table-cell table:style-name="ce121"/>
          <table:table-cell table:style-name="ce122" table:formula="of:=100000000/[.J66]" office:value-type="float" office:value="1910.61097622485">
            <text:p>1910.6109762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6">
            <text:p>46</text:p>
          </table:table-cell>
          <table:table-cell table:style-name="ce130" table:formula="of:=0.0825" office:value-type="percentage" office:value="0.0825">
            <text:p>8.25%</text:p>
          </table:table-cell>
          <table:table-cell table:style-name="ce110" table:number-columns-repeated="4"/>
          <table:table-cell table:style-name="ce111" table:formula="of:=0.10075" office:value-type="float" office:value="0.10075">
            <text:p>0.101</text:p>
          </table:table-cell>
          <table:table-cell table:style-name="ce110" table:formula="of:=1000*[.$E$62]*(1/[.$A67]-1/[.$A$65])+[.$F$62]*[.G67]" office:value-type="float" office:value="2615.56348763836">
            <text:p>2615.56</text:p>
          </table:table-cell>
          <table:table-cell table:style-name="ce123" table:formula="of:=10000*[.H67]/299792458" office:value-type="float" office:value="0.0872458068187412">
            <text:p>0.08725</text:p>
          </table:table-cell>
          <table:table-cell table:style-name="ce123" table:formula="of:=[.$J$65]+[.$I67]" office:value-type="float" office:value="52339.3233457152">
            <text:p>52339.32335</text:p>
          </table:table-cell>
          <table:table-cell table:style-name="ce121"/>
          <table:table-cell table:style-name="ce122" table:formula="of:=100000000/[.J67]" office:value-type="float" office:value="1910.60933935797">
            <text:p>1910.6093394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table:formula="of:=[.A52]" office:value-type="float" office:value="1910.9">
            <text:p>1910.9</text:p>
          </table:table-cell>
          <table:table-cell table:style-name="ce116"/>
          <table:table-cell table:style-name="ce110" table:formula="of:=-[.I52]/10000000*299792458/1822.888" office:value-type="float" office:value="-860.618208588633">
            <text:p>-860.62</text:p>
          </table:table-cell>
          <table:table-cell table:style-name="ce110" table:formula="of:=3656.27" office:value-type="float" office:value="3656.27">
            <text:p>3656.27</text:p>
          </table:table-cell>
          <table:table-cell table:style-name="ce110" table:formula="of:=SUM([.C68:.D68])" office:value-type="float" office:value="2795.65179141137">
            <text:p>2795.65</text:p>
          </table:table-cell>
          <table:table-cell table:style-name="ce110" table:formula="of:=346.24" office:value-type="float" office:value="346.24">
            <text:p>346.24</text:p>
          </table:table-cell>
          <table:table-cell table:style-name="ce86"/>
          <table:table-cell table:style-name="Default" table:number-columns-repeated="2"/>
          <table:table-cell table:style-name="ce103" table:formula="of:=[.I$52]" office:value-type="float" office:value="52329.889">
            <text:p>52329.8890</text:p>
          </table:table-cell>
          <table:table-cell table:style-name="ce103" table:formula="of:=[.J52]" office:value-type="float" office:value="0.001">
            <text:p>0.0010</text:p>
          </table:table-cell>
          <table:table-cell table:style-name="ce108" table:formula="of:=100000000/[.J68]" office:value-type="float" office:value="1910.95379544948">
            <text:p>1910.953795</text:p>
          </table:table-cell>
          <table:table-cell table:style-name="ce108" table:formula="of:=[.K68]/[.J68]*[.L68]" office:value-type="float" office:value="0.0000365174440834277">
            <text:p>0.000037</text:p>
          </table:table-cell>
          <table:table-cell table:style-name="ce121"/>
          <table:table-cell table:style-name="ce92" table:number-columns-repeated="1009"/>
          <table:table-cell table:style-name="Default"/>
        </table:table-row>
        <table:table-row table:style-name="ro1">
          <table:table-cell table:style-name="ce92" office:value-type="float" office:value="50">
            <text:p>50</text:p>
          </table:table-cell>
          <table:table-cell table:style-name="ce130" table:formula="of:=0.0518" office:value-type="percentage" office:value="0.0518">
            <text:p>5.18%</text:p>
          </table:table-cell>
          <table:table-cell table:style-name="ce110" table:number-columns-repeated="4"/>
          <table:table-cell table:style-name="ce111" table:formula="of:=[.$G$63]" office:value-type="float" office:value="-0.14896">
            <text:p>-0.149</text:p>
          </table:table-cell>
          <table:table-cell table:style-name="ce110" table:formula="of:=1000*[.$E$68]*(1/[.$A69]-1/[.$A$71])+[.$F$68]*[.G69]" office:value-type="float" office:value="-2381.28573657613">
            <text:p>-2381.29</text:p>
          </table:table-cell>
          <table:table-cell table:style-name="ce123" table:formula="of:=10000*[.H69]/299792458" office:value-type="float" office:value="-0.0794311422129283">
            <text:p>-0.07943</text:p>
          </table:table-cell>
          <table:table-cell table:style-name="ce123" table:formula="of:=[.$J$71]+[.$I69]" office:value-type="float" office:value="52329.8057478654">
            <text:p>52329.80575</text:p>
          </table:table-cell>
          <table:table-cell table:style-name="Default"/>
          <table:table-cell table:style-name="ce122" table:formula="of:=100000000/[.J69]" office:value-type="float" office:value="1910.95683560949">
            <text:p>1910.9568356</text:p>
          </table:table-cell>
          <table:table-cell table:style-name="ce121"/>
          <table:table-cell table:style-name="ce92" table:number-columns-repeated="1010"/>
          <table:table-cell table:style-name="Default"/>
        </table:table-row>
        <table:table-row table:style-name="ro1">
          <table:table-cell table:style-name="ce92" office:value-type="float" office:value="49">
            <text:p>49</text:p>
          </table:table-cell>
          <table:table-cell table:style-name="ce130" table:formula="of:=0.0541" office:value-type="percentage" office:value="0.0541">
            <text:p>5.41%</text:p>
          </table:table-cell>
          <table:table-cell table:style-name="ce110" table:number-columns-repeated="4"/>
          <table:table-cell table:style-name="ce111" table:formula="of:=[.$G$64]" office:value-type="float" office:value="-0.12682">
            <text:p>-0.127</text:p>
          </table:table-cell>
          <table:table-cell table:style-name="ce110" table:formula="of:=1000*[.$E$68]*(1/[.$A70]-1/[.$A$71])+[.$F$68]*[.G70]" office:value-type="float" office:value="-1232.53761913477">
            <text:p>-1232.54</text:p>
          </table:table-cell>
          <table:table-cell table:style-name="ce123" table:formula="of:=10000*[.H70]/299792458" office:value-type="float" office:value="-0.0411130295724373">
            <text:p>-0.04111</text:p>
          </table:table-cell>
          <table:table-cell table:style-name="ce123" table:formula="of:=[.$J$71]+[.$I70]" office:value-type="float" office:value="52329.8440659781">
            <text:p>52329.84407</text:p>
          </table:table-cell>
          <table:table-cell table:style-name="ce121"/>
          <table:table-cell table:style-name="ce122" table:formula="of:=100000000/[.J70]" office:value-type="float" office:value="1910.95543632652">
            <text:p>1910.9554363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8">
            <text:p>48</text:p>
          </table:table-cell>
          <table:table-cell table:style-name="ce130" table:formula="of:=0.7372" office:value-type="percentage" office:value="0.7372">
            <text:p>73.72%</text:p>
          </table:table-cell>
          <table:table-cell table:style-name="ce110" table:number-columns-repeated="4"/>
          <table:table-cell table:style-name="ce111"/>
          <table:table-cell table:style-name="ce110" table:formula="of:=0" office:value-type="float" office:value="0">
            <text:p>0.00</text:p>
          </table:table-cell>
          <table:table-cell table:style-name="ce123" table:formula="of:=10000*[.H71]/299792458" office:value-type="float" office:value="0">
            <text:p>0.00000</text:p>
          </table:table-cell>
          <table:table-cell table:style-name="ce123" table:formula="of:=[.J68]-SUMPRODUCT([.I69:.I73];[.B69:.B73])" office:value-type="float" office:value="52329.8851790077">
            <text:p>52329.88518</text:p>
          </table:table-cell>
          <table:table-cell table:style-name="ce121"/>
          <table:table-cell table:style-name="ce122" table:formula="of:=100000000/[.J71]" office:value-type="float" office:value="1910.95393498237">
            <text:p>1910.9539350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7">
            <text:p>47</text:p>
          </table:table-cell>
          <table:table-cell table:style-name="ce130" table:formula="of:=0.0744" office:value-type="percentage" office:value="0.0744">
            <text:p>7.44%</text:p>
          </table:table-cell>
          <table:table-cell table:style-name="ce110" table:number-columns-repeated="4"/>
          <table:table-cell table:style-name="ce111" table:formula="of:=[.$G$66]" office:value-type="float" office:value="0.02299">
            <text:p>0.023</text:p>
          </table:table-cell>
          <table:table-cell table:style-name="ce110" table:formula="of:=1000*[.$E$68]*(1/[.$A72]-1/[.$A$71])+[.$F$68]*[.G72]" office:value-type="float" office:value="1247.16741194901">
            <text:p>1247.17</text:p>
          </table:table-cell>
          <table:table-cell table:style-name="ce123" table:formula="of:=10000*[.H72]/299792458" office:value-type="float" office:value="0.0416010269327393">
            <text:p>0.04160</text:p>
          </table:table-cell>
          <table:table-cell table:style-name="ce123" table:formula="of:=[.$J$71]+[.$I72]" office:value-type="float" office:value="52329.9267800346">
            <text:p>52329.92678</text:p>
          </table:table-cell>
          <table:table-cell table:style-name="ce121"/>
          <table:table-cell table:style-name="ce122" table:formula="of:=100000000/[.J72]" office:value-type="float" office:value="1910.95241582018">
            <text:p>1910.9524158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6">
            <text:p>46</text:p>
          </table:table-cell>
          <table:table-cell table:style-name="ce130" table:formula="of:=0.0825" office:value-type="percentage" office:value="0.0825">
            <text:p>8.25%</text:p>
          </table:table-cell>
          <table:table-cell table:style-name="ce110" table:number-columns-repeated="4"/>
          <table:table-cell table:style-name="ce111" table:formula="of:=[.$G$67]" office:value-type="float" office:value="0.10075">
            <text:p>0.101</text:p>
          </table:table-cell>
          <table:table-cell table:style-name="ce110" table:formula="of:=1000*[.$E$68]*(1/[.$A73]-1/[.$A$71])+[.$F$68]*[.G73]" office:value-type="float" office:value="2567.17696932189">
            <text:p>2567.18</text:p>
          </table:table-cell>
          <table:table-cell table:style-name="ce123" table:formula="of:=10000*[.H73]/299792458" office:value-type="float" office:value="0.0856318062985391">
            <text:p>0.08563</text:p>
          </table:table-cell>
          <table:table-cell table:style-name="ce123" table:formula="of:=[.$J$71]+[.$I73]" office:value-type="float" office:value="52329.9708108139">
            <text:p>52329.97081</text:p>
          </table:table-cell>
          <table:table-cell table:style-name="ce121"/>
          <table:table-cell table:style-name="ce122" table:formula="of:=100000000/[.J73]" office:value-type="float" office:value="1910.95080793233">
            <text:p>1910.9508079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table:formula="of:=[.A53]" office:value-type="float" office:value="3067">
            <text:p>3067</text:p>
          </table:table-cell>
          <table:table-cell table:style-name="ce116"/>
          <table:table-cell table:style-name="ce110" table:formula="of:=-[.I53]/10000000*299792458/1822.888" office:value-type="float" office:value="-536.183357192614">
            <text:p>-536.18</text:p>
          </table:table-cell>
          <table:table-cell table:style-name="ce110" table:formula="of:=-228.45" office:value-type="float" office:value="-228.45">
            <text:p>-228.45</text:p>
          </table:table-cell>
          <table:table-cell table:style-name="ce110" table:formula="of:=SUM([.C74:.D74])" office:value-type="float" office:value="-764.633357192614">
            <text:p>-764.63</text:p>
          </table:table-cell>
          <table:table-cell table:style-name="ce110" table:formula="of:=-408.04" office:value-type="float" office:value="-408.04">
            <text:p>-408.04</text:p>
          </table:table-cell>
          <table:table-cell table:style-name="ce86"/>
          <table:table-cell table:style-name="Default" table:number-columns-repeated="2"/>
          <table:table-cell table:style-name="ce103" table:formula="of:=[.I$53]" office:value-type="float" office:value="32602.6283031486">
            <text:p>32602.6283</text:p>
          </table:table-cell>
          <table:table-cell table:style-name="ce103" table:formula="of:=[.J53]" office:value-type="float" office:value="0.0014142135623731">
            <text:p>0.0014</text:p>
          </table:table-cell>
          <table:table-cell table:style-name="ce108" table:formula="of:=100000000/[.J74]" office:value-type="float" office:value="3067.23737332375">
            <text:p>3067.237373</text:p>
          </table:table-cell>
          <table:table-cell table:style-name="ce108" table:formula="of:=[.K74]/[.J74]*[.L74]" office:value-type="float" office:value="0.000133048435605824">
            <text:p>0.000133</text:p>
          </table:table-cell>
          <table:table-cell table:style-name="ce121"/>
          <table:table-cell table:style-name="ce92" table:number-columns-repeated="1009"/>
          <table:table-cell table:style-name="Default"/>
        </table:table-row>
        <table:table-row table:style-name="ro1">
          <table:table-cell table:style-name="ce92" office:value-type="float" office:value="50">
            <text:p>50</text:p>
          </table:table-cell>
          <table:table-cell table:style-name="ce130" table:formula="of:=0.0518" office:value-type="percentage" office:value="0.0518">
            <text:p>5.18%</text:p>
          </table:table-cell>
          <table:table-cell table:style-name="ce110" table:number-columns-repeated="4"/>
          <table:table-cell table:style-name="ce111" table:formula="of:=[.$G$63]" office:value-type="float" office:value="-0.14896">
            <text:p>-0.149</text:p>
          </table:table-cell>
          <table:table-cell table:style-name="ce110" table:formula="of:=1000*[.$E$74]*(1/[.$A75]-1/[.$A$77])+[.$F$74]*[.G75]" office:value-type="float" office:value="697.976102727177">
            <text:p>697.98</text:p>
          </table:table-cell>
          <table:table-cell table:style-name="ce123" table:formula="of:=10000*[.H75]/299792458" office:value-type="float" office:value="0.0232819767176123">
            <text:p>0.02328</text:p>
          </table:table-cell>
          <table:table-cell table:style-name="ce123" table:formula="of:=[.$J$77]+[.$I75]" office:value-type="float" office:value="32602.6525825917">
            <text:p>32602.65258</text:p>
          </table:table-cell>
          <table:table-cell table:style-name="Default"/>
          <table:table-cell table:style-name="ce122" table:formula="of:=100000000/[.J75]" office:value-type="float" office:value="3067.23508912878">
            <text:p>3067.2350891</text:p>
          </table:table-cell>
          <table:table-cell table:style-name="ce121"/>
          <table:table-cell table:style-name="ce92" table:number-columns-repeated="1010"/>
          <table:table-cell table:style-name="Default"/>
        </table:table-row>
        <table:table-row table:style-name="ro1">
          <table:table-cell table:style-name="ce92" office:value-type="float" office:value="49">
            <text:p>49</text:p>
          </table:table-cell>
          <table:table-cell table:style-name="ce130" table:formula="of:=0.0541" office:value-type="percentage" office:value="0.0541">
            <text:p>5.41%</text:p>
          </table:table-cell>
          <table:table-cell table:style-name="ce110" table:number-columns-repeated="4"/>
          <table:table-cell table:style-name="ce111" table:formula="of:=[.$G$64]" office:value-type="float" office:value="-0.12682">
            <text:p>-0.127</text:p>
          </table:table-cell>
          <table:table-cell table:style-name="ce110" table:formula="of:=1000*[.$E$74]*(1/[.$A76]-1/[.$A$77])+[.$F$74]*[.G76]" office:value-type="float" office:value="376.846849293459">
            <text:p>376.85</text:p>
          </table:table-cell>
          <table:table-cell table:style-name="ce123" table:formula="of:=10000*[.H76]/299792458" office:value-type="float" office:value="0.0125702578312847">
            <text:p>0.01257</text:p>
          </table:table-cell>
          <table:table-cell table:style-name="ce123" table:formula="of:=[.$J$77]+[.$I76]" office:value-type="float" office:value="32602.6418708728">
            <text:p>32602.64187</text:p>
          </table:table-cell>
          <table:table-cell table:style-name="ce121"/>
          <table:table-cell table:style-name="ce122" table:formula="of:=100000000/[.J76]" office:value-type="float" office:value="3067.23609688024">
            <text:p>3067.2360969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8">
            <text:p>48</text:p>
          </table:table-cell>
          <table:table-cell table:style-name="ce130" table:formula="of:=0.7372" office:value-type="percentage" office:value="0.7372">
            <text:p>73.72%</text:p>
          </table:table-cell>
          <table:table-cell table:style-name="ce110" table:number-columns-repeated="4"/>
          <table:table-cell table:style-name="ce111"/>
          <table:table-cell table:style-name="ce110" table:formula="of:=0" office:value-type="float" office:value="0">
            <text:p>0.00</text:p>
          </table:table-cell>
          <table:table-cell table:style-name="ce123" table:formula="of:=10000*[.H77]/299792458" office:value-type="float" office:value="0">
            <text:p>0.00000</text:p>
          </table:table-cell>
          <table:table-cell table:style-name="ce123" table:formula="of:=[.J74]-SUMPRODUCT([.I75:.I79];[.B75:.B79])" office:value-type="float" office:value="32602.6293006149">
            <text:p>32602.62930</text:p>
          </table:table-cell>
          <table:table-cell table:style-name="ce121"/>
          <table:table-cell table:style-name="ce122" table:formula="of:=100000000/[.J77]" office:value-type="float" office:value="3067.23727948267">
            <text:p>3067.2372795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7">
            <text:p>47</text:p>
          </table:table-cell>
          <table:table-cell table:style-name="ce130" table:formula="of:=0.0744" office:value-type="percentage" office:value="0.0744">
            <text:p>7.44%</text:p>
          </table:table-cell>
          <table:table-cell table:style-name="ce110" table:number-columns-repeated="4"/>
          <table:table-cell table:style-name="ce111" table:formula="of:=[.$G$66]" office:value-type="float" office:value="0.02299">
            <text:p>0.023</text:p>
          </table:table-cell>
          <table:table-cell table:style-name="ce110" table:formula="of:=1000*[.$E$74]*(1/[.$A78]-1/[.$A$77])+[.$F$74]*[.G78]" office:value-type="float" office:value="-348.314065305946">
            <text:p>-348.31</text:p>
          </table:table-cell>
          <table:table-cell table:style-name="ce123" table:formula="of:=10000*[.H78]/299792458" office:value-type="float" office:value="-0.0116185066038568">
            <text:p>-0.01162</text:p>
          </table:table-cell>
          <table:table-cell table:style-name="ce123" table:formula="of:=[.$J$77]+[.$I78]" office:value-type="float" office:value="32602.6176821083">
            <text:p>32602.61768</text:p>
          </table:table-cell>
          <table:table-cell table:style-name="ce121"/>
          <table:table-cell table:style-name="ce122" table:formula="of:=100000000/[.J78]" office:value-type="float" office:value="3067.23837254571">
            <text:p>3067.2383725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6">
            <text:p>46</text:p>
          </table:table-cell>
          <table:table-cell table:style-name="ce130" table:formula="of:=0.0825" office:value-type="percentage" office:value="0.0825">
            <text:p>8.25%</text:p>
          </table:table-cell>
          <table:table-cell table:style-name="ce110" table:number-columns-repeated="4"/>
          <table:table-cell table:style-name="ce111" table:formula="of:=[.$G$67]" office:value-type="float" office:value="0.10075">
            <text:p>0.101</text:p>
          </table:table-cell>
          <table:table-cell table:style-name="ce110" table:formula="of:=1000*[.$E$74]*(1/[.$A79]-1/[.$A$77])+[.$F$74]*[.G79]" office:value-type="float" office:value="-733.712708616498">
            <text:p>-733.71</text:p>
          </table:table-cell>
          <table:table-cell table:style-name="ce123" table:formula="of:=10000*[.H79]/299792458" office:value-type="float" office:value="-0.0244740215785048">
            <text:p>-0.02447</text:p>
          </table:table-cell>
          <table:table-cell table:style-name="ce123" table:formula="of:=[.$J$77]+[.$I79]" office:value-type="float" office:value="32602.6048265934">
            <text:p>32602.60483</text:p>
          </table:table-cell>
          <table:table-cell table:style-name="ce121"/>
          <table:table-cell table:style-name="ce122" table:formula="of:=100000000/[.J79]" office:value-type="float" office:value="3067.23958198677">
            <text:p>3067.2395820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table:formula="of:=[.A54]" office:value-type="float" office:value="3073">
            <text:p>3073</text:p>
          </table:table-cell>
          <table:table-cell table:style-name="ce116"/>
          <table:table-cell table:style-name="ce110" table:formula="of:=-[.I54]/10000000*299792458/1822.888" office:value-type="float" office:value="-535.027667646104">
            <text:p>-535.03</text:p>
          </table:table-cell>
          <table:table-cell table:style-name="ce110" table:formula="of:=-224.8" office:value-type="float" office:value="-224.8">
            <text:p>-224.80</text:p>
          </table:table-cell>
          <table:table-cell table:style-name="ce110" table:formula="of:=SUM([.C80:.D80])" office:value-type="float" office:value="-759.827667646104">
            <text:p>-759.83</text:p>
          </table:table-cell>
          <table:table-cell table:style-name="ce110" table:formula="of:=-410.81" office:value-type="float" office:value="-410.81">
            <text:p>-410.81</text:p>
          </table:table-cell>
          <table:table-cell table:style-name="ce86"/>
          <table:table-cell table:style-name="Default" table:number-columns-repeated="2"/>
          <table:table-cell table:style-name="ce103" table:formula="of:=[.I$54]" office:value-type="float" office:value="32532.3566018486">
            <text:p>32532.3566</text:p>
          </table:table-cell>
          <table:table-cell table:style-name="ce103" table:formula="of:=[.J54]" office:value-type="float" office:value="0.000707106781186547">
            <text:p>0.0007</text:p>
          </table:table-cell>
          <table:table-cell table:style-name="ce108" table:formula="of:=100000000/[.J80]" office:value-type="float" office:value="3073.86277679981">
            <text:p>3073.862777</text:p>
          </table:table-cell>
          <table:table-cell table:style-name="ce108" table:formula="of:=[.K80]/[.J80]*[.L80]" office:value-type="float" office:value="0.0000668119202218678">
            <text:p>0.000067</text:p>
          </table:table-cell>
          <table:table-cell table:style-name="ce121"/>
          <table:table-cell table:style-name="ce92" table:number-columns-repeated="1009"/>
          <table:table-cell table:style-name="Default"/>
        </table:table-row>
        <table:table-row table:style-name="ro1">
          <table:table-cell table:style-name="ce92" office:value-type="float" office:value="50">
            <text:p>50</text:p>
          </table:table-cell>
          <table:table-cell table:style-name="ce130" table:formula="of:=0.0518" office:value-type="percentage" office:value="0.0518">
            <text:p>5.18%</text:p>
          </table:table-cell>
          <table:table-cell table:style-name="ce110" table:number-columns-repeated="4"/>
          <table:table-cell table:style-name="ce111" table:formula="of:=[.$G$63]" office:value-type="float" office:value="-0.14896">
            <text:p>-0.149</text:p>
          </table:table-cell>
          <table:table-cell table:style-name="ce110" table:formula="of:=1000*[.$E$80]*(1/[.$A81]-1/[.$A$83])+[.$F$80]*[.G81]" office:value-type="float" office:value="694.383980638419">
            <text:p>694.38</text:p>
          </table:table-cell>
          <table:table-cell table:style-name="ce123" table:formula="of:=10000*[.H81]/299792458" office:value-type="float" office:value="0.0231621564221745">
            <text:p>0.02316</text:p>
          </table:table-cell>
          <table:table-cell table:style-name="ce123" table:formula="of:=[.$J$83]+[.$I81]" office:value-type="float" office:value="32532.3807543918">
            <text:p>32532.38075</text:p>
          </table:table-cell>
          <table:table-cell table:style-name="Default"/>
          <table:table-cell table:style-name="ce122" table:formula="of:=100000000/[.J81]" office:value-type="float" office:value="3073.86049471649">
            <text:p>3073.8604947</text:p>
          </table:table-cell>
          <table:table-cell table:style-name="ce121"/>
          <table:table-cell table:style-name="ce92" table:number-columns-repeated="1010"/>
          <table:table-cell table:style-name="Default"/>
        </table:table-row>
        <table:table-row table:style-name="ro1">
          <table:table-cell table:style-name="ce92" office:value-type="float" office:value="49">
            <text:p>49</text:p>
          </table:table-cell>
          <table:table-cell table:style-name="ce130" table:formula="of:=0.0541" office:value-type="percentage" office:value="0.0541">
            <text:p>5.41%</text:p>
          </table:table-cell>
          <table:table-cell table:style-name="ce110" table:number-columns-repeated="4"/>
          <table:table-cell table:style-name="ce111" table:formula="of:=[.$G$64]" office:value-type="float" office:value="-0.12682">
            <text:p>-0.127</text:p>
          </table:table-cell>
          <table:table-cell table:style-name="ce110" table:formula="of:=1000*[.$E$80]*(1/[.$A82]-1/[.$A$83])+[.$F$80]*[.G82]" office:value-type="float" office:value="375.154905342051">
            <text:p>375.15</text:p>
          </table:table-cell>
          <table:table-cell table:style-name="ce123" table:formula="of:=10000*[.H82]/299792458" office:value-type="float" office:value="0.012513820655957">
            <text:p>0.01251</text:p>
          </table:table-cell>
          <table:table-cell table:style-name="ce123" table:formula="of:=[.$J$83]+[.$I82]" office:value-type="float" office:value="32532.370106056">
            <text:p>32532.37011</text:p>
          </table:table-cell>
          <table:table-cell table:style-name="ce121"/>
          <table:table-cell table:style-name="ce122" table:formula="of:=100000000/[.J82]" office:value-type="float" office:value="3073.86150083742">
            <text:p>3073.8615008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8">
            <text:p>48</text:p>
          </table:table-cell>
          <table:table-cell table:style-name="ce130" table:formula="of:=0.7372" office:value-type="percentage" office:value="0.7372">
            <text:p>73.72%</text:p>
          </table:table-cell>
          <table:table-cell table:style-name="ce110" table:number-columns-repeated="4"/>
          <table:table-cell table:style-name="ce111"/>
          <table:table-cell table:style-name="ce110" table:formula="of:=0" office:value-type="float" office:value="0">
            <text:p>0.00</text:p>
          </table:table-cell>
          <table:table-cell table:style-name="ce123" table:formula="of:=10000*[.H83]/299792458" office:value-type="float" office:value="0">
            <text:p>0.00000</text:p>
          </table:table-cell>
          <table:table-cell table:style-name="ce123" table:formula="of:=[.J80]-SUMPRODUCT([.I81:.I85];[.B81:.B85])" office:value-type="float" office:value="32532.3575922354">
            <text:p>32532.35759</text:p>
          </table:table-cell>
          <table:table-cell table:style-name="ce121"/>
          <table:table-cell table:style-name="ce122" table:formula="of:=100000000/[.J83]" office:value-type="float" office:value="3073.86268322181">
            <text:p>3073.8626832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7">
            <text:p>47</text:p>
          </table:table-cell>
          <table:table-cell table:style-name="ce130" table:formula="of:=0.0744" office:value-type="percentage" office:value="0.0744">
            <text:p>7.44%</text:p>
          </table:table-cell>
          <table:table-cell table:style-name="ce110" table:number-columns-repeated="4"/>
          <table:table-cell table:style-name="ce111" table:formula="of:=[.$G$66]" office:value-type="float" office:value="0.02299">
            <text:p>0.023</text:p>
          </table:table-cell>
          <table:table-cell table:style-name="ce110" table:formula="of:=1000*[.$E$80]*(1/[.$A84]-1/[.$A$83])+[.$F$80]*[.G84]" office:value-type="float" office:value="-346.247566069373">
            <text:p>-346.25</text:p>
          </table:table-cell>
          <table:table-cell table:style-name="ce123" table:formula="of:=10000*[.H84]/299792458" office:value-type="float" office:value="-0.0115495756090493">
            <text:p>-0.01155</text:p>
          </table:table-cell>
          <table:table-cell table:style-name="ce123" table:formula="of:=[.$J$83]+[.$I84]" office:value-type="float" office:value="32532.3460426598">
            <text:p>32532.34604</text:p>
          </table:table-cell>
          <table:table-cell table:style-name="ce121"/>
          <table:table-cell table:style-name="ce122" table:formula="of:=100000000/[.J84]" office:value-type="float" office:value="3073.86377449907">
            <text:p>3073.8637745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6">
            <text:p>46</text:p>
          </table:table-cell>
          <table:table-cell table:style-name="ce130" table:formula="of:=0.0825" office:value-type="percentage" office:value="0.0825">
            <text:p>8.25%</text:p>
          </table:table-cell>
          <table:table-cell table:style-name="ce110" table:number-columns-repeated="4"/>
          <table:table-cell table:style-name="ce111" table:formula="of:=[.$G$67]" office:value-type="float" office:value="0.10075">
            <text:p>0.101</text:p>
          </table:table-cell>
          <table:table-cell table:style-name="ce110" table:formula="of:=1000*[.$E$80]*(1/[.$A85]-1/[.$A$83])+[.$F$80]*[.G85]" office:value-type="float" office:value="-729.638806454805">
            <text:p>-729.64</text:p>
          </table:table-cell>
          <table:table-cell table:style-name="ce123" table:formula="of:=10000*[.H85]/299792458" office:value-type="float" office:value="-0.0243381308296557">
            <text:p>-0.02434</text:p>
          </table:table-cell>
          <table:table-cell table:style-name="ce123" table:formula="of:=[.$J$83]+[.$I85]" office:value-type="float" office:value="32532.3332541046">
            <text:p>32532.33325</text:p>
          </table:table-cell>
          <table:table-cell table:style-name="ce121"/>
          <table:table-cell table:style-name="ce122" table:formula="of:=100000000/[.J85]" office:value-type="float" office:value="3073.8649828439">
            <text:p>3073.8649828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table:formula="of:=[.A55]" office:value-type="float" office:value="3230">
            <text:p>3230</text:p>
          </table:table-cell>
          <table:table-cell table:style-name="ce116"/>
          <table:table-cell table:style-name="ce110" table:formula="of:=-[.I55]/10000000*299792458/1822.888" office:value-type="float" office:value="-509.145429480416">
            <text:p>-509.15</text:p>
          </table:table-cell>
          <table:table-cell table:style-name="ce110" table:formula="of:=-265.29" office:value-type="float" office:value="-265.29">
            <text:p>-265.29</text:p>
          </table:table-cell>
          <table:table-cell table:style-name="ce110" table:formula="of:=SUM([.C86:.D86])" office:value-type="float" office:value="-774.435429480416">
            <text:p>-774.44</text:p>
          </table:table-cell>
          <table:table-cell table:style-name="ce110" table:formula="of:=-411.19" office:value-type="float" office:value="-411.19">
            <text:p>-411.19</text:p>
          </table:table-cell>
          <table:table-cell table:style-name="ce86"/>
          <table:table-cell table:style-name="Default" table:number-columns-repeated="2"/>
          <table:table-cell table:style-name="ce103" table:formula="of:=[.I$55]" office:value-type="float" office:value="30958.5871454677">
            <text:p>30958.5871</text:p>
          </table:table-cell>
          <table:table-cell table:style-name="ce103" table:formula="of:=[.J55]" office:value-type="float" office:value="0.001">
            <text:p>0.0010</text:p>
          </table:table-cell>
          <table:table-cell table:style-name="ce108" table:formula="of:=100000000/[.J86]" office:value-type="float" office:value="3230.12156627567">
            <text:p>3230.121566</text:p>
          </table:table-cell>
          <table:table-cell table:style-name="ce108" table:formula="of:=[.K86]/[.J86]*[.L86]" office:value-type="float" office:value="0.000104336853329192">
            <text:p>0.000104</text:p>
          </table:table-cell>
          <table:table-cell table:style-name="ce121"/>
          <table:table-cell table:style-name="ce92" table:number-columns-repeated="1009"/>
          <table:table-cell table:style-name="Default"/>
        </table:table-row>
        <table:table-row table:style-name="ro1">
          <table:table-cell table:style-name="ce92" office:value-type="float" office:value="50">
            <text:p>50</text:p>
          </table:table-cell>
          <table:table-cell table:style-name="ce130" table:formula="of:=0.0518" office:value-type="percentage" office:value="0.0518">
            <text:p>5.18%</text:p>
          </table:table-cell>
          <table:table-cell table:style-name="ce110" table:number-columns-repeated="4"/>
          <table:table-cell table:style-name="ce111" table:formula="of:=[.$G$63]" office:value-type="float" office:value="-0.14896">
            <text:p>-0.149</text:p>
          </table:table-cell>
          <table:table-cell table:style-name="ce110" table:formula="of:=1000*[.$E$86]*(1/[.$A87]-1/[.$A$89])+[.$F$86]*[.G87]" office:value-type="float" office:value="706.613720300345">
            <text:p>706.61</text:p>
          </table:table-cell>
          <table:table-cell table:style-name="ce123" table:formula="of:=10000*[.H87]/299792458" office:value-type="float" office:value="0.0235700966266585">
            <text:p>0.02357</text:p>
          </table:table-cell>
          <table:table-cell table:style-name="ce123" table:formula="of:=[.$J$89]+[.$I87]" office:value-type="float" office:value="30958.6117261336">
            <text:p>30958.61173</text:p>
          </table:table-cell>
          <table:table-cell table:style-name="Default"/>
          <table:table-cell table:style-name="ce122" table:formula="of:=100000000/[.J87]" office:value-type="float" office:value="3230.11900160837">
            <text:p>3230.1190016</text:p>
          </table:table-cell>
          <table:table-cell table:style-name="ce121"/>
          <table:table-cell table:style-name="ce92" table:number-columns-repeated="1010"/>
          <table:table-cell table:style-name="Default"/>
        </table:table-row>
        <table:table-row table:style-name="ro1">
          <table:table-cell table:style-name="ce92" office:value-type="float" office:value="49">
            <text:p>49</text:p>
          </table:table-cell>
          <table:table-cell table:style-name="ce130" table:formula="of:=0.0541" office:value-type="percentage" office:value="0.0541">
            <text:p>5.41%</text:p>
          </table:table-cell>
          <table:table-cell table:style-name="ce110" table:number-columns-repeated="4"/>
          <table:table-cell table:style-name="ce111" table:formula="of:=[.$G$64]" office:value-type="float" office:value="-0.12682">
            <text:p>-0.127</text:p>
          </table:table-cell>
          <table:table-cell table:style-name="ce110" table:formula="of:=1000*[.$E$86]*(1/[.$A88]-1/[.$A$89])+[.$F$86]*[.G88]" office:value-type="float" office:value="381.413880034871">
            <text:p>381.41</text:p>
          </table:table-cell>
          <table:table-cell table:style-name="ce123" table:formula="of:=10000*[.H88]/299792458" office:value-type="float" office:value="0.0127225975789848">
            <text:p>0.01272</text:p>
          </table:table-cell>
          <table:table-cell table:style-name="ce123" table:formula="of:=[.$J$89]+[.$I88]" office:value-type="float" office:value="30958.6008786346">
            <text:p>30958.60088</text:p>
          </table:table-cell>
          <table:table-cell table:style-name="ce121"/>
          <table:table-cell table:style-name="ce122" table:formula="of:=100000000/[.J88]" office:value-type="float" office:value="3230.12013340089">
            <text:p>3230.1201334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8">
            <text:p>48</text:p>
          </table:table-cell>
          <table:table-cell table:style-name="ce130" table:formula="of:=0.7372" office:value-type="percentage" office:value="0.7372">
            <text:p>73.72%</text:p>
          </table:table-cell>
          <table:table-cell table:style-name="ce110" table:number-columns-repeated="4"/>
          <table:table-cell table:style-name="ce111"/>
          <table:table-cell table:style-name="ce110" table:formula="of:=0" office:value-type="float" office:value="0">
            <text:p>0.00</text:p>
          </table:table-cell>
          <table:table-cell table:style-name="ce123" table:formula="of:=10000*[.H89]/299792458" office:value-type="float" office:value="0">
            <text:p>0.00000</text:p>
          </table:table-cell>
          <table:table-cell table:style-name="ce123" table:formula="of:=[.J86]-SUMPRODUCT([.I87:.I91];[.B87:.B91])" office:value-type="float" office:value="30958.588156037">
            <text:p>30958.58816</text:p>
          </table:table-cell>
          <table:table-cell table:style-name="ce121"/>
          <table:table-cell table:style-name="ce122" table:formula="of:=100000000/[.J89]" office:value-type="float" office:value="3230.12146083606">
            <text:p>3230.1214608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7">
            <text:p>47</text:p>
          </table:table-cell>
          <table:table-cell table:style-name="ce130" table:formula="of:=0.0744" office:value-type="percentage" office:value="0.0744">
            <text:p>7.44%</text:p>
          </table:table-cell>
          <table:table-cell table:style-name="ce110" table:number-columns-repeated="4"/>
          <table:table-cell table:style-name="ce111" table:formula="of:=[.$G$66]" office:value-type="float" office:value="0.02299">
            <text:p>0.023</text:p>
          </table:table-cell>
          <table:table-cell table:style-name="ce110" table:formula="of:=1000*[.$E$86]*(1/[.$A90]-1/[.$A$89])+[.$F$86]*[.G90]" office:value-type="float" office:value="-352.73137400444">
            <text:p>-352.73</text:p>
          </table:table-cell>
          <table:table-cell table:style-name="ce123" table:formula="of:=10000*[.H90]/299792458" office:value-type="float" office:value="-0.0117658521617792">
            <text:p>-0.01177</text:p>
          </table:table-cell>
          <table:table-cell table:style-name="ce123" table:formula="of:=[.$J$89]+[.$I90]" office:value-type="float" office:value="30958.5763901848">
            <text:p>30958.57639</text:p>
          </table:table-cell>
          <table:table-cell table:style-name="ce121"/>
          <table:table-cell table:style-name="ce122" table:formula="of:=100000000/[.J90]" office:value-type="float" office:value="3230.12268844843">
            <text:p>3230.1226884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6">
            <text:p>46</text:p>
          </table:table-cell>
          <table:table-cell table:style-name="ce130" table:formula="of:=0.0825" office:value-type="percentage" office:value="0.0825">
            <text:p>8.25%</text:p>
          </table:table-cell>
          <table:table-cell table:style-name="ce110" table:number-columns-repeated="4"/>
          <table:table-cell table:style-name="ce111" table:formula="of:=[.$G$67]" office:value-type="float" office:value="0.10075">
            <text:p>0.101</text:p>
          </table:table-cell>
          <table:table-cell table:style-name="ce110" table:formula="of:=1000*[.$E$86]*(1/[.$A91]-1/[.$A$89])+[.$F$86]*[.G91]" office:value-type="float" office:value="-742.908759782986">
            <text:p>-742.91</text:p>
          </table:table-cell>
          <table:table-cell table:style-name="ce123" table:formula="of:=10000*[.H91]/299792458" office:value-type="float" office:value="-0.0247807688271793">
            <text:p>-0.02478</text:p>
          </table:table-cell>
          <table:table-cell table:style-name="ce123" table:formula="of:=[.$J$89]+[.$I91]" office:value-type="float" office:value="30958.5633752681">
            <text:p>30958.56338</text:p>
          </table:table-cell>
          <table:table-cell table:style-name="ce121"/>
          <table:table-cell table:style-name="ce122" table:formula="of:=100000000/[.J91]" office:value-type="float" office:value="3230.1240463854">
            <text:p>3230.1240464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table:formula="of:=[.A56]" office:value-type="float" office:value="3242">
            <text:p>3242</text:p>
          </table:table-cell>
          <table:table-cell table:style-name="ce116"/>
          <table:table-cell table:style-name="ce110" table:formula="of:=-[.I56]/10000000*299792458/1822.888" office:value-type="float" office:value="-507.136384052265">
            <text:p>-507.14</text:p>
          </table:table-cell>
          <table:table-cell table:style-name="ce110" table:formula="of:=-278.9" office:value-type="float" office:value="-278.9">
            <text:p>-278.90</text:p>
          </table:table-cell>
          <table:table-cell table:style-name="ce110" table:formula="of:=SUM([.C92:.D92])" office:value-type="float" office:value="-786.036384052265">
            <text:p>-786.04</text:p>
          </table:table-cell>
          <table:table-cell table:style-name="ce110" table:formula="of:=-411.47" office:value-type="float" office:value="-411.47">
            <text:p>-411.47</text:p>
          </table:table-cell>
          <table:table-cell table:style-name="ce86"/>
          <table:table-cell table:style-name="Default" table:number-columns-repeated="2"/>
          <table:table-cell table:style-name="ce103" table:formula="of:=[.I$56]" office:value-type="float" office:value="30836.4271409478">
            <text:p>30836.4271</text:p>
          </table:table-cell>
          <table:table-cell table:style-name="ce103" table:formula="of:=[.J56]" office:value-type="float" office:value="0.001">
            <text:p>0.0010</text:p>
          </table:table-cell>
          <table:table-cell table:style-name="ce108" table:formula="of:=100000000/[.J92]" office:value-type="float" office:value="3242.91784981827">
            <text:p>3242.917850</text:p>
          </table:table-cell>
          <table:table-cell table:style-name="ce108" table:formula="of:=[.K92]/[.J92]*[.L92]" office:value-type="float" office:value="0.000105165161806699">
            <text:p>0.000105</text:p>
          </table:table-cell>
          <table:table-cell table:style-name="ce121"/>
          <table:table-cell table:style-name="ce92" table:number-columns-repeated="1009"/>
          <table:table-cell table:style-name="Default"/>
        </table:table-row>
        <table:table-row table:style-name="ro1">
          <table:table-cell table:style-name="ce92" office:value-type="float" office:value="50">
            <text:p>50</text:p>
          </table:table-cell>
          <table:table-cell table:style-name="ce130" table:formula="of:=0.0518" office:value-type="percentage" office:value="0.0518">
            <text:p>5.18%</text:p>
          </table:table-cell>
          <table:table-cell table:style-name="ce110" table:number-columns-repeated="4"/>
          <table:table-cell table:style-name="ce111" table:formula="of:=[.$G$63]" office:value-type="float" office:value="-0.14896">
            <text:p>-0.149</text:p>
          </table:table-cell>
          <table:table-cell table:style-name="ce110" table:formula="of:=1000*[.$E$92]*(1/[.$A93]-1/[.$A$95])+[.$F$92]*[.G93]" office:value-type="float" office:value="716.322891243552">
            <text:p>716.32</text:p>
          </table:table-cell>
          <table:table-cell table:style-name="ce123" table:formula="of:=10000*[.H93]/299792458" office:value-type="float" office:value="0.023893959708738">
            <text:p>0.02389</text:p>
          </table:table-cell>
          <table:table-cell table:style-name="ce123" table:formula="of:=[.$J$95]+[.$I93]" office:value-type="float" office:value="30836.4520615083">
            <text:p>30836.45206</text:p>
          </table:table-cell>
          <table:table-cell table:style-name="Default"/>
          <table:table-cell table:style-name="ce122" table:formula="of:=100000000/[.J93]" office:value-type="float" office:value="3242.91522904561">
            <text:p>3242.9152290</text:p>
          </table:table-cell>
          <table:table-cell table:style-name="ce121"/>
          <table:table-cell table:style-name="ce92" table:number-columns-repeated="1010"/>
          <table:table-cell table:style-name="Default"/>
        </table:table-row>
        <table:table-row table:style-name="ro1">
          <table:table-cell table:style-name="ce92" office:value-type="float" office:value="49">
            <text:p>49</text:p>
          </table:table-cell>
          <table:table-cell table:style-name="ce130" table:formula="of:=0.0541" office:value-type="percentage" office:value="0.0541">
            <text:p>5.41%</text:p>
          </table:table-cell>
          <table:table-cell table:style-name="ce110" table:number-columns-repeated="4"/>
          <table:table-cell table:style-name="ce111" table:formula="of:=[.$G$64]" office:value-type="float" office:value="-0.12682">
            <text:p>-0.127</text:p>
          </table:table-cell>
          <table:table-cell table:style-name="ce110" table:formula="of:=1000*[.$E$92]*(1/[.$A94]-1/[.$A$95])+[.$F$92]*[.G94]" office:value-type="float" office:value="386.381768279365">
            <text:p>386.38</text:p>
          </table:table-cell>
          <table:table-cell table:style-name="ce123" table:formula="of:=10000*[.H94]/299792458" office:value-type="float" office:value="0.0128883084937168">
            <text:p>0.01289</text:p>
          </table:table-cell>
          <table:table-cell table:style-name="ce123" table:formula="of:=[.$J$95]+[.$I94]" office:value-type="float" office:value="30836.441055857">
            <text:p>30836.44106</text:p>
          </table:table-cell>
          <table:table-cell table:style-name="ce121"/>
          <table:table-cell table:style-name="ce122" table:formula="of:=100000000/[.J94]" office:value-type="float" office:value="3242.91638645524">
            <text:p>3242.9163865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8">
            <text:p>48</text:p>
          </table:table-cell>
          <table:table-cell table:style-name="ce130" table:formula="of:=0.7372" office:value-type="percentage" office:value="0.7372">
            <text:p>73.72%</text:p>
          </table:table-cell>
          <table:table-cell table:style-name="ce110" table:number-columns-repeated="4"/>
          <table:table-cell table:style-name="ce111"/>
          <table:table-cell table:style-name="ce110" table:formula="of:=0" office:value-type="float" office:value="0">
            <text:p>0.00</text:p>
          </table:table-cell>
          <table:table-cell table:style-name="ce123" table:formula="of:=10000*[.H95]/299792458" office:value-type="float" office:value="0">
            <text:p>0.00000</text:p>
          </table:table-cell>
          <table:table-cell table:style-name="ce123" table:formula="of:=[.J92]-SUMPRODUCT([.I93:.I97];[.B93:.B97])" office:value-type="float" office:value="30836.4281675486">
            <text:p>30836.42817</text:p>
          </table:table-cell>
          <table:table-cell table:style-name="ce121"/>
          <table:table-cell table:style-name="ce122" table:formula="of:=100000000/[.J95]" office:value-type="float" office:value="3242.91774185563">
            <text:p>3242.9177419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7">
            <text:p>47</text:p>
          </table:table-cell>
          <table:table-cell table:style-name="ce130" table:formula="of:=0.0744" office:value-type="percentage" office:value="0.0744">
            <text:p>7.44%</text:p>
          </table:table-cell>
          <table:table-cell table:style-name="ce110" table:number-columns-repeated="4"/>
          <table:table-cell table:style-name="ce111" table:formula="of:=[.$G$66]" office:value-type="float" office:value="0.02299">
            <text:p>0.023</text:p>
          </table:table-cell>
          <table:table-cell table:style-name="ce110" table:formula="of:=1000*[.$E$92]*(1/[.$A96]-1/[.$A$95])+[.$F$92]*[.G96]" office:value-type="float" office:value="-357.880078301891">
            <text:p>-357.88</text:p>
          </table:table-cell>
          <table:table-cell table:style-name="ce123" table:formula="of:=10000*[.H96]/299792458" office:value-type="float" office:value="-0.0119375944508214">
            <text:p>-0.01194</text:p>
          </table:table-cell>
          <table:table-cell table:style-name="ce123" table:formula="of:=[.$J$95]+[.$I96]" office:value-type="float" office:value="30836.4162299541">
            <text:p>30836.41623</text:p>
          </table:table-cell>
          <table:table-cell table:style-name="ce121"/>
          <table:table-cell table:style-name="ce122" table:formula="of:=100000000/[.J96]" office:value-type="float" office:value="3242.91899727509">
            <text:p>3242.9189973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6">
            <text:p>46</text:p>
          </table:table-cell>
          <table:table-cell table:style-name="ce130" table:formula="of:=0.0825" office:value-type="percentage" office:value="0.0825">
            <text:p>8.25%</text:p>
          </table:table-cell>
          <table:table-cell table:style-name="ce110" table:number-columns-repeated="4"/>
          <table:table-cell table:style-name="ce111" table:formula="of:=[.$G$67]" office:value-type="float" office:value="0.10075">
            <text:p>0.101</text:p>
          </table:table-cell>
          <table:table-cell table:style-name="ce110" table:formula="of:=1000*[.$E$92]*(1/[.$A97]-1/[.$A$95])+[.$F$92]*[.G97]" office:value-type="float" office:value="-753.445080808211">
            <text:p>-753.45</text:p>
          </table:table-cell>
          <table:table-cell table:style-name="ce123" table:formula="of:=10000*[.H97]/299792458" office:value-type="float" office:value="-0.0251322226661289">
            <text:p>-0.02513</text:p>
          </table:table-cell>
          <table:table-cell table:style-name="ce123" table:formula="of:=[.$J$95]+[.$I97]" office:value-type="float" office:value="30836.4030353259">
            <text:p>30836.40304</text:p>
          </table:table-cell>
          <table:table-cell table:style-name="ce121"/>
          <table:table-cell table:style-name="ce122" table:formula="of:=100000000/[.J97]" office:value-type="float" office:value="3242.92038489187">
            <text:p>3242.9203849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table:formula="of:=[.A57]" office:value-type="float" office:value="3384">
            <text:p>3384</text:p>
          </table:table-cell>
          <table:table-cell table:style-name="ce116"/>
          <table:table-cell table:style-name="ce110" table:formula="of:=-[.I57]/10000000*299792458/1822.888" office:value-type="float" office:value="-485.888590667364">
            <text:p>-485.89</text:p>
          </table:table-cell>
          <table:table-cell table:style-name="ce110" table:formula="of:=-345.58" office:value-type="float" office:value="-345.58">
            <text:p>-345.58</text:p>
          </table:table-cell>
          <table:table-cell table:style-name="ce110" table:formula="of:=SUM([.C98:.D98])" office:value-type="float" office:value="-831.468590667364">
            <text:p>-831.47</text:p>
          </table:table-cell>
          <table:table-cell table:style-name="ce110" table:formula="of:=-408.31" office:value-type="float" office:value="-408.31">
            <text:p>-408.31</text:p>
          </table:table-cell>
          <table:table-cell table:style-name="ce86"/>
          <table:table-cell table:style-name="Default" table:number-columns-repeated="2"/>
          <table:table-cell table:style-name="ce103" table:formula="of:=[.I$57]" office:value-type="float" office:value="29544.4550931448">
            <text:p>29544.4551</text:p>
          </table:table-cell>
          <table:table-cell table:style-name="ce103" table:formula="of:=[.J57]" office:value-type="float" office:value="0.001">
            <text:p>0.0010</text:p>
          </table:table-cell>
          <table:table-cell table:style-name="ce108" table:formula="of:=100000000/[.J98]" office:value-type="float" office:value="3384.72988196025">
            <text:p>3384.729882</text:p>
          </table:table-cell>
          <table:table-cell table:style-name="ce108" table:formula="of:=[.K98]/[.J98]*[.L98]" office:value-type="float" office:value="0.000114563963738347">
            <text:p>0.000115</text:p>
          </table:table-cell>
          <table:table-cell table:style-name="ce121"/>
          <table:table-cell table:style-name="ce92" table:number-columns-repeated="1009"/>
          <table:table-cell table:style-name="Default"/>
        </table:table-row>
        <table:table-row table:style-name="ro1">
          <table:table-cell table:style-name="ce92" office:value-type="float" office:value="50">
            <text:p>50</text:p>
          </table:table-cell>
          <table:table-cell table:style-name="ce130" table:formula="of:=0.0518" office:value-type="percentage" office:value="0.0518">
            <text:p>5.18%</text:p>
          </table:table-cell>
          <table:table-cell table:style-name="ce110" table:number-columns-repeated="4"/>
          <table:table-cell table:style-name="ce111" table:formula="of:=[.$G$63]" office:value-type="float" office:value="-0.14896">
            <text:p>-0.149</text:p>
          </table:table-cell>
          <table:table-cell table:style-name="ce110" table:formula="of:=1000*[.$E$98]*(1/[.$A99]-1/[.$A$101])+[.$F$98]*[.G99]" office:value-type="float" office:value="753.712349822802">
            <text:p>753.71</text:p>
          </table:table-cell>
          <table:table-cell table:style-name="ce123" table:formula="of:=10000*[.H99]/299792458" office:value-type="float" office:value="0.0251411378008316">
            <text:p>0.02514</text:p>
          </table:table-cell>
          <table:table-cell table:style-name="ce123" table:formula="of:=[.$J$101]+[.$I99]" office:value-type="float" office:value="29544.4813243134">
            <text:p>29544.48132</text:p>
          </table:table-cell>
          <table:table-cell table:style-name="Default"/>
          <table:table-cell table:style-name="ce122" table:formula="of:=100000000/[.J99]" office:value-type="float" office:value="3384.72687681627">
            <text:p>3384.7268768</text:p>
          </table:table-cell>
          <table:table-cell table:style-name="ce121"/>
          <table:table-cell table:style-name="ce92" table:number-columns-repeated="1010"/>
          <table:table-cell table:style-name="Default"/>
        </table:table-row>
        <table:table-row table:style-name="ro1">
          <table:table-cell table:style-name="ce92" office:value-type="float" office:value="49">
            <text:p>49</text:p>
          </table:table-cell>
          <table:table-cell table:style-name="ce130" table:formula="of:=0.0541" office:value-type="percentage" office:value="0.0541">
            <text:p>5.41%</text:p>
          </table:table-cell>
          <table:table-cell table:style-name="ce110" table:number-columns-repeated="4"/>
          <table:table-cell table:style-name="ce111" table:formula="of:=[.$G$64]" office:value-type="float" office:value="-0.12682">
            <text:p>-0.127</text:p>
          </table:table-cell>
          <table:table-cell table:style-name="ce110" table:formula="of:=1000*[.$E$98]*(1/[.$A100]-1/[.$A$101])+[.$F$98]*[.G100]" office:value-type="float" office:value="405.297431456533">
            <text:p>405.30</text:p>
          </table:table-cell>
          <table:table-cell table:style-name="ce123" table:formula="of:=10000*[.H100]/299792458" office:value-type="float" office:value="0.0135192671009933">
            <text:p>0.01352</text:p>
          </table:table-cell>
          <table:table-cell table:style-name="ce123" table:formula="of:=[.$J$101]+[.$I100]" office:value-type="float" office:value="29544.4697024427">
            <text:p>29544.46970</text:p>
          </table:table-cell>
          <table:table-cell table:style-name="ce121"/>
          <table:table-cell table:style-name="ce122" table:formula="of:=100000000/[.J100]" office:value-type="float" office:value="3384.728208262">
            <text:p>3384.7282083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8">
            <text:p>48</text:p>
          </table:table-cell>
          <table:table-cell table:style-name="ce130" table:formula="of:=0.7372" office:value-type="percentage" office:value="0.7372">
            <text:p>73.72%</text:p>
          </table:table-cell>
          <table:table-cell table:style-name="ce110" table:number-columns-repeated="4"/>
          <table:table-cell table:style-name="ce111"/>
          <table:table-cell table:style-name="ce110" table:formula="of:=0" office:value-type="float" office:value="0">
            <text:p>0.00</text:p>
          </table:table-cell>
          <table:table-cell table:style-name="ce123" table:formula="of:=10000*[.H101]/299792458" office:value-type="float" office:value="0">
            <text:p>0.00000</text:p>
          </table:table-cell>
          <table:table-cell table:style-name="ce123" table:formula="of:=[.J98]-SUMPRODUCT([.I99:.I103];[.B99:.B103])" office:value-type="float" office:value="29544.4561831756">
            <text:p>29544.45618</text:p>
          </table:table-cell>
          <table:table-cell table:style-name="ce121"/>
          <table:table-cell table:style-name="ce122" table:formula="of:=100000000/[.J101]" office:value-type="float" office:value="3384.72975708201">
            <text:p>3384.7297571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7">
            <text:p>47</text:p>
          </table:table-cell>
          <table:table-cell table:style-name="ce130" table:formula="of:=0.0744" office:value-type="percentage" office:value="0.0744">
            <text:p>7.44%</text:p>
          </table:table-cell>
          <table:table-cell table:style-name="ce110" table:number-columns-repeated="4"/>
          <table:table-cell table:style-name="ce111" table:formula="of:=[.$G$66]" office:value-type="float" office:value="0.02299">
            <text:p>0.023</text:p>
          </table:table-cell>
          <table:table-cell table:style-name="ce110" table:formula="of:=1000*[.$E$98]*(1/[.$A102]-1/[.$A$101])+[.$F$98]*[.G102]" office:value-type="float" office:value="-377.945819358938">
            <text:p>-377.95</text:p>
          </table:table-cell>
          <table:table-cell table:style-name="ce123" table:formula="of:=10000*[.H102]/299792458" office:value-type="float" office:value="-0.0126069155268389">
            <text:p>-0.01261</text:p>
          </table:table-cell>
          <table:table-cell table:style-name="ce123" table:formula="of:=[.$J$101]+[.$I102]" office:value-type="float" office:value="29544.4435762601">
            <text:p>29544.44358</text:p>
          </table:table-cell>
          <table:table-cell table:style-name="ce121"/>
          <table:table-cell table:style-name="ce122" table:formula="of:=100000000/[.J102]" office:value-type="float" office:value="3384.73120138073">
            <text:p>3384.7312014</text:p>
          </table:table-cell>
          <table:table-cell table:style-name="ce92" table:number-columns-repeated="1011"/>
          <table:table-cell table:style-name="Default"/>
        </table:table-row>
        <table:table-row table:style-name="ro1">
          <table:table-cell table:style-name="ce92" office:value-type="float" office:value="46">
            <text:p>46</text:p>
          </table:table-cell>
          <table:table-cell table:style-name="ce130" table:formula="of:=0.0825" office:value-type="percentage" office:value="0.0825">
            <text:p>8.25%</text:p>
          </table:table-cell>
          <table:table-cell table:style-name="ce110" table:number-columns-repeated="4"/>
          <table:table-cell table:style-name="ce111" table:formula="of:=[.$G$67]" office:value-type="float" office:value="0.10075">
            <text:p>0.101</text:p>
          </table:table-cell>
          <table:table-cell table:style-name="ce110" table:formula="of:=1000*[.$E$98]*(1/[.$A103]-1/[.$A$101])+[.$F$98]*[.G103]" office:value-type="float" office:value="-794.279071872613">
            <text:p>-794.28</text:p>
          </table:table-cell>
          <table:table-cell table:style-name="ce123" table:formula="of:=10000*[.H103]/299792458" office:value-type="float" office:value="-0.0264942979944016">
            <text:p>-0.02649</text:p>
          </table:table-cell>
          <table:table-cell table:style-name="ce123" table:formula="of:=[.$J$101]+[.$I103]" office:value-type="float" office:value="29544.4296888776">
            <text:p>29544.42969</text:p>
          </table:table-cell>
          <table:table-cell table:style-name="ce121"/>
          <table:table-cell table:style-name="ce122" table:formula="of:=100000000/[.J103]" office:value-type="float" office:value="3384.7327923763">
            <text:p>3384.7327924</text:p>
          </table:table-cell>
          <table:table-cell table:style-name="ce92" table:number-columns-repeated="1011"/>
          <table:table-cell table:style-name="Default"/>
        </table:table-row>
        <table:table-row table:style-name="ro1" table:number-rows-repeated="4">
          <table:table-cell table:style-name="ce126"/>
          <table:table-cell table:style-name="ce101"/>
          <table:table-cell table:number-columns-repeated="1022"/>
        </table:table-row>
        <table:table-row table:style-name="ro1">
          <table:table-cell table:style-name="ce126" office:value-type="string">
            <text:p>Transition</text:p>
          </table:table-cell>
          <table:table-cell table:style-name="ce131" office:value-type="string" table:number-columns-spanned="6" table:number-rows-spanned="1">
            <text:p>Separations between isotopes [MHz] from Berengut:2008:235702</text:p>
          </table:table-cell>
          <table:covered-table-cell table:number-columns-repeated="5"/>
          <table:table-cell table:style-name="ce136" office:value-type="string" table:number-columns-spanned="5" table:number-rows-spanned="1">
            <text:p>Isotopic wavenumbers [/cm]</text:p>
          </table:table-cell>
          <table:covered-table-cell table:number-columns-repeated="4"/>
          <table:table-cell table:number-columns-repeated="1012"/>
        </table:table-row>
        <table:table-row table:style-name="ro1">
          <table:table-cell/>
          <table:table-cell table:style-name="ce101" office:value-type="string">
            <text:p>46,48</text:p>
          </table:table-cell>
          <table:table-cell/>
          <table:table-cell office:value-type="string">
            <text:p>47,48</text:p>
          </table:table-cell>
          <table:table-cell office:value-type="string">
            <text:p>50,48</text:p>
          </table:table-cell>
          <table:table-cell/>
          <table:table-cell office:value-type="string">
            <text:p>49,48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1012"/>
        </table:table-row>
        <table:table-row table:style-name="ro1">
          <table:table-cell table:style-name="ce99" office:value-type="float" office:value="3067">
            <text:p>3067</text:p>
          </table:table-cell>
          <table:table-cell table:style-name="ce132" office:value-type="float" office:value="-743">
            <text:p>-743.00</text:p>
          </table:table-cell>
          <table:table-cell table:style-name="ce132" office:value-type="float" office:value="113">
            <text:p>113.00</text:p>
          </table:table-cell>
          <table:table-cell table:style-name="ce132" table:formula="of:=[.B110]/(1/46-1/48)*(1/47-1/48)" office:value-type="float" office:value="-363.595744680851">
            <text:p>-363.60</text:p>
          </table:table-cell>
          <table:table-cell table:style-name="ce132" office:value-type="float" office:value="705">
            <text:p>705.00</text:p>
          </table:table-cell>
          <table:table-cell table:style-name="ce132" office:value-type="float" office:value="104">
            <text:p>104.00</text:p>
          </table:table-cell>
          <table:table-cell table:style-name="ce132" table:formula="of:=[.E110]/(1/50-1/48)*(1/49-1/48)" office:value-type="float" office:value="359.693877551021">
            <text:p>359.69</text:p>
          </table:table-cell>
          <table:table-cell table:style-name="ce107" table:formula="of:=[.I53]-10000/299792458*([.D117]*[.B110]+[.D118]*[.D110]+[.D120]*[.E110]+[.D121]*[.G110])" office:value-type="float" office:value="32602.6293564233">
            <text:p>32602.629356</text:p>
          </table:table-cell>
          <table:table-cell table:style-name="ce107" table:formula="of:=[.H110]+10000/299297458*[.B110]" office:value-type="float" office:value="32602.6045316217">
            <text:p>32602.604532</text:p>
          </table:table-cell>
          <table:table-cell table:style-name="ce107" table:formula="of:=[.H110]+10000/299792458*[.D110]" office:value-type="float" office:value="32602.6172281747">
            <text:p>32602.617228</text:p>
          </table:table-cell>
          <table:table-cell table:style-name="ce107" table:formula="of:=[.H110]+10000/299792458*[.G110]" office:value-type="float" office:value="32602.6413545196">
            <text:p>32602.641355</text:p>
          </table:table-cell>
          <table:table-cell table:style-name="ce107" table:formula="of:=[.H110]+10000/299792458*[.E110]" office:value-type="float" office:value="32602.652872692">
            <text:p>32602.652873</text:p>
          </table:table-cell>
          <table:table-cell table:number-columns-repeated="1012"/>
        </table:table-row>
        <table:table-row table:style-name="ro1">
          <table:table-cell table:style-name="ce99" office:value-type="float" office:value="3073">
            <text:p>3073</text:p>
          </table:table-cell>
          <table:table-cell table:style-name="ce132" office:value-type="float" office:value="-744">
            <text:p>-744.00</text:p>
          </table:table-cell>
          <table:table-cell table:style-name="ce132" office:value-type="float" office:value="107">
            <text:p>107.00</text:p>
          </table:table-cell>
          <table:table-cell table:style-name="ce132" table:formula="of:=[.B111]/(1/46-1/48)*(1/47-1/48)" office:value-type="float" office:value="-364.085106382979">
            <text:p>-364.09</text:p>
          </table:table-cell>
          <table:table-cell table:style-name="ce132" office:value-type="float" office:value="706">
            <text:p>706.00</text:p>
          </table:table-cell>
          <table:table-cell table:style-name="ce132" office:value-type="float" office:value="99">
            <text:p>99.00</text:p>
          </table:table-cell>
          <table:table-cell table:style-name="ce132" table:formula="of:=[.E111]/(1/50-1/48)*(1/49-1/48)" office:value-type="float" office:value="360.204081632654">
            <text:p>360.20</text:p>
          </table:table-cell>
          <table:table-cell table:style-name="ce107" table:formula="of:=[.I54]-10000/299792458*([.D117]*[.B111]+[.D118]*[.D111]+[.D120]*[.E111]+[.D121]*[.G111])" office:value-type="float" office:value="32532.3576564035">
            <text:p>32532.357656</text:p>
          </table:table-cell>
          <table:table-cell table:style-name="ce107" table:formula="of:=[.H111]+10000/299297458*[.B111]" office:value-type="float" office:value="32532.3327981903">
            <text:p>32532.332798</text:p>
          </table:table-cell>
          <table:table-cell table:style-name="ce107" table:formula="of:=[.H111]+10000/299792458*[.D111]" office:value-type="float" office:value="32532.3455118316">
            <text:p>32532.345512</text:p>
          </table:table-cell>
          <table:table-cell table:style-name="ce107" table:formula="of:=[.H111]+10000/299792458*[.G111]" office:value-type="float" office:value="32532.3696715183">
            <text:p>32532.369672</text:p>
          </table:table-cell>
          <table:table-cell table:style-name="ce107" table:formula="of:=[.H111]+10000/299792458*[.E111]" office:value-type="float" office:value="32532.3812060286">
            <text:p>32532.381206</text:p>
          </table:table-cell>
          <table:table-cell table:number-columns-repeated="1012"/>
        </table:table-row>
        <table:table-row table:style-name="ro1">
          <table:table-cell table:style-name="ce99" office:value-type="float" office:value="3230">
            <text:p>3230</text:p>
          </table:table-cell>
          <table:table-cell table:style-name="ce132" office:value-type="float" office:value="-742">
            <text:p>-742.00</text:p>
          </table:table-cell>
          <table:table-cell table:style-name="ce132" office:value-type="float" office:value="95">
            <text:p>95.00</text:p>
          </table:table-cell>
          <table:table-cell table:style-name="ce132" table:formula="of:=[.B112]/(1/46-1/48)*(1/47-1/48)" office:value-type="float" office:value="-363.106382978724">
            <text:p>-363.11</text:p>
          </table:table-cell>
          <table:table-cell table:style-name="ce132" office:value-type="float" office:value="704">
            <text:p>704.00</text:p>
          </table:table-cell>
          <table:table-cell table:style-name="ce132" office:value-type="float" office:value="88">
            <text:p>88.00</text:p>
          </table:table-cell>
          <table:table-cell table:style-name="ce132" table:formula="of:=[.E112]/(1/50-1/48)*(1/49-1/48)" office:value-type="float" office:value="359.183673469389">
            <text:p>359.18</text:p>
          </table:table-cell>
          <table:table-cell table:style-name="ce107" table:formula="of:=[.I55]-10000/299792458*([.D117]*[.B112]+[.D118]*[.D112]+[.D120]*[.E112]+[.D121]*[.G112])" office:value-type="float" office:value="30958.5881974621">
            <text:p>30958.588197</text:p>
          </table:table-cell>
          <table:table-cell table:style-name="ce107" table:formula="of:=[.H112]+10000/299297458*[.B112]" office:value-type="float" office:value="30958.5634060722">
            <text:p>30958.563406</text:p>
          </table:table-cell>
          <table:table-cell table:style-name="ce107" table:formula="of:=[.H112]+10000/299792458*[.D112]" office:value-type="float" office:value="30958.5760855369">
            <text:p>30958.576086</text:p>
          </table:table-cell>
          <table:table-cell table:style-name="ce107" table:formula="of:=[.H112]+10000/299792458*[.G112]" office:value-type="float" office:value="30958.6001785398">
            <text:p>30958.600179</text:p>
          </table:table-cell>
          <table:table-cell table:style-name="ce107" table:formula="of:=[.H112]+10000/299792458*[.E112]" office:value-type="float" office:value="30958.6116803744">
            <text:p>30958.611680</text:p>
          </table:table-cell>
          <table:table-cell table:number-columns-repeated="1012"/>
        </table:table-row>
        <table:table-row table:style-name="ro1">
          <table:table-cell table:style-name="ce99" office:value-type="float" office:value="3242">
            <text:p>3242</text:p>
          </table:table-cell>
          <table:table-cell table:style-name="ce132" office:value-type="float" office:value="-756">
            <text:p>-756.00</text:p>
          </table:table-cell>
          <table:table-cell table:style-name="ce132" office:value-type="float" office:value="98">
            <text:p>98.00</text:p>
          </table:table-cell>
          <table:table-cell table:style-name="ce132" table:formula="of:=[.B113]/(1/46-1/48)*(1/47-1/48)" office:value-type="float" office:value="-369.957446808511">
            <text:p>-369.96</text:p>
          </table:table-cell>
          <table:table-cell table:style-name="ce132" office:value-type="float" office:value="717">
            <text:p>717.00</text:p>
          </table:table-cell>
          <table:table-cell table:style-name="ce132" office:value-type="float" office:value="90">
            <text:p>90.00</text:p>
          </table:table-cell>
          <table:table-cell table:style-name="ce132" table:formula="of:=[.E113]/(1/50-1/48)*(1/49-1/48)" office:value-type="float" office:value="365.816326530613">
            <text:p>365.82</text:p>
          </table:table-cell>
          <table:table-cell table:style-name="ce107" table:formula="of:=[.I56]-10000/299792458*([.D117]*[.B113]+[.D118]*[.D113]+[.D120]*[.E113]+[.D121]*[.G113])" office:value-type="float" office:value="30836.4282135514">
            <text:p>30836.428214</text:p>
          </table:table-cell>
          <table:table-cell table:style-name="ce107" table:formula="of:=[.H113]+10000/299297458*[.B113]" office:value-type="float" office:value="30836.4029543994">
            <text:p>30836.402954</text:p>
          </table:table-cell>
          <table:table-cell table:style-name="ce107" table:formula="of:=[.H113]+10000/299792458*[.D113]" office:value-type="float" office:value="30836.4158730993">
            <text:p>30836.415873</text:p>
          </table:table-cell>
          <table:table-cell table:style-name="ce107" table:formula="of:=[.H113]+10000/299792458*[.G113]" office:value-type="float" office:value="30836.4404158706">
            <text:p>30836.440416</text:p>
          </table:table-cell>
          <table:table-cell table:style-name="ce107" table:formula="of:=[.H113]+10000/299792458*[.E113]" office:value-type="float" office:value="30836.452130097">
            <text:p>30836.452130</text:p>
          </table:table-cell>
          <table:table-cell table:number-columns-repeated="1012"/>
        </table:table-row>
        <table:table-row table:style-name="ro1">
          <table:table-cell table:style-name="ce115" office:value-type="float" office:value="3384">
            <text:p>3384</text:p>
          </table:table-cell>
          <table:table-cell table:style-name="ce132" office:value-type="float" office:value="-784">
            <text:p>-784.00</text:p>
          </table:table-cell>
          <table:table-cell table:style-name="ce132" office:value-type="float" office:value="79">
            <text:p>79.00</text:p>
          </table:table-cell>
          <table:table-cell table:style-name="ce132" table:formula="of:=[.B114]/(1/46-1/48)*(1/47-1/48)" office:value-type="float" office:value="-383.659574468085">
            <text:p>-383.66</text:p>
          </table:table-cell>
          <table:table-cell table:style-name="ce132" office:value-type="float" office:value="742">
            <text:p>742.00</text:p>
          </table:table-cell>
          <table:table-cell table:style-name="ce132" office:value-type="float" office:value="73">
            <text:p>73.00</text:p>
          </table:table-cell>
          <table:table-cell table:style-name="ce132" table:formula="of:=[.E114]/(1/50-1/48)*(1/49-1/48)" office:value-type="float" office:value="378.57142857143">
            <text:p>378.57</text:p>
          </table:table-cell>
          <table:table-cell table:style-name="ce107" table:formula="of:=[.I57]-10000/299792458*([.D117]*[.B114]+[.D118]*[.D114]+[.D120]*[.E114]+[.D122]*[.G114])" office:value-type="float" office:value="29544.4442359885">
            <text:p>29544.444236</text:p>
          </table:table-cell>
          <table:table-cell table:style-name="ce107" table:formula="of:=[.H114]+10000/299297458*[.B114]" office:value-type="float" office:value="29544.4180413123">
            <text:p>29544.418041</text:p>
          </table:table-cell>
          <table:table-cell table:style-name="ce107" table:formula="of:=[.H114]+10000/299792458*[.D114]" office:value-type="float" office:value="29544.4314384827">
            <text:p>29544.431438</text:p>
          </table:table-cell>
          <table:table-cell table:style-name="ce107" table:formula="of:=[.H114]+10000/299792458*[.G114]" office:value-type="float" office:value="29544.4568637721">
            <text:p>29544.456864</text:p>
          </table:table-cell>
          <table:table-cell table:style-name="ce107" table:formula="of:=[.H114]+10000/299792458*[.E114]" office:value-type="float" office:value="29544.4689864444">
            <text:p>29544.468986</text:p>
          </table:table-cell>
          <table:table-cell table:number-columns-repeated="1012"/>
        </table:table-row>
        <table:table-row table:style-name="ro1">
          <table:table-cell table:style-name="ce101" table:number-columns-repeated="2"/>
          <table:table-cell table:number-columns-repeated="1022"/>
        </table:table-row>
        <table:table-row table:style-name="ro1">
          <table:table-cell/>
          <table:table-cell table:style-name="ce101" office:value-type="string">
            <text:p>Isotope</text:p>
          </table:table-cell>
          <table:table-cell office:value-type="string">
            <text:p>Abundance [%]</text:p>
          </table:table-cell>
          <table:table-cell/>
          <table:table-cell office:value-type="string">
            <text:p>Reference</text:p>
          </table:table-cell>
          <table:table-cell table:number-columns-repeated="1019"/>
        </table:table-row>
        <table:table-row table:style-name="ro1">
          <table:table-cell table:style-name="ce101"/>
          <table:table-cell office:value-type="float" office:value="46">
            <text:p>46</text:p>
          </table:table-cell>
          <table:table-cell office:value-type="float" office:value="8.25">
            <text:p>8.25</text:p>
          </table:table-cell>
          <table:table-cell table:style-name="ce106" table:formula="of:=[.C117]/100" office:value-type="float" office:value="0.0825">
            <text:p>0.083</text:p>
          </table:table-cell>
          <table:table-cell table:formula="of:=[.A160]" office:value-type="string" office:string-value="Rosman:1998:1275">
            <text:p>Rosman:1998:1275</text:p>
          </table:table-cell>
          <table:table-cell table:number-columns-repeated="6"/>
          <table:table-cell table:style-name="ce107"/>
          <table:table-cell table:number-columns-repeated="1012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7.44">
            <text:p>7.44</text:p>
          </table:table-cell>
          <table:table-cell table:style-name="ce106" table:formula="of:=[.C118]/100" office:value-type="float" office:value="0.0744">
            <text:p>0.074</text:p>
          </table:table-cell>
          <table:table-cell table:formula="of:=[.E117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73.72">
            <text:p>73.72</text:p>
          </table:table-cell>
          <table:table-cell table:style-name="ce106" table:formula="of:=[.C119]/100" office:value-type="float" office:value="0.7372">
            <text:p>0.737</text:p>
          </table:table-cell>
          <table:table-cell table:formula="of:=[.E118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5.41">
            <text:p>5.41</text:p>
          </table:table-cell>
          <table:table-cell table:style-name="ce106" table:formula="of:=[.C120]/100" office:value-type="float" office:value="0.0541">
            <text:p>0.054</text:p>
          </table:table-cell>
          <table:table-cell table:formula="of:=[.E119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5.18">
            <text:p>5.18</text:p>
          </table:table-cell>
          <table:table-cell table:style-name="ce106" table:formula="of:=[.C121]/100" office:value-type="float" office:value="0.0518">
            <text:p>0.052</text:p>
          </table:table-cell>
          <table:table-cell table:formula="of:=[.E120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um</text:p>
          </table:table-cell>
          <table:table-cell table:formula="of:=SUM([.C117:.C121])" office:value-type="float" office:value="100">
            <text:p>100</text:p>
          </table:table-cell>
          <table:table-cell table:style-name="ce104" table:formula="of:=SUM([.D117:.D121])" office:value-type="float" office:value="1">
            <text:p>1.0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0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67">
            <text:p>3067</text:p>
          </table:table-cell>
          <table:table-cell table:formula="of:=[.B121]" office:value-type="float" office:value="50">
            <text:p>50</text:p>
          </table:table-cell>
          <table:table-cell table:style-name="ce130" table:formula="of:=[.D121]" office:value-type="percentage" office:value="0.0518">
            <text:p>5.18%</text:p>
          </table:table-cell>
          <table:table-cell table:style-name="ce107" table:formula="of:=[.$L110]" office:value-type="float" office:value="32602.652872692">
            <text:p>32602.652873</text:p>
          </table:table-cell>
          <table:table-cell table:style-name="ce134" table:formula="of:=100000000/[.D125]" office:value-type="float" office:value="3067.23506183633">
            <text:p>3067.2350618</text:p>
          </table:table-cell>
          <table:table-cell table:number-columns-repeated="1019"/>
        </table:table-row>
        <table:table-row table:style-name="ro1">
          <table:table-cell/>
          <table:table-cell table:formula="of:=[.B120]" office:value-type="float" office:value="49">
            <text:p>49</text:p>
          </table:table-cell>
          <table:table-cell table:style-name="ce130" table:formula="of:=[.D120]" office:value-type="percentage" office:value="0.0541">
            <text:p>5.41%</text:p>
          </table:table-cell>
          <table:table-cell table:style-name="ce107" table:formula="of:=[.$K110]" office:value-type="float" office:value="32602.6413545196">
            <text:p>32602.641355</text:p>
          </table:table-cell>
          <table:table-cell table:style-name="ce134" table:formula="of:=100000000/[.D126]" office:value-type="float" office:value="3067.23614545842">
            <text:p>3067.2361455</text:p>
          </table:table-cell>
          <table:table-cell table:number-columns-repeated="1019"/>
        </table:table-row>
        <table:table-row table:style-name="ro1">
          <table:table-cell/>
          <table:table-cell table:formula="of:=[.B119]" office:value-type="float" office:value="48">
            <text:p>48</text:p>
          </table:table-cell>
          <table:table-cell table:style-name="ce130" table:formula="of:=[.D119]" office:value-type="percentage" office:value="0.7372">
            <text:p>73.72%</text:p>
          </table:table-cell>
          <table:table-cell table:style-name="ce107" table:formula="of:=[.$H110]" office:value-type="float" office:value="32602.6293564233">
            <text:p>32602.629356</text:p>
          </table:table-cell>
          <table:table-cell table:style-name="ce134" table:formula="of:=100000000/[.D127]" office:value-type="float" office:value="3067.23727423225">
            <text:p>3067.2372742</text:p>
          </table:table-cell>
          <table:table-cell table:number-columns-repeated="1019"/>
        </table:table-row>
        <table:table-row table:style-name="ro1">
          <table:table-cell/>
          <table:table-cell table:formula="of:=[.B118]" office:value-type="float" office:value="47">
            <text:p>47</text:p>
          </table:table-cell>
          <table:table-cell table:style-name="ce130" table:formula="of:=[.D118]" office:value-type="percentage" office:value="0.0744">
            <text:p>7.44%</text:p>
          </table:table-cell>
          <table:table-cell table:style-name="ce107" table:formula="of:=[.$J110]" office:value-type="float" office:value="32602.6172281747">
            <text:p>32602.617228</text:p>
          </table:table-cell>
          <table:table-cell table:style-name="ce134" table:formula="of:=100000000/[.D128]" office:value-type="float" office:value="3067.23841525156">
            <text:p>3067.2384153</text:p>
          </table:table-cell>
          <table:table-cell table:number-columns-repeated="1019"/>
        </table:table-row>
        <table:table-row table:style-name="ro1">
          <table:table-cell/>
          <table:table-cell table:formula="of:=[.B117]" office:value-type="float" office:value="46">
            <text:p>46</text:p>
          </table:table-cell>
          <table:table-cell table:style-name="ce130" table:formula="of:=[.D117]" office:value-type="percentage" office:value="0.0825">
            <text:p>8.25%</text:p>
          </table:table-cell>
          <table:table-cell table:style-name="ce107" table:formula="of:=[.$I110]" office:value-type="float" office:value="32602.6045316217">
            <text:p>32602.604532</text:p>
          </table:table-cell>
          <table:table-cell table:style-name="ce134" table:formula="of:=100000000/[.D129]" office:value-type="float" office:value="3067.23960973758">
            <text:p>3067.239609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0"/>
          <table:table-cell table:style-name="ce107"/>
          <table:table-cell table:style-name="ce134"/>
          <table:table-cell table:number-columns-repeated="1019"/>
        </table:table-row>
        <table:table-row table:style-name="ro1">
          <table:table-cell office:value-type="float" office:value="3073">
            <text:p>3073</text:p>
          </table:table-cell>
          <table:table-cell table:formula="of:=[.B125]" office:value-type="float" office:value="50">
            <text:p>50</text:p>
          </table:table-cell>
          <table:table-cell table:style-name="ce130" table:formula="of:=[.C125]" office:value-type="percentage" office:value="0.0518">
            <text:p>5.18%</text:p>
          </table:table-cell>
          <table:table-cell table:style-name="ce107" table:formula="of:=[.$L111]" office:value-type="float" office:value="32532.3812060286">
            <text:p>32532.381206</text:p>
          </table:table-cell>
          <table:table-cell table:style-name="ce134" table:formula="of:=100000000/[.D131]" office:value-type="float" office:value="3073.86045204305">
            <text:p>3073.86045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130" table:formula="of:=[.C126]" office:value-type="percentage" office:value="0.0541">
            <text:p>5.41%</text:p>
          </table:table-cell>
          <table:table-cell table:style-name="ce107" table:formula="of:=[.$K111]" office:value-type="float" office:value="32532.3696715183">
            <text:p>32532.369672</text:p>
          </table:table-cell>
          <table:table-cell table:style-name="ce134" table:formula="of:=100000000/[.D132]" office:value-type="float" office:value="3073.86154189526">
            <text:p>3073.86154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130" table:formula="of:=[.C127]" office:value-type="percentage" office:value="0.7372">
            <text:p>73.72%</text:p>
          </table:table-cell>
          <table:table-cell table:style-name="ce107" table:formula="of:=[.$H111]" office:value-type="float" office:value="32532.3576564035">
            <text:p>32532.357656</text:p>
          </table:table-cell>
          <table:table-cell table:style-name="ce134" table:formula="of:=100000000/[.D133]" office:value-type="float" office:value="3073.8626771588">
            <text:p>3073.86267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130" table:formula="of:=[.C128]" office:value-type="percentage" office:value="0.0744">
            <text:p>7.44%</text:p>
          </table:table-cell>
          <table:table-cell table:style-name="ce107" table:formula="of:=[.$J111]" office:value-type="float" office:value="32532.3455118316">
            <text:p>32532.345512</text:p>
          </table:table-cell>
          <table:table-cell table:style-name="ce134" table:formula="of:=100000000/[.D134]" office:value-type="float" office:value="3073.86382465511">
            <text:p>3073.86382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130" table:formula="of:=[.C129]" office:value-type="percentage" office:value="0.0825">
            <text:p>8.25%</text:p>
          </table:table-cell>
          <table:table-cell table:style-name="ce107" table:formula="of:=[.$I111]" office:value-type="float" office:value="32532.3327981903">
            <text:p>32532.332798</text:p>
          </table:table-cell>
          <table:table-cell table:style-name="ce134" table:formula="of:=100000000/[.D135]" office:value-type="float" office:value="3073.86502592162">
            <text:p>3073.865025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0"/>
          <table:table-cell table:style-name="ce107"/>
          <table:table-cell table:style-name="ce134"/>
          <table:table-cell table:number-columns-repeated="1019"/>
        </table:table-row>
        <table:table-row table:style-name="ro1">
          <table:table-cell office:value-type="float" office:value="3230">
            <text:p>3230</text:p>
          </table:table-cell>
          <table:table-cell table:formula="of:=[.B131]" office:value-type="float" office:value="50">
            <text:p>50</text:p>
          </table:table-cell>
          <table:table-cell table:style-name="ce130" table:formula="of:=[.C131]" office:value-type="percentage" office:value="0.0518">
            <text:p>5.18%</text:p>
          </table:table-cell>
          <table:table-cell table:style-name="ce107" table:formula="of:=[.$L112]" office:value-type="float" office:value="30958.6116803744">
            <text:p>30958.611680</text:p>
          </table:table-cell>
          <table:table-cell table:style-name="ce134" table:formula="of:=100000000/[.D137]" office:value-type="float" office:value="3230.11900638273">
            <text:p>3230.11900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130" table:formula="of:=[.C132]" office:value-type="percentage" office:value="0.0541">
            <text:p>5.41%</text:p>
          </table:table-cell>
          <table:table-cell table:style-name="ce107" table:formula="of:=[.$K112]" office:value-type="float" office:value="30958.6001785398">
            <text:p>30958.600179</text:p>
          </table:table-cell>
          <table:table-cell table:style-name="ce134" table:formula="of:=100000000/[.D138]" office:value-type="float" office:value="3230.12020644651">
            <text:p>3230.12020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130" table:formula="of:=[.C133]" office:value-type="percentage" office:value="0.7372">
            <text:p>73.72%</text:p>
          </table:table-cell>
          <table:table-cell table:style-name="ce107" table:formula="of:=[.$H112]" office:value-type="float" office:value="30958.5881974621">
            <text:p>30958.588197</text:p>
          </table:table-cell>
          <table:table-cell table:style-name="ce134" table:formula="of:=100000000/[.D139]" office:value-type="float" office:value="3230.12145651389">
            <text:p>3230.12145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130" table:formula="of:=[.C134]" office:value-type="percentage" office:value="0.0744">
            <text:p>7.44%</text:p>
          </table:table-cell>
          <table:table-cell table:style-name="ce107" table:formula="of:=[.$J112]" office:value-type="float" office:value="30958.5760855369">
            <text:p>30958.576086</text:p>
          </table:table-cell>
          <table:table-cell table:style-name="ce134" table:formula="of:=100000000/[.D140]" office:value-type="float" office:value="3230.12272023446">
            <text:p>3230.12272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130" table:formula="of:=[.C135]" office:value-type="percentage" office:value="0.0825">
            <text:p>8.25%</text:p>
          </table:table-cell>
          <table:table-cell table:style-name="ce107" table:formula="of:=[.$I112]" office:value-type="float" office:value="30958.5634060722">
            <text:p>30958.563406</text:p>
          </table:table-cell>
          <table:table-cell table:style-name="ce134" table:formula="of:=100000000/[.D141]" office:value-type="float" office:value="3230.1240431714">
            <text:p>3230.124043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0"/>
          <table:table-cell table:style-name="ce107"/>
          <table:table-cell table:style-name="ce134"/>
          <table:table-cell table:number-columns-repeated="1019"/>
        </table:table-row>
        <table:table-row table:style-name="ro1">
          <table:table-cell office:value-type="float" office:value="3242">
            <text:p>3242</text:p>
          </table:table-cell>
          <table:table-cell table:formula="of:=[.B137]" office:value-type="float" office:value="50">
            <text:p>50</text:p>
          </table:table-cell>
          <table:table-cell table:style-name="ce130" table:formula="of:=[.C137]" office:value-type="percentage" office:value="0.0518">
            <text:p>5.18%</text:p>
          </table:table-cell>
          <table:table-cell table:style-name="ce107" table:formula="of:=[.$L113]" office:value-type="float" office:value="30836.452130097">
            <text:p>30836.452130</text:p>
          </table:table-cell>
          <table:table-cell table:style-name="ce134" table:formula="of:=100000000/[.D143]" office:value-type="float" office:value="3242.91522183247">
            <text:p>3242.91522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130" table:formula="of:=[.C138]" office:value-type="percentage" office:value="0.0541">
            <text:p>5.41%</text:p>
          </table:table-cell>
          <table:table-cell table:style-name="ce107" table:formula="of:=[.$K113]" office:value-type="float" office:value="30836.4404158706">
            <text:p>30836.440416</text:p>
          </table:table-cell>
          <table:table-cell table:style-name="ce134" table:formula="of:=100000000/[.D144]" office:value-type="float" office:value="3242.91645375946">
            <text:p>3242.91645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130" table:formula="of:=[.C139]" office:value-type="percentage" office:value="0.7372">
            <text:p>73.72%</text:p>
          </table:table-cell>
          <table:table-cell table:style-name="ce107" table:formula="of:=[.$H113]" office:value-type="float" office:value="30836.4282135514">
            <text:p>30836.428214</text:p>
          </table:table-cell>
          <table:table-cell table:style-name="ce134" table:formula="of:=100000000/[.D145]" office:value-type="float" office:value="3242.91773701774">
            <text:p>3242.917737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130" table:formula="of:=[.C140]" office:value-type="percentage" office:value="0.0744">
            <text:p>7.44%</text:p>
          </table:table-cell>
          <table:table-cell table:style-name="ce107" table:formula="of:=[.$J113]" office:value-type="float" office:value="30836.4158730993">
            <text:p>30836.415873</text:p>
          </table:table-cell>
          <table:table-cell table:style-name="ce134" table:formula="of:=100000000/[.D146]" office:value-type="float" office:value="3242.91903480381">
            <text:p>3242.91903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130" table:formula="of:=[.C141]" office:value-type="percentage" office:value="0.0825">
            <text:p>8.25%</text:p>
          </table:table-cell>
          <table:table-cell table:style-name="ce107" table:formula="of:=[.$I113]" office:value-type="float" office:value="30836.4029543994">
            <text:p>30836.402954</text:p>
          </table:table-cell>
          <table:table-cell table:style-name="ce134" table:formula="of:=100000000/[.D147]" office:value-type="float" office:value="3242.92039340254">
            <text:p>3242.920393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0"/>
          <table:table-cell table:style-name="ce107"/>
          <table:table-cell table:style-name="ce134"/>
          <table:table-cell table:number-columns-repeated="1019"/>
        </table:table-row>
        <table:table-row table:style-name="ro1">
          <table:table-cell office:value-type="float" office:value="3384">
            <text:p>3384</text:p>
          </table:table-cell>
          <table:table-cell table:formula="of:=[.B143]" office:value-type="float" office:value="50">
            <text:p>50</text:p>
          </table:table-cell>
          <table:table-cell table:style-name="ce130" table:formula="of:=[.C143]" office:value-type="percentage" office:value="0.0518">
            <text:p>5.18%</text:p>
          </table:table-cell>
          <table:table-cell table:style-name="ce107" table:formula="of:=[.$L114]" office:value-type="float" office:value="29544.4689864444">
            <text:p>29544.468986</text:p>
          </table:table-cell>
          <table:table-cell table:style-name="ce134" table:formula="of:=100000000/[.D149]" office:value-type="float" office:value="3384.72829028953">
            <text:p>3384.72829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130" table:formula="of:=[.C144]" office:value-type="percentage" office:value="0.0541">
            <text:p>5.41%</text:p>
          </table:table-cell>
          <table:table-cell table:style-name="ce107" table:formula="of:=[.$K114]" office:value-type="float" office:value="29544.4568637721">
            <text:p>29544.456864</text:p>
          </table:table-cell>
          <table:table-cell table:style-name="ce134" table:formula="of:=100000000/[.D150]" office:value-type="float" office:value="3384.72967911018">
            <text:p>3384.72967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130" table:formula="of:=[.C145]" office:value-type="percentage" office:value="0.7372">
            <text:p>73.72%</text:p>
          </table:table-cell>
          <table:table-cell table:style-name="ce107" table:formula="of:=[.$H114]" office:value-type="float" office:value="29544.4442359885">
            <text:p>29544.444236</text:p>
          </table:table-cell>
          <table:table-cell table:style-name="ce134" table:formula="of:=100000000/[.D151]" office:value-type="float" office:value="3384.73112579957">
            <text:p>3384.73112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130" table:formula="of:=[.C146]" office:value-type="percentage" office:value="0.0744">
            <text:p>7.44%</text:p>
          </table:table-cell>
          <table:table-cell table:style-name="ce107" table:formula="of:=[.$J114]" office:value-type="float" office:value="29544.4314384827">
            <text:p>29544.431438</text:p>
          </table:table-cell>
          <table:table-cell table:style-name="ce134" table:formula="of:=100000000/[.D152]" office:value-type="float" office:value="3384.73259193428">
            <text:p>3384.73259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130" table:formula="of:=[.C147]" office:value-type="percentage" office:value="0.0825">
            <text:p>8.25%</text:p>
          </table:table-cell>
          <table:table-cell table:style-name="ce107" table:formula="of:=[.$I114]" office:value-type="float" office:value="29544.4180413123">
            <text:p>29544.418041</text:p>
          </table:table-cell>
          <table:table-cell table:style-name="ce134" table:formula="of:=100000000/[.D153]" office:value-type="float" office:value="3384.73412677037">
            <text:p>3384.734126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ferences</text:p>
          </table:table-cell>
          <table:table-cell table:number-columns-repeated="1023"/>
        </table:table-row>
        <table:table-row table:style-name="ro14">
          <table:table-cell office:value-type="string">
            <text:p>Aldenius:2009:014008</text:p>
          </table:table-cell>
          <table:table-cell office:value-type="string">
            <text:p><text:a xlink:href="http://adsabs.harvard.edu/abs/2009PhST..134a4008A">http://adsabs.harvard.edu/abs/2009PhST..134a4008A</text:a></text:p>
          </table:table-cell>
          <table:table-cell table:number-columns-repeated="1022"/>
        </table:table-row>
        <table:table-row table:style-name="ro14">
          <table:table-cell office:value-type="string">
            <text:p>Berengut:2008:235702</text:p>
          </table:table-cell>
          <table:table-cell office:value-type="string">
            <text:p><text:a xlink:href="http://adsabs.harvard.edu/abs/2008JPhB...41w5702B">http://adsabs.harvard.edu/abs/2008JPhB...41w5702B</text:a></text:p>
          </table:table-cell>
          <table:table-cell table:number-columns-repeated="1022"/>
        </table:table-row>
        <table:table-row table:style-name="ro1">
          <table:table-cell table:style-name="ce92" office:value-type="string">
            <text:p>Murphy:2013</text:p>
          </table:table-cell>
          <table:table-cell table:style-name="ce92" office:value-type="string">
            <text:p>In preparation</text:p>
          </table:table-cell>
          <table:table-cell table:style-name="ce120" table:number-columns-repeated="5"/>
          <table:table-cell table:style-name="ce121" table:number-columns-repeated="4"/>
          <table:table-cell table:style-name="ce92" table:number-columns-repeated="1013"/>
        </table:table-row>
        <table:table-row table:style-name="ro14">
          <table:table-cell office:value-type="string">
            <text:p>Nave:2012:1570</text:p>
          </table:table-cell>
          <table:table-cell office:value-type="string">
            <text:p><text:a xlink:href="http://adsabs.harvard.edu/abs/2012MNRAS.420.1570N">http://adsabs.harvard.edu/abs/2012MNRAS.420.1570N</text:a></text:p>
          </table:table-cell>
          <table:table-cell table:number-columns-repeated="1022"/>
        </table:table-row>
        <table:table-row table:style-name="ro14">
          <table:table-cell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4">
          <table:table-cell office:value-type="string">
            <text:p>Ruffoni:2010:424</text:p>
          </table:table-cell>
          <table:table-cell office:value-type="string">
            <text:p><text:a xlink:href="http://adsabs.harvard.edu/abs/2010ApJ...725..424R">http://adsabs.harvard.edu/abs/2010ApJ...725..424R</text:a></text:p>
          </table:table-cell>
          <table:table-cell table:number-columns-repeated="1022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II" table:style-name="ta1">
        <table:table-column table:style-name="co52" table:number-columns-repeated="2" table:default-cell-style-name="ce8"/>
        <table:table-column table:style-name="co52" table:default-cell-style-name="ce45"/>
        <table:table-column table:style-name="co54" table:default-cell-style-name="ce45"/>
        <table:table-column table:style-name="co64" table:default-cell-style-name="ce45"/>
        <table:table-column table:style-name="co65" table:default-cell-style-name="ce46"/>
        <table:table-column table:style-name="co82" table:default-cell-style-name="ce46"/>
        <table:table-column table:style-name="co83" table:number-columns-repeated="2" table:default-cell-style-name="ce46"/>
        <table:table-column table:style-name="co52" table:default-cell-style-name="ce8"/>
        <table:table-column table:style-name="co59" table:default-cell-style-name="ce8"/>
        <table:table-column table:style-name="co38" table:default-cell-style-name="ce8"/>
        <table:table-column table:style-name="co84" table:default-cell-style-name="ce8"/>
        <table:table-column table:style-name="co52" table:number-columns-repeated="1011" table:default-cell-style-name="ce8"/>
        <table:table-row table:style-name="ro2">
          <table:table-cell table:style-name="ce13" office:value-type="string">
            <text:p>Updated</text:p>
          </table:table-cell>
          <table:table-cell table:style-name="ce32" office:value-type="string">
            <text:p>18/05/2012</text:p>
          </table:table-cell>
          <table:table-cell table:style-name="ce13" table:number-columns-repeated="1022"/>
        </table:table-row>
        <table:table-row table:style-name="ro2">
          <table:table-cell table:style-name="ce13"/>
          <table:table-cell table:style-name="ce14"/>
          <table:table-cell table:style-name="ce13" table:number-columns-repeated="1022"/>
        </table:table-row>
        <table:table-row table:style-name="ro2">
          <table:table-cell table:style-name="ce13" office:value-type="string">
            <text:p>Summary</text:p>
          </table:table-cell>
          <table:table-cell table:style-name="ce14"/>
          <table:table-cell table:style-name="ce13" table:number-columns-repeated="1022"/>
        </table:table-row>
        <table:table-row table:style-name="ro3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3">
          <table:table-cell table:style-name="ce71" office:value-type="string">
            <text:p>CrII</text:p>
          </table:table-cell>
          <table:table-cell table:style-name="ce80" table:formula="of:=[.A30]" office:value-type="float" office:value="2056">
            <text:p>2056</text:p>
          </table:table-cell>
          <table:table-cell table:style-name="ce80" office:value-type="string">
            <text:p>CMP</text:p>
          </table:table-cell>
          <table:table-cell table:style-name="ce20" office:value-type="float" office:value="51.9961">
            <text:p>51.9961</text:p>
          </table:table-cell>
          <table:table-cell table:style-name="ce61" table:formula="of:=[.D30]" office:value-type="float" office:value="48632.059727192">
            <text:p>48632.0597</text:p>
          </table:table-cell>
          <table:table-cell table:style-name="ce61" table:formula="of:=[.E30]" office:value-type="float" office:value="0.0014142135623731">
            <text:p>0.0014</text:p>
          </table:table-cell>
          <table:table-cell table:style-name="ce13" office:value-type="float" office:value="0">
            <text:p>0</text:p>
          </table:table-cell>
          <table:table-cell table:style-name="ce83" office:value-type="string">
            <text:p>Aldenius:2009:014008,Pickering:2000:163,Nave:2012:1570</text:p>
          </table:table-cell>
          <table:table-cell table:style-name="ce22" table:formula="of:=[.F30]" office:value-type="float" office:value="2056.25672778335">
            <text:p>2056.256728</text:p>
          </table:table-cell>
          <table:table-cell table:style-name="ce22" table:formula="of:=[.G30]" office:value-type="float" office:value="0.0000597956608966362">
            <text:p>0.000060</text:p>
          </table:table-cell>
          <table:table-cell table:style-name="ce26" table:formula="of:=299792458*[.J5]/[.I5]" office:value-type="float" office:value="8.71792316383649">
            <text:p>8.7</text:p>
          </table:table-cell>
          <table:table-cell table:style-name="ce13" office:value-type="string">
            <text:p>3\rm{d}^5~^6\rm{S}_{5/2}</text:p>
          </table:table-cell>
          <table:table-cell table:style-name="ce13" office:value-type="string">
            <text:p>3\rm{d}^44\rm{p}~^6\rm{P}_{7/2}</text:p>
          </table:table-cell>
          <table:table-cell table:style-name="ce13" office:value-type="string">
            <text:p>h_1</text:p>
          </table:table-cell>
          <table:table-cell table:style-name="ce75" office:value-type="float" office:value="6.77">
            <text:p>6.77</text:p>
          </table:table-cell>
          <table:table-cell table:style-name="ce75" office:value-type="float" office:value="16.5">
            <text:p>16.50</text:p>
          </table:table-cell>
          <table:table-cell table:style-name="ce60" office:value-type="float" office:value="0.103">
            <text:p>0.103</text:p>
          </table:table-cell>
          <table:table-cell table:style-name="ce30" office:value-type="float" office:value="407000000">
            <text:p>4.07E+08</text:p>
          </table:table-cell>
          <table:table-cell table:style-name="ce13" office:value-type="float" office:value="-1110">
            <text:p>-1110</text:p>
          </table:table-cell>
          <table:table-cell table:style-name="ce13" office:value-type="float" office:value="150">
            <text:p>150</text:p>
          </table:table-cell>
          <table:table-cell table:style-name="ce13" table:number-columns-repeated="1004"/>
        </table:table-row>
        <table:table-row table:style-name="ro2">
          <table:table-cell table:style-name="ce71"/>
          <table:table-cell table:style-name="ce80"/>
          <table:table-cell table:style-name="ce80" office:value-type="string">
            <text:p>ISO</text:p>
          </table:table-cell>
          <table:table-cell table:style-name="ce15" office:value-type="string">
            <text:p>54; 53.9388804</text:p>
          </table:table-cell>
          <table:table-cell table:style-name="ce23" table:formula="of:=[.D31]" office:value-type="float" office:value="48631.9814408268">
            <text:p>48631.98144</text:p>
          </table:table-cell>
          <table:table-cell table:style-name="ce61"/>
          <table:table-cell table:style-name="ce13" office:value-type="float" office:value="3">
            <text:p>3</text:p>
          </table:table-cell>
          <table:table-cell table:style-name="ce13" table:formula="of:=[.A48]" office:value-type="string" office:string-value="Berengut:2011:052520">
            <text:p>Berengut:2011:052520</text:p>
          </table:table-cell>
          <table:table-cell table:style-name="ce25" table:formula="of:=[.F31]" office:value-type="float" office:value="2056.26003788629">
            <text:p>2056.2600379</text:p>
          </table:table-cell>
          <table:table-cell table:style-name="ce22"/>
          <table:table-cell table:style-name="ce26"/>
          <table:table-cell table:style-name="ce13" table:number-columns-repeated="5"/>
          <table:table-cell table:style-name="ce63" table:formula="of:=[.B31]" office:value-type="percentage" office:value="0.02365">
            <text:p>2.365%</text:p>
          </table:table-cell>
          <table:table-cell table:style-name="ce79"/>
          <table:table-cell table:style-name="ce13" table:number-columns-repeated="1006"/>
        </table:table-row>
        <table:table-row table:style-name="ro2">
          <table:table-cell table:style-name="Default"/>
          <table:table-cell table:style-name="ce15"/>
          <table:table-cell table:style-name="ce15" office:value-type="string">
            <text:p>ISO</text:p>
          </table:table-cell>
          <table:table-cell table:style-name="ce15" office:value-type="string">
            <text:p>53; 52.9406494</text:p>
          </table:table-cell>
          <table:table-cell table:style-name="ce23" table:formula="of:=[.D32]" office:value-type="float" office:value="48632.0208600673">
            <text:p>48632.02086</text:p>
          </table:table-cell>
          <table:table-cell table:style-name="ce61"/>
          <table:table-cell table:style-name="ce15" table:formula="of:=[.G6]" office:value-type="float" office:value="3">
            <text:p>3</text:p>
          </table:table-cell>
          <table:table-cell table:style-name="Default" table:formula="of:=[.H6]" office:value-type="string" office:string-value="Berengut:2011:052520">
            <text:p>Berengut:2011:052520</text:p>
          </table:table-cell>
          <table:table-cell table:style-name="ce25" table:formula="of:=[.F32]" office:value-type="float" office:value="2056.25837116121">
            <text:p>2056.2583712</text:p>
          </table:table-cell>
          <table:table-cell table:style-name="ce18"/>
          <table:table-cell table:style-name="ce26"/>
          <table:table-cell table:style-name="Default" table:number-columns-repeated="3"/>
          <table:table-cell table:style-name="ce27" table:number-columns-repeated="2"/>
          <table:table-cell table:style-name="ce63" table:formula="of:=[.B32]" office:value-type="percentage" office:value="0.09501">
            <text:p>9.501%</text:p>
          </table:table-cell>
          <table:table-cell table:style-name="ce30"/>
          <table:table-cell table:style-name="ce15" table:number-columns-repeated="2"/>
          <table:table-cell table:style-name="Default" table:number-columns-repeated="1004"/>
        </table:table-row>
        <table:table-row table:style-name="ro2">
          <table:table-cell table:style-name="Default"/>
          <table:table-cell table:style-name="ce15"/>
          <table:table-cell table:style-name="ce15" office:value-type="string">
            <text:p>ISO</text:p>
          </table:table-cell>
          <table:table-cell table:style-name="ce15" office:value-type="string">
            <text:p>52; 51.9405075</text:p>
          </table:table-cell>
          <table:table-cell table:style-name="ce23" table:formula="of:=[.D33]" office:value-type="float" office:value="48632.0617392797">
            <text:p>48632.06174</text:p>
          </table:table-cell>
          <table:table-cell table:style-name="ce61"/>
          <table:table-cell table:style-name="ce15" table:formula="of:=[.G7]" office:value-type="float" office:value="3">
            <text:p>3</text:p>
          </table:table-cell>
          <table:table-cell table:style-name="Default" table:formula="of:=[.H7]" office:value-type="string" office:string-value="Berengut:2011:052520">
            <text:p>Berengut:2011:052520</text:p>
          </table:table-cell>
          <table:table-cell table:style-name="ce25" table:formula="of:=[.F33]" office:value-type="float" office:value="2056.25664270842">
            <text:p>2056.2566427</text:p>
          </table:table-cell>
          <table:table-cell table:style-name="ce17"/>
          <table:table-cell table:style-name="ce26"/>
          <table:table-cell table:style-name="Default" table:number-columns-repeated="3"/>
          <table:table-cell table:style-name="ce27" table:number-columns-repeated="2"/>
          <table:table-cell table:style-name="ce63" table:formula="of:=[.B33]" office:value-type="percentage" office:value="0.83789">
            <text:p>83.789%</text:p>
          </table:table-cell>
          <table:table-cell table:style-name="ce30"/>
          <table:table-cell table:style-name="ce15" table:number-columns-repeated="2"/>
          <table:table-cell table:style-name="Default" table:number-columns-repeated="1004"/>
        </table:table-row>
        <table:table-row table:style-name="ro2">
          <table:table-cell table:style-name="Default"/>
          <table:table-cell table:style-name="ce15"/>
          <table:table-cell table:style-name="ce15" office:value-type="string">
            <text:p>ISO</text:p>
          </table:table-cell>
          <table:table-cell table:style-name="ce15" office:value-type="string">
            <text:p>50; 49.9460442</text:p>
          </table:table-cell>
          <table:table-cell table:style-name="ce23" table:formula="of:=[.D34]" office:value-type="float" office:value="48632.1485264965">
            <text:p>48632.14853</text:p>
          </table:table-cell>
          <table:table-cell table:style-name="ce61"/>
          <table:table-cell table:style-name="ce15" table:formula="of:=[.G8]" office:value-type="float" office:value="3">
            <text:p>3</text:p>
          </table:table-cell>
          <table:table-cell table:style-name="Default" table:formula="of:=[.H8]" office:value-type="string" office:string-value="Berengut:2011:052520">
            <text:p>Berengut:2011:052520</text:p>
          </table:table-cell>
          <table:table-cell table:style-name="ce25" table:formula="of:=[.F34]" office:value-type="float" office:value="2056.25297318535">
            <text:p>2056.2529732</text:p>
          </table:table-cell>
          <table:table-cell table:style-name="ce17"/>
          <table:table-cell table:style-name="ce26"/>
          <table:table-cell table:style-name="Default" table:number-columns-repeated="3"/>
          <table:table-cell table:style-name="ce27" table:number-columns-repeated="2"/>
          <table:table-cell table:style-name="ce63" table:formula="of:=[.B34]" office:value-type="percentage" office:value="0.04345">
            <text:p>4.345%</text:p>
          </table:table-cell>
          <table:table-cell table:style-name="ce30"/>
          <table:table-cell table:style-name="ce15" table:number-columns-repeated="2"/>
          <table:table-cell table:style-name="Default" table:number-columns-repeated="1004"/>
        </table:table-row>
        <table:table-row table:style-name="ro3">
          <table:table-cell table:style-name="ce71"/>
          <table:table-cell table:style-name="ce80" table:formula="of:=[.A35]" office:value-type="float" office:value="2062">
            <text:p>2062</text:p>
          </table:table-cell>
          <table:table-cell table:style-name="ce80" office:value-type="string">
            <text:p>CMP</text:p>
          </table:table-cell>
          <table:table-cell table:style-name="ce20" table:formula="of:=[.$D$5]" office:value-type="float" office:value="51.9961">
            <text:p>51.9961</text:p>
          </table:table-cell>
          <table:table-cell table:style-name="ce61" table:formula="of:=[.D35]" office:value-type="float" office:value="48491.0583171104">
            <text:p>48491.0583</text:p>
          </table:table-cell>
          <table:table-cell table:style-name="ce61" table:formula="of:=[.E35]" office:value-type="float" office:value="0.0014142135623731">
            <text:p>0.0014</text:p>
          </table:table-cell>
          <table:table-cell table:style-name="ce13" office:value-type="float" office:value="0">
            <text:p>0</text:p>
          </table:table-cell>
          <table:table-cell table:style-name="ce83" office:value-type="string">
            <text:p>Aldenius:2009:014008,Pickering:2000:163,Nave:2012:1570</text:p>
          </table:table-cell>
          <table:table-cell table:style-name="ce22" table:formula="of:=[.F35]" office:value-type="float" office:value="2062.23587338605">
            <text:p>2062.235873</text:p>
          </table:table-cell>
          <table:table-cell table:style-name="ce22" table:formula="of:=[.G35]" office:value-type="float" office:value="0.0000601439119328479">
            <text:p>0.000060</text:p>
          </table:table-cell>
          <table:table-cell table:style-name="ce26" table:formula="of:=299792458*[.J10]/[.I10]" office:value-type="float" office:value="8.74327298093154">
            <text:p>8.7</text:p>
          </table:table-cell>
          <table:table-cell table:style-name="ce13"/>
          <table:table-cell table:style-name="ce13" office:value-type="string">
            <text:p>3\rm{d}^44\rm{p}~^6\rm{P}_{5/2}</text:p>
          </table:table-cell>
          <table:table-cell table:style-name="ce13" office:value-type="string">
            <text:p>h_2</text:p>
          </table:table-cell>
          <table:table-cell table:style-name="ce75" table:number-columns-repeated="2"/>
          <table:table-cell table:style-name="ce61" office:value-type="float" office:value="0.0759">
            <text:p>0.0759</text:p>
          </table:table-cell>
          <table:table-cell table:style-name="ce30" office:value-type="float" office:value="406000000">
            <text:p>4.06E+08</text:p>
          </table:table-cell>
          <table:table-cell table:style-name="ce13" office:value-type="float" office:value="-1280">
            <text:p>-1280</text:p>
          </table:table-cell>
          <table:table-cell table:style-name="ce13" office:value-type="float" office:value="150">
            <text:p>150</text:p>
          </table:table-cell>
          <table:table-cell table:style-name="ce13" table:number-columns-repeated="1004"/>
        </table:table-row>
        <table:table-row table:style-name="ro2">
          <table:table-cell table:style-name="ce71"/>
          <table:table-cell table:style-name="ce80"/>
          <table:table-cell table:style-name="ce80" office:value-type="string">
            <text:p>ISO</text:p>
          </table:table-cell>
          <table:table-cell table:style-name="ce15" table:formula="of:=[.D6]" office:value-type="string" office:string-value="54; 53.9388804">
            <text:p>54; 53.9388804</text:p>
          </table:table-cell>
          <table:table-cell table:style-name="ce23" table:formula="of:=[.D36]" office:value-type="float" office:value="48490.9819940397">
            <text:p>48490.98199</text:p>
          </table:table-cell>
          <table:table-cell table:style-name="ce61"/>
          <table:table-cell table:style-name="ce13" office:value-type="float" office:value="3">
            <text:p>3</text:p>
          </table:table-cell>
          <table:table-cell table:style-name="ce13" table:formula="of:=[.A48]" office:value-type="string" office:string-value="Berengut:2011:052520">
            <text:p>Berengut:2011:052520</text:p>
          </table:table-cell>
          <table:table-cell table:style-name="ce25" table:formula="of:=[.F36]" office:value-type="float" office:value="2062.23911927153">
            <text:p>2062.2391193</text:p>
          </table:table-cell>
          <table:table-cell table:style-name="ce22"/>
          <table:table-cell table:style-name="ce26"/>
          <table:table-cell table:style-name="ce13" table:number-columns-repeated="5"/>
          <table:table-cell table:style-name="ce63" table:formula="of:=[.B36]" office:value-type="percentage" office:value="0.02365">
            <text:p>2.365%</text:p>
          </table:table-cell>
          <table:table-cell table:style-name="ce79"/>
          <table:table-cell table:style-name="ce13" table:number-columns-repeated="1006"/>
        </table:table-row>
        <table:table-row table:style-name="ro2">
          <table:table-cell table:style-name="ce71"/>
          <table:table-cell table:style-name="ce15"/>
          <table:table-cell table:style-name="ce15" office:value-type="string">
            <text:p>ISO</text:p>
          </table:table-cell>
          <table:table-cell table:style-name="ce15" table:formula="of:=[.D7]" office:value-type="string" office:string-value="53; 52.9406494">
            <text:p>53; 52.9406494</text:p>
          </table:table-cell>
          <table:table-cell table:style-name="ce23" table:formula="of:=[.D37]" office:value-type="float" office:value="48491.0204902461">
            <text:p>48491.02049</text:p>
          </table:table-cell>
          <table:table-cell table:style-name="ce61"/>
          <table:table-cell table:style-name="ce15" table:formula="of:=[.G11]" office:value-type="float" office:value="3">
            <text:p>3</text:p>
          </table:table-cell>
          <table:table-cell table:style-name="Default" table:formula="of:=[.H11]" office:value-type="string" office:string-value="Berengut:2011:052520">
            <text:p>Berengut:2011:052520</text:p>
          </table:table-cell>
          <table:table-cell table:style-name="ce25" table:formula="of:=[.F37]" office:value-type="float" office:value="2062.23748209454">
            <text:p>2062.2374821</text:p>
          </table:table-cell>
          <table:table-cell table:style-name="ce18"/>
          <table:table-cell table:style-name="ce26"/>
          <table:table-cell table:style-name="Default" table:number-columns-repeated="3"/>
          <table:table-cell table:style-name="ce27" table:number-columns-repeated="2"/>
          <table:table-cell table:style-name="ce63" table:formula="of:=[.B37]" office:value-type="percentage" office:value="0.09501">
            <text:p>9.501%</text:p>
          </table:table-cell>
          <table:table-cell table:style-name="ce30"/>
          <table:table-cell table:style-name="ce15" table:number-columns-repeated="2"/>
          <table:table-cell table:style-name="ce13" table:number-columns-repeated="1004"/>
        </table:table-row>
        <table:table-row table:style-name="ro2">
          <table:table-cell table:style-name="ce13"/>
          <table:table-cell table:style-name="ce15"/>
          <table:table-cell table:style-name="ce15" office:value-type="string">
            <text:p>ISO</text:p>
          </table:table-cell>
          <table:table-cell table:style-name="ce15" table:formula="of:=[.D8]" office:value-type="string" office:string-value="52; 51.9405075">
            <text:p>52; 51.9405075</text:p>
          </table:table-cell>
          <table:table-cell table:style-name="ce23" table:formula="of:=[.D38]" office:value-type="float" office:value="48491.0602804427">
            <text:p>48491.06028</text:p>
          </table:table-cell>
          <table:table-cell table:style-name="ce61"/>
          <table:table-cell table:style-name="ce15" table:formula="of:=[.G12]" office:value-type="float" office:value="3">
            <text:p>3</text:p>
          </table:table-cell>
          <table:table-cell table:style-name="Default" table:formula="of:=[.H12]" office:value-type="string" office:string-value="Berengut:2011:052520">
            <text:p>Berengut:2011:052520</text:p>
          </table:table-cell>
          <table:table-cell table:style-name="ce25" table:formula="of:=[.F38]" office:value-type="float" office:value="2062.23578988913">
            <text:p>2062.2357899</text:p>
          </table:table-cell>
          <table:table-cell table:style-name="ce17"/>
          <table:table-cell table:style-name="ce26"/>
          <table:table-cell table:style-name="Default" table:number-columns-repeated="3"/>
          <table:table-cell table:style-name="ce27" table:number-columns-repeated="2"/>
          <table:table-cell table:style-name="ce63" table:formula="of:=[.B38]" office:value-type="percentage" office:value="0.83789">
            <text:p>83.789%</text:p>
          </table:table-cell>
          <table:table-cell table:style-name="ce30"/>
          <table:table-cell table:style-name="ce15" table:number-columns-repeated="2"/>
          <table:table-cell table:style-name="ce13" table:number-columns-repeated="1004"/>
        </table:table-row>
        <table:table-row table:style-name="ro2">
          <table:table-cell table:style-name="ce13"/>
          <table:table-cell table:style-name="ce15"/>
          <table:table-cell table:style-name="ce15" office:value-type="string">
            <text:p>ISO</text:p>
          </table:table-cell>
          <table:table-cell table:style-name="ce15" table:formula="of:=[.D9]" office:value-type="string" office:string-value="50; 49.9460442">
            <text:p>50; 49.9460442</text:p>
          </table:table-cell>
          <table:table-cell table:style-name="ce23" table:formula="of:=[.D39]" office:value-type="float" office:value="48491.1447132988">
            <text:p>48491.14471</text:p>
          </table:table-cell>
          <table:table-cell table:style-name="ce61"/>
          <table:table-cell table:style-name="ce15" table:formula="of:=[.G13]" office:value-type="float" office:value="3">
            <text:p>3</text:p>
          </table:table-cell>
          <table:table-cell table:style-name="Default" table:formula="of:=[.H13]" office:value-type="string" office:string-value="Berengut:2011:052520">
            <text:p>Berengut:2011:052520</text:p>
          </table:table-cell>
          <table:table-cell table:style-name="ce25" table:formula="of:=[.F39]" office:value-type="float" office:value="2062.23219912098">
            <text:p>2062.2321991</text:p>
          </table:table-cell>
          <table:table-cell table:style-name="ce17"/>
          <table:table-cell table:style-name="ce26"/>
          <table:table-cell table:style-name="Default" table:number-columns-repeated="3"/>
          <table:table-cell table:style-name="ce27" table:number-columns-repeated="2"/>
          <table:table-cell table:style-name="ce63" table:formula="of:=[.B39]" office:value-type="percentage" office:value="0.04345">
            <text:p>4.345%</text:p>
          </table:table-cell>
          <table:table-cell table:style-name="ce30"/>
          <table:table-cell table:style-name="ce15" table:number-columns-repeated="2"/>
          <table:table-cell table:style-name="ce13" table:number-columns-repeated="1004"/>
        </table:table-row>
        <table:table-row table:style-name="ro3">
          <table:table-cell table:style-name="ce13"/>
          <table:table-cell table:style-name="ce80" table:formula="of:=[.A40]" office:value-type="float" office:value="2066">
            <text:p>2066</text:p>
          </table:table-cell>
          <table:table-cell table:style-name="ce80" office:value-type="string">
            <text:p>CMP</text:p>
          </table:table-cell>
          <table:table-cell table:style-name="ce20" table:formula="of:=[.$D$5]" office:value-type="float" office:value="51.9961">
            <text:p>51.9961</text:p>
          </table:table-cell>
          <table:table-cell table:style-name="ce61" table:formula="of:=[.D40]" office:value-type="float" office:value="48398.8728605191">
            <text:p>48398.8729</text:p>
          </table:table-cell>
          <table:table-cell table:style-name="ce61" table:formula="of:=[.E40]" office:value-type="float" office:value="0.0014142135623731">
            <text:p>0.0014</text:p>
          </table:table-cell>
          <table:table-cell table:style-name="ce13" office:value-type="float" office:value="0">
            <text:p>0</text:p>
          </table:table-cell>
          <table:table-cell table:style-name="ce83" office:value-type="string">
            <text:p>Aldenius:2009:014008,Pickering:2000:163,Nave:2012:1570</text:p>
          </table:table-cell>
          <table:table-cell table:style-name="ce22" table:formula="of:=[.F40]" office:value-type="float" office:value="2066.16381931435">
            <text:p>2066.163819</text:p>
          </table:table-cell>
          <table:table-cell table:style-name="ce22" table:formula="of:=[.G40]" office:value-type="float" office:value="0.0000603732426533954">
            <text:p>0.000060</text:p>
          </table:table-cell>
          <table:table-cell table:style-name="ce26" table:formula="of:=299792458*[.J15]/[.I15]" office:value-type="float" office:value="8.75992631528029">
            <text:p>8.8</text:p>
          </table:table-cell>
          <table:table-cell table:style-name="ce13"/>
          <table:table-cell table:style-name="ce13" office:value-type="string">
            <text:p>3\rm{d}^44\rm{p}~^6\rm{P}_{3/2}</text:p>
          </table:table-cell>
          <table:table-cell table:style-name="ce13" office:value-type="string">
            <text:p>h_3</text:p>
          </table:table-cell>
          <table:table-cell table:style-name="ce75" table:number-columns-repeated="2"/>
          <table:table-cell table:style-name="ce61" table:formula="of:=0.0512" office:value-type="float" office:value="0.0512">
            <text:p>0.0512</text:p>
          </table:table-cell>
          <table:table-cell table:style-name="ce30" office:value-type="float" office:value="417000000">
            <text:p>4.17E+08</text:p>
          </table:table-cell>
          <table:table-cell table:style-name="ce13" office:value-type="float" office:value="-1360">
            <text:p>-1360</text:p>
          </table:table-cell>
          <table:table-cell table:style-name="ce13" office:value-type="float" office:value="150">
            <text:p>150</text:p>
          </table:table-cell>
          <table:table-cell table:style-name="ce13" table:number-columns-repeated="1004"/>
        </table:table-row>
        <table:table-row table:style-name="ro2">
          <table:table-cell table:style-name="ce13"/>
          <table:table-cell table:style-name="ce80"/>
          <table:table-cell table:style-name="ce80" office:value-type="string">
            <text:p>ISO</text:p>
          </table:table-cell>
          <table:table-cell table:style-name="ce15" table:formula="of:=[.D11]" office:value-type="string" office:string-value="54; 53.9388804">
            <text:p>54; 53.9388804</text:p>
          </table:table-cell>
          <table:table-cell table:style-name="ce23" table:formula="of:=[.D41]" office:value-type="float" office:value="48398.7949495309">
            <text:p>48398.79495</text:p>
          </table:table-cell>
          <table:table-cell table:style-name="ce61"/>
          <table:table-cell table:style-name="ce13" office:value-type="float" office:value="3">
            <text:p>3</text:p>
          </table:table-cell>
          <table:table-cell table:style-name="ce13" table:formula="of:=[.A48]" office:value-type="string" office:string-value="Berengut:2011:052520">
            <text:p>Berengut:2011:052520</text:p>
          </table:table-cell>
          <table:table-cell table:style-name="ce25" table:formula="of:=[.F41]" office:value-type="float" office:value="2066.16714536545">
            <text:p>2066.1671454</text:p>
          </table:table-cell>
          <table:table-cell table:style-name="ce22"/>
          <table:table-cell table:style-name="ce26"/>
          <table:table-cell table:style-name="ce13" table:number-columns-repeated="5"/>
          <table:table-cell table:style-name="ce63" table:formula="of:=[.B41]" office:value-type="percentage" office:value="0.02365">
            <text:p>2.365%</text:p>
          </table:table-cell>
          <table:table-cell table:style-name="ce79"/>
          <table:table-cell table:style-name="ce13" table:number-columns-repeated="1006"/>
        </table:table-row>
        <table:table-row table:style-name="ro2">
          <table:table-cell table:style-name="ce13"/>
          <table:table-cell table:style-name="ce15"/>
          <table:table-cell table:style-name="ce15" office:value-type="string">
            <text:p>ISO</text:p>
          </table:table-cell>
          <table:table-cell table:style-name="ce15" table:formula="of:=[.D12]" office:value-type="string" office:string-value="53; 52.9406494">
            <text:p>53; 52.9406494</text:p>
          </table:table-cell>
          <table:table-cell table:style-name="ce23" table:formula="of:=[.D42]" office:value-type="float" office:value="48398.8341797593">
            <text:p>48398.83418</text:p>
          </table:table-cell>
          <table:table-cell table:style-name="ce61"/>
          <table:table-cell table:style-name="ce15" table:formula="of:=[.G16]" office:value-type="float" office:value="3">
            <text:p>3</text:p>
          </table:table-cell>
          <table:table-cell table:style-name="Default" table:formula="of:=[.H16]" office:value-type="string" office:string-value="Berengut:2011:052520">
            <text:p>Berengut:2011:052520</text:p>
          </table:table-cell>
          <table:table-cell table:style-name="ce25" table:formula="of:=[.F42]" office:value-type="float" office:value="2066.16547061005">
            <text:p>2066.1654706</text:p>
          </table:table-cell>
          <table:table-cell table:style-name="ce18"/>
          <table:table-cell table:style-name="ce26"/>
          <table:table-cell table:style-name="Default" table:number-columns-repeated="3"/>
          <table:table-cell table:style-name="ce27" table:number-columns-repeated="2"/>
          <table:table-cell table:style-name="ce63" table:formula="of:=[.B42]" office:value-type="percentage" office:value="0.09501">
            <text:p>9.501%</text:p>
          </table:table-cell>
          <table:table-cell table:style-name="ce30"/>
          <table:table-cell table:style-name="ce15" table:number-columns-repeated="2"/>
          <table:table-cell table:style-name="ce13" table:number-columns-repeated="1004"/>
        </table:table-row>
        <table:table-row table:style-name="ro2">
          <table:table-cell table:style-name="ce13"/>
          <table:table-cell table:style-name="ce15"/>
          <table:table-cell table:style-name="ce15" office:value-type="string">
            <text:p>ISO</text:p>
          </table:table-cell>
          <table:table-cell table:style-name="ce15" table:formula="of:=[.D13]" office:value-type="string" office:string-value="52; 51.9405075">
            <text:p>52; 51.9405075</text:p>
          </table:table-cell>
          <table:table-cell table:style-name="ce23" table:formula="of:=[.D43]" office:value-type="float" office:value="48398.8748629591">
            <text:p>48398.87486</text:p>
          </table:table-cell>
          <table:table-cell table:style-name="ce61"/>
          <table:table-cell table:style-name="ce15" table:formula="of:=[.G17]" office:value-type="float" office:value="3">
            <text:p>3</text:p>
          </table:table-cell>
          <table:table-cell table:style-name="Default" table:formula="of:=[.H17]" office:value-type="string" office:string-value="Berengut:2011:052520">
            <text:p>Berengut:2011:052520</text:p>
          </table:table-cell>
          <table:table-cell table:style-name="ce25" table:formula="of:=[.F43]" office:value-type="float" office:value="2066.16373382954">
            <text:p>2066.1637338</text:p>
          </table:table-cell>
          <table:table-cell table:style-name="ce17"/>
          <table:table-cell table:style-name="ce26"/>
          <table:table-cell table:style-name="Default" table:number-columns-repeated="3"/>
          <table:table-cell table:style-name="ce27" table:number-columns-repeated="2"/>
          <table:table-cell table:style-name="ce63" table:formula="of:=[.B43]" office:value-type="percentage" office:value="0.83789">
            <text:p>83.789%</text:p>
          </table:table-cell>
          <table:table-cell table:style-name="ce30"/>
          <table:table-cell table:style-name="ce15" table:number-columns-repeated="2"/>
          <table:table-cell table:style-name="ce13" table:number-columns-repeated="1004"/>
        </table:table-row>
        <table:table-row table:style-name="ro2">
          <table:table-cell table:style-name="ce13"/>
          <table:table-cell table:style-name="ce15"/>
          <table:table-cell table:style-name="ce15" office:value-type="string">
            <text:p>ISO</text:p>
          </table:table-cell>
          <table:table-cell table:style-name="ce15" table:formula="of:=[.D14]" office:value-type="string" office:string-value="50; 49.9460442">
            <text:p>50; 49.9460442</text:p>
          </table:table-cell>
          <table:table-cell table:style-name="ce23" table:formula="of:=[.D44]" office:value-type="float" office:value="48398.961234038">
            <text:p>48398.96123</text:p>
          </table:table-cell>
          <table:table-cell table:style-name="ce61"/>
          <table:table-cell table:style-name="ce15" table:formula="of:=[.G18]" office:value-type="float" office:value="3">
            <text:p>3</text:p>
          </table:table-cell>
          <table:table-cell table:style-name="Default" table:formula="of:=[.H18]" office:value-type="string" office:string-value="Berengut:2011:052520">
            <text:p>Berengut:2011:052520</text:p>
          </table:table-cell>
          <table:table-cell table:style-name="ce25" table:formula="of:=[.F44]" office:value-type="float" office:value="2066.16004662662">
            <text:p>2066.1600466</text:p>
          </table:table-cell>
          <table:table-cell table:style-name="ce17"/>
          <table:table-cell table:style-name="ce26"/>
          <table:table-cell table:style-name="Default" table:number-columns-repeated="3"/>
          <table:table-cell table:style-name="ce27" table:number-columns-repeated="2"/>
          <table:table-cell table:style-name="ce63" table:formula="of:=[.B44]" office:value-type="percentage" office:value="0.04345">
            <text:p>4.345%</text:p>
          </table:table-cell>
          <table:table-cell table:style-name="ce30"/>
          <table:table-cell table:style-name="ce15" table:number-columns-repeated="2"/>
          <table:table-cell table:style-name="ce13" table:number-columns-repeated="1004"/>
        </table:table-row>
        <table:table-row table:style-name="ro2">
          <table:table-cell table:style-name="ce13" office:value-type="string">
            <text:p>END</text:p>
          </table:table-cell>
          <table:table-cell table:style-name="ce14"/>
          <table:table-cell table:style-name="ce13" table:number-columns-repeated="1022"/>
        </table:table-row>
        <table:table-row table:style-name="ro2">
          <table:table-cell table:style-name="ce13"/>
          <table:table-cell table:style-name="ce14"/>
          <table:table-cell table:style-name="ce13" table:number-columns-repeated="1022"/>
        </table:table-row>
        <table:table-row table:style-name="ro2">
          <table:table-cell table:style-name="ce13" office:value-type="string">
            <text:p>Measurements</text:p>
          </table:table-cell>
          <table:table-cell table:style-name="ce14"/>
          <table:table-cell table:style-name="ce13" table:number-columns-repeated="1022"/>
        </table:table-row>
        <table:table-row table:style-name="ro9">
          <table:table-cell table:style-name="ce13" office:value-type="string">
            <text:p>Transition</text:p>
          </table:table-cell>
          <table:table-cell table:style-name="ce16" office:value-type="string">
            <text:p>w [/cm]</text:p>
          </table:table-cell>
          <table:table-cell table:style-name="ce21" office:value-type="string">
            <text:p>dw [/cm]</text:p>
          </table:table-cell>
          <table:table-cell table:style-name="ce21" office:value-type="string">
            <text:p>Reference</text:p>
          </table:table-cell>
          <table:table-cell table:style-name="ce31" office:value-type="string">
            <text:p>Aldenius:2009:014008 wavenumbers increased by 3.7 parts per 10^8 – see Nave:2012:1570</text:p>
          </table:table-cell>
          <table:table-cell table:style-name="ce31" office:value-type="string">
            <text:p>w [/cm]</text:p>
          </table:table-cell>
          <table:table-cell table:style-name="ce31" office:value-type="string">
            <text:p>dw [/cm]</text:p>
          </table:table-cell>
          <table:table-cell table:style-name="ce31" office:value-type="string">
            <text:p>Reference</text:p>
          </table:table-cell>
          <table:table-cell table:style-name="ce31" office:value-type="string">
            <text:p>Pickering:2000:163 wavenumbers increased by 10.6 parts per 10^8 – see Nave:2012:1570</text:p>
          </table:table-cell>
          <table:table-cell table:style-name="ce16" office:value-type="string">
            <text:p>w [/cm]</text:p>
          </table:table-cell>
          <table:table-cell table:style-name="ce21" office:value-type="string">
            <text:p>dw [/cm]</text:p>
          </table:table-cell>
          <table:table-cell table:style-name="ce21" office:value-type="string">
            <text:p>Reference/Note</text:p>
          </table:table-cell>
          <table:table-cell table:style-name="ce21" office:value-type="string">
            <text:p>l [Ang.]</text:p>
          </table:table-cell>
          <table:table-cell table:style-name="ce21" office:value-type="string">
            <text:p>dl [Ang.]</text:p>
          </table:table-cell>
          <table:table-cell table:style-name="ce21" table:number-columns-repeated="1009"/>
          <table:table-cell table:style-name="ce13"/>
        </table:table-row>
        <table:table-row table:style-name="ro2">
          <table:table-cell table:style-name="ce59" office:value-type="float" office:value="2056">
            <text:p>2056</text:p>
          </table:table-cell>
          <table:table-cell table:style-name="ce61" table:formula="of:=48632.0575" office:value-type="float" office:value="48632.0575">
            <text:p>48632.0575</text:p>
          </table:table-cell>
          <table:table-cell table:style-name="ce61" table:formula="of:=0.002" office:value-type="float" office:value="0.002">
            <text:p>0.0020</text:p>
          </table:table-cell>
          <table:table-cell table:style-name="ce13" table:formula="of:=[.A47]" office:value-type="string" office:string-value="Aldenius:2009:014008">
            <text:p>Aldenius:2009:014008</text:p>
          </table:table-cell>
          <table:table-cell table:style-name="ce61" table:formula="of:=[.B24]*(1+0.000000037)" office:value-type="float" office:value="48632.0592993861">
            <text:p>48632.0593</text:p>
          </table:table-cell>
          <table:table-cell table:style-name="ce60" table:formula="of:=48632.055" office:value-type="float" office:value="48632.055">
            <text:p>48632.055</text:p>
          </table:table-cell>
          <table:table-cell table:style-name="ce60" table:formula="of:=0.002" office:value-type="float" office:value="0.002">
            <text:p>0.002</text:p>
          </table:table-cell>
          <table:table-cell table:style-name="ce60" table:formula="of:=[.A50]" office:value-type="string" office:string-value="Pickering:2000:163">
            <text:p>Pickering:2000:163</text:p>
          </table:table-cell>
          <table:table-cell table:style-name="ce61" table:formula="of:=[.F24]*(1+0.000000106)" office:value-type="float" office:value="48632.0601549978">
            <text:p>48632.0602</text:p>
          </table:table-cell>
          <table:table-cell table:style-name="ce61" table:formula="of:=([.E24]/[.C24]/[.C24]+[.I24]/[.G24]/[.G24])/(1/[.C24]/[.C24]+1/[.G24]/[.G24])" office:value-type="float" office:value="48632.059727192">
            <text:p>48632.0597</text:p>
          </table:table-cell>
          <table:table-cell table:style-name="ce61" table:formula="of:=SQRT(1/(1/[.C24]/[.C24]+1/[.G24]/[.G24]))" office:value-type="float" office:value="0.0014142135623731">
            <text:p>0.0014</text:p>
          </table:table-cell>
          <table:table-cell table:style-name="ce13" office:value-type="string">
            <text:p>Weighted mean</text:p>
          </table:table-cell>
          <table:table-cell table:style-name="ce22" table:formula="of:=100000000/[.J24]" office:value-type="float" office:value="2056.25672778335">
            <text:p>2056.256728</text:p>
          </table:table-cell>
          <table:table-cell table:style-name="ce22" table:formula="of:=[.K24]/[.J24]*[.M24]" office:value-type="float" office:value="0.0000597956608966362">
            <text:p>0.000060</text:p>
          </table:table-cell>
          <table:table-cell table:style-name="ce13" table:number-columns-repeated="1010"/>
        </table:table-row>
        <table:table-row table:style-name="ro2">
          <table:table-cell table:style-name="ce59" office:value-type="float" office:value="2062">
            <text:p>2062</text:p>
          </table:table-cell>
          <table:table-cell table:style-name="ce61" table:formula="of:=48491.0567" office:value-type="float" office:value="48491.0567">
            <text:p>48491.0567</text:p>
          </table:table-cell>
          <table:table-cell table:style-name="ce61" table:formula="of:=0.002" office:value-type="float" office:value="0.002">
            <text:p>0.0020</text:p>
          </table:table-cell>
          <table:table-cell table:style-name="ce13" table:formula="of:=[.D24]" office:value-type="string" office:string-value="Aldenius:2009:014008">
            <text:p>Aldenius:2009:014008</text:p>
          </table:table-cell>
          <table:table-cell table:style-name="ce61" table:formula="of:=[.B25]*(1+0.000000037)" office:value-type="float" office:value="48491.0584941691">
            <text:p>48491.0585</text:p>
          </table:table-cell>
          <table:table-cell table:style-name="ce60" table:formula="of:=48491.053" office:value-type="float" office:value="48491.053">
            <text:p>48491.053</text:p>
          </table:table-cell>
          <table:table-cell table:style-name="ce60" table:formula="of:=0.002" office:value-type="float" office:value="0.002">
            <text:p>0.002</text:p>
          </table:table-cell>
          <table:table-cell table:style-name="ce60" table:formula="of:=[.H24]" office:value-type="string" office:string-value="Pickering:2000:163">
            <text:p>Pickering:2000:163</text:p>
          </table:table-cell>
          <table:table-cell table:style-name="ce61" table:formula="of:=[.F25]*(1+0.000000106)" office:value-type="float" office:value="48491.0581400516">
            <text:p>48491.0581</text:p>
          </table:table-cell>
          <table:table-cell table:style-name="ce61" table:formula="of:=([.E25]/[.C25]/[.C25]+[.I25]/[.G25]/[.G25])/(1/[.C25]/[.C25]+1/[.G25]/[.G25])" office:value-type="float" office:value="48491.0583171104">
            <text:p>48491.0583</text:p>
          </table:table-cell>
          <table:table-cell table:style-name="ce61" table:formula="of:=SQRT(1/(1/[.C25]/[.C25]+1/[.G25]/[.G25]))" office:value-type="float" office:value="0.0014142135623731">
            <text:p>0.0014</text:p>
          </table:table-cell>
          <table:table-cell table:style-name="ce13" office:value-type="string">
            <text:p>Weighted mean</text:p>
          </table:table-cell>
          <table:table-cell table:style-name="ce22" table:formula="of:=100000000/[.J25]" office:value-type="float" office:value="2062.23587338605">
            <text:p>2062.235873</text:p>
          </table:table-cell>
          <table:table-cell table:style-name="ce22" table:formula="of:=[.K25]/[.J25]*[.M25]" office:value-type="float" office:value="0.0000601439119328479">
            <text:p>0.000060</text:p>
          </table:table-cell>
          <table:table-cell table:style-name="ce13" table:number-columns-repeated="1010"/>
        </table:table-row>
        <table:table-row table:style-name="ro2">
          <table:table-cell table:style-name="ce59" office:value-type="float" office:value="2066">
            <text:p>2066</text:p>
          </table:table-cell>
          <table:table-cell table:style-name="ce61" table:formula="of:=48398.8708" office:value-type="float" office:value="48398.8708">
            <text:p>48398.8708</text:p>
          </table:table-cell>
          <table:table-cell table:style-name="ce61" table:formula="of:=0.002" office:value-type="float" office:value="0.002">
            <text:p>0.0020</text:p>
          </table:table-cell>
          <table:table-cell table:style-name="ce13" table:formula="of:=[.D25]" office:value-type="string" office:string-value="Aldenius:2009:014008">
            <text:p>Aldenius:2009:014008</text:p>
          </table:table-cell>
          <table:table-cell table:style-name="ce61" table:formula="of:=[.B26]*(1+0.000000037)" office:value-type="float" office:value="48398.8725907582">
            <text:p>48398.8726</text:p>
          </table:table-cell>
          <table:table-cell table:style-name="ce60" table:formula="of:=48398.868" office:value-type="float" office:value="48398.868">
            <text:p>48398.868</text:p>
          </table:table-cell>
          <table:table-cell table:style-name="ce60" table:formula="of:=0.002" office:value-type="float" office:value="0.002">
            <text:p>0.002</text:p>
          </table:table-cell>
          <table:table-cell table:style-name="ce60" table:formula="of:=[.H25]" office:value-type="string" office:string-value="Pickering:2000:163">
            <text:p>Pickering:2000:163</text:p>
          </table:table-cell>
          <table:table-cell table:style-name="ce61" table:formula="of:=[.F26]*(1+0.000000106)" office:value-type="float" office:value="48398.87313028">
            <text:p>48398.8731</text:p>
          </table:table-cell>
          <table:table-cell table:style-name="ce61" table:formula="of:=([.E26]/[.C26]/[.C26]+[.I26]/[.G26]/[.G26])/(1/[.C26]/[.C26]+1/[.G26]/[.G26])" office:value-type="float" office:value="48398.8728605191">
            <text:p>48398.8729</text:p>
          </table:table-cell>
          <table:table-cell table:style-name="ce61" table:formula="of:=SQRT(1/(1/[.C26]/[.C26]+1/[.G26]/[.G26]))" office:value-type="float" office:value="0.0014142135623731">
            <text:p>0.0014</text:p>
          </table:table-cell>
          <table:table-cell table:style-name="ce13" office:value-type="string">
            <text:p>Weighted mean</text:p>
          </table:table-cell>
          <table:table-cell table:style-name="ce22" table:formula="of:=100000000/[.J26]" office:value-type="float" office:value="2066.16381931435">
            <text:p>2066.163819</text:p>
          </table:table-cell>
          <table:table-cell table:style-name="ce22" table:formula="of:=[.K26]/[.J26]*[.M26]" office:value-type="float" office:value="0.0000603732426533954">
            <text:p>0.000060</text:p>
          </table:table-cell>
          <table:table-cell table:style-name="ce13" table:number-columns-repeated="1010"/>
        </table:table-row>
        <table:table-row table:style-name="ro2">
          <table:table-cell table:style-name="ce62"/>
          <table:table-cell table:style-name="ce61" table:number-columns-repeated="3"/>
          <table:table-cell table:style-name="ce13" table:number-columns-repeated="1020"/>
        </table:table-row>
        <table:table-row table:style-name="ro2">
          <table:table-cell table:style-name="ce13" office:value-type="string">
            <text:p>Isotopes</text:p>
          </table:table-cell>
          <table:table-cell table:style-name="ce14"/>
          <table:table-cell table:style-name="ce13" table:number-columns-repeated="1022"/>
        </table:table-row>
        <table:table-row table:style-name="ro7">
          <table:table-cell table:style-name="ce21" office:value-type="string">
            <text:p>Transition/isotope</text:p>
          </table:table-cell>
          <table:table-cell table:style-name="ce34" office:value-type="string">
            <text:p>Isotopic abundance [%] [Rosman:1998:1275]</text:p>
          </table:table-cell>
          <table:table-cell table:style-name="ce81" office:value-type="string">
            <text:p>Isotopic separation [km/s] [Berengut:2011:052520]</text:p>
          </table:table-cell>
          <table:table-cell table:style-name="ce21" office:value-type="string">
            <text:p>w [/cm]</text:p>
          </table:table-cell>
          <table:table-cell table:style-name="ce21" office:value-type="string">
            <text:p>dw [/cm]</text:p>
          </table:table-cell>
          <table:table-cell table:style-name="ce21" office:value-type="string">
            <text:p>l [Ang.]</text:p>
          </table:table-cell>
          <table:table-cell table:style-name="ce21" office:value-type="string">
            <text:p>dl [Ang.]</text:p>
          </table:table-cell>
          <table:table-cell table:style-name="ce21" table:number-columns-repeated="2"/>
          <table:table-cell table:style-name="ce13"/>
          <table:table-cell table:style-name="ce21" table:number-columns-repeated="1014"/>
        </table:table-row>
        <table:table-row table:style-name="ro2">
          <table:table-cell office:value-type="float" office:value="2056">
            <text:p>2056</text:p>
          </table:table-cell>
          <table:table-cell table:style-name="ce13"/>
          <table:table-cell/>
          <table:table-cell table:style-name="ce82" table:formula="of:=[.J24]" office:value-type="float" office:value="48632.059727192">
            <text:p>48632.0597</text:p>
          </table:table-cell>
          <table:table-cell table:style-name="ce82" table:formula="of:=[.K24]" office:value-type="float" office:value="0.0014142135623731">
            <text:p>0.0014</text:p>
          </table:table-cell>
          <table:table-cell table:formula="of:=100000000/[.D30]" office:value-type="float" office:value="2056.25672778335">
            <text:p>2056.256728</text:p>
          </table:table-cell>
          <table:table-cell table:formula="of:=[.E30]/[.D30]*[.F30]" office:value-type="float" office:value="0.0000597956608966362">
            <text:p>0.000060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64" table:formula="of:=0.02365" office:value-type="percentage" office:value="0.02365">
            <text:p>2.365%</text:p>
          </table:table-cell>
          <table:table-cell office:value-type="float" office:value="0.495">
            <text:p>0.495</text:p>
          </table:table-cell>
          <table:table-cell table:style-name="ce43" table:formula="of:=[.D$33]*(1-[.C31]/299792.458)" office:value-type="float" office:value="48631.9814408268">
            <text:p>48631.98144</text:p>
          </table:table-cell>
          <table:table-cell/>
          <table:table-cell table:style-name="ce44" table:formula="of:=100000000/[.D31]" office:value-type="float" office:value="2056.26003788629">
            <text:p>2056.2600379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table:style-name="ce64" table:formula="of:=0.09501" office:value-type="percentage" office:value="0.09501">
            <text:p>9.501%</text:p>
          </table:table-cell>
          <table:table-cell office:value-type="float" office:value="0.252">
            <text:p>0.252</text:p>
          </table:table-cell>
          <table:table-cell table:style-name="ce43" table:formula="of:=[.D$33]*(1-[.C32]/299792.458)" office:value-type="float" office:value="48632.0208600673">
            <text:p>48632.02086</text:p>
          </table:table-cell>
          <table:table-cell/>
          <table:table-cell table:style-name="ce44" table:formula="of:=100000000/[.D32]" office:value-type="float" office:value="2056.25837116121">
            <text:p>2056.2583712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table:style-name="ce64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43" table:formula="of:=[.D$30]*(1+SUMPRODUCT([.C$31:.C$34];[.B$31:.B$34])/299792.458)" office:value-type="float" office:value="48632.0617392797">
            <text:p>48632.06174</text:p>
          </table:table-cell>
          <table:table-cell/>
          <table:table-cell table:style-name="ce44" table:formula="of:=100000000/[.D33]" office:value-type="float" office:value="2056.25664270842">
            <text:p>2056.2566427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table:style-name="ce64" table:formula="of:=0.04345" office:value-type="percentage" office:value="0.04345">
            <text:p>4.345%</text:p>
          </table:table-cell>
          <table:table-cell office:value-type="float" office:value="-0.535">
            <text:p>-0.535</text:p>
          </table:table-cell>
          <table:table-cell table:style-name="ce43" table:formula="of:=[.D$33]*(1-[.C34]/299792.458)" office:value-type="float" office:value="48632.1485264965">
            <text:p>48632.14853</text:p>
          </table:table-cell>
          <table:table-cell/>
          <table:table-cell table:style-name="ce44" table:formula="of:=100000000/[.D34]" office:value-type="float" office:value="2056.25297318535">
            <text:p>2056.2529732</text:p>
          </table:table-cell>
          <table:table-cell table:number-columns-repeated="1018"/>
        </table:table-row>
        <table:table-row table:style-name="ro2">
          <table:table-cell office:value-type="float" office:value="2062">
            <text:p>2062</text:p>
          </table:table-cell>
          <table:table-cell table:style-name="ce64"/>
          <table:table-cell/>
          <table:table-cell table:style-name="ce82" table:formula="of:=[.J25]" office:value-type="float" office:value="48491.0583171104">
            <text:p>48491.0583</text:p>
          </table:table-cell>
          <table:table-cell table:style-name="ce82" table:formula="of:=[.K25]" office:value-type="float" office:value="0.0014142135623731">
            <text:p>0.0014</text:p>
          </table:table-cell>
          <table:table-cell table:formula="of:=100000000/[.D35]" office:value-type="float" office:value="2062.23587338605">
            <text:p>2062.235873</text:p>
          </table:table-cell>
          <table:table-cell table:formula="of:=[.E35]/[.D35]*[.F35]" office:value-type="float" office:value="0.0000601439119328479">
            <text:p>0.000060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64" table:formula="of:=0.02365" office:value-type="percentage" office:value="0.02365">
            <text:p>2.365%</text:p>
          </table:table-cell>
          <table:table-cell office:value-type="float" office:value="0.484">
            <text:p>0.484</text:p>
          </table:table-cell>
          <table:table-cell table:style-name="ce43" table:formula="of:=[.D$38]*(1-[.C36]/299792.458)" office:value-type="float" office:value="48490.9819940397">
            <text:p>48490.98199</text:p>
          </table:table-cell>
          <table:table-cell/>
          <table:table-cell table:style-name="ce44" table:formula="of:=100000000/[.D36]" office:value-type="float" office:value="2062.23911927153">
            <text:p>2062.2391193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table:style-name="ce64" table:formula="of:=0.09501" office:value-type="percentage" office:value="0.09501">
            <text:p>9.501%</text:p>
          </table:table-cell>
          <table:table-cell office:value-type="float" office:value="0.246">
            <text:p>0.246</text:p>
          </table:table-cell>
          <table:table-cell table:style-name="ce43" table:formula="of:=[.D$38]*(1-[.C37]/299792.458)" office:value-type="float" office:value="48491.0204902461">
            <text:p>48491.02049</text:p>
          </table:table-cell>
          <table:table-cell/>
          <table:table-cell table:style-name="ce44" table:formula="of:=100000000/[.D37]" office:value-type="float" office:value="2062.23748209454">
            <text:p>2062.2374821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table:style-name="ce64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43" table:formula="of:=[.D$35]*(1+SUMPRODUCT([.C$36:.C$39];[.B$36:.B$39])/299792.458)" office:value-type="float" office:value="48491.0602804427">
            <text:p>48491.06028</text:p>
          </table:table-cell>
          <table:table-cell/>
          <table:table-cell table:style-name="ce44" table:formula="of:=100000000/[.D38]" office:value-type="float" office:value="2062.23578988913">
            <text:p>2062.2357899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table:style-name="ce64" table:formula="of:=0.04345" office:value-type="percentage" office:value="0.04345">
            <text:p>4.345%</text:p>
          </table:table-cell>
          <table:table-cell office:value-type="float" office:value="-0.522">
            <text:p>-0.522</text:p>
          </table:table-cell>
          <table:table-cell table:style-name="ce43" table:formula="of:=[.D$38]*(1-[.C39]/299792.458)" office:value-type="float" office:value="48491.1447132988">
            <text:p>48491.14471</text:p>
          </table:table-cell>
          <table:table-cell/>
          <table:table-cell table:style-name="ce44" table:formula="of:=100000000/[.D39]" office:value-type="float" office:value="2062.23219912098">
            <text:p>2062.2321991</text:p>
          </table:table-cell>
          <table:table-cell table:number-columns-repeated="1018"/>
        </table:table-row>
        <table:table-row table:style-name="ro2">
          <table:table-cell office:value-type="float" office:value="2066">
            <text:p>2066</text:p>
          </table:table-cell>
          <table:table-cell table:style-name="ce64"/>
          <table:table-cell/>
          <table:table-cell table:style-name="ce82" table:formula="of:=[.J26]" office:value-type="float" office:value="48398.8728605191">
            <text:p>48398.8729</text:p>
          </table:table-cell>
          <table:table-cell table:style-name="ce82" table:formula="of:=[.K26]" office:value-type="float" office:value="0.0014142135623731">
            <text:p>0.0014</text:p>
          </table:table-cell>
          <table:table-cell table:formula="of:=100000000/[.D40]" office:value-type="float" office:value="2066.16381931435">
            <text:p>2066.163819</text:p>
          </table:table-cell>
          <table:table-cell table:formula="of:=[.E40]/[.D40]*[.F40]" office:value-type="float" office:value="0.0000603732426533954">
            <text:p>0.000060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64" table:formula="of:=0.02365" office:value-type="percentage" office:value="0.02365">
            <text:p>2.365%</text:p>
          </table:table-cell>
          <table:table-cell office:value-type="float" office:value="0.495">
            <text:p>0.495</text:p>
          </table:table-cell>
          <table:table-cell table:style-name="ce43" table:formula="of:=[.D$43]*(1-[.C41]/299792.458)" office:value-type="float" office:value="48398.7949495309">
            <text:p>48398.79495</text:p>
          </table:table-cell>
          <table:table-cell/>
          <table:table-cell table:style-name="ce44" table:formula="of:=100000000/[.D41]" office:value-type="float" office:value="2066.16714536545">
            <text:p>2066.1671454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table:style-name="ce64" table:formula="of:=0.09501" office:value-type="percentage" office:value="0.09501">
            <text:p>9.501%</text:p>
          </table:table-cell>
          <table:table-cell office:value-type="float" office:value="0.252">
            <text:p>0.252</text:p>
          </table:table-cell>
          <table:table-cell table:style-name="ce43" table:formula="of:=[.D$43]*(1-[.C42]/299792.458)" office:value-type="float" office:value="48398.8341797593">
            <text:p>48398.83418</text:p>
          </table:table-cell>
          <table:table-cell/>
          <table:table-cell table:style-name="ce44" table:formula="of:=100000000/[.D42]" office:value-type="float" office:value="2066.16547061005">
            <text:p>2066.1654706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table:style-name="ce64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43" table:formula="of:=[.D$40]*(1+SUMPRODUCT([.C$41:.C$44];[.B$41:.B$44])/299792.458)" office:value-type="float" office:value="48398.8748629591">
            <text:p>48398.87486</text:p>
          </table:table-cell>
          <table:table-cell/>
          <table:table-cell table:style-name="ce44" table:formula="of:=100000000/[.D43]" office:value-type="float" office:value="2066.16373382954">
            <text:p>2066.1637338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table:style-name="ce64" table:formula="of:=0.04345" office:value-type="percentage" office:value="0.04345">
            <text:p>4.345%</text:p>
          </table:table-cell>
          <table:table-cell office:value-type="float" office:value="-0.535">
            <text:p>-0.535</text:p>
          </table:table-cell>
          <table:table-cell table:style-name="ce43" table:formula="of:=[.D$43]*(1-[.C44]/299792.458)" office:value-type="float" office:value="48398.961234038">
            <text:p>48398.96123</text:p>
          </table:table-cell>
          <table:table-cell/>
          <table:table-cell table:style-name="ce44" table:formula="of:=100000000/[.D44]" office:value-type="float" office:value="2066.16004662662">
            <text:p>2066.160046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References</text:p>
          </table:table-cell>
          <table:table-cell table:style-name="ce13" table:number-columns-repeated="1023"/>
        </table:table-row>
        <table:table-row table:style-name="ro3">
          <table:table-cell table:style-name="ce13" office:value-type="string">
            <text:p>Aldenius:2009:014008</text:p>
          </table:table-cell>
          <table:table-cell table:style-name="ce13" office:value-type="string">
            <text:p><text:a xlink:href="http://adsabs.harvard.edu/abs/2009PhST..134a4008A">http://adsabs.harvard.edu/abs/2009PhST..134a4008A</text:a></text:p>
          </table:table-cell>
          <table:table-cell table:style-name="ce13" table:number-columns-repeated="1022"/>
        </table:table-row>
        <table:table-row table:style-name="ro3">
          <table:table-cell table:style-name="ce13" office:value-type="string">
            <text:p>Berengut:2011:052520</text:p>
          </table:table-cell>
          <table:table-cell table:style-name="ce13" office:value-type="string">
            <text:p><text:a xlink:href="http://adsabs.harvard.edu/abs/2011PhRvA..84e2520B">http://adsabs.harvard.edu/abs/2011PhRvA..84e2520B</text:a></text:p>
          </table:table-cell>
          <table:table-cell table:style-name="ce13" table:number-columns-repeated="1022"/>
        </table:table-row>
        <table:table-row table:style-name="ro3">
          <table:table-cell table:style-name="ce13" office:value-type="string">
            <text:p>Nave:2012:1570</text:p>
          </table:table-cell>
          <table:table-cell table:style-name="ce13" office:value-type="string">
            <text:p><text:a xlink:href="http://adsabs.harvard.edu/abs/2012MNRAS.420.1570N">http://adsabs.harvard.edu/abs/2012MNRAS.420.1570N</text:a></text:p>
          </table:table-cell>
          <table:table-cell table:style-name="ce13" table:number-columns-repeated="1022"/>
        </table:table-row>
        <table:table-row table:style-name="ro3">
          <table:table-cell table:style-name="Default" office:value-type="string">
            <text:p>Pickering:2000:163</text:p>
          </table:table-cell>
          <table:table-cell table:style-name="ce13" office:value-type="string">
            <text:p><text:a xlink:href="http://adsabs.harvard.edu/abs/2000MNRAS.319..163P">http://adsabs.harvard.edu/abs/2000MNRAS.319..163P</text:a></text:p>
          </table:table-cell>
          <table:table-cell table:style-name="ce13" table:number-columns-repeated="1022"/>
        </table:table-row>
        <table:table-row table:style-name="ro3">
          <table:table-cell table:style-name="ce13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nII" table:style-name="ta1">
        <table:table-column table:style-name="co2" table:default-cell-style-name="Default"/>
        <table:table-column table:style-name="co1" table:default-cell-style-name="Default"/>
        <table:table-column table:style-name="co111" table:default-cell-style-name="ce111"/>
        <table:table-column table:style-name="co1" table:default-cell-style-name="ce109"/>
        <table:table-column table:style-name="co112" table:default-cell-style-name="ce108"/>
        <table:table-column table:style-name="co59" table:default-cell-style-name="ce111"/>
        <table:table-column table:style-name="co113" table:default-cell-style-name="ce123"/>
        <table:table-column table:style-name="co114" table:default-cell-style-name="ce108"/>
        <table:table-column table:style-name="co115" table:default-cell-style-name="Default"/>
        <table:table-column table:style-name="co1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" table:number-columns-repeated="1011" table:default-cell-style-name="Default"/>
        <table:table-row table:style-name="ro1">
          <table:table-cell office:value-type="string">
            <text:p>Updated</text:p>
          </table:table-cell>
          <table:table-cell table:style-name="ce93" office:value-type="date" office:date-value="2012-10-11">
            <text:p>11/10/2012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>
            <text:p>Summary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14">
          <table:table-cell office:value-type="string">
            <text:p>Ion</text:p>
          </table:table-cell>
          <table:table-cell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4"/>
        </table:table-row>
        <table:table-row table:style-name="ro14">
          <table:table-cell office:value-type="string">
            <text:p>MnII</text:p>
          </table:table-cell>
          <table:table-cell table:formula="of:=[.A27]" office:value-type="float" office:value="2576">
            <text:p>2576</text:p>
          </table:table-cell>
          <table:table-cell table:style-name="Default" office:value-type="string">
            <text:p>CMP</text:p>
          </table:table-cell>
          <table:table-cell table:style-name="ce103" office:value-type="float" office:value="54.938049">
            <text:p>54.9380</text:p>
          </table:table-cell>
          <table:table-cell table:style-name="ce103" table:formula="of:=[.J27]" office:value-type="float" office:value="38806.6923203824">
            <text:p>38806.6923</text:p>
          </table:table-cell>
          <table:table-cell table:style-name="ce103" table:formula="of:=[.K27]" office:value-type="float" office:value="0.00166410058867569">
            <text:p>0.0017</text:p>
          </table:table-cell>
          <table:table-cell table:style-name="ce105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123" table:formula="of:=[.M27]" office:value-type="float" office:value="2576.87512180669">
            <text:p>2576.87512</text:p>
          </table:table-cell>
          <table:table-cell table:style-name="ce123" table:formula="of:=[.N27]" office:value-type="float" office:value="0.000110501028321086">
            <text:p>0.00011</text:p>
          </table:table-cell>
          <table:table-cell table:style-name="ce109" table:formula="of:=299792458*[.J5]/[.I5]" office:value-type="float" office:value="12.8556384481216">
            <text:p>12.9</text:p>
          </table:table-cell>
          <table:table-cell office:value-type="string">
            <text:p>3\rm{d}^54\rm{s~a}^7\rm{S}_3</text:p>
          </table:table-cell>
          <table:table-cell office:value-type="string">
            <text:p>3\rm{d}^54\rm{p~z}^7\rm{P}_4</text:p>
          </table:table-cell>
          <table:table-cell office:value-type="string">
            <text:p>i_1</text:p>
          </table:table-cell>
          <table:table-cell table:style-name="ce110" office:value-type="float" office:value="7.44">
            <text:p>7.44</text:p>
          </table:table-cell>
          <table:table-cell table:style-name="ce110" office:value-type="float" office:value="15.64">
            <text:p>15.64</text:p>
          </table:table-cell>
          <table:table-cell table:style-name="ce111" office:value-type="float" office:value="0.361">
            <text:p>0.361</text:p>
          </table:table-cell>
          <table:table-cell table:style-name="ce113" office:value-type="float" office:value="282000000">
            <text:p>2.82E+08</text:p>
          </table:table-cell>
          <table:table-cell table:style-name="ce105" office:value-type="float" office:value="1276">
            <text:p>1276</text:p>
          </table:table-cell>
          <table:table-cell table:style-name="ce105" office:value-type="float" office:value="150">
            <text:p>15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05" office:value-type="float" office:value="55">
            <text:p>55</text:p>
          </table:table-cell>
          <table:table-cell table:style-name="ce123" table:formula="of:=[.G35]" office:value-type="float" office:value="38806.4547337669">
            <text:p>38806.45473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table:style-name="Default"/>
          <table:table-cell table:style-name="ce108" table:formula="of:=[.H35]" office:value-type="float" office:value="2576.8908983326">
            <text:p>2576.890898</text:p>
          </table:table-cell>
          <table:table-cell table:style-name="ce123"/>
          <table:table-cell table:style-name="ce109"/>
          <table:table-cell office:value-type="string">
            <text:p>F=0.5,1.5</text:p>
          </table:table-cell>
          <table:table-cell office:value-type="string">
            <text:p>F=1.5,2.5</text:p>
          </table:table-cell>
          <table:table-cell/>
          <table:table-cell table:style-name="ce110" table:number-columns-repeated="2"/>
          <table:table-cell table:style-name="ce125" table:formula="of:=[.F35]" office:value-type="percentage" office:value="0.285714285714286">
            <text:p>28.571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05" office:value-type="float" office:value="55">
            <text:p>55</text:p>
          </table:table-cell>
          <table:table-cell table:style-name="ce123" table:formula="of:=[.G38]" office:value-type="float" office:value="38806.6283775761">
            <text:p>38806.62838</text:p>
          </table:table-cell>
          <table:table-cell table:style-name="ce103"/>
          <table:table-cell table:style-name="ce105" table:formula="of:=[.G6]" office:value-type="float" office:value="3">
            <text:p>3</text:p>
          </table:table-cell>
          <table:table-cell table:style-name="Default"/>
          <table:table-cell table:style-name="ce108" table:formula="of:=[.H38]" office:value-type="float" office:value="2576.87936779851">
            <text:p>2576.879368</text:p>
          </table:table-cell>
          <table:table-cell table:style-name="ce123"/>
          <table:table-cell table:style-name="ce109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110" table:number-columns-repeated="2"/>
          <table:table-cell table:style-name="ce125" table:formula="of:=[.F38]" office:value-type="percentage" office:value="0.238008815141302">
            <text:p>23.801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05" office:value-type="float" office:value="55">
            <text:p>55</text:p>
          </table:table-cell>
          <table:table-cell table:style-name="ce123" table:formula="of:=[.G41]" office:value-type="float" office:value="38806.7717310783">
            <text:p>38806.77173</text:p>
          </table:table-cell>
          <table:table-cell table:style-name="ce103"/>
          <table:table-cell table:style-name="ce105" table:formula="of:=[.G7]" office:value-type="float" office:value="3">
            <text:p>3</text:p>
          </table:table-cell>
          <table:table-cell table:style-name="Default"/>
          <table:table-cell table:style-name="ce108" table:formula="of:=[.H41]" office:value-type="float" office:value="2576.86984872064">
            <text:p>2576.869849</text:p>
          </table:table-cell>
          <table:table-cell table:style-name="ce123"/>
          <table:table-cell table:style-name="ce109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110" table:number-columns-repeated="2"/>
          <table:table-cell table:style-name="ce125" table:formula="of:=[.F41]" office:value-type="percentage" office:value="0.190303344568317">
            <text:p>19.030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05" office:value-type="float" office:value="55">
            <text:p>55</text:p>
          </table:table-cell>
          <table:table-cell table:style-name="ce123" table:formula="of:=[.G44]" office:value-type="float" office:value="38806.8824878859">
            <text:p>38806.88249</text:p>
          </table:table-cell>
          <table:table-cell table:style-name="ce103"/>
          <table:table-cell table:style-name="ce105" table:formula="of:=[.G8]" office:value-type="float" office:value="3">
            <text:p>3</text:p>
          </table:table-cell>
          <table:table-cell table:style-name="Default"/>
          <table:table-cell table:style-name="ce108" table:formula="of:=[.H44]" office:value-type="float" office:value="2576.86249420361">
            <text:p>2576.862494</text:p>
          </table:table-cell>
          <table:table-cell table:style-name="ce123"/>
          <table:table-cell table:style-name="ce109"/>
          <table:table-cell office:value-type="string">
            <text:p>F=4.5</text:p>
          </table:table-cell>
          <table:table-cell office:value-type="string">
            <text:p>F=3.5,4.5,5.5</text:p>
          </table:table-cell>
          <table:table-cell/>
          <table:table-cell table:style-name="ce110" table:number-columns-repeated="2"/>
          <table:table-cell table:style-name="ce125" table:formula="of:=[.F44]" office:value-type="percentage" office:value="0.142857142857143">
            <text:p>14.286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05" office:value-type="float" office:value="55">
            <text:p>55</text:p>
          </table:table-cell>
          <table:table-cell table:style-name="ce123" table:formula="of:=[.G47]" office:value-type="float" office:value="38806.9775562543">
            <text:p>38806.97756</text:p>
          </table:table-cell>
          <table:table-cell table:style-name="ce103"/>
          <table:table-cell table:style-name="ce105" table:formula="of:=[.G9]" office:value-type="float" office:value="3">
            <text:p>3</text:p>
          </table:table-cell>
          <table:table-cell table:style-name="Default"/>
          <table:table-cell table:style-name="ce108" table:formula="of:=[.H47]" office:value-type="float" office:value="2576.85618146996">
            <text:p>2576.856181</text:p>
          </table:table-cell>
          <table:table-cell table:style-name="ce123"/>
          <table:table-cell table:style-name="ce109"/>
          <table:table-cell office:value-type="string">
            <text:p>F=5.5</text:p>
          </table:table-cell>
          <table:table-cell office:value-type="string">
            <text:p>F=4.5,5.5,6.5</text:p>
          </table:table-cell>
          <table:table-cell/>
          <table:table-cell table:style-name="ce110" table:number-columns-repeated="2"/>
          <table:table-cell table:style-name="ce125" table:formula="of:=[.F47]" office:value-type="percentage" office:value="0.143116411718953">
            <text:p>14.312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14">
          <table:table-cell/>
          <table:table-cell table:formula="of:=[.A28]" office:value-type="float" office:value="2594">
            <text:p>2594</text:p>
          </table:table-cell>
          <table:table-cell table:style-name="Default" office:value-type="string">
            <text:p>CMP</text:p>
          </table:table-cell>
          <table:table-cell table:style-name="ce103" table:formula="of:=[.$D$5]" office:value-type="float" office:value="54.938049">
            <text:p>54.9380</text:p>
          </table:table-cell>
          <table:table-cell table:style-name="ce103" table:formula="of:=[.J28]" office:value-type="float" office:value="38543.1249903477">
            <text:p>38543.1250</text:p>
          </table:table-cell>
          <table:table-cell table:style-name="ce103" table:formula="of:=[.K28]" office:value-type="float" office:value="0.00166410058867569">
            <text:p>0.0017</text:p>
          </table:table-cell>
          <table:table-cell table:style-name="ce105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123" table:formula="of:=[.M28]" office:value-type="float" office:value="2594.49642510935">
            <text:p>2594.49643</text:p>
          </table:table-cell>
          <table:table-cell table:style-name="ce123" table:formula="of:=[.N28]" office:value-type="float" office:value="0.000112017461724306">
            <text:p>0.00011</text:p>
          </table:table-cell>
          <table:table-cell table:style-name="ce109" table:formula="of:=299792458*[.J11]/[.I11]" office:value-type="float" office:value="12.9435484528892">
            <text:p>12.9</text:p>
          </table:table-cell>
          <table:table-cell/>
          <table:table-cell office:value-type="string">
            <text:p>3\rm{d}^54\rm{p~z}^7\rm{P}_3</text:p>
          </table:table-cell>
          <table:table-cell office:value-type="string">
            <text:p>i_2</text:p>
          </table:table-cell>
          <table:table-cell table:style-name="ce110" table:number-columns-repeated="2"/>
          <table:table-cell table:style-name="ce111" office:value-type="float" office:value="0.28">
            <text:p>0.280</text:p>
          </table:table-cell>
          <table:table-cell table:style-name="ce113" office:value-type="float" office:value="278000000">
            <text:p>2.78E+08</text:p>
          </table:table-cell>
          <table:table-cell table:style-name="ce105" office:value-type="float" office:value="1030">
            <text:p>1030</text:p>
          </table:table-cell>
          <table:table-cell table:style-name="ce105" office:value-type="float" office:value="150">
            <text:p>15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05" office:value-type="float" office:value="55">
            <text:p>55</text:p>
          </table:table-cell>
          <table:table-cell table:style-name="ce123" table:formula="of:=[.G52]" office:value-type="float" office:value="38542.8926069811">
            <text:p>38542.89261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table:style-name="Default"/>
          <table:table-cell table:style-name="ce108" table:formula="of:=[.H52]" office:value-type="float" office:value="2594.51206788479">
            <text:p>2594.512068</text:p>
          </table:table-cell>
          <table:table-cell table:style-name="ce123"/>
          <table:table-cell table:style-name="ce109"/>
          <table:table-cell office:value-type="string">
            <text:p>F=0.5,1.5</text:p>
          </table:table-cell>
          <table:table-cell office:value-type="string">
            <text:p>F=0.5,1.5,2.5</text:p>
          </table:table-cell>
          <table:table-cell/>
          <table:table-cell table:style-name="ce110" table:number-columns-repeated="2"/>
          <table:table-cell table:style-name="ce125" table:formula="of:=[.F52]" office:value-type="percentage" office:value="0.285786673422853">
            <text:p>28.579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05" office:value-type="float" office:value="55">
            <text:p>55</text:p>
          </table:table-cell>
          <table:table-cell table:style-name="ce123" table:formula="of:=[.G54]" office:value-type="float" office:value="38543.0631552817">
            <text:p>38543.06316</text:p>
          </table:table-cell>
          <table:table-cell table:style-name="ce103"/>
          <table:table-cell table:style-name="ce105" table:formula="of:=[.G12]" office:value-type="float" office:value="3">
            <text:p>3</text:p>
          </table:table-cell>
          <table:table-cell table:style-name="Default"/>
          <table:table-cell table:style-name="ce108" table:formula="of:=[.H54]" office:value-type="float" office:value="2594.50058748889">
            <text:p>2594.500587</text:p>
          </table:table-cell>
          <table:table-cell table:style-name="ce123"/>
          <table:table-cell table:style-name="ce109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110" table:number-columns-repeated="2"/>
          <table:table-cell table:style-name="ce125" table:formula="of:=[.F54]" office:value-type="percentage" office:value="0.238408918165695">
            <text:p>23.841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05" office:value-type="float" office:value="55">
            <text:p>55</text:p>
          </table:table-cell>
          <table:table-cell table:style-name="ce123" table:formula="of:=[.G57]" office:value-type="float" office:value="38543.2027490231">
            <text:p>38543.20275</text:p>
          </table:table-cell>
          <table:table-cell table:style-name="ce103"/>
          <table:table-cell table:style-name="ce105" table:formula="of:=[.G13]" office:value-type="float" office:value="3">
            <text:p>3</text:p>
          </table:table-cell>
          <table:table-cell table:style-name="Default"/>
          <table:table-cell table:style-name="ce108" table:formula="of:=[.H57]" office:value-type="float" office:value="2594.49119086334">
            <text:p>2594.491191</text:p>
          </table:table-cell>
          <table:table-cell table:style-name="ce123"/>
          <table:table-cell table:style-name="ce109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110" table:number-columns-repeated="2"/>
          <table:table-cell table:style-name="ce125" table:formula="of:=[.F57]" office:value-type="percentage" office:value="0.190777805928553">
            <text:p>19.078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05" office:value-type="float" office:value="55">
            <text:p>55</text:p>
          </table:table-cell>
          <table:table-cell table:style-name="ce123" table:formula="of:=[.G60]" office:value-type="float" office:value="38543.3110502819">
            <text:p>38543.31105</text:p>
          </table:table-cell>
          <table:table-cell table:style-name="ce103"/>
          <table:table-cell table:style-name="ce105" table:formula="of:=[.G14]" office:value-type="float" office:value="3">
            <text:p>3</text:p>
          </table:table-cell>
          <table:table-cell table:style-name="Default"/>
          <table:table-cell table:style-name="ce108" table:formula="of:=[.H60]" office:value-type="float" office:value="2594.48390070963">
            <text:p>2594.483901</text:p>
          </table:table-cell>
          <table:table-cell table:style-name="ce123"/>
          <table:table-cell table:style-name="ce109"/>
          <table:table-cell office:value-type="string">
            <text:p>F=4.5</text:p>
          </table:table-cell>
          <table:table-cell office:value-type="string">
            <text:p>F=3.5,4.5,5.5</text:p>
          </table:table-cell>
          <table:table-cell/>
          <table:table-cell table:style-name="ce110" table:number-columns-repeated="2"/>
          <table:table-cell table:style-name="ce125" table:formula="of:=[.F60]" office:value-type="percentage" office:value="0.142893336711426">
            <text:p>14.289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05" office:value-type="float" office:value="55">
            <text:p>55</text:p>
          </table:table-cell>
          <table:table-cell table:style-name="ce123" table:formula="of:=[.G64]" office:value-type="float" office:value="38543.4045360682">
            <text:p>38543.40454</text:p>
          </table:table-cell>
          <table:table-cell table:style-name="ce103"/>
          <table:table-cell table:style-name="ce105" table:formula="of:=[.G15]" office:value-type="float" office:value="3">
            <text:p>3</text:p>
          </table:table-cell>
          <table:table-cell table:style-name="Default"/>
          <table:table-cell table:style-name="ce108" table:formula="of:=[.H64]" office:value-type="float" office:value="2594.47760787249">
            <text:p>2594.477608</text:p>
          </table:table-cell>
          <table:table-cell table:style-name="ce123"/>
          <table:table-cell table:style-name="ce109"/>
          <table:table-cell office:value-type="string">
            <text:p>F=5.5</text:p>
          </table:table-cell>
          <table:table-cell office:value-type="string">
            <text:p>F=4.5,5.5</text:p>
          </table:table-cell>
          <table:table-cell/>
          <table:table-cell table:style-name="ce110" table:number-columns-repeated="2"/>
          <table:table-cell table:style-name="ce125" table:formula="of:=[.F64]" office:value-type="percentage" office:value="0.142133265771472">
            <text:p>14.213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14">
          <table:table-cell/>
          <table:table-cell table:formula="of:=[.A29]" office:value-type="float" office:value="2606">
            <text:p>2606</text:p>
          </table:table-cell>
          <table:table-cell table:style-name="Default" office:value-type="string">
            <text:p>CMP</text:p>
          </table:table-cell>
          <table:table-cell table:style-name="ce103" table:formula="of:=[.$D$5]" office:value-type="float" office:value="54.938049">
            <text:p>54.9380</text:p>
          </table:table-cell>
          <table:table-cell table:style-name="ce103" table:formula="of:=[.J29]" office:value-type="float" office:value="38366.2312984294">
            <text:p>38366.2313</text:p>
          </table:table-cell>
          <table:table-cell table:style-name="ce103" table:formula="of:=[.K29]" office:value-type="float" office:value="0.00166410058867569">
            <text:p>0.0017</text:p>
          </table:table-cell>
          <table:table-cell table:style-name="ce105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123" table:formula="of:=[.M29]" office:value-type="float" office:value="2606.4587689668">
            <text:p>2606.45877</text:p>
          </table:table-cell>
          <table:table-cell table:style-name="ce123" table:formula="of:=[.N29]" office:value-type="float" office:value="0.000113052792130097">
            <text:p>0.00011</text:p>
          </table:table-cell>
          <table:table-cell table:style-name="ce109" table:formula="of:=299792458*[.J17]/[.I17]" office:value-type="float" office:value="13.0032267688162">
            <text:p>13.0</text:p>
          </table:table-cell>
          <table:table-cell/>
          <table:table-cell office:value-type="string">
            <text:p>3\rm{d}^54\rm{p~z}^7\rm{P}_2</text:p>
          </table:table-cell>
          <table:table-cell office:value-type="string">
            <text:p>i_3</text:p>
          </table:table-cell>
          <table:table-cell table:style-name="ce110" table:number-columns-repeated="2"/>
          <table:table-cell table:style-name="ce111" office:value-type="float" office:value="0.198">
            <text:p>0.198</text:p>
          </table:table-cell>
          <table:table-cell table:style-name="ce113" office:value-type="float" office:value="272000000">
            <text:p>2.72E+08</text:p>
          </table:table-cell>
          <table:table-cell table:style-name="ce105" office:value-type="float" office:value="869">
            <text:p>869</text:p>
          </table:table-cell>
          <table:table-cell table:style-name="ce105" office:value-type="float" office:value="150">
            <text:p>15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05" office:value-type="float" office:value="55">
            <text:p>55</text:p>
          </table:table-cell>
          <table:table-cell table:style-name="ce123" table:formula="of:=[.G69]" office:value-type="float" office:value="38365.9442378436">
            <text:p>38365.94424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table:style-name="Default"/>
          <table:table-cell table:style-name="ce108" table:formula="of:=[.H69]" office:value-type="float" office:value="2606.47827093909">
            <text:p>2606.478271</text:p>
          </table:table-cell>
          <table:table-cell table:style-name="ce123"/>
          <table:table-cell table:style-name="ce109"/>
          <table:table-cell office:value-type="string">
            <text:p>F=0.5,1.5</text:p>
          </table:table-cell>
          <table:table-cell office:value-type="string">
            <text:p>F=0.5,1.5,2.5</text:p>
          </table:table-cell>
          <table:table-cell/>
          <table:table-cell table:style-name="ce110" table:number-columns-repeated="2"/>
          <table:table-cell table:style-name="ce125" table:formula="of:=[.F69]" office:value-type="percentage" office:value="0.285632676378178">
            <text:p>28.563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05" office:value-type="float" office:value="55">
            <text:p>55</text:p>
          </table:table-cell>
          <table:table-cell table:style-name="ce123" table:formula="of:=[.G71]" office:value-type="float" office:value="38366.1546328248">
            <text:p>38366.15463</text:p>
          </table:table-cell>
          <table:table-cell table:style-name="ce103"/>
          <table:table-cell table:style-name="ce105" table:formula="of:=[.G18]" office:value-type="float" office:value="3">
            <text:p>3</text:p>
          </table:table-cell>
          <table:table-cell table:style-name="Default"/>
          <table:table-cell table:style-name="ce108" table:formula="of:=[.H71]" office:value-type="float" office:value="2606.46397735267">
            <text:p>2606.463977</text:p>
          </table:table-cell>
          <table:table-cell table:style-name="ce123"/>
          <table:table-cell table:style-name="ce109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110" table:number-columns-repeated="2"/>
          <table:table-cell table:style-name="ce125" table:formula="of:=[.F71]" office:value-type="percentage" office:value="0.237932019423022">
            <text:p>23.793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05" office:value-type="float" office:value="55">
            <text:p>55</text:p>
          </table:table-cell>
          <table:table-cell table:style-name="ce123" table:formula="of:=[.G73]" office:value-type="float" office:value="38366.3270504796">
            <text:p>38366.32705</text:p>
          </table:table-cell>
          <table:table-cell table:style-name="ce103"/>
          <table:table-cell table:style-name="ce105" table:formula="of:=[.G19]" office:value-type="float" office:value="3">
            <text:p>3</text:p>
          </table:table-cell>
          <table:table-cell table:style-name="Default"/>
          <table:table-cell table:style-name="ce108" table:formula="of:=[.H73]" office:value-type="float" office:value="2606.4522639456">
            <text:p>2606.452264</text:p>
          </table:table-cell>
          <table:table-cell table:style-name="ce123"/>
          <table:table-cell table:style-name="ce109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110" table:number-columns-repeated="2"/>
          <table:table-cell table:style-name="ce125" table:formula="of:=[.F73]" office:value-type="percentage" office:value="0.190516995144245">
            <text:p>19.052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05" office:value-type="float" office:value="55">
            <text:p>55</text:p>
          </table:table-cell>
          <table:table-cell table:style-name="ce123" table:formula="of:=[.G76]" office:value-type="float" office:value="38366.4608199007">
            <text:p>38366.46082</text:p>
          </table:table-cell>
          <table:table-cell table:style-name="ce103"/>
          <table:table-cell table:style-name="ce105" table:formula="of:=[.G20]" office:value-type="float" office:value="3">
            <text:p>3</text:p>
          </table:table-cell>
          <table:table-cell table:style-name="Default"/>
          <table:table-cell table:style-name="ce108" table:formula="of:=[.H76]" office:value-type="float" office:value="2606.44317622672">
            <text:p>2606.443176</text:p>
          </table:table-cell>
          <table:table-cell table:style-name="ce123"/>
          <table:table-cell table:style-name="ce109"/>
          <table:table-cell office:value-type="string">
            <text:p>F=4.5</text:p>
          </table:table-cell>
          <table:table-cell office:value-type="string">
            <text:p>F=3.5,4.5</text:p>
          </table:table-cell>
          <table:table-cell/>
          <table:table-cell table:style-name="ce110" table:number-columns-repeated="2"/>
          <table:table-cell table:style-name="ce125" table:formula="of:=[.F76]" office:value-type="percentage" office:value="0.142816338189089">
            <text:p>14.282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Default" office:value-type="string">
            <text:p>HYP</text:p>
          </table:table-cell>
          <table:table-cell table:style-name="ce105" office:value-type="float" office:value="55">
            <text:p>55</text:p>
          </table:table-cell>
          <table:table-cell table:style-name="ce123" table:formula="of:=[.G80]" office:value-type="float" office:value="38366.5752019851">
            <text:p>38366.57520</text:p>
          </table:table-cell>
          <table:table-cell table:style-name="ce103"/>
          <table:table-cell table:style-name="ce105" table:formula="of:=[.G21]" office:value-type="float" office:value="3">
            <text:p>3</text:p>
          </table:table-cell>
          <table:table-cell table:style-name="Default"/>
          <table:table-cell table:style-name="ce108" table:formula="of:=[.H80]" office:value-type="float" office:value="2606.43540565033">
            <text:p>2606.435406</text:p>
          </table:table-cell>
          <table:table-cell table:style-name="ce123"/>
          <table:table-cell table:style-name="ce109"/>
          <table:table-cell office:value-type="string">
            <text:p>F=5.5</text:p>
          </table:table-cell>
          <table:table-cell office:value-type="string">
            <text:p>F=4.5</text:p>
          </table:table-cell>
          <table:table-cell/>
          <table:table-cell table:style-name="ce110" table:number-columns-repeated="2"/>
          <table:table-cell table:style-name="ce125" table:formula="of:=[.F80]" office:value-type="percentage" office:value="0.143101970865467">
            <text:p>14.310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1">
          <table:table-cell office:value-type="string">
            <text:p>END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>
            <text:p>Measurements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16">
          <table:table-cell table:style-name="ce114" office:value-type="string">
            <text:p>Transition</text:p>
          </table:table-cell>
          <table:table-cell table:style-name="ce114" office:value-type="string">
            <text:p>w [/cm]</text:p>
          </table:table-cell>
          <table:table-cell table:style-name="ce114" office:value-type="string">
            <text:p>dw [/cm]</text:p>
          </table:table-cell>
          <table:table-cell table:style-name="ce114" office:value-type="string">
            <text:p>Reference</text:p>
          </table:table-cell>
          <table:table-cell table:style-name="ce114" office:value-type="string">
            <text:p>Aldenius:2009:014008 wavenumbers increased by 3.7 parts per 10^8 – see Nave:2012:1570</text:p>
          </table:table-cell>
          <table:table-cell table:style-name="ce114" office:value-type="string">
            <text:p>w [/cm]</text:p>
          </table:table-cell>
          <table:table-cell table:style-name="ce114" office:value-type="string">
            <text:p>dw [/cm]</text:p>
          </table:table-cell>
          <table:table-cell table:style-name="ce114" office:value-type="string">
            <text:p>Reference</text:p>
          </table:table-cell>
          <table:table-cell table:style-name="ce114" office:value-type="string">
            <text:p>Blackwell-Whitehead:2005:705 wavenumbers increased by 10.6 parts per 10^8, similar to those of similarly-calibrated lines from <text:span text:style-name="T3">Pickering:2000:163 – see Nave:2012:1570</text:span></text:p>
          </table:table-cell>
          <table:table-cell table:style-name="ce114" office:value-type="string">
            <text:p>w [/cm]</text:p>
          </table:table-cell>
          <table:table-cell table:style-name="ce114" office:value-type="string">
            <text:p>dw [/cm]</text:p>
          </table:table-cell>
          <table:table-cell table:style-name="ce114" office:value-type="string">
            <text:p>Reference/Note</text:p>
          </table:table-cell>
          <table:table-cell table:style-name="ce114" office:value-type="string">
            <text:p>l [Ang.]</text:p>
          </table:table-cell>
          <table:table-cell table:style-name="ce114" office:value-type="string">
            <text:p>dl [Ang.]</text:p>
          </table:table-cell>
          <table:table-cell table:style-name="ce114" table:number-columns-repeated="1010"/>
        </table:table-row>
        <table:table-row table:style-name="ro1">
          <table:table-cell office:value-type="float" office:value="2576">
            <text:p>2576</text:p>
          </table:table-cell>
          <table:table-cell table:style-name="ce103" table:formula="of:=38806.6891" office:value-type="float" office:value="38806.6891">
            <text:p>38806.6891</text:p>
          </table:table-cell>
          <table:table-cell table:style-name="ce103" table:formula="of:=0.003" office:value-type="float" office:value="0.003">
            <text:p>0.0030</text:p>
          </table:table-cell>
          <table:table-cell table:style-name="Default" table:formula="of:=[.A85]" office:value-type="string" office:string-value="Aldenius:2009:014008">
            <text:p>Aldenius:2009:014008</text:p>
          </table:table-cell>
          <table:table-cell table:style-name="ce103" table:formula="of:=[.B27]*(1+0.000000037)" office:value-type="float" office:value="38806.6905358475">
            <text:p>38806.6905</text:p>
          </table:table-cell>
          <table:table-cell table:style-name="Default" table:formula="of:=38806.689" office:value-type="float" office:value="38806.689">
            <text:p>38806.689</text:p>
          </table:table-cell>
          <table:table-cell table:style-name="ce111" table:formula="of:=0.002" office:value-type="float" office:value="0.002">
            <text:p>0.002</text:p>
          </table:table-cell>
          <table:table-cell table:style-name="Default" table:formula="of:=[.A88]" office:value-type="string" office:string-value="Blackwell-Whitehead:2005:705">
            <text:p>Blackwell-Whitehead:2005:705</text:p>
          </table:table-cell>
          <table:table-cell table:style-name="ce104" table:formula="of:=[.F27]*(1+0.000000106)" office:value-type="float" office:value="38806.693113509">
            <text:p>38806.6931</text:p>
          </table:table-cell>
          <table:table-cell table:style-name="ce103" table:formula="of:=([.E27]/[.C27]/[.C27]+[.I27]/[.G27]/[.G27])/(1/[.C27]/[.C27]+1/[.G27]/[.G27])" office:value-type="float" office:value="38806.6923203824">
            <text:p>38806.6923</text:p>
          </table:table-cell>
          <table:table-cell table:style-name="ce103" table:formula="of:=SQRT(1/(1/[.C27]/[.C27]+1/[.G27]/[.G27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123" table:formula="of:=100000000/[.J27]" office:value-type="float" office:value="2576.87512180669">
            <text:p>2576.87512</text:p>
          </table:table-cell>
          <table:table-cell table:style-name="ce123" table:formula="of:=[.K27]/[.J27]*[.M27]" office:value-type="float" office:value="0.000110501028321086">
            <text:p>0.00011</text:p>
          </table:table-cell>
          <table:table-cell table:number-columns-repeated="1010"/>
        </table:table-row>
        <table:table-row table:style-name="ro1">
          <table:table-cell office:value-type="float" office:value="2594">
            <text:p>2594</text:p>
          </table:table-cell>
          <table:table-cell table:style-name="ce103" table:formula="of:=38543.1211" office:value-type="float" office:value="38543.1211">
            <text:p>38543.1211</text:p>
          </table:table-cell>
          <table:table-cell table:style-name="ce103" table:formula="of:=0.003" office:value-type="float" office:value="0.003">
            <text:p>0.0030</text:p>
          </table:table-cell>
          <table:table-cell table:style-name="Default" table:formula="of:=[.D27]" office:value-type="string" office:string-value="Aldenius:2009:014008">
            <text:p>Aldenius:2009:014008</text:p>
          </table:table-cell>
          <table:table-cell table:style-name="ce103" table:formula="of:=[.B28]*(1+0.000000037)" office:value-type="float" office:value="38543.1225260955">
            <text:p>38543.1225</text:p>
          </table:table-cell>
          <table:table-cell table:style-name="Default" table:formula="of:=38543.122" office:value-type="float" office:value="38543.122">
            <text:p>38543.122</text:p>
          </table:table-cell>
          <table:table-cell table:style-name="ce111" table:formula="of:=0.002" office:value-type="float" office:value="0.002">
            <text:p>0.002</text:p>
          </table:table-cell>
          <table:table-cell table:style-name="Default" table:formula="of:=[.H27]" office:value-type="string" office:string-value="Blackwell-Whitehead:2005:705">
            <text:p>Blackwell-Whitehead:2005:705</text:p>
          </table:table-cell>
          <table:table-cell table:style-name="ce104" table:formula="of:=[.F28]*(1+0.000000106)" office:value-type="float" office:value="38543.1260855709">
            <text:p>38543.1261</text:p>
          </table:table-cell>
          <table:table-cell table:style-name="ce103" table:formula="of:=([.E28]/[.C28]/[.C28]+[.I28]/[.G28]/[.G28])/(1/[.C28]/[.C28]+1/[.G28]/[.G28])" office:value-type="float" office:value="38543.1249903477">
            <text:p>38543.1250</text:p>
          </table:table-cell>
          <table:table-cell table:style-name="ce103" table:formula="of:=SQRT(1/(1/[.C28]/[.C28]+1/[.G28]/[.G28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123" table:formula="of:=100000000/[.J28]" office:value-type="float" office:value="2594.49642510935">
            <text:p>2594.49643</text:p>
          </table:table-cell>
          <table:table-cell table:style-name="ce123" table:formula="of:=[.K28]/[.J28]*[.M28]" office:value-type="float" office:value="0.000112017461724306">
            <text:p>0.00011</text:p>
          </table:table-cell>
          <table:table-cell table:number-columns-repeated="1010"/>
        </table:table-row>
        <table:table-row table:style-name="ro1">
          <table:table-cell office:value-type="float" office:value="2606">
            <text:p>2606</text:p>
          </table:table-cell>
          <table:table-cell table:style-name="ce103" table:formula="of:=38366.2304" office:value-type="float" office:value="38366.2304">
            <text:p>38366.2304</text:p>
          </table:table-cell>
          <table:table-cell table:style-name="ce103" table:formula="of:=0.003" office:value-type="float" office:value="0.003">
            <text:p>0.0030</text:p>
          </table:table-cell>
          <table:table-cell table:style-name="Default" table:formula="of:=[.D28]" office:value-type="string" office:string-value="Aldenius:2009:014008">
            <text:p>Aldenius:2009:014008</text:p>
          </table:table-cell>
          <table:table-cell table:style-name="ce103" table:formula="of:=[.B29]*(1+0.000000037)" office:value-type="float" office:value="38366.2318195505">
            <text:p>38366.2318</text:p>
          </table:table-cell>
          <table:table-cell table:style-name="Default" table:formula="of:=38366.227" office:value-type="float" office:value="38366.227">
            <text:p>38366.227</text:p>
          </table:table-cell>
          <table:table-cell table:style-name="ce111" table:formula="of:=0.002" office:value-type="float" office:value="0.002">
            <text:p>0.002</text:p>
          </table:table-cell>
          <table:table-cell table:style-name="Default" table:formula="of:=[.H28]" office:value-type="string" office:string-value="Blackwell-Whitehead:2005:705">
            <text:p>Blackwell-Whitehead:2005:705</text:p>
          </table:table-cell>
          <table:table-cell table:style-name="ce104" table:formula="of:=[.F29]*(1+0.000000106)" office:value-type="float" office:value="38366.2310668201">
            <text:p>38366.2311</text:p>
          </table:table-cell>
          <table:table-cell table:style-name="ce103" table:formula="of:=([.E29]/[.C29]/[.C29]+[.I29]/[.G29]/[.G29])/(1/[.C29]/[.C29]+1/[.G29]/[.G29])" office:value-type="float" office:value="38366.2312984294">
            <text:p>38366.2313</text:p>
          </table:table-cell>
          <table:table-cell table:style-name="ce103" table:formula="of:=SQRT(1/(1/[.C29]/[.C29]+1/[.G29]/[.G29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123" table:formula="of:=100000000/[.J29]" office:value-type="float" office:value="2606.4587689668">
            <text:p>2606.45877</text:p>
          </table:table-cell>
          <table:table-cell table:style-name="ce123" table:formula="of:=[.K29]/[.J29]*[.M29]" office:value-type="float" office:value="0.000113052792130097">
            <text:p>0.0001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office:value-type="string">
            <text:p>Hyperfine structure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17">
          <table:table-cell table:style-name="ce98" office:value-type="string">
            <text:p>Transition/Lower quantum number</text:p>
          </table:table-cell>
          <table:table-cell table:style-name="ce114" office:value-type="string">
            <text:p>Upper quantum number</text:p>
          </table:table-cell>
          <table:table-cell table:style-name="ce114" office:value-type="string">
            <text:p>w [/cm] [Blackwell-Whitehead:2005:705]</text:p>
          </table:table-cell>
          <table:table-cell table:style-name="ce114" office:value-type="string">
            <text:p>Intensity [Blackwell-Whitehead:2005:705]</text:p>
          </table:table-cell>
          <table:table-cell table:style-name="ce98" office:value-type="string">
            <text:p>w [/cm] for grouped HFS components</text:p>
          </table:table-cell>
          <table:table-cell table:style-name="ce114" office:value-type="string">
            <text:p>Relative intensity of grouped HFS components</text:p>
          </table:table-cell>
          <table:table-cell table:style-name="ce98" office:value-type="string">
            <text:p>w [/cm] scaled to match COG measurements</text:p>
          </table:table-cell>
          <table:table-cell table:style-name="ce98" office:value-type="string">
            <text:p>l [Ang.]</text:p>
          </table:table-cell>
          <table:table-cell/>
          <table:table-cell table:style-name="ce114" table:number-columns-repeated="1015"/>
        </table:table-row>
        <table:table-row table:style-name="ro1">
          <table:table-cell office:value-type="float" office:value="2576">
            <text:p>2576</text:p>
          </table:table-cell>
          <table:table-cell office:value-type="string">
            <text:p>Composite</text:p>
          </table:table-cell>
          <table:table-cell table:style-name="ce108" table:formula="of:=SUMPRODUCT([.C34:.C48];[.D34:.D48])/SUM([.D34:.D48])" office:value-type="float" office:value="38806.6890974851">
            <text:p>38806.689097</text:p>
          </table:table-cell>
          <table:table-cell table:style-name="Default"/>
          <table:table-cell table:formula="of:=[.C33]" office:value-type="float" office:value="38806.6890974851">
            <text:p>38806.689097</text:p>
          </table:table-cell>
          <table:table-cell table:style-name="Default"/>
          <table:table-cell table:style-name="ce103" table:formula="of:=[.E33]*[.$J$27]/[.$E$33]" office:value-type="float" office:value="38806.6923203824">
            <text:p>38806.6923</text:p>
          </table:table-cell>
          <table:table-cell table:number-columns-repeated="1017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8806.449">
            <text:p>38806.449</text:p>
          </table:table-cell>
          <table:table-cell office:value-type="float" office:value="100">
            <text:p>100.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.5">
            <text:p>5.5</text:p>
          </table:table-cell>
          <table:table-cell office:value-type="float" office:value="38806.475">
            <text:p>38806.475</text:p>
          </table:table-cell>
          <table:table-cell office:value-type="float" office:value="9.7">
            <text:p>9.7</text:p>
          </table:table-cell>
          <table:table-cell table:formula="of:=SUMPRODUCT([.C34:.C36];[.D34:.D36])/SUM([.D34:.D36])" office:value-type="float" office:value="38806.4515108893">
            <text:p>38806.451511</text:p>
          </table:table-cell>
          <table:table-cell table:formula="of:=SUM([.D34:.D36])/SUM([.$D$34:.$D$48])" office:value-type="float" office:value="0.285714285714286">
            <text:p>0.286</text:p>
          </table:table-cell>
          <table:table-cell table:formula="of:=[.E35]*[.$J$27]/[.$E$33]" office:value-type="float" office:value="38806.4547337669">
            <text:p>38806.45473</text:p>
          </table:table-cell>
          <table:table-cell table:formula="of:=100000000/[.G35]" office:value-type="float" office:value="2576.8908983326">
            <text:p>2576.890898</text:p>
          </table:table-cell>
          <table:table-cell table:number-columns-repeated="1016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806.498">
            <text:p>38806.498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38806.621">
            <text:p>38806.621</text:p>
          </table:table-cell>
          <table:table-cell office:value-type="float" office:value="76">
            <text:p>76.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4.5">
            <text:p>4.5</text:p>
          </table:table-cell>
          <table:table-cell office:value-type="float" office:value="38806.644">
            <text:p>38806.644</text:p>
          </table:table-cell>
          <table:table-cell office:value-type="float" office:value="14.8">
            <text:p>14.8</text:p>
          </table:table-cell>
          <table:table-cell table:formula="of:=SUMPRODUCT([.C37:.C39];[.D37:.D39])/SUM([.D37:.D39])" office:value-type="float" office:value="38806.6251546841">
            <text:p>38806.625155</text:p>
          </table:table-cell>
          <table:table-cell table:formula="of:=SUM([.D37:.D39])/SUM([.$D$34:.$D$48])" office:value-type="float" office:value="0.238008815141302">
            <text:p>0.238</text:p>
          </table:table-cell>
          <table:table-cell table:formula="of:=[.E38]*[.$J$27]/[.$E$33]" office:value-type="float" office:value="38806.6283775761">
            <text:p>38806.62838</text:p>
          </table:table-cell>
          <table:table-cell table:formula="of:=100000000/[.G38]" office:value-type="float" office:value="2576.87936779851">
            <text:p>2576.879368</text:p>
          </table:table-cell>
          <table:table-cell table:number-columns-repeated="1016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806.662">
            <text:p>38806.662</text:p>
          </table:table-cell>
          <table:table-cell office:value-type="float" office:value="1">
            <text:p>1.0</text:p>
          </table:table-cell>
          <table:table-cell table:number-columns-repeated="1020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806.764">
            <text:p>38806.764</text:p>
          </table:table-cell>
          <table:table-cell office:value-type="float" office:value="56.1">
            <text:p>56.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3.5">
            <text:p>3.5</text:p>
          </table:table-cell>
          <table:table-cell office:value-type="float" office:value="38806.782">
            <text:p>38806.782</text:p>
          </table:table-cell>
          <table:table-cell office:value-type="float" office:value="16">
            <text:p>16.0</text:p>
          </table:table-cell>
          <table:table-cell table:formula="of:=SUMPRODUCT([.C40:.C42];[.D40:.D42])/SUM([.D40:.D42])" office:value-type="float" office:value="38806.7685081744">
            <text:p>38806.768508</text:p>
          </table:table-cell>
          <table:table-cell table:formula="of:=SUM([.D40:.D42])/SUM([.$D$34:.$D$48])" office:value-type="float" office:value="0.190303344568317">
            <text:p>0.190</text:p>
          </table:table-cell>
          <table:table-cell table:formula="of:=[.E41]*[.$J$27]/[.$E$33]" office:value-type="float" office:value="38806.7717310783">
            <text:p>38806.77173</text:p>
          </table:table-cell>
          <table:table-cell table:formula="of:=100000000/[.G41]" office:value-type="float" office:value="2576.86984872064">
            <text:p>2576.869849</text:p>
          </table:table-cell>
          <table:table-cell table:number-columns-repeated="1016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806.797">
            <text:p>38806.797</text:p>
          </table:table-cell>
          <table:table-cell office:value-type="float" office:value="1.3">
            <text:p>1.3</text:p>
          </table:table-cell>
          <table:table-cell table:number-columns-repeated="1020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806.875">
            <text:p>38806.875</text:p>
          </table:table-cell>
          <table:table-cell office:value-type="float" office:value="40.1">
            <text:p>40.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.5">
            <text:p>2.5</text:p>
          </table:table-cell>
          <table:table-cell office:value-type="float" office:value="38806.89">
            <text:p>38806.890</text:p>
          </table:table-cell>
          <table:table-cell office:value-type="float" office:value="14">
            <text:p>14.0</text:p>
          </table:table-cell>
          <table:table-cell table:formula="of:=SUMPRODUCT([.C43:.C45];[.D43:.D45])/SUM([.D43:.D45])" office:value-type="float" office:value="38806.8792649728">
            <text:p>38806.879265</text:p>
          </table:table-cell>
          <table:table-cell table:formula="of:=SUM([.D43:.D45])/SUM([.$D$34:.$D$48])" office:value-type="float" office:value="0.142857142857143">
            <text:p>0.143</text:p>
          </table:table-cell>
          <table:table-cell table:formula="of:=[.E44]*[.$J$27]/[.$E$33]" office:value-type="float" office:value="38806.8824878859">
            <text:p>38806.88249</text:p>
          </table:table-cell>
          <table:table-cell table:formula="of:=100000000/[.G44]" office:value-type="float" office:value="2576.86249420361">
            <text:p>2576.862494</text:p>
          </table:table-cell>
          <table:table-cell table:number-columns-repeated="1016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806.9">
            <text:p>38806.900</text:p>
          </table:table-cell>
          <table:table-cell office:value-type="float" office:value="1">
            <text:p>1.0</text:p>
          </table:table-cell>
          <table:table-cell table:number-columns-repeated="1020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806.956">
            <text:p>38806.956</text:p>
          </table:table-cell>
          <table:table-cell office:value-type="float" office:value="27.6">
            <text:p>27.6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.5">
            <text:p>1.5</text:p>
          </table:table-cell>
          <table:table-cell office:value-type="float" office:value="38806.966">
            <text:p>38806.966</text:p>
          </table:table-cell>
          <table:table-cell office:value-type="float" office:value="9.2">
            <text:p>9.2</text:p>
          </table:table-cell>
          <table:table-cell table:formula="of:=SUMPRODUCT([.C46:.C48];[.D46:.D48])/SUM([.D46:.D48])" office:value-type="float" office:value="38806.9743333333">
            <text:p>38806.974333</text:p>
          </table:table-cell>
          <table:table-cell table:formula="of:=SUM([.D46:.D48])/SUM([.$D$34:.$D$48])" office:value-type="float" office:value="0.143116411718953">
            <text:p>0.143</text:p>
          </table:table-cell>
          <table:table-cell table:formula="of:=[.E47]*[.$J$27]/[.$E$33]" office:value-type="float" office:value="38806.9775562543">
            <text:p>38806.97756</text:p>
          </table:table-cell>
          <table:table-cell table:formula="of:=100000000/[.G47]" office:value-type="float" office:value="2576.85618146996">
            <text:p>2576.856181</text:p>
          </table:table-cell>
          <table:table-cell table:number-columns-repeated="101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807.006">
            <text:p>38807.006</text:p>
          </table:table-cell>
          <table:table-cell office:value-type="float" office:value="18.4">
            <text:p>18.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08"/>
          <table:table-cell table:number-columns-repeated="1017"/>
        </table:table-row>
        <table:table-row table:style-name="ro1">
          <table:table-cell office:value-type="float" office:value="2594">
            <text:p>2594</text:p>
          </table:table-cell>
          <table:table-cell office:value-type="string">
            <text:p>Composite</text:p>
          </table:table-cell>
          <table:table-cell table:style-name="ce108" table:formula="of:=SUMPRODUCT([.C51:.C66];[.D51:.D66])/SUM([.D51:.D66])" office:value-type="float" office:value="38543.1214471751">
            <text:p>38543.121447</text:p>
          </table:table-cell>
          <table:table-cell/>
          <table:table-cell table:formula="of:=[.C50]" office:value-type="float" office:value="38543.1214471751">
            <text:p>38543.121447</text:p>
          </table:table-cell>
          <table:table-cell/>
          <table:table-cell table:style-name="ce103" table:formula="of:=[.E50]*[.$J$28]/[.$E$50]" office:value-type="float" office:value="38543.1249903477">
            <text:p>38543.125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.5">
            <text:p>5.5</text:p>
          </table:table-cell>
          <table:table-cell office:value-type="float" office:value="38542.886">
            <text:p>38542.886</text:p>
          </table:table-cell>
          <table:table-cell office:value-type="float" office:value="100">
            <text:p>100.0</text:p>
          </table:table-cell>
          <table:table-cell table:number-columns-repeated="2"/>
          <table:table-cell table:style-name="ce108"/>
          <table:table-cell table:number-columns-repeated="1017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542.913">
            <text:p>38542.913</text:p>
          </table:table-cell>
          <table:table-cell office:value-type="float" office:value="12.8">
            <text:p>12.8</text:p>
          </table:table-cell>
          <table:table-cell table:formula="of:=SUMPRODUCT([.C51:.C52];[.D51:.D52])/SUM([.D51:.D52])" office:value-type="float" office:value="38542.8890638298">
            <text:p>38542.889064</text:p>
          </table:table-cell>
          <table:table-cell table:formula="of:=SUM([.D51:.D52])/SUM([.$D$51:.$D$66])" office:value-type="float" office:value="0.285786673422853">
            <text:p>0.286</text:p>
          </table:table-cell>
          <table:table-cell table:formula="of:=[.E52]*[.$J$28]/[.$E$50]" office:value-type="float" office:value="38542.8926069811">
            <text:p>38542.89261</text:p>
          </table:table-cell>
          <table:table-cell table:formula="of:=100000000/[.G52]" office:value-type="float" office:value="2594.51206788479">
            <text:p>2594.512068</text:p>
          </table:table-cell>
          <table:table-cell table:number-columns-repeated="1016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38543.032">
            <text:p>38543.032</text:p>
          </table:table-cell>
          <table:table-cell office:value-type="float" office:value="12.8">
            <text:p>12.8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4.5">
            <text:p>4.5</text:p>
          </table:table-cell>
          <table:table-cell office:value-type="float" office:value="38543.059">
            <text:p>38543.059</text:p>
          </table:table-cell>
          <table:table-cell office:value-type="float" office:value="62.1">
            <text:p>62.1</text:p>
          </table:table-cell>
          <table:table-cell table:formula="of:=SUMPRODUCT([.C53:.C55];[.D53:.D55])/SUM([.D53:.D55])" office:value-type="float" office:value="38543.0596121148">
            <text:p>38543.059612</text:p>
          </table:table-cell>
          <table:table-cell table:formula="of:=SUM([.D53:.D55])/SUM([.$D$51:.$D$66])" office:value-type="float" office:value="0.238408918165695">
            <text:p>0.238</text:p>
          </table:table-cell>
          <table:table-cell table:formula="of:=[.E54]*[.$J$28]/[.$E$50]" office:value-type="float" office:value="38543.0631552817">
            <text:p>38543.06316</text:p>
          </table:table-cell>
          <table:table-cell table:formula="of:=100000000/[.G54]" office:value-type="float" office:value="2594.50058748889">
            <text:p>2594.500587</text:p>
          </table:table-cell>
          <table:table-cell table:number-columns-repeated="1016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543.08">
            <text:p>38543.080</text:p>
          </table:table-cell>
          <table:table-cell office:value-type="float" office:value="19.2">
            <text:p>19.2</text:p>
          </table:table-cell>
          <table:table-cell table:number-columns-repeated="1020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543.179">
            <text:p>38543.179</text:p>
          </table:table-cell>
          <table:table-cell office:value-type="float" office:value="19.2">
            <text:p>19.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3.5">
            <text:p>3.5</text:p>
          </table:table-cell>
          <table:table-cell office:value-type="float" office:value="38543.2">
            <text:p>38543.200</text:p>
          </table:table-cell>
          <table:table-cell office:value-type="float" office:value="35.9">
            <text:p>35.9</text:p>
          </table:table-cell>
          <table:table-cell table:formula="of:=SUMPRODUCT([.C56:.C58];[.D56:.D58])/SUM([.D56:.D58])" office:value-type="float" office:value="38543.1992058433">
            <text:p>38543.199206</text:p>
          </table:table-cell>
          <table:table-cell table:formula="of:=SUM([.D56:.D58])/SUM([.$D$51:.$D$66])" office:value-type="float" office:value="0.190777805928553">
            <text:p>0.191</text:p>
          </table:table-cell>
          <table:table-cell table:formula="of:=[.E57]*[.$J$28]/[.$E$50]" office:value-type="float" office:value="38543.2027490231">
            <text:p>38543.20275</text:p>
          </table:table-cell>
          <table:table-cell table:formula="of:=100000000/[.G57]" office:value-type="float" office:value="2594.49119086334">
            <text:p>2594.491191</text:p>
          </table:table-cell>
          <table:table-cell table:number-columns-repeated="1016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543.217">
            <text:p>38543.217</text:p>
          </table:table-cell>
          <table:table-cell office:value-type="float" office:value="20.2">
            <text:p>20.2</text:p>
          </table:table-cell>
          <table:table-cell table:number-columns-repeated="1020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543.293">
            <text:p>38543.293</text:p>
          </table:table-cell>
          <table:table-cell office:value-type="float" office:value="20.2">
            <text:p>20.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.5">
            <text:p>2.5</text:p>
          </table:table-cell>
          <table:table-cell office:value-type="float" office:value="38543.31">
            <text:p>38543.310</text:p>
          </table:table-cell>
          <table:table-cell office:value-type="float" office:value="19.3">
            <text:p>19.3</text:p>
          </table:table-cell>
          <table:table-cell table:formula="of:=SUMPRODUCT([.C59:.C61];[.D59:.D61])/SUM([.D59:.D61])" office:value-type="float" office:value="38543.3075070922">
            <text:p>38543.307507</text:p>
          </table:table-cell>
          <table:table-cell table:formula="of:=SUM([.D59:.D61])/SUM([.$D$51:.$D$66])" office:value-type="float" office:value="0.142893336711426">
            <text:p>0.143</text:p>
          </table:table-cell>
          <table:table-cell table:formula="of:=[.E60]*[.$J$28]/[.$E$50]" office:value-type="float" office:value="38543.3110502819">
            <text:p>38543.31105</text:p>
          </table:table-cell>
          <table:table-cell table:formula="of:=100000000/[.G60]" office:value-type="float" office:value="2594.48390070963">
            <text:p>2594.483901</text:p>
          </table:table-cell>
          <table:table-cell table:number-columns-repeated="1016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543.322">
            <text:p>38543.322</text:p>
          </table:table-cell>
          <table:table-cell office:value-type="float" office:value="16.9">
            <text:p>16.9</text:p>
          </table:table-cell>
          <table:table-cell table:number-columns-repeated="1020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543.377">
            <text:p>38543.377</text:p>
          </table:table-cell>
          <table:table-cell office:value-type="float" office:value="16.7">
            <text:p>16.7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.5">
            <text:p>1.5</text:p>
          </table:table-cell>
          <table:table-cell office:value-type="float" office:value="38543.389">
            <text:p>38543.389</text:p>
          </table:table-cell>
          <table:table-cell office:value-type="float" office:value="10.2">
            <text:p>10.2</text:p>
          </table:table-cell>
          <table:table-cell table:number-columns-repeated="1020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38543.396">
            <text:p>38543.396</text:p>
          </table:table-cell>
          <table:table-cell office:value-type="float" office:value="10.4">
            <text:p>10.4</text:p>
          </table:table-cell>
          <table:table-cell table:formula="of:=SUMPRODUCT([.C62:.C66];[.D62:.D66])/SUM([.D62:.D66])" office:value-type="float" office:value="38543.4009928699">
            <text:p>38543.400993</text:p>
          </table:table-cell>
          <table:table-cell table:formula="of:=SUM([.D62:.D66])/SUM([.$D$51:.$D$66])" office:value-type="float" office:value="0.142133265771472">
            <text:p>0.142</text:p>
          </table:table-cell>
          <table:table-cell table:formula="of:=[.E64]*[.$J$28]/[.$E$50]" office:value-type="float" office:value="38543.4045360682">
            <text:p>38543.40454</text:p>
          </table:table-cell>
          <table:table-cell table:formula="of:=100000000/[.G64]" office:value-type="float" office:value="2594.47760787249">
            <text:p>2594.477608</text:p>
          </table:table-cell>
          <table:table-cell table:number-columns-repeated="101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543.428">
            <text:p>38543.428</text:p>
          </table:table-cell>
          <table:table-cell office:value-type="float" office:value="10.4">
            <text:p>10.4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38543.436">
            <text:p>38543.436</text:p>
          </table:table-cell>
          <table:table-cell office:value-type="float" office:value="8.4">
            <text:p>8.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08"/>
          <table:table-cell table:number-columns-repeated="1017"/>
        </table:table-row>
        <table:table-row table:style-name="ro1">
          <table:table-cell office:value-type="float" office:value="2606">
            <text:p>2606</text:p>
          </table:table-cell>
          <table:table-cell office:value-type="string">
            <text:p>Composite</text:p>
          </table:table-cell>
          <table:table-cell table:style-name="ce108" table:formula="of:=SUMPRODUCT([.C69:.C82];[.D69:.D82])/SUM([.D69:.D82])" office:value-type="float" office:value="38366.2270605541">
            <text:p>38366.227061</text:p>
          </table:table-cell>
          <table:table-cell/>
          <table:table-cell table:formula="of:=[.C68]" office:value-type="float" office:value="38366.2270605541">
            <text:p>38366.227061</text:p>
          </table:table-cell>
          <table:table-cell/>
          <table:table-cell table:style-name="ce103" table:formula="of:=[.E68]*[.$J$29]/[.$E$68]" office:value-type="float" office:value="38366.2312984294">
            <text:p>38366.2313</text:p>
          </table:table-cell>
          <table:table-cell table:number-columns-repeated="1017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365.94">
            <text:p>38365.940</text:p>
          </table:table-cell>
          <table:table-cell office:value-type="float" office:value="100">
            <text:p>100.0</text:p>
          </table:table-cell>
          <table:table-cell table:formula="of:=[.C69]" office:value-type="float" office:value="38365.94">
            <text:p>38365.940000</text:p>
          </table:table-cell>
          <table:table-cell table:formula="of:=SUM([.D69])/SUM([.$D$69:.$D$82])" office:value-type="float" office:value="0.285632676378178">
            <text:p>0.286</text:p>
          </table:table-cell>
          <table:table-cell table:formula="of:=[.E69]*[.$J$29]/[.$E$68]" office:value-type="float" office:value="38365.9442378436">
            <text:p>38365.94424</text:p>
          </table:table-cell>
          <table:table-cell table:formula="of:=100000000/[.G69]" office:value-type="float" office:value="2606.47827093909">
            <text:p>2606.47827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.5">
            <text:p>4.5</text:p>
          </table:table-cell>
          <table:table-cell office:value-type="float" office:value="38366.086">
            <text:p>38366.086</text:p>
          </table:table-cell>
          <table:table-cell office:value-type="float" office:value="15.4">
            <text:p>15.4</text:p>
          </table:table-cell>
          <table:table-cell table:number-columns-repeated="1020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366.165">
            <text:p>38366.165</text:p>
          </table:table-cell>
          <table:table-cell office:value-type="float" office:value="67.9">
            <text:p>67.9</text:p>
          </table:table-cell>
          <table:table-cell table:formula="of:=SUMPRODUCT([.C70:.C71];[.D70:.D71])/SUM([.D70:.D71])" office:value-type="float" office:value="38366.150394958">
            <text:p>38366.150395</text:p>
          </table:table-cell>
          <table:table-cell table:formula="of:=SUM([.D70:.D71])/SUM([.$D$69:.$D$82])" office:value-type="float" office:value="0.237932019423022">
            <text:p>0.238</text:p>
          </table:table-cell>
          <table:table-cell table:formula="of:=[.E71]*[.$J$29]/[.$E$68]" office:value-type="float" office:value="38366.1546328248">
            <text:p>38366.15463</text:p>
          </table:table-cell>
          <table:table-cell table:formula="of:=100000000/[.G71]" office:value-type="float" office:value="2606.46397735267">
            <text:p>2606.463977</text:p>
          </table:table-cell>
          <table:table-cell table:number-columns-repeated="1016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366.206">
            <text:p>38366.206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3.5">
            <text:p>3.5</text:p>
          </table:table-cell>
          <table:table-cell office:value-type="float" office:value="38366.285">
            <text:p>38366.285</text:p>
          </table:table-cell>
          <table:table-cell office:value-type="float" office:value="22.6">
            <text:p>22.6</text:p>
          </table:table-cell>
          <table:table-cell table:formula="of:=SUMPRODUCT([.C72:.C74];[.D72:.D74])/SUM([.D72:.D74])" office:value-type="float" office:value="38366.3228125937">
            <text:p>38366.322813</text:p>
          </table:table-cell>
          <table:table-cell table:formula="of:=SUM([.D72:.D74])/SUM([.$D$69:.$D$82])" office:value-type="float" office:value="0.190516995144245">
            <text:p>0.191</text:p>
          </table:table-cell>
          <table:table-cell table:formula="of:=[.E73]*[.$J$29]/[.$E$68]" office:value-type="float" office:value="38366.3270504796">
            <text:p>38366.32705</text:p>
          </table:table-cell>
          <table:table-cell table:formula="of:=100000000/[.G73]" office:value-type="float" office:value="2606.4522639456">
            <text:p>2606.452264</text:p>
          </table:table-cell>
          <table:table-cell table:number-columns-repeated="1016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366.346">
            <text:p>38366.346</text:p>
          </table:table-cell>
          <table:table-cell office:value-type="float" office:value="42.9">
            <text:p>42.9</text:p>
          </table:table-cell>
          <table:table-cell table:number-columns-repeated="1020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366.378">
            <text:p>38366.378</text:p>
          </table:table-cell>
          <table:table-cell office:value-type="float" office:value="2.9">
            <text:p>2.9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.5">
            <text:p>2.5</text:p>
          </table:table-cell>
          <table:table-cell office:value-type="float" office:value="38366.439">
            <text:p>38366.439</text:p>
          </table:table-cell>
          <table:table-cell office:value-type="float" office:value="23.1">
            <text:p>23.1</text:p>
          </table:table-cell>
          <table:table-cell table:formula="of:=SUMPRODUCT([.C75:.C77];[.D75:.D77])/SUM([.D75:.D77])" office:value-type="float" office:value="38366.456582">
            <text:p>38366.456582</text:p>
          </table:table-cell>
          <table:table-cell table:formula="of:=SUM([.D75:.D77])/SUM([.$D$69:.$D$82])" office:value-type="float" office:value="0.142816338189089">
            <text:p>0.143</text:p>
          </table:table-cell>
          <table:table-cell table:formula="of:=[.E76]*[.$J$29]/[.$E$68]" office:value-type="float" office:value="38366.4608199007">
            <text:p>38366.46082</text:p>
          </table:table-cell>
          <table:table-cell table:formula="of:=100000000/[.G76]" office:value-type="float" office:value="2606.44317622672">
            <text:p>2606.443176</text:p>
          </table:table-cell>
          <table:table-cell table:number-columns-repeated="1016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366.483">
            <text:p>38366.483</text:p>
          </table:table-cell>
          <table:table-cell office:value-type="float" office:value="24">
            <text:p>24.0</text:p>
          </table:table-cell>
          <table:table-cell table:number-columns-repeated="1020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366.505">
            <text:p>38366.505</text:p>
          </table:table-cell>
          <table:table-cell office:value-type="float" office:value="4">
            <text:p>4.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.5">
            <text:p>1.5</text:p>
          </table:table-cell>
          <table:table-cell office:value-type="float" office:value="38366.549">
            <text:p>38366.549</text:p>
          </table:table-cell>
          <table:table-cell office:value-type="float" office:value="19">
            <text:p>19.0</text:p>
          </table:table-cell>
          <table:table-cell table:number-columns-repeated="1020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38366.575">
            <text:p>38366.575</text:p>
          </table:table-cell>
          <table:table-cell office:value-type="float" office:value="10.4">
            <text:p>10.4</text:p>
          </table:table-cell>
          <table:table-cell table:formula="of:=SUMPRODUCT([.C78:.C82];[.D78:.D82])/SUM([.D78:.D82])" office:value-type="float" office:value="38366.5709640719">
            <text:p>38366.570964</text:p>
          </table:table-cell>
          <table:table-cell table:formula="of:=SUM([.D78:.D82])/SUM([.$D$69:.$D$82])" office:value-type="float" office:value="0.143101970865467">
            <text:p>0.143</text:p>
          </table:table-cell>
          <table:table-cell table:formula="of:=[.E80]*[.$J$29]/[.$E$68]" office:value-type="float" office:value="38366.5752019851">
            <text:p>38366.57520</text:p>
          </table:table-cell>
          <table:table-cell table:formula="of:=100000000/[.G80]" office:value-type="float" office:value="2606.43540565033">
            <text:p>2606.435406</text:p>
          </table:table-cell>
          <table:table-cell table:number-columns-repeated="101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366.589">
            <text:p>38366.589</text:p>
          </table:table-cell>
          <table:table-cell office:value-type="float" office:value="3.7">
            <text:p>3.7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38366.615">
            <text:p>38366.615</text:p>
          </table:table-cell>
          <table:table-cell office:value-type="float" office:value="13">
            <text:p>13.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97" office:value-type="string">
            <text:p>References</text:p>
          </table:table-cell>
          <table:table-cell table:style-name="ce97" table:number-columns-repeated="1023"/>
        </table:table-row>
        <table:table-row table:style-name="ro14">
          <table:table-cell table:style-name="ce97" office:value-type="string">
            <text:p>Aldenius:2009:014008</text:p>
          </table:table-cell>
          <table:table-cell table:style-name="ce97" office:value-type="string">
            <text:p><text:a xlink:href="http://adsabs.harvard.edu/abs/2009PhST..134a4008A">http://adsabs.harvard.edu/abs/2009PhST..134a4008A</text:a></text:p>
          </table:table-cell>
          <table:table-cell table:style-name="ce97" table:number-columns-repeated="1022"/>
        </table:table-row>
        <table:table-row table:style-name="ro14">
          <table:table-cell table:style-name="ce97" office:value-type="string">
            <text:p>Nave:2012:1570</text:p>
          </table:table-cell>
          <table:table-cell table:style-name="ce97" office:value-type="string">
            <text:p><text:a xlink:href="http://adsabs.harvard.edu/abs/2012MNRAS.420.1570N">http://adsabs.harvard.edu/abs/2012MNRAS.420.1570N</text:a></text:p>
          </table:table-cell>
          <table:table-cell table:style-name="ce97" table:number-columns-repeated="1022"/>
        </table:table-row>
        <table:table-row table:style-name="ro14">
          <table:table-cell office:value-type="string">
            <text:p>Pickering:2000:163</text:p>
          </table:table-cell>
          <table:table-cell table:style-name="ce97" office:value-type="string">
            <text:p><text:a xlink:href="http://adsabs.harvard.edu/abs/2000MNRAS.319..163P">http://adsabs.harvard.edu/abs/2000MNRAS.319..163P</text:a></text:p>
          </table:table-cell>
          <table:table-cell table:style-name="ce97" table:number-columns-repeated="1022"/>
        </table:table-row>
        <table:table-row table:style-name="ro14">
          <table:table-cell office:value-type="string">
            <text:p>Blackwell-Whitehead:2005:705</text:p>
          </table:table-cell>
          <table:table-cell table:style-name="ce97" office:value-type="string">
            <text:p><text:a xlink:href="http://adsabs.harvard.edu/abs/2005MNRAS.364..705B">http://adsabs.harvard.edu/abs/2005MNRAS.364..705B</text:a></text:p>
          </table:table-cell>
          <table:table-cell table:style-name="ce97" table:number-columns-repeated="1022"/>
        </table:table-row>
      </table:table>
      <table:table table:name="FeII" table:style-name="ta1">
        <table:table-column table:style-name="co52" table:default-cell-style-name="ce97"/>
        <table:table-column table:style-name="co119" table:default-cell-style-name="ce125"/>
        <table:table-column table:style-name="co120" table:default-cell-style-name="Default"/>
        <table:table-column table:style-name="co28" table:default-cell-style-name="Default"/>
        <table:table-column table:style-name="co121" table:default-cell-style-name="Default"/>
        <table:table-column table:style-name="co7" table:default-cell-style-name="ce97"/>
        <table:table-column table:style-name="co122" table:default-cell-style-name="ce97"/>
        <table:table-column table:style-name="co123" table:default-cell-style-name="ce97"/>
        <table:table-column table:style-name="co124" table:default-cell-style-name="ce134"/>
        <table:table-column table:style-name="co125" table:default-cell-style-name="Default"/>
        <table:table-column table:style-name="co126" table:visibility="collapse" table:default-cell-style-name="ce97"/>
        <table:table-column table:style-name="co60" table:visibility="collapse" table:default-cell-style-name="Default"/>
        <table:table-column table:style-name="co127" table:visibility="collapse" table:default-cell-style-name="Default"/>
        <table:table-column table:style-name="co128" table:visibility="collapse" table:default-cell-style-name="ce97"/>
        <table:table-column table:style-name="co100" table:visibility="collapse" table:default-cell-style-name="ce97"/>
        <table:table-column table:style-name="co129" table:visibility="collapse" table:default-cell-style-name="ce97"/>
        <table:table-column table:style-name="co130" table:default-cell-style-name="Default"/>
        <table:table-column table:style-name="co1" table:default-cell-style-name="Default"/>
        <table:table-column table:style-name="co131" table:default-cell-style-name="ce97"/>
        <table:table-column table:style-name="co1" table:number-columns-repeated="1004" table:default-cell-style-name="ce97"/>
        <table:table-column table:style-name="co1" table:default-cell-style-name="Default"/>
        <table:table-row table:style-name="ro1">
          <table:table-cell office:value-type="string">
            <text:p>Updated</text:p>
          </table:table-cell>
          <table:table-cell table:style-name="ce100" office:value-type="string">
            <text:p>14/11/2012</text:p>
          </table:table-cell>
          <table:table-cell/>
          <table:table-cell table:style-name="ce97" table:number-columns-repeated="2"/>
          <table:table-cell table:number-columns-repeated="3"/>
          <table:table-cell table:style-name="ce97" table:number-columns-repeated="2"/>
          <table:table-cell/>
          <table:table-cell table:style-name="ce97" table:number-columns-repeated="2"/>
          <table:table-cell table:number-columns-repeated="3"/>
          <table:table-cell table:style-name="ce97" table:number-columns-repeated="2"/>
          <table:table-cell table:number-columns-repeated="1006"/>
        </table:table-row>
        <table:table-row table:style-name="ro1">
          <table:table-cell/>
          <table:table-cell table:style-name="ce101"/>
          <table:table-cell table:style-name="ce97" table:number-columns-repeated="3"/>
          <table:table-cell table:number-columns-repeated="3"/>
          <table:table-cell table:style-name="ce97" table:number-columns-repeated="2"/>
          <table:table-cell/>
          <table:table-cell table:style-name="ce97" table:number-columns-repeated="2"/>
          <table:table-cell table:number-columns-repeated="3"/>
          <table:table-cell table:style-name="ce97" table:number-columns-repeated="2"/>
          <table:table-cell table:number-columns-repeated="1006"/>
        </table:table-row>
        <table:table-row table:style-name="ro1">
          <table:table-cell office:value-type="string">
            <text:p>Summary</text:p>
          </table:table-cell>
          <table:table-cell table:style-name="ce101"/>
          <table:table-cell table:style-name="ce97" table:number-columns-repeated="3"/>
          <table:table-cell table:number-columns-repeated="3"/>
          <table:table-cell table:style-name="ce97" table:number-columns-repeated="2"/>
          <table:table-cell/>
          <table:table-cell table:style-name="ce97" table:number-columns-repeated="2"/>
          <table:table-cell table:number-columns-repeated="3"/>
          <table:table-cell table:style-name="ce97" table:number-columns-repeated="2"/>
          <table:table-cell table:number-columns-repeated="1006"/>
        </table:table-row>
        <table:table-row table:style-name="ro14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3"/>
          <table:table-cell/>
        </table:table-row>
        <table:table-row table:style-name="ro1">
          <table:table-cell office:value-type="string">
            <text:p>FeII</text:p>
          </table:table-cell>
          <table:table-cell table:style-name="ce139" table:formula="of:=[.A70]" office:value-type="float" office:value="1608">
            <text:p>1608</text:p>
          </table:table-cell>
          <table:table-cell table:style-name="ce139" office:value-type="string">
            <text:p>CMP</text:p>
          </table:table-cell>
          <table:table-cell table:style-name="ce111" table:formula="of:=55.845" office:value-type="float" office:value="55.845">
            <text:p>55.845</text:p>
          </table:table-cell>
          <table:table-cell table:style-name="ce106" table:formula="of:=[.F70]" office:value-type="float" office:value="62171.623">
            <text:p>62171.623</text:p>
          </table:table-cell>
          <table:table-cell table:style-name="ce106" table:formula="of:=[.G70]"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style-name="Default" table:formula="of:=[.K56]" office:value-type="string" office:string-value="Nave:2012:1570">
            <text:p>Nave:2012:1570</text:p>
          </table:table-cell>
          <table:table-cell table:style-name="ce107" table:formula="of:=[.H70]" office:value-type="float" office:value="1608.45085224814">
            <text:p>1608.450852</text:p>
          </table:table-cell>
          <table:table-cell table:style-name="ce107" table:formula="of:=[.I70]" office:value-type="float" office:value="0.0000776134243229329">
            <text:p>0.000078</text:p>
          </table:table-cell>
          <table:table-cell table:style-name="ce109" table:formula="of:=299792458*[.J5]/[.I5]" office:value-type="float" office:value="14.4660430370299">
            <text:p>14.5</text:p>
          </table:table-cell>
          <table:table-cell office:value-type="string">
            <text:p>3\rm{d}^64\rm{s~a}^6\rm{D}_{9/2}</text:p>
          </table:table-cell>
          <table:table-cell table:style-name="ce97" office:value-type="string">
            <text:p>3\rm{d}^54\rm{s}4\rm{p~y}^6\rm{P}_{7/2}</text:p>
          </table:table-cell>
          <table:table-cell office:value-type="string">
            <text:p>j_1</text:p>
          </table:table-cell>
          <table:table-cell table:style-name="ce110" office:value-type="float" office:value="7.87">
            <text:p>7.87</text:p>
          </table:table-cell>
          <table:table-cell table:style-name="ce110" office:value-type="float" office:value="16.18">
            <text:p>16.18</text:p>
          </table:table-cell>
          <table:table-cell table:style-name="ce104" office:value-type="float" office:value="0.0577">
            <text:p>0.0577</text:p>
          </table:table-cell>
          <table:table-cell table:style-name="ce113" office:value-type="float" office:value="274000000">
            <text:p>2.74E+08</text:p>
          </table:table-cell>
          <table:table-cell office:value-type="float" office:value="-1165">
            <text:p>-1165</text:p>
          </table:table-cell>
          <table:table-cell office:value-type="float" office:value="300">
            <text:p>300</text:p>
          </table:table-cell>
          <table:table-cell table:number-columns-repeated="1003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office:value-type="string">
            <text:p>58; 57.9332756</text:p>
          </table:table-cell>
          <table:table-cell table:style-name="ce133" table:formula="of:=[.F74]" office:value-type="float" office:value="62171.5787798598">
            <text:p>62171.5787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4]" office:value-type="float" office:value="1608.45199627446">
            <text:p>1608.4519963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74]" office:value-type="percentage" office:value="0.00282">
            <text:p>0.282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office:value-type="string">
            <text:p>57; 56.9353940</text:p>
          </table:table-cell>
          <table:table-cell table:style-name="ce133" table:formula="of:=[.F73]" office:value-type="float" office:value="62171.5994838381">
            <text:p>62171.5994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3]" office:value-type="float" office:value="1608.45146063832">
            <text:p>1608.4514606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73]" office:value-type="percentage" office:value="0.02119">
            <text:p>2.119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office:value-type="string">
            <text:p>56; 55.9349375</text:p>
          </table:table-cell>
          <table:table-cell table:style-name="ce133" table:formula="of:=[.F72]" office:value-type="float" office:value="62171.6209272442">
            <text:p>62171.62093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2]" office:value-type="float" office:value="1608.4509058727">
            <text:p>1608.4509059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72]" office:value-type="percentage" office:value="0.91754">
            <text:p>91.754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office:value-type="string">
            <text:p>54; 53.9396105</text:p>
          </table:table-cell>
          <table:table-cell table:style-name="ce133" table:formula="of:=[.F71]" office:value-type="float" office:value="62171.6661966571">
            <text:p>62171.6662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1]" office:value-type="float" office:value="1608.44973470209">
            <text:p>1608.4497347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71]" office:value-type="percentage" office:value="0.05845">
            <text:p>5.845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ce139" table:formula="of:=[.A75]" office:value-type="float" office:value="1611">
            <text:p>1611</text:p>
          </table:table-cell>
          <table:table-cell table:style-name="ce139" office:value-type="string">
            <text:p>CMP</text:p>
          </table:table-cell>
          <table:table-cell table:style-name="ce111" table:formula="of:=[.$D$5]" office:value-type="float" office:value="55.845">
            <text:p>55.845</text:p>
          </table:table-cell>
          <table:table-cell table:style-name="ce106" table:formula="of:=[.F75]" office:value-type="float" office:value="62065.527">
            <text:p>62065.527</text:p>
          </table:table-cell>
          <table:table-cell table:style-name="ce106" table:formula="of:=[.G75]"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style-name="Default" table:formula="of:=[.K57]" office:value-type="string" office:string-value="Nave:2012:1570">
            <text:p>Nave:2012:1570</text:p>
          </table:table-cell>
          <table:table-cell table:style-name="ce107" table:formula="of:=[.H75]" office:value-type="float" office:value="1611.20036892622">
            <text:p>1611.200369</text:p>
          </table:table-cell>
          <table:table-cell table:style-name="ce107" table:formula="of:=[.I75]" office:value-type="float" office:value="0.0000778789988648392">
            <text:p>0.000078</text:p>
          </table:table-cell>
          <table:table-cell table:style-name="ce109" table:formula="of:=299792458*[.J10]/[.I10]" office:value-type="float" office:value="14.4907715679269">
            <text:p>14.5</text:p>
          </table:table-cell>
          <table:table-cell table:style-name="ce97"/>
          <table:table-cell table:style-name="ce97" office:value-type="string">
            <text:p>3\rm{d}^64\rm{p~y}^4\rm{F}_{7/2}</text:p>
          </table:table-cell>
          <table:table-cell office:value-type="string">
            <text:p>j_2</text:p>
          </table:table-cell>
          <table:table-cell table:number-columns-repeated="2"/>
          <table:table-cell table:style-name="ce133" office:value-type="float" office:value="0.00138">
            <text:p>0.00138</text:p>
          </table:table-cell>
          <table:table-cell table:style-name="ce138" office:value-type="float" office:value="286000000">
            <text:p>2.86E+08</text:p>
          </table:table-cell>
          <table:table-cell office:value-type="float" office:value="1330">
            <text:p>1330</text:p>
          </table:table-cell>
          <table:table-cell office:value-type="float" office:value="300">
            <text:p>300</text:p>
          </table:table-cell>
          <table:table-cell table:number-columns-repeated="1003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6]" office:value-type="string" office:string-value="58; 57.9332756">
            <text:p>58; 57.9332756</text:p>
          </table:table-cell>
          <table:table-cell table:style-name="ce133" table:formula="of:=[.F79]" office:value-type="float" office:value="62065.5555750029">
            <text:p>62065.5555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9]" office:value-type="float" office:value="1611.19962712902">
            <text:p>1611.1996271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79]" office:value-type="percentage" office:value="0.00282">
            <text:p>0.282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7]" office:value-type="string" office:string-value="57; 56.9353940">
            <text:p>57; 56.9353940</text:p>
          </table:table-cell>
          <table:table-cell table:style-name="ce133" table:formula="of:=[.F78]" office:value-type="float" office:value="62065.5421961163">
            <text:p>62065.5422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8]" office:value-type="float" office:value="1611.1999744402">
            <text:p>1611.1999744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78]" office:value-type="percentage" office:value="0.02119">
            <text:p>2.119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8]" office:value-type="string" office:string-value="56; 55.9349375">
            <text:p>56; 55.9349375</text:p>
          </table:table-cell>
          <table:table-cell table:style-name="ce133" table:formula="of:=[.F77]" office:value-type="float" office:value="62065.5283394124">
            <text:p>62065.52834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7]" office:value-type="float" office:value="1611.20033415552">
            <text:p>1611.2003342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77]" office:value-type="percentage" office:value="0.91754">
            <text:p>91.754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9]" office:value-type="string" office:string-value="54; 53.9396105">
            <text:p>54; 53.9396105</text:p>
          </table:table-cell>
          <table:table-cell table:style-name="ce133" table:formula="of:=[.F76]" office:value-type="float" office:value="62065.4990863707">
            <text:p>62065.49909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6]" office:value-type="float" office:value="1611.20109355504">
            <text:p>1611.2010936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76]" office:value-type="percentage" office:value="0.05845">
            <text:p>5.845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ce139" table:formula="of:=[.A80]" office:value-type="float" office:value="2249">
            <text:p>2249</text:p>
          </table:table-cell>
          <table:table-cell table:style-name="ce139" office:value-type="string">
            <text:p>CMP</text:p>
          </table:table-cell>
          <table:table-cell table:style-name="ce111" table:formula="of:=[.$D$5]" office:value-type="float" office:value="55.845">
            <text:p>55.845</text:p>
          </table:table-cell>
          <table:table-cell table:style-name="ce104" table:formula="of:=[.F80]" office:value-type="float" office:value="44446.9044">
            <text:p>44446.9044</text:p>
          </table:table-cell>
          <table:table-cell table:style-name="ce104" table:formula="of:=[.G80]" office:value-type="float" office:value="0.0019">
            <text:p>0.0019</text:p>
          </table:table-cell>
          <table:table-cell office:value-type="float" office:value="0">
            <text:p>0</text:p>
          </table:table-cell>
          <table:table-cell table:style-name="Default" table:formula="of:=[.K58]" office:value-type="string" office:string-value="Nave:2012:1570">
            <text:p>Nave:2012:1570</text:p>
          </table:table-cell>
          <table:table-cell table:style-name="ce107" table:formula="of:=[.H80]" office:value-type="float" office:value="2249.87547164252">
            <text:p>2249.875472</text:p>
          </table:table-cell>
          <table:table-cell table:style-name="ce107" table:formula="of:=[.I80]" office:value-type="float" office:value="0.0000961768531200744">
            <text:p>0.000096</text:p>
          </table:table-cell>
          <table:table-cell table:style-name="ce109" table:formula="of:=299792458*[.J15]/[.I15]" office:value-type="float" office:value="12.8154182589148">
            <text:p>12.8</text:p>
          </table:table-cell>
          <table:table-cell table:style-name="ce97"/>
          <table:table-cell table:style-name="ce97" office:value-type="string">
            <text:p>3\rm{d}^64\rm{p~z}^4\rm{D}_{7/2}</text:p>
          </table:table-cell>
          <table:table-cell office:value-type="string">
            <text:p>j_3</text:p>
          </table:table-cell>
          <table:table-cell table:number-columns-repeated="2"/>
          <table:table-cell table:style-name="ce133" office:value-type="float" office:value="0.00182">
            <text:p>0.00182</text:p>
          </table:table-cell>
          <table:table-cell table:style-name="ce138" office:value-type="float" office:value="331000000">
            <text:p>3.31E+08</text:p>
          </table:table-cell>
          <table:table-cell office:value-type="float" office:value="1604">
            <text:p>1604</text:p>
          </table:table-cell>
          <table:table-cell office:value-type="float" office:value="200">
            <text:p>200</text:p>
          </table:table-cell>
          <table:table-cell table:number-columns-repeated="1003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11]" office:value-type="string" office:string-value="58; 57.9332756">
            <text:p>58; 57.9332756</text:p>
          </table:table-cell>
          <table:table-cell table:style-name="ce133" table:formula="of:=[.F84]" office:value-type="float" office:value="44446.9358411231">
            <text:p>44446.93584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4]" office:value-type="float" office:value="2249.87388011297">
            <text:p>2249.8738801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84]" office:value-type="percentage" office:value="0.00282">
            <text:p>0.282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12]" office:value-type="string" office:string-value="57; 56.9353940">
            <text:p>57; 56.9353940</text:p>
          </table:table-cell>
          <table:table-cell table:style-name="ce133" table:formula="of:=[.F83]" office:value-type="float" office:value="44446.921120312">
            <text:p>44446.92112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3]" office:value-type="float" office:value="2249.87462527074">
            <text:p>2249.8746253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83]" office:value-type="percentage" office:value="0.02119">
            <text:p>2.119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13]" office:value-type="string" office:string-value="56; 55.9349375">
            <text:p>56; 55.9349375</text:p>
          </table:table-cell>
          <table:table-cell table:style-name="ce133" table:formula="of:=[.F82]" office:value-type="float" office:value="44446.9058737576">
            <text:p>44446.9058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2]" office:value-type="float" office:value="2249.8753970418">
            <text:p>2249.8753970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82]" office:value-type="percentage" office:value="0.91754">
            <text:p>91.754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14]" office:value-type="string" office:string-value="54; 53.9396105">
            <text:p>54; 53.9396105</text:p>
          </table:table-cell>
          <table:table-cell table:style-name="ce133" table:formula="of:=[.F81]" office:value-type="float" office:value="44446.8736865874">
            <text:p>44446.87369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1]" office:value-type="float" office:value="2249.877026338">
            <text:p>2249.8770263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81]" office:value-type="percentage" office:value="0.05845">
            <text:p>5.845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4">
          <table:table-cell/>
          <table:table-cell table:style-name="Default" table:formula="of:=[.A59]" office:value-type="float" office:value="2260">
            <text:p>2260</text:p>
          </table:table-cell>
          <table:table-cell office:value-type="string">
            <text:p>ALL</text:p>
          </table:table-cell>
          <table:table-cell table:style-name="ce111" table:formula="of:=[.$D$5]" office:value-type="float" office:value="55.845">
            <text:p>55.845</text:p>
          </table:table-cell>
          <table:table-cell table:style-name="ce103" table:formula="of:=[.I59]" office:value-type="float" office:value="44232.5389736604">
            <text:p>44232.5390</text:p>
          </table:table-cell>
          <table:table-cell table:style-name="ce103" table:formula="of:=[.J59]" office:value-type="float" office:value="0.00189736659610103">
            <text:p>0.0019</text:p>
          </table:table-cell>
          <table:table-cell table:style-name="ce105" office:value-type="float" office:value="0">
            <text:p>0</text:p>
          </table:table-cell>
          <table:table-cell table:style-name="Default" office:value-type="string">
            <text:p>Aldenius:2009:014008,<text:span text:style-name="T8">Nave:2012:1570</text:span></text:p>
          </table:table-cell>
          <table:table-cell table:style-name="ce108" table:formula="of:=[.L59]" office:value-type="float" office:value="2260.77910787685">
            <text:p>2260.779108</text:p>
          </table:table-cell>
          <table:table-cell table:style-name="ce108" table:formula="of:=[.M59]" office:value-type="float" office:value="0.0000969767248270092">
            <text:p>0.000097</text:p>
          </table:table-cell>
          <table:table-cell table:style-name="ce109" table:formula="of:=299792458*[.J20]/[.I20]" office:value-type="float" office:value="12.8596777117167">
            <text:p>12.9</text:p>
          </table:table-cell>
          <table:table-cell/>
          <table:table-cell office:value-type="string">
            <text:p>3\rm{d}^64\rm{p~z}^4\rm{F}_{9/2}</text:p>
          </table:table-cell>
          <table:table-cell table:style-name="Default" office:value-type="string">
            <text:p>j_4</text:p>
          </table:table-cell>
          <table:table-cell table:number-columns-repeated="2"/>
          <table:table-cell table:style-name="ce133" office:value-type="float" office:value="0.00244">
            <text:p>0.00244</text:p>
          </table:table-cell>
          <table:table-cell table:style-name="ce138" office:value-type="float" office:value="258000000">
            <text:p>2.58E+08</text:p>
          </table:table-cell>
          <table:table-cell office:value-type="float" office:value="1435">
            <text:p>1435</text:p>
          </table:table-cell>
          <table:table-cell office:value-type="float" office:value="150">
            <text:p>150</text:p>
          </table:table-cell>
          <table:table-cell table:number-columns-repeated="1003"/>
          <table:table-cell table:style-name="ce97"/>
        </table:table-row>
        <table:table-row table:style-name="ro14">
          <table:table-cell/>
          <table:table-cell table:style-name="ce139" table:formula="of:=[.A85]" office:value-type="float" office:value="2344">
            <text:p>2344</text:p>
          </table:table-cell>
          <table:table-cell table:style-name="ce139" office:value-type="string">
            <text:p>CMP</text:p>
          </table:table-cell>
          <table:table-cell table:style-name="ce111" table:formula="of:=[.$D$5]" office:value-type="float" office:value="55.845">
            <text:p>55.845</text:p>
          </table:table-cell>
          <table:table-cell table:style-name="ce104" table:formula="of:=[.F85]" office:value-type="float" office:value="42658.2442743576">
            <text:p>42658.2443</text:p>
          </table:table-cell>
          <table:table-cell table:style-name="ce104" table:formula="of:=[.G85]" office:value-type="float" office:value="0.00137749892382939">
            <text:p>0.0014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8">Nave:2012:1570</text:span></text:p>
          </table:table-cell>
          <table:table-cell table:style-name="ce107" table:formula="of:=[.H85]" office:value-type="float" office:value="2344.21274717373">
            <text:p>2344.212747</text:p>
          </table:table-cell>
          <table:table-cell table:style-name="ce107" table:formula="of:=[.I85]" office:value-type="float" office:value="0.0000756981585010995">
            <text:p>0.000076</text:p>
          </table:table-cell>
          <table:table-cell table:style-name="ce109" table:formula="of:=299792458*[.J21]/[.I21]" office:value-type="float" office:value="9.68074976577046">
            <text:p>9.7</text:p>
          </table:table-cell>
          <table:table-cell table:style-name="ce97"/>
          <table:table-cell table:style-name="ce97" office:value-type="string">
            <text:p>3\rm{d}^64\rm{p~z}^6\rm{P}_{7/2}</text:p>
          </table:table-cell>
          <table:table-cell office:value-type="string">
            <text:p>j_5</text:p>
          </table:table-cell>
          <table:table-cell table:number-columns-repeated="2"/>
          <table:table-cell table:style-name="ce106" office:value-type="float" office:value="0.114">
            <text:p>0.114</text:p>
          </table:table-cell>
          <table:table-cell table:style-name="ce138" office:value-type="float" office:value="268000000">
            <text:p>2.68E+08</text:p>
          </table:table-cell>
          <table:table-cell office:value-type="float" office:value="1375">
            <text:p>1375</text:p>
          </table:table-cell>
          <table:table-cell office:value-type="float" office:value="300">
            <text:p>300</text:p>
          </table:table-cell>
          <table:table-cell table:number-columns-repeated="1003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16]" office:value-type="string" office:string-value="58; 57.9332756">
            <text:p>58; 57.9332756</text:p>
          </table:table-cell>
          <table:table-cell table:style-name="ce133" table:formula="of:=[.F89]" office:value-type="float" office:value="42658.2694875955">
            <text:p>42658.26949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9]" office:value-type="float" office:value="2344.21136162307">
            <text:p>2344.2113616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89]" office:value-type="percentage" office:value="0.00282">
            <text:p>0.282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17]" office:value-type="string" office:string-value="57; 56.9353940">
            <text:p>57; 56.9353940</text:p>
          </table:table-cell>
          <table:table-cell table:style-name="ce133" table:formula="of:=[.F88]" office:value-type="float" office:value="42658.2576826956">
            <text:p>42658.2576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8]" office:value-type="float" office:value="2344.21201034109">
            <text:p>2344.2120103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88]" office:value-type="percentage" office:value="0.02119">
            <text:p>2.119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18]" office:value-type="string" office:string-value="56; 55.9349375">
            <text:p>56; 55.9349375</text:p>
          </table:table-cell>
          <table:table-cell table:style-name="ce133" table:formula="of:=[.F87]" office:value-type="float" office:value="42658.2454561921">
            <text:p>42658.24546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7]" office:value-type="float" office:value="2344.21268222799">
            <text:p>2344.2126822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87]" office:value-type="percentage" office:value="0.91754">
            <text:p>91.754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19]" office:value-type="string" office:string-value="54; 53.9396105">
            <text:p>54; 53.9396105</text:p>
          </table:table-cell>
          <table:table-cell table:style-name="ce133" table:formula="of:=[.F86]" office:value-type="float" office:value="42658.2196446847">
            <text:p>42658.21964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6]" office:value-type="float" office:value="2344.21410065716">
            <text:p>2344.2141007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86]" office:value-type="percentage" office:value="0.05845">
            <text:p>5.845%</text:p>
          </table:table-cell>
          <table:table-cell table:number-columns-repeated="1006"/>
          <table:table-cell table:style-name="ce97"/>
        </table:table-row>
        <table:table-row table:style-name="ro1">
          <table:table-cell/>
          <table:table-cell table:style-name="ce139" table:formula="of:=[.A90]" office:value-type="float" office:value="2367">
            <text:p>2367</text:p>
          </table:table-cell>
          <table:table-cell table:style-name="ce139" office:value-type="string">
            <text:p>CMP</text:p>
          </table:table-cell>
          <table:table-cell table:style-name="ce111" table:formula="of:=[.$D$5]" office:value-type="float" office:value="55.845">
            <text:p>55.845</text:p>
          </table:table-cell>
          <table:table-cell table:style-name="ce104" table:formula="of:=[.F90]" office:value-type="float" office:value="42237.0563">
            <text:p>42237.0563</text:p>
          </table:table-cell>
          <table:table-cell table:style-name="ce104" table:formula="of:=[.G90]" office:value-type="float" office:value="0.0019">
            <text:p>0.0019</text:p>
          </table:table-cell>
          <table:table-cell office:value-type="float" office:value="0">
            <text:p>0</text:p>
          </table:table-cell>
          <table:table-cell table:formula="of:=[.K61]" office:value-type="string" office:string-value="Nave:2012:1570">
            <text:p>Nave:2012:1570</text:p>
          </table:table-cell>
          <table:table-cell table:style-name="ce133" table:formula="of:=[.H90]" office:value-type="float" office:value="2367.58923940445">
            <text:p>2367.58924</text:p>
          </table:table-cell>
          <table:table-cell table:style-name="ce133" table:formula="of:=[.I90]" office:value-type="float" office:value="0.000106504097324331">
            <text:p>0.00011</text:p>
          </table:table-cell>
          <table:table-cell table:style-name="ce109" table:formula="of:=299792458*[.J26]/[.I26]" office:value-type="float" office:value="13.4859225546928">
            <text:p>13.5</text:p>
          </table:table-cell>
          <table:table-cell table:style-name="ce97"/>
          <table:table-cell table:style-name="ce97" office:value-type="string">
            <text:p>3\rm{d}^64\rm{p~z}^6\rm{F}_{7/2}</text:p>
          </table:table-cell>
          <table:table-cell office:value-type="string">
            <text:p>j_6</text:p>
          </table:table-cell>
          <table:table-cell table:number-columns-repeated="2"/>
          <table:table-cell table:style-name="ce134" office:value-type="float" office:value="0.0000216">
            <text:p>0.0000216</text:p>
          </table:table-cell>
          <table:table-cell table:style-name="ce138" office:value-type="float" office:value="307000000">
            <text:p>3.07E+08</text:p>
          </table:table-cell>
          <table:table-cell office:value-type="float" office:value="1803">
            <text:p>1803</text:p>
          </table:table-cell>
          <table:table-cell office:value-type="float" office:value="200">
            <text:p>200</text:p>
          </table:table-cell>
          <table:table-cell table:number-columns-repeated="1003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22]" office:value-type="string" office:string-value="58; 57.9332756">
            <text:p>58; 57.9332756</text:p>
          </table:table-cell>
          <table:table-cell table:style-name="ce133" table:formula="of:=[.F94]" office:value-type="float" office:value="42237.0876980235">
            <text:p>42237.0877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style-name="ce107" table:formula="of:=[.H94]" office:value-type="float" office:value="2367.5874793962">
            <text:p>2367.587479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94]" office:value-type="percentage" office:value="0.00282">
            <text:p>0.282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23]" office:value-type="string" office:string-value="57; 56.9353940">
            <text:p>57; 56.9353940</text:p>
          </table:table-cell>
          <table:table-cell table:style-name="ce133" table:formula="of:=[.F93]" office:value-type="float" office:value="42237.0729973918">
            <text:p>42237.0730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style-name="ce107" table:formula="of:=[.H93]" office:value-type="float" office:value="2367.58830343607">
            <text:p>2367.588303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93]" office:value-type="percentage" office:value="0.02119">
            <text:p>2.119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24]" office:value-type="string" office:string-value="56; 55.9349375">
            <text:p>56; 55.9349375</text:p>
          </table:table-cell>
          <table:table-cell table:style-name="ce133" table:formula="of:=[.F92]" office:value-type="float" office:value="42237.0577717374">
            <text:p>42237.0577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style-name="ce107" table:formula="of:=[.H92]" office:value-type="float" office:value="2367.58915690653">
            <text:p>2367.589157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92]" office:value-type="percentage" office:value="0.91754">
            <text:p>91.754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25]" office:value-type="string" office:string-value="54; 53.9396105">
            <text:p>54; 53.9396105</text:p>
          </table:table-cell>
          <table:table-cell table:style-name="ce133" table:formula="of:=[.F91]" office:value-type="float" office:value="42237.0256286894">
            <text:p>42237.02563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style-name="ce107" table:formula="of:=[.H91]" office:value-type="float" office:value="2367.59095867952">
            <text:p>2367.590959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91]" office:value-type="percentage" office:value="0.05845">
            <text:p>5.845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4">
          <table:table-cell/>
          <table:table-cell table:style-name="ce139" table:formula="of:=[.A95]" office:value-type="float" office:value="2374">
            <text:p>2374</text:p>
          </table:table-cell>
          <table:table-cell table:style-name="ce139" office:value-type="string">
            <text:p>CMP</text:p>
          </table:table-cell>
          <table:table-cell table:style-name="ce111" table:formula="of:=[.$D$5]" office:value-type="float" office:value="55.845">
            <text:p>55.845</text:p>
          </table:table-cell>
          <table:table-cell table:style-name="ce104" table:formula="of:=[.F95]" office:value-type="float" office:value="42114.8376071325">
            <text:p>42114.8376</text:p>
          </table:table-cell>
          <table:table-cell table:style-name="ce104" table:formula="of:=[.G95]" office:value-type="float" office:value="0.00137749892382939">
            <text:p>0.0014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8">Nave:2012:1570</text:span></text:p>
          </table:table-cell>
          <table:table-cell table:style-name="ce107" table:formula="of:=[.H95]" office:value-type="float" office:value="2374.46006400044">
            <text:p>2374.460064</text:p>
          </table:table-cell>
          <table:table-cell table:style-name="ce107" table:formula="of:=[.I95]" office:value-type="float" office:value="0.0000776642240283153">
            <text:p>0.000078</text:p>
          </table:table-cell>
          <table:table-cell table:style-name="ce109" table:formula="of:=299792458*[.J31]/[.I31]" office:value-type="float" office:value="9.80566023118719">
            <text:p>9.8</text:p>
          </table:table-cell>
          <table:table-cell table:style-name="ce97"/>
          <table:table-cell table:style-name="ce97" office:value-type="string">
            <text:p>3\rm{d}^64\rm{p~z}^6\rm{F}_{9/2}</text:p>
          </table:table-cell>
          <table:table-cell office:value-type="string">
            <text:p>j_7</text:p>
          </table:table-cell>
          <table:table-cell table:number-columns-repeated="2"/>
          <table:table-cell table:style-name="ce133" office:value-type="float" office:value="0.0313">
            <text:p>0.03130</text:p>
          </table:table-cell>
          <table:table-cell table:style-name="ce138" office:value-type="float" office:value="309000000">
            <text:p>3.09E+08</text:p>
          </table:table-cell>
          <table:table-cell office:value-type="float" office:value="1625">
            <text:p>1625</text:p>
          </table:table-cell>
          <table:table-cell office:value-type="float" office:value="100">
            <text:p>100</text:p>
          </table:table-cell>
          <table:table-cell table:number-columns-repeated="1003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27]" office:value-type="string" office:string-value="58; 57.9332756">
            <text:p>58; 57.9332756</text:p>
          </table:table-cell>
          <table:table-cell table:style-name="ce133" table:formula="of:=[.F99]" office:value-type="float" office:value="42114.8688974072">
            <text:p>42114.8689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99]" office:value-type="float" office:value="2374.4582998371">
            <text:p>2374.4582998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99]" office:value-type="percentage" office:value="0.00282">
            <text:p>0.282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28]" office:value-type="string" office:string-value="57; 56.9353940">
            <text:p>57; 56.9353940</text:p>
          </table:table-cell>
          <table:table-cell table:style-name="ce133" table:formula="of:=[.F98]" office:value-type="float" office:value="42114.8542472237">
            <text:p>42114.85425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98]" office:value-type="float" office:value="2374.45912582238">
            <text:p>2374.4591258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98]" office:value-type="percentage" office:value="0.02119">
            <text:p>2.119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29]" office:value-type="string" office:string-value="56; 55.9349375">
            <text:p>56; 55.9349375</text:p>
          </table:table-cell>
          <table:table-cell table:style-name="ce133" table:formula="of:=[.F97]" office:value-type="float" office:value="42114.8390738194">
            <text:p>42114.8390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97]" office:value-type="float" office:value="2374.45998130775">
            <text:p>2374.4599813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97]" office:value-type="percentage" office:value="0.91754">
            <text:p>91.754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30]" office:value-type="string" office:string-value="54; 53.9396105">
            <text:p>54; 53.9396105</text:p>
          </table:table-cell>
          <table:table-cell table:style-name="ce133" table:formula="of:=[.F96]" office:value-type="float" office:value="42114.8070410769">
            <text:p>42114.80704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96]" office:value-type="float" office:value="2374.46178733443">
            <text:p>2374.4617873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96]" office:value-type="percentage" office:value="0.05845">
            <text:p>5.845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4">
          <table:table-cell/>
          <table:table-cell table:style-name="ce139" table:formula="of:=[.A100]" office:value-type="float" office:value="2382">
            <text:p>2382</text:p>
          </table:table-cell>
          <table:table-cell table:style-name="ce139" office:value-type="string">
            <text:p>CMP</text:p>
          </table:table-cell>
          <table:table-cell table:style-name="ce111" table:formula="of:=[.$D$5]" office:value-type="float" office:value="55.845">
            <text:p>55.845</text:p>
          </table:table-cell>
          <table:table-cell table:style-name="ce104" table:formula="of:=[.F100]" office:value-type="float" office:value="41968.0674264092">
            <text:p>41968.0674</text:p>
          </table:table-cell>
          <table:table-cell table:style-name="ce104" table:formula="of:=[.G100]" office:value-type="float" office:value="0.0014142135623731">
            <text:p>0.0014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8">Nave:2012:1570</text:span></text:p>
          </table:table-cell>
          <table:table-cell table:style-name="ce107" table:formula="of:=[.H100]" office:value-type="float" office:value="2382.76399491946">
            <text:p>2382.763995</text:p>
          </table:table-cell>
          <table:table-cell table:style-name="ce107" table:formula="of:=[.I100]" office:value-type="float" office:value="0.0000802928837135094">
            <text:p>0.000080</text:p>
          </table:table-cell>
          <table:table-cell table:style-name="ce109" table:formula="of:=299792458*[.J36]/[.I36]" office:value-type="float" office:value="10.1022178527567">
            <text:p>10.1</text:p>
          </table:table-cell>
          <table:table-cell table:style-name="ce97"/>
          <table:table-cell table:style-name="ce97" office:value-type="string">
            <text:p>3\rm{d}^64\rm{p~z}^6\rm{F}_{11/2}</text:p>
          </table:table-cell>
          <table:table-cell office:value-type="string">
            <text:p>j_8</text:p>
          </table:table-cell>
          <table:table-cell table:number-columns-repeated="2"/>
          <table:table-cell table:style-name="ce106" office:value-type="float" office:value="0.32">
            <text:p>0.320</text:p>
          </table:table-cell>
          <table:table-cell table:style-name="ce138" office:value-type="float" office:value="313000000">
            <text:p>3.13E+08</text:p>
          </table:table-cell>
          <table:table-cell office:value-type="float" office:value="1505">
            <text:p>1505</text:p>
          </table:table-cell>
          <table:table-cell office:value-type="float" office:value="100">
            <text:p>100</text:p>
          </table:table-cell>
          <table:table-cell table:number-columns-repeated="1003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32]" office:value-type="string" office:string-value="58; 57.9332756">
            <text:p>58; 57.9332756</text:p>
          </table:table-cell>
          <table:table-cell table:style-name="ce133" table:formula="of:=[.F104]" office:value-type="float" office:value="41968.0985227359">
            <text:p>41968.09852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4]" office:value-type="float" office:value="2382.76222940684">
            <text:p>2382.7622294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104]" office:value-type="percentage" office:value="0.00282">
            <text:p>0.282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33]" office:value-type="string" office:string-value="57; 56.9353940">
            <text:p>57; 56.9353940</text:p>
          </table:table-cell>
          <table:table-cell table:style-name="ce133" table:formula="of:=[.F103]" office:value-type="float" office:value="41968.0839633593">
            <text:p>41968.08396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3]" office:value-type="float" office:value="2382.76305602386">
            <text:p>2382.7630560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103]" office:value-type="percentage" office:value="0.02119">
            <text:p>2.119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34]" office:value-type="string" office:string-value="56; 55.9349375">
            <text:p>56; 55.9349375</text:p>
          </table:table-cell>
          <table:table-cell table:style-name="ce133" table:formula="of:=[.F102]" office:value-type="float" office:value="41968.068884005">
            <text:p>41968.0688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2]" office:value-type="float" office:value="2382.76391216352">
            <text:p>2382.7639122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102]" office:value-type="percentage" office:value="0.91754">
            <text:p>91.754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35]" office:value-type="string" office:string-value="54; 53.9396105">
            <text:p>54; 53.9396105</text:p>
          </table:table-cell>
          <table:table-cell table:style-name="ce133" table:formula="of:=[.F101]" office:value-type="float" office:value="41968.0370498126">
            <text:p>41968.03705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1]" office:value-type="float" office:value="2382.7657195715">
            <text:p>2382.7657196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101]" office:value-type="percentage" office:value="0.05845">
            <text:p>5.845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4">
          <table:table-cell/>
          <table:table-cell table:style-name="ce139" table:formula="of:=[.A105]" office:value-type="float" office:value="2586">
            <text:p>2586</text:p>
          </table:table-cell>
          <table:table-cell table:style-name="ce139" office:value-type="string">
            <text:p>CMP</text:p>
          </table:table-cell>
          <table:table-cell table:style-name="ce111" table:formula="of:=[.$D$5]" office:value-type="float" office:value="55.845">
            <text:p>55.845</text:p>
          </table:table-cell>
          <table:table-cell table:style-name="ce104" table:formula="of:=[.F105]" office:value-type="float" office:value="38660.0531902641">
            <text:p>38660.0532</text:p>
          </table:table-cell>
          <table:table-cell table:style-name="ce104" table:formula="of:=[.G105]" office:value-type="float" office:value="0.00129529684019108">
            <text:p>0.0013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8">Nave:2012:1570</text:span></text:p>
          </table:table-cell>
          <table:table-cell table:style-name="ce107" table:formula="of:=[.H105]" office:value-type="float" office:value="2586.64931234972">
            <text:p>2586.649312</text:p>
          </table:table-cell>
          <table:table-cell table:style-name="ce107" table:formula="of:=[.I105]" office:value-type="float" office:value="0.000086665133761709">
            <text:p>0.000087</text:p>
          </table:table-cell>
          <table:table-cell table:style-name="ce109" table:formula="of:=299792458*[.J41]/[.I41]" office:value-type="float" office:value="10.044482392443">
            <text:p>10.0</text:p>
          </table:table-cell>
          <table:table-cell table:style-name="ce97"/>
          <table:table-cell table:style-name="ce97" office:value-type="string">
            <text:p>3\rm{d}^64\rm{p~z}^6\rm{D}_{7/2}</text:p>
          </table:table-cell>
          <table:table-cell office:value-type="string">
            <text:p>j_9</text:p>
          </table:table-cell>
          <table:table-cell table:number-columns-repeated="2"/>
          <table:table-cell table:style-name="ce104" office:value-type="float" office:value="0.0691">
            <text:p>0.0691</text:p>
          </table:table-cell>
          <table:table-cell table:style-name="ce138" office:value-type="float" office:value="272000000">
            <text:p>2.72E+08</text:p>
          </table:table-cell>
          <table:table-cell office:value-type="float" office:value="1515">
            <text:p>1515</text:p>
          </table:table-cell>
          <table:table-cell office:value-type="float" office:value="100">
            <text:p>100</text:p>
          </table:table-cell>
          <table:table-cell table:number-columns-repeated="1003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37]" office:value-type="string" office:string-value="58; 57.9332756">
            <text:p>58; 57.9332756</text:p>
          </table:table-cell>
          <table:table-cell table:style-name="ce133" table:formula="of:=[.F109]" office:value-type="float" office:value="38660.0793085925">
            <text:p>38660.07931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9]" office:value-type="float" office:value="2586.64756483762">
            <text:p>2586.6475648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109]" office:value-type="percentage" office:value="0.00282">
            <text:p>0.282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38]" office:value-type="string" office:string-value="57; 56.9353940">
            <text:p>57; 56.9353940</text:p>
          </table:table-cell>
          <table:table-cell table:style-name="ce133" table:formula="of:=[.F108]" office:value-type="float" office:value="38660.0670799269">
            <text:p>38660.0670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8]" office:value-type="float" office:value="2586.64838302678">
            <text:p>2586.6483830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108]" office:value-type="percentage" office:value="0.02119">
            <text:p>2.119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39]" office:value-type="string" office:string-value="56; 55.9349375">
            <text:p>56; 55.9349375</text:p>
          </table:table-cell>
          <table:table-cell table:style-name="ce133" table:formula="of:=[.F107]" office:value-type="float" office:value="38660.0544145233">
            <text:p>38660.05441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7]" office:value-type="float" office:value="2586.64923043754">
            <text:p>2586.6492304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107]" office:value-type="percentage" office:value="0.91754">
            <text:p>91.754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40]" office:value-type="string" office:string-value="54; 53.9396105">
            <text:p>54; 53.9396105</text:p>
          </table:table-cell>
          <table:table-cell table:style-name="ce133" table:formula="of:=[.F106]" office:value-type="float" office:value="38660.027676449">
            <text:p>38660.0276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6]" office:value-type="float" office:value="2586.65101941761">
            <text:p>2586.6510194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106]" office:value-type="percentage" office:value="0.05845">
            <text:p>5.845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4">
          <table:table-cell/>
          <table:table-cell table:style-name="ce139" table:formula="of:=[.A110]" office:value-type="float" office:value="2600">
            <text:p>2600</text:p>
          </table:table-cell>
          <table:table-cell table:style-name="ce139" office:value-type="string">
            <text:p>CMP</text:p>
          </table:table-cell>
          <table:table-cell table:style-name="ce111" table:formula="of:=[.$D$5]" office:value-type="float" office:value="55.845">
            <text:p>55.845</text:p>
          </table:table-cell>
          <table:table-cell table:style-name="ce104" table:formula="of:=[.F110]" office:value-type="float" office:value="38458.992557971">
            <text:p>38458.9926</text:p>
          </table:table-cell>
          <table:table-cell table:style-name="ce104" table:formula="of:=[.G110]" office:value-type="float" office:value="0.00129529684019108">
            <text:p>0.0013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8">Nave:2012:1570</text:span></text:p>
          </table:table-cell>
          <table:table-cell table:style-name="ce107" table:formula="of:=[.H110]" office:value-type="float" office:value="2600.17211447402">
            <text:p>2600.172114</text:p>
          </table:table-cell>
          <table:table-cell table:style-name="ce107" table:formula="of:=[.I110]" office:value-type="float" office:value="0.0000875736596260142">
            <text:p>0.000088</text:p>
          </table:table-cell>
          <table:table-cell table:style-name="ce109" table:formula="of:=299792458*[.J46]/[.I46]" office:value-type="float" office:value="10.0969941678838">
            <text:p>10.1</text:p>
          </table:table-cell>
          <table:table-cell table:style-name="ce97"/>
          <table:table-cell table:style-name="ce97" office:value-type="string">
            <text:p>3\rm{d}^64\rm{p~z}^6\rm{D}_{9/2}</text:p>
          </table:table-cell>
          <table:table-cell office:value-type="string">
            <text:p>j_10</text:p>
          </table:table-cell>
          <table:table-cell table:number-columns-repeated="2"/>
          <table:table-cell table:style-name="ce106" office:value-type="float" office:value="0.239">
            <text:p>0.239</text:p>
          </table:table-cell>
          <table:table-cell table:style-name="ce138" office:value-type="float" office:value="270000000">
            <text:p>2.70E+08</text:p>
          </table:table-cell>
          <table:table-cell office:value-type="float" office:value="1370">
            <text:p>1370</text:p>
          </table:table-cell>
          <table:table-cell office:value-type="float" office:value="100">
            <text:p>100</text:p>
          </table:table-cell>
          <table:table-cell table:number-columns-repeated="1003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42]" office:value-type="string" office:string-value="58; 57.9332756">
            <text:p>58; 57.9332756</text:p>
          </table:table-cell>
          <table:table-cell table:style-name="ce133" table:formula="of:=[.F114]" office:value-type="float" office:value="38459.0185039012">
            <text:p>38459.0185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14]" office:value-type="float" office:value="2600.1703602981">
            <text:p>2600.1703603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114]" office:value-type="percentage" office:value="0.00282">
            <text:p>0.282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43]" office:value-type="string" office:string-value="57; 56.9353940">
            <text:p>57; 56.9353940</text:p>
          </table:table-cell>
          <table:table-cell table:style-name="ce133" table:formula="of:=[.F113]" office:value-type="float" office:value="38459.0063559529">
            <text:p>38459.00636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13]" office:value-type="float" office:value="2600.17118160728">
            <text:p>2600.1711816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113]" office:value-type="percentage" office:value="0.02119">
            <text:p>2.119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44]" office:value-type="string" office:string-value="56; 55.9349375">
            <text:p>56; 55.9349375</text:p>
          </table:table-cell>
          <table:table-cell table:style-name="ce133" table:formula="of:=[.F112]" office:value-type="float" office:value="38458.9937741493">
            <text:p>38458.9937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12]" office:value-type="float" office:value="2600.17203224948">
            <text:p>2600.1720322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112]" office:value-type="percentage" office:value="0.91754">
            <text:p>91.754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39" table:formula="of:=[.D45]" office:value-type="string" office:string-value="54; 53.9396105">
            <text:p>54; 53.9396105</text:p>
          </table:table-cell>
          <table:table-cell table:style-name="ce133" table:formula="of:=[.F111]" office:value-type="float" office:value="38458.9672125639">
            <text:p>38458.96721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11]" office:value-type="float" office:value="2600.17382805151">
            <text:p>2600.1738281</text:p>
          </table:table-cell>
          <table:table-cell table:style-name="ce97"/>
          <table:table-cell/>
          <table:table-cell table:style-name="ce97" table:number-columns-repeated="2"/>
          <table:table-cell table:number-columns-repeated="3"/>
          <table:table-cell table:style-name="ce116" table:formula="of:=[.B111]" office:value-type="percentage" office:value="0.05845">
            <text:p>5.845%</text:p>
          </table:table-cell>
          <table:table-cell table:style-name="ce138"/>
          <table:table-cell table:number-columns-repeated="1005"/>
          <table:table-cell table:style-name="ce97"/>
        </table:table-row>
        <table:table-row table:style-name="ro1">
          <table:table-cell office:value-type="string">
            <text:p>END</text:p>
          </table:table-cell>
          <table:table-cell table:style-name="ce101"/>
          <table:table-cell table:style-name="ce97" table:number-columns-repeated="3"/>
          <table:table-cell table:number-columns-repeated="3"/>
          <table:table-cell table:style-name="ce97" table:number-columns-repeated="2"/>
          <table:table-cell/>
          <table:table-cell table:style-name="ce97" table:number-columns-repeated="2"/>
          <table:table-cell table:number-columns-repeated="3"/>
          <table:table-cell table:style-name="ce138"/>
          <table:table-cell table:style-name="ce97"/>
          <table:table-cell table:number-columns-repeated="1006"/>
        </table:table-row>
        <table:table-row table:style-name="ro1">
          <table:table-cell/>
          <table:table-cell table:style-name="ce101"/>
          <table:table-cell table:style-name="ce97" table:number-columns-repeated="3"/>
          <table:table-cell table:number-columns-repeated="3"/>
          <table:table-cell table:style-name="ce97" table:number-columns-repeated="2"/>
          <table:table-cell/>
          <table:table-cell table:style-name="ce97" table:number-columns-repeated="2"/>
          <table:table-cell table:number-columns-repeated="3"/>
          <table:table-cell table:style-name="ce138"/>
          <table:table-cell table:style-name="ce97"/>
          <table:table-cell table:number-columns-repeated="1006"/>
        </table:table-row>
        <table:table-row table:style-name="ro1">
          <table:table-cell office:value-type="string">
            <text:p>Measurements</text:p>
          </table:table-cell>
          <table:table-cell table:style-name="ce101"/>
          <table:table-cell table:style-name="ce97" table:number-columns-repeated="3"/>
          <table:table-cell table:number-columns-repeated="3"/>
          <table:table-cell table:style-name="ce97" table:number-columns-repeated="2"/>
          <table:table-cell/>
          <table:table-cell table:style-name="ce97" table:number-columns-repeated="2"/>
          <table:table-cell table:number-columns-repeated="3"/>
          <table:table-cell table:style-name="ce97" table:number-columns-repeated="2"/>
          <table:table-cell table:number-columns-repeated="1006"/>
        </table:table-row>
        <table:table-row table:style-name="ro9">
          <table:table-cell office:value-type="string">
            <text:p>Transition</text:p>
          </table:table-cell>
          <table:table-cell table:style-name="ce102" office:value-type="string">
            <text:p>w [/cm]</text:p>
          </table:table-cell>
          <table:table-cell table:style-name="ce98" office:value-type="string">
            <text:p>dw [/cm]</text:p>
          </table:table-cell>
          <table:table-cell table:style-name="ce98" office:value-type="string">
            <text:p>Reference</text:p>
          </table:table-cell>
          <table:table-cell table:style-name="ce114" office:value-type="string">
            <text:p>Aldenius:2009:014008 wavenumbers increased by 3.7 parts per 10^8 – see Nave:2012:1570</text:p>
          </table:table-cell>
          <table:table-cell table:style-name="ce102" office:value-type="string">
            <text:p>w [/cm]</text:p>
          </table:table-cell>
          <table:table-cell table:style-name="ce98" office:value-type="string">
            <text:p>dw [/cm]</text:p>
          </table:table-cell>
          <table:table-cell table:style-name="ce98" office:value-type="string">
            <text:p>Reference</text:p>
          </table:table-cell>
          <table:table-cell table:style-name="ce102" office:value-type="string">
            <text:p>w [/cm]</text:p>
          </table:table-cell>
          <table:table-cell table:style-name="ce98" office:value-type="string">
            <text:p>dw [/cm]</text:p>
          </table:table-cell>
          <table:table-cell table:style-name="ce98" office:value-type="string">
            <text:p>Reference/Note</text:p>
          </table:table-cell>
          <table:table-cell table:style-name="ce98" office:value-type="string">
            <text:p>l [Ang.]</text:p>
          </table:table-cell>
          <table:table-cell table:style-name="ce98" office:value-type="string">
            <text:p>dl [Ang.]</text:p>
          </table:table-cell>
          <table:table-cell table:style-name="ce98" table:number-columns-repeated="1009"/>
          <table:table-cell table:number-columns-repeated="2"/>
        </table:table-row>
        <table:table-row table:style-name="ro1">
          <table:table-cell table:style-name="ce99" office:value-type="float" office:value="1260">
            <text:p>1260</text:p>
          </table:table-cell>
          <table:table-cell table:style-name="ce140" table:number-columns-repeated="2"/>
          <table:table-cell/>
          <table:table-cell table:style-name="ce104"/>
          <table:table-cell table:style-name="ce106" office:value-type="float" office:value="79331.359">
            <text:p>79331.359</text:p>
          </table:table-cell>
          <table:table-cell table:style-name="ce106" office:value-type="float" office:value="0.004">
            <text:p>0.004</text:p>
          </table:table-cell>
          <table:table-cell table:formula="of:=[.A118]" office:value-type="string" office:string-value="Nave:2012:1570">
            <text:p>Nave:2012:1570</text:p>
          </table:table-cell>
          <table:table-cell table:style-name="ce106" table:formula="of:=[.F55]" office:value-type="float" office:value="79331.359">
            <text:p>79331.359</text:p>
          </table:table-cell>
          <table:table-cell table:style-name="ce106" table:formula="of:=[.G55]" office:value-type="float" office:value="0.004">
            <text:p>0.004</text:p>
          </table:table-cell>
          <table:table-cell table:formula="of:=[.H55]" office:value-type="string" office:string-value="Nave:2012:1570">
            <text:p>Nave:2012:1570</text:p>
          </table:table-cell>
          <table:table-cell table:style-name="ce107" table:formula="of:=100000000/[.I55]" office:value-type="float" office:value="1260.53557206804">
            <text:p>1260.535572</text:p>
          </table:table-cell>
          <table:table-cell table:style-name="ce107" table:formula="of:=[.J55]/[.I55]*[.L55]" office:value-type="float" office:value="0.000063557997137956">
            <text:p>0.000064</text:p>
          </table:table-cell>
          <table:table-cell table:number-columns-repeated="3"/>
          <table:table-cell table:style-name="ce97" table:number-columns-repeated="2"/>
          <table:table-cell table:number-columns-repeated="1006"/>
        </table:table-row>
        <table:table-row table:style-name="ro1">
          <table:table-cell table:style-name="ce99" office:value-type="float" office:value="1608">
            <text:p>1608</text:p>
          </table:table-cell>
          <table:table-cell table:style-name="ce140" table:number-columns-repeated="2"/>
          <table:table-cell table:style-name="ce97"/>
          <table:table-cell table:style-name="ce104"/>
          <table:table-cell table:style-name="ce106" office:value-type="float" office:value="62171.623">
            <text:p>62171.623</text:p>
          </table:table-cell>
          <table:table-cell table:style-name="ce106" office:value-type="float" office:value="0.003">
            <text:p>0.003</text:p>
          </table:table-cell>
          <table:table-cell table:formula="of:=[.H55]" office:value-type="string" office:string-value="Nave:2012:1570">
            <text:p>Nave:2012:1570</text:p>
          </table:table-cell>
          <table:table-cell table:style-name="ce106" table:formula="of:=[.F56]" office:value-type="float" office:value="62171.623">
            <text:p>62171.623</text:p>
          </table:table-cell>
          <table:table-cell table:style-name="ce106" table:formula="of:=[.G56]" office:value-type="float" office:value="0.003">
            <text:p>0.003</text:p>
          </table:table-cell>
          <table:table-cell table:formula="of:=[.H56]" office:value-type="string" office:string-value="Nave:2012:1570">
            <text:p>Nave:2012:1570</text:p>
          </table:table-cell>
          <table:table-cell table:style-name="ce107" table:formula="of:=100000000/[.I56]" office:value-type="float" office:value="1608.45085224814">
            <text:p>1608.450852</text:p>
          </table:table-cell>
          <table:table-cell table:style-name="ce107" table:formula="of:=[.J56]/[.I56]*[.L56]" office:value-type="float" office:value="0.0000776134243229329">
            <text:p>0.000078</text:p>
          </table:table-cell>
          <table:table-cell table:number-columns-repeated="3"/>
          <table:table-cell table:style-name="ce97" table:number-columns-repeated="2"/>
          <table:table-cell table:number-columns-repeated="1006"/>
        </table:table-row>
        <table:table-row table:style-name="ro1">
          <table:table-cell table:style-name="ce99" office:value-type="float" office:value="1611">
            <text:p>1611</text:p>
          </table:table-cell>
          <table:table-cell table:style-name="ce140" table:number-columns-repeated="2"/>
          <table:table-cell table:style-name="ce97"/>
          <table:table-cell table:style-name="ce104"/>
          <table:table-cell table:style-name="ce106" office:value-type="float" office:value="62065.527">
            <text:p>62065.527</text:p>
          </table:table-cell>
          <table:table-cell table:style-name="ce106" office:value-type="float" office:value="0.003">
            <text:p>0.003</text:p>
          </table:table-cell>
          <table:table-cell table:formula="of:=[.H56]" office:value-type="string" office:string-value="Nave:2012:1570">
            <text:p>Nave:2012:1570</text:p>
          </table:table-cell>
          <table:table-cell table:style-name="ce106" table:formula="of:=[.F57]" office:value-type="float" office:value="62065.527">
            <text:p>62065.527</text:p>
          </table:table-cell>
          <table:table-cell table:style-name="ce106" table:formula="of:=[.G57]" office:value-type="float" office:value="0.003">
            <text:p>0.003</text:p>
          </table:table-cell>
          <table:table-cell table:formula="of:=[.H57]" office:value-type="string" office:string-value="Nave:2012:1570">
            <text:p>Nave:2012:1570</text:p>
          </table:table-cell>
          <table:table-cell table:style-name="ce107" table:formula="of:=100000000/[.I57]" office:value-type="float" office:value="1611.20036892622">
            <text:p>1611.200369</text:p>
          </table:table-cell>
          <table:table-cell table:style-name="ce107" table:formula="of:=[.J57]/[.I57]*[.L57]" office:value-type="float" office:value="0.0000778789988648392">
            <text:p>0.000078</text:p>
          </table:table-cell>
          <table:table-cell table:number-columns-repeated="3"/>
          <table:table-cell table:style-name="ce97" table:number-columns-repeated="2"/>
          <table:table-cell table:number-columns-repeated="1006"/>
        </table:table-row>
        <table:table-row table:style-name="ro1">
          <table:table-cell table:style-name="ce99" office:value-type="float" office:value="2249">
            <text:p>2249</text:p>
          </table:table-cell>
          <table:table-cell table:style-name="ce141" table:number-columns-repeated="2"/>
          <table:table-cell table:style-name="ce97"/>
          <table:table-cell table:style-name="ce104"/>
          <table:table-cell table:style-name="ce104" office:value-type="float" office:value="44446.9044">
            <text:p>44446.9044</text:p>
          </table:table-cell>
          <table:table-cell table:style-name="ce104" office:value-type="float" office:value="0.0019">
            <text:p>0.0019</text:p>
          </table:table-cell>
          <table:table-cell table:formula="of:=[.H57]" office:value-type="string" office:string-value="Nave:2012:1570">
            <text:p>Nave:2012:1570</text:p>
          </table:table-cell>
          <table:table-cell table:style-name="ce104" table:formula="of:=[.F58]" office:value-type="float" office:value="44446.9044">
            <text:p>44446.9044</text:p>
          </table:table-cell>
          <table:table-cell table:style-name="ce104" table:formula="of:=[.G58]" office:value-type="float" office:value="0.0019">
            <text:p>0.0019</text:p>
          </table:table-cell>
          <table:table-cell table:formula="of:=[.H58]" office:value-type="string" office:string-value="Nave:2012:1570">
            <text:p>Nave:2012:1570</text:p>
          </table:table-cell>
          <table:table-cell table:style-name="ce107" table:formula="of:=100000000/[.I58]" office:value-type="float" office:value="2249.87547164252">
            <text:p>2249.875472</text:p>
          </table:table-cell>
          <table:table-cell table:style-name="ce107" table:formula="of:=[.J58]/[.I58]*[.L58]" office:value-type="float" office:value="0.0000961768531200744">
            <text:p>0.000096</text:p>
          </table:table-cell>
          <table:table-cell table:number-columns-repeated="3"/>
          <table:table-cell table:style-name="ce97" table:number-columns-repeated="2"/>
          <table:table-cell table:number-columns-repeated="1006"/>
        </table:table-row>
        <table:table-row table:style-name="ro1">
          <table:table-cell table:style-name="ce99" office:value-type="float" office:value="2260">
            <text:p>2260</text:p>
          </table:table-cell>
          <table:table-cell table:style-name="ce142" office:value-type="float" office:value="44232.5344">
            <text:p>44232.5344</text:p>
          </table:table-cell>
          <table:table-cell table:style-name="ce141" office:value-type="float" office:value="0.006">
            <text:p>0.0060</text:p>
          </table:table-cell>
          <table:table-cell table:style-name="ce97" table:formula="of:=[.A117]" office:value-type="string" office:string-value="Aldenius:2009:014008">
            <text:p>Aldenius:2009:014008</text:p>
          </table:table-cell>
          <table:table-cell table:style-name="ce104" table:formula="of:=[.B59]*(1+0.000000037)" office:value-type="float" office:value="44232.5360366038">
            <text:p>44232.5360</text:p>
          </table:table-cell>
          <table:table-cell table:style-name="ce104" office:value-type="float" office:value="44232.5393">
            <text:p>44232.5393</text:p>
          </table:table-cell>
          <table:table-cell table:style-name="ce104" office:value-type="float" office:value="0.002">
            <text:p>0.0020</text:p>
          </table:table-cell>
          <table:table-cell table:formula="of:=[.H58]" office:value-type="string" office:string-value="Nave:2012:1570">
            <text:p>Nave:2012:1570</text:p>
          </table:table-cell>
          <table:table-cell table:style-name="ce104" table:formula="of:=([.E59]/[.C59]/[.C59]+[.F59]/[.G59]/[.G59])/(1/[.C59]/[.C59]+1/[.G59]/[.G59])" office:value-type="float" office:value="44232.5389736604">
            <text:p>44232.5390</text:p>
          </table:table-cell>
          <table:table-cell table:style-name="ce104" table:formula="of:=SQRT(1/(1/[.C59]/[.C59]+1/[.G59]/[.G59]))" office:value-type="float" office:value="0.00189736659610103">
            <text:p>0.0019</text:p>
          </table:table-cell>
          <table:table-cell office:value-type="string">
            <text:p>Weighted mean</text:p>
          </table:table-cell>
          <table:table-cell table:style-name="ce107" table:formula="of:=100000000/[.I59]" office:value-type="float" office:value="2260.77910787685">
            <text:p>2260.779108</text:p>
          </table:table-cell>
          <table:table-cell table:style-name="ce107" table:formula="of:=[.J59]/[.I59]*[.L59]" office:value-type="float" office:value="0.0000969767248270092">
            <text:p>0.000097</text:p>
          </table:table-cell>
          <table:table-cell table:number-columns-repeated="3"/>
          <table:table-cell table:style-name="ce97" table:number-columns-repeated="2"/>
          <table:table-cell table:number-columns-repeated="1006"/>
        </table:table-row>
        <table:table-row table:style-name="ro1">
          <table:table-cell table:style-name="ce99" office:value-type="float" office:value="2344">
            <text:p>2344</text:p>
          </table:table-cell>
          <table:table-cell table:style-name="ce143" office:value-type="float" office:value="42658.243">
            <text:p>42658.2430</text:p>
          </table:table-cell>
          <table:table-cell table:style-name="ce141" office:value-type="float" office:value="0.002">
            <text:p>0.0020</text:p>
          </table:table-cell>
          <table:table-cell table:style-name="ce97" table:formula="of:=[.D59]" office:value-type="string" office:string-value="Aldenius:2009:014008">
            <text:p>Aldenius:2009:014008</text:p>
          </table:table-cell>
          <table:table-cell table:style-name="ce104" table:formula="of:=[.B60]*(1+0.000000037)" office:value-type="float" office:value="42658.244578355">
            <text:p>42658.2446</text:p>
          </table:table-cell>
          <table:table-cell table:style-name="ce104" office:value-type="float" office:value="42658.244">
            <text:p>42658.2440</text:p>
          </table:table-cell>
          <table:table-cell table:style-name="ce104" office:value-type="float" office:value="0.0019">
            <text:p>0.0019</text:p>
          </table:table-cell>
          <table:table-cell table:formula="of:=[.H59]" office:value-type="string" office:string-value="Nave:2012:1570">
            <text:p>Nave:2012:1570</text:p>
          </table:table-cell>
          <table:table-cell table:style-name="ce104" table:formula="of:=([.E60]/[.C60]/[.C60]+[.F60]/[.G60]/[.G60])/(1/[.C60]/[.C60]+1/[.G60]/[.G60])" office:value-type="float" office:value="42658.2442743576">
            <text:p>42658.2443</text:p>
          </table:table-cell>
          <table:table-cell table:style-name="ce104" table:formula="of:=SQRT(1/(1/[.C60]/[.C60]+1/[.G60]/[.G60]))" office:value-type="float" office:value="0.00137749892382939">
            <text:p>0.0014</text:p>
          </table:table-cell>
          <table:table-cell office:value-type="string">
            <text:p>Weighted mean</text:p>
          </table:table-cell>
          <table:table-cell table:style-name="ce107" table:formula="of:=100000000/[.I60]" office:value-type="float" office:value="2344.21274717373">
            <text:p>2344.212747</text:p>
          </table:table-cell>
          <table:table-cell table:style-name="ce107" table:formula="of:=[.J60]/[.I60]*[.L60]" office:value-type="float" office:value="0.0000756981585010995">
            <text:p>0.000076</text:p>
          </table:table-cell>
          <table:table-cell table:number-columns-repeated="3"/>
          <table:table-cell table:style-name="ce97" table:number-columns-repeated="2"/>
          <table:table-cell table:number-columns-repeated="1006"/>
        </table:table-row>
        <table:table-row table:style-name="ro1">
          <table:table-cell table:style-name="ce99" office:value-type="float" office:value="2367">
            <text:p>2367</text:p>
          </table:table-cell>
          <table:table-cell table:style-name="ce141" table:number-columns-repeated="2"/>
          <table:table-cell table:style-name="ce97" table:number-columns-repeated="2"/>
          <table:table-cell table:style-name="ce104" office:value-type="float" office:value="42237.0563">
            <text:p>42237.0563</text:p>
          </table:table-cell>
          <table:table-cell table:style-name="ce104" office:value-type="float" office:value="0.0019">
            <text:p>0.0019</text:p>
          </table:table-cell>
          <table:table-cell table:formula="of:=[.H60]" office:value-type="string" office:string-value="Nave:2012:1570">
            <text:p>Nave:2012:1570</text:p>
          </table:table-cell>
          <table:table-cell table:style-name="ce104" table:formula="of:=[.F61]" office:value-type="float" office:value="42237.0563">
            <text:p>42237.0563</text:p>
          </table:table-cell>
          <table:table-cell table:style-name="ce104" table:formula="of:=[.G61]" office:value-type="float" office:value="0.0019">
            <text:p>0.0019</text:p>
          </table:table-cell>
          <table:table-cell table:formula="of:=[.H61]" office:value-type="string" office:string-value="Nave:2012:1570">
            <text:p>Nave:2012:1570</text:p>
          </table:table-cell>
          <table:table-cell table:style-name="ce107" table:formula="of:=100000000/[.I61]" office:value-type="float" office:value="2367.58923940445">
            <text:p>2367.589239</text:p>
          </table:table-cell>
          <table:table-cell table:style-name="ce107" table:formula="of:=[.J61]/[.I61]*[.L61]" office:value-type="float" office:value="0.000106504097324331">
            <text:p>0.000107</text:p>
          </table:table-cell>
          <table:table-cell table:number-columns-repeated="3"/>
          <table:table-cell table:style-name="ce97" table:number-columns-repeated="2"/>
          <table:table-cell table:number-columns-repeated="1006"/>
        </table:table-row>
        <table:table-row table:style-name="ro1">
          <table:table-cell table:style-name="ce99" office:value-type="float" office:value="2374">
            <text:p>2374</text:p>
          </table:table-cell>
          <table:table-cell table:style-name="ce143" office:value-type="float" office:value="42114.8365">
            <text:p>42114.8365</text:p>
          </table:table-cell>
          <table:table-cell table:style-name="ce141" office:value-type="float" office:value="0.002">
            <text:p>0.0020</text:p>
          </table:table-cell>
          <table:table-cell table:style-name="ce97" table:formula="of:=[.A117]" office:value-type="string" office:string-value="Aldenius:2009:014008">
            <text:p>Aldenius:2009:014008</text:p>
          </table:table-cell>
          <table:table-cell table:style-name="ce104" table:formula="of:=[.B62]*(1+0.000000037)" office:value-type="float" office:value="42114.838058249">
            <text:p>42114.8381</text:p>
          </table:table-cell>
          <table:table-cell table:style-name="ce104" office:value-type="float" office:value="42114.8372">
            <text:p>42114.8372</text:p>
          </table:table-cell>
          <table:table-cell table:style-name="ce104" office:value-type="float" office:value="0.0019">
            <text:p>0.0019</text:p>
          </table:table-cell>
          <table:table-cell table:formula="of:=[.H61]" office:value-type="string" office:string-value="Nave:2012:1570">
            <text:p>Nave:2012:1570</text:p>
          </table:table-cell>
          <table:table-cell table:style-name="ce104" table:formula="of:=([.E62]/[.C62]/[.C62]+[.F62]/[.G62]/[.G62])/(1/[.C62]/[.C62]+1/[.G62]/[.G62])" office:value-type="float" office:value="42114.8376071325">
            <text:p>42114.8376</text:p>
          </table:table-cell>
          <table:table-cell table:style-name="ce104" table:formula="of:=SQRT(1/(1/[.C62]/[.C62]+1/[.G62]/[.G62]))" office:value-type="float" office:value="0.00137749892382939">
            <text:p>0.0014</text:p>
          </table:table-cell>
          <table:table-cell office:value-type="string">
            <text:p>Weighted mean</text:p>
          </table:table-cell>
          <table:table-cell table:style-name="ce107" table:formula="of:=100000000/[.I62]" office:value-type="float" office:value="2374.46006400044">
            <text:p>2374.460064</text:p>
          </table:table-cell>
          <table:table-cell table:style-name="ce107" table:formula="of:=[.J62]/[.I62]*[.L62]" office:value-type="float" office:value="0.0000776642240283153">
            <text:p>0.000078</text:p>
          </table:table-cell>
          <table:table-cell table:number-columns-repeated="3"/>
          <table:table-cell table:style-name="ce97" table:number-columns-repeated="2"/>
          <table:table-cell table:number-columns-repeated="1006"/>
        </table:table-row>
        <table:table-row table:style-name="ro1">
          <table:table-cell table:style-name="ce99" office:value-type="float" office:value="2382">
            <text:p>2382</text:p>
          </table:table-cell>
          <table:table-cell table:style-name="ce143" office:value-type="float" office:value="41968.0654">
            <text:p>41968.0654</text:p>
          </table:table-cell>
          <table:table-cell table:style-name="ce141" office:value-type="float" office:value="0.002">
            <text:p>0.0020</text:p>
          </table:table-cell>
          <table:table-cell table:style-name="ce97" table:formula="of:=[.D62]" office:value-type="string" office:string-value="Aldenius:2009:014008">
            <text:p>Aldenius:2009:014008</text:p>
          </table:table-cell>
          <table:table-cell table:style-name="ce104" table:formula="of:=[.B63]*(1+0.000000037)" office:value-type="float" office:value="41968.0669528184">
            <text:p>41968.0670</text:p>
          </table:table-cell>
          <table:table-cell table:style-name="ce104" office:value-type="float" office:value="41968.0679">
            <text:p>41968.0679</text:p>
          </table:table-cell>
          <table:table-cell table:style-name="ce104" office:value-type="float" office:value="0.002">
            <text:p>0.0020</text:p>
          </table:table-cell>
          <table:table-cell table:formula="of:=[.H62]" office:value-type="string" office:string-value="Nave:2012:1570">
            <text:p>Nave:2012:1570</text:p>
          </table:table-cell>
          <table:table-cell table:style-name="ce104" table:formula="of:=([.E63]/[.C63]/[.C63]+[.F63]/[.G63]/[.G63])/(1/[.C63]/[.C63]+1/[.G63]/[.G63])" office:value-type="float" office:value="41968.0674264092">
            <text:p>41968.0674</text:p>
          </table:table-cell>
          <table:table-cell table:style-name="ce104" table:formula="of:=SQRT(1/(1/[.C63]/[.C63]+1/[.G63]/[.G63]))" office:value-type="float" office:value="0.0014142135623731">
            <text:p>0.0014</text:p>
          </table:table-cell>
          <table:table-cell office:value-type="string">
            <text:p>Weighted mean</text:p>
          </table:table-cell>
          <table:table-cell table:style-name="ce107" table:formula="of:=100000000/[.I63]" office:value-type="float" office:value="2382.76399491946">
            <text:p>2382.763995</text:p>
          </table:table-cell>
          <table:table-cell table:style-name="ce107" table:formula="of:=[.J63]/[.I63]*[.L63]" office:value-type="float" office:value="0.0000802928837135094">
            <text:p>0.000080</text:p>
          </table:table-cell>
          <table:table-cell table:number-columns-repeated="3"/>
          <table:table-cell table:style-name="ce97" table:number-columns-repeated="2"/>
          <table:table-cell table:number-columns-repeated="1006"/>
        </table:table-row>
        <table:table-row table:style-name="ro1">
          <table:table-cell table:style-name="ce115" office:value-type="float" office:value="2586">
            <text:p>2586</text:p>
          </table:table-cell>
          <table:table-cell table:style-name="ce143" office:value-type="float" office:value="38660.0523">
            <text:p>38660.0523</text:p>
          </table:table-cell>
          <table:table-cell table:style-name="ce141" office:value-type="float" office:value="0.002">
            <text:p>0.0020</text:p>
          </table:table-cell>
          <table:table-cell table:style-name="ce97" table:formula="of:=[.D63]" office:value-type="string" office:string-value="Aldenius:2009:014008">
            <text:p>Aldenius:2009:014008</text:p>
          </table:table-cell>
          <table:table-cell table:style-name="ce104" table:formula="of:=[.B64]*(1+0.000000037)" office:value-type="float" office:value="38660.0537304219">
            <text:p>38660.0537</text:p>
          </table:table-cell>
          <table:table-cell table:style-name="ce104" office:value-type="float" office:value="38660.0528">
            <text:p>38660.0528</text:p>
          </table:table-cell>
          <table:table-cell table:style-name="ce104" office:value-type="float" office:value="0.0017">
            <text:p>0.0017</text:p>
          </table:table-cell>
          <table:table-cell table:formula="of:=[.H63]" office:value-type="string" office:string-value="Nave:2012:1570">
            <text:p>Nave:2012:1570</text:p>
          </table:table-cell>
          <table:table-cell table:style-name="ce104" table:formula="of:=([.E64]/[.C64]/[.C64]+[.F64]/[.G64]/[.G64])/(1/[.C64]/[.C64]+1/[.G64]/[.G64])" office:value-type="float" office:value="38660.0531902641">
            <text:p>38660.0532</text:p>
          </table:table-cell>
          <table:table-cell table:style-name="ce104" table:formula="of:=SQRT(1/(1/[.C64]/[.C64]+1/[.G64]/[.G64]))" office:value-type="float" office:value="0.00129529684019108">
            <text:p>0.0013</text:p>
          </table:table-cell>
          <table:table-cell office:value-type="string">
            <text:p>Weighted mean</text:p>
          </table:table-cell>
          <table:table-cell table:style-name="ce107" table:formula="of:=100000000/[.I64]" office:value-type="float" office:value="2586.64931234972">
            <text:p>2586.649312</text:p>
          </table:table-cell>
          <table:table-cell table:style-name="ce107" table:formula="of:=[.J64]/[.I64]*[.L64]" office:value-type="float" office:value="0.000086665133761709">
            <text:p>0.000087</text:p>
          </table:table-cell>
          <table:table-cell table:number-columns-repeated="3"/>
          <table:table-cell table:style-name="ce97" table:number-columns-repeated="2"/>
          <table:table-cell table:number-columns-repeated="1006"/>
        </table:table-row>
        <table:table-row table:style-name="ro1">
          <table:table-cell table:style-name="ce115" office:value-type="float" office:value="2600">
            <text:p>2600</text:p>
          </table:table-cell>
          <table:table-cell table:style-name="ce143" office:value-type="float" office:value="38458.9908">
            <text:p>38458.9908</text:p>
          </table:table-cell>
          <table:table-cell table:style-name="ce141" office:value-type="float" office:value="0.002">
            <text:p>0.0020</text:p>
          </table:table-cell>
          <table:table-cell table:style-name="ce97" table:formula="of:=[.D64]" office:value-type="string" office:string-value="Aldenius:2009:014008">
            <text:p>Aldenius:2009:014008</text:p>
          </table:table-cell>
          <table:table-cell table:style-name="ce104" table:formula="of:=[.B65]*(1+0.000000037)" office:value-type="float" office:value="38458.9922229827">
            <text:p>38458.9922</text:p>
          </table:table-cell>
          <table:table-cell table:style-name="ce104" office:value-type="float" office:value="38458.9928">
            <text:p>38458.9928</text:p>
          </table:table-cell>
          <table:table-cell table:style-name="ce104" office:value-type="float" office:value="0.0017">
            <text:p>0.0017</text:p>
          </table:table-cell>
          <table:table-cell table:formula="of:=[.H64]" office:value-type="string" office:string-value="Nave:2012:1570">
            <text:p>Nave:2012:1570</text:p>
          </table:table-cell>
          <table:table-cell table:style-name="ce104" table:formula="of:=([.E65]/[.C65]/[.C65]+[.F65]/[.G65]/[.G65])/(1/[.C65]/[.C65]+1/[.G65]/[.G65])" office:value-type="float" office:value="38458.992557971">
            <text:p>38458.9926</text:p>
          </table:table-cell>
          <table:table-cell table:style-name="ce104" table:formula="of:=SQRT(1/(1/[.C65]/[.C65]+1/[.G65]/[.G65]))" office:value-type="float" office:value="0.00129529684019108">
            <text:p>0.0013</text:p>
          </table:table-cell>
          <table:table-cell office:value-type="string">
            <text:p>Weighted mean</text:p>
          </table:table-cell>
          <table:table-cell table:style-name="ce107" table:formula="of:=100000000/[.I65]" office:value-type="float" office:value="2600.17211447402">
            <text:p>2600.172114</text:p>
          </table:table-cell>
          <table:table-cell table:style-name="ce107" table:formula="of:=[.J65]/[.I65]*[.L65]" office:value-type="float" office:value="0.0000875736596260142">
            <text:p>0.000088</text:p>
          </table:table-cell>
          <table:table-cell table:number-columns-repeated="3"/>
          <table:table-cell table:style-name="ce97" table:number-columns-repeated="2"/>
          <table:table-cell table:number-columns-repeated="1006"/>
        </table:table-row>
        <table:table-row table:style-name="ro1">
          <table:table-cell table:style-name="ce115"/>
          <table:table-cell table:style-name="ce104" table:number-columns-repeated="2"/>
          <table:table-cell table:style-name="ce97"/>
          <table:table-cell table:style-name="ce104"/>
          <table:table-cell table:number-columns-repeated="3"/>
          <table:table-cell table:style-name="ce97" table:number-columns-repeated="2"/>
          <table:table-cell/>
          <table:table-cell table:style-name="ce97" table:number-columns-repeated="2"/>
          <table:table-cell table:number-columns-repeated="3"/>
          <table:table-cell table:style-name="ce97" table:number-columns-repeated="2"/>
          <table:table-cell table:number-columns-repeated="1006"/>
        </table:table-row>
        <table:table-row table:style-name="ro1">
          <table:table-cell office:value-type="string">
            <text:p>Isotopes</text:p>
          </table:table-cell>
          <table:table-cell table:style-name="ce101"/>
          <table:table-cell table:style-name="ce97" table:number-columns-repeated="3"/>
          <table:table-cell table:number-columns-repeated="3"/>
          <table:table-cell table:style-name="ce97" table:number-columns-repeated="2"/>
          <table:table-cell/>
          <table:table-cell table:style-name="ce97" table:number-columns-repeated="2"/>
          <table:table-cell table:number-columns-repeated="3"/>
          <table:table-cell table:style-name="ce97" table:number-columns-repeated="2"/>
          <table:table-cell table:number-columns-repeated="1006"/>
        </table:table-row>
        <table:table-row table:style-name="ro18">
          <table:table-cell table:style-name="ce98" office:value-type="string">
            <text:p>Transition/isotope</text:p>
          </table:table-cell>
          <table:table-cell table:style-name="ce114" office:value-type="string">
            <text:p>Isotopic abundance [%] [Rosman:1998:1275]</text:p>
          </table:table-cell>
          <table:table-cell table:style-name="ce144" office:value-type="string" table:number-columns-spanned="3" table:number-rows-spanned="1">
            <text:p>Normal, specific and total mass shift constants [GHz] [Porsev:2009:032519]</text:p>
          </table:table-cell>
          <table:covered-table-cell table:number-columns-repeated="2"/>
          <table:table-cell table:style-name="ce98" office:value-type="string">
            <text:p>w [/cm]</text:p>
          </table:table-cell>
          <table:table-cell table:style-name="ce98" office:value-type="string">
            <text:p>dw [/cm]</text:p>
          </table:table-cell>
          <table:table-cell table:style-name="ce98" office:value-type="string">
            <text:p>l [Ang.]</text:p>
          </table:table-cell>
          <table:table-cell table:style-name="ce98" office:value-type="string">
            <text:p>dl [Ang.]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ce98" table:number-columns-repeated="2"/>
          <table:table-cell office:value-type="string">
            <text:p>k_NMS</text:p>
          </table:table-cell>
          <table:table-cell office:value-type="string">
            <text:p>k_SMS</text:p>
          </table:table-cell>
          <table:table-cell office:value-type="string">
            <text:p>k_MS</text:p>
          </table:table-cell>
          <table:table-cell table:style-name="ce98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1608">
            <text:p>1608</text:p>
          </table:table-cell>
          <table:table-cell table:style-name="ce112"/>
          <table:table-cell office:value-type="float" office:value="-1022">
            <text:p>-1022</text:p>
          </table:table-cell>
          <table:table-cell office:value-type="float" office:value="3074">
            <text:p>3074</text:p>
          </table:table-cell>
          <table:table-cell table:formula="of:=SUM([.C70:.D70])" office:value-type="float" office:value="2052">
            <text:p>2052</text:p>
          </table:table-cell>
          <table:table-cell table:style-name="ce123" table:formula="of:=[.$I$56]" office:value-type="float" office:value="62171.623">
            <text:p>62171.62300</text:p>
          </table:table-cell>
          <table:table-cell table:style-name="ce123" table:formula="of:=[.$J$56]" office:value-type="float" office:value="0.003">
            <text:p>0.00300</text:p>
          </table:table-cell>
          <table:table-cell table:style-name="ce108" table:formula="of:=100000000/[.F70]" office:value-type="float" office:value="1608.45085224814">
            <text:p>1608.450852</text:p>
          </table:table-cell>
          <table:table-cell table:style-name="ce108" table:formula="of:=[.G70]/[.F70]*[.H70]" office:value-type="float" office:value="0.0000776134243229329">
            <text:p>0.000078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0.05845" office:value-type="percentage" office:value="0.05845">
            <text:p>5.845%</text:p>
          </table:table-cell>
          <table:table-cell table:number-columns-repeated="3"/>
          <table:table-cell table:style-name="ce108" table:formula="of:=[.F72]+[.E70]*10000000/299792458*(1/[.A71]-1/[.A72])" office:value-type="float" office:value="62171.6661966571">
            <text:p>62171.666197</text:p>
          </table:table-cell>
          <table:table-cell table:style-name="ce111"/>
          <table:table-cell table:style-name="ce122" table:formula="of:=100000000/[.F71]" office:value-type="float" office:value="1608.44973470209">
            <text:p>1608.4497347</text:p>
          </table:table-cell>
          <table:table-cell table:style-name="ce10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0.91754" office:value-type="percentage" office:value="0.91754">
            <text:p>91.754%</text:p>
          </table:table-cell>
          <table:table-cell table:number-columns-repeated="3"/>
          <table:table-cell table:style-name="ce145" table:formula="of:=[.F70]-[.E70]*10000000/299792458*([.B71]*(1/[.A71]-1/[.A72])+[.B73]*(1/[.A73]-1/[.A72])+[.B74]*(1/[.A74]-1/[.A72]))" office:value-type="float" office:value="62171.6209272442">
            <text:p>62171.620927</text:p>
          </table:table-cell>
          <table:table-cell table:style-name="ce111"/>
          <table:table-cell table:style-name="ce122" table:formula="of:=100000000/[.F72]" office:value-type="float" office:value="1608.4509058727">
            <text:p>1608.4509059</text:p>
          </table:table-cell>
          <table:table-cell table:style-name="ce10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0.02119" office:value-type="percentage" office:value="0.02119">
            <text:p>2.119%</text:p>
          </table:table-cell>
          <table:table-cell table:number-columns-repeated="3"/>
          <table:table-cell table:style-name="ce145" table:formula="of:=[.F72]+[.E70]*10000000/299792458*(1/[.A73]-1/[.A72])" office:value-type="float" office:value="62171.5994838381">
            <text:p>62171.599484</text:p>
          </table:table-cell>
          <table:table-cell table:style-name="ce111"/>
          <table:table-cell table:style-name="ce122" table:formula="of:=100000000/[.F73]" office:value-type="float" office:value="1608.45146063832">
            <text:p>1608.4514606</text:p>
          </table:table-cell>
          <table:table-cell table:style-name="ce10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0.00282" office:value-type="percentage" office:value="0.00282">
            <text:p>0.282%</text:p>
          </table:table-cell>
          <table:table-cell table:number-columns-repeated="3"/>
          <table:table-cell table:style-name="ce145" table:formula="of:=[.F72]+[.E70]*10000000/299792458*(1/[.A74]-1/[.A72])" office:value-type="float" office:value="62171.5787798598">
            <text:p>62171.578780</text:p>
          </table:table-cell>
          <table:table-cell table:style-name="ce111"/>
          <table:table-cell table:style-name="ce122" table:formula="of:=100000000/[.F74]" office:value-type="float" office:value="1608.45199627446">
            <text:p>1608.4519963</text:p>
          </table:table-cell>
          <table:table-cell table:style-name="ce10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1611">
            <text:p>1611</text:p>
          </table:table-cell>
          <table:table-cell/>
          <table:table-cell office:value-type="float" office:value="-1021">
            <text:p>-1021</text:p>
          </table:table-cell>
          <table:table-cell office:value-type="float" office:value="-305">
            <text:p>-305</text:p>
          </table:table-cell>
          <table:table-cell table:formula="of:=SUM([.C75:.D75])" office:value-type="float" office:value="-1326">
            <text:p>-1326</text:p>
          </table:table-cell>
          <table:table-cell table:style-name="ce123" table:formula="of:=[.$I$57]" office:value-type="float" office:value="62065.527">
            <text:p>62065.52700</text:p>
          </table:table-cell>
          <table:table-cell table:style-name="ce123" table:formula="of:=[.$J$57]" office:value-type="float" office:value="0.003">
            <text:p>0.00300</text:p>
          </table:table-cell>
          <table:table-cell table:style-name="ce108" table:formula="of:=100000000/[.F75]" office:value-type="float" office:value="1611.20036892622">
            <text:p>1611.200369</text:p>
          </table:table-cell>
          <table:table-cell table:style-name="ce108" table:formula="of:=[.G75]/[.F75]*[.H75]" office:value-type="float" office:value="0.0000778789988648392">
            <text:p>0.000078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08" table:formula="of:=[.F77]+[.E75]*10000000/299792458*(1/[.A76]-1/[.A77])" office:value-type="float" office:value="62065.4990863707">
            <text:p>62065.499086</text:p>
          </table:table-cell>
          <table:table-cell table:style-name="ce111"/>
          <table:table-cell table:style-name="ce122" table:formula="of:=100000000/[.F76]" office:value-type="float" office:value="1611.20109355504">
            <text:p>1611.2010936</text:p>
          </table:table-cell>
          <table:table-cell table:style-name="ce10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145" table:formula="of:=[.F75]-[.E75]*10000000/299792458*([.B76]*(1/[.A76]-1/[.A77])+[.B78]*(1/[.A78]-1/[.A77])+[.B79]*(1/[.A79]-1/[.A77]))" office:value-type="float" office:value="62065.5283394124">
            <text:p>62065.528339</text:p>
          </table:table-cell>
          <table:table-cell table:style-name="ce111"/>
          <table:table-cell table:style-name="ce122" table:formula="of:=100000000/[.F77]" office:value-type="float" office:value="1611.20033415552">
            <text:p>1611.2003342</text:p>
          </table:table-cell>
          <table:table-cell table:style-name="ce10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145" table:formula="of:=[.F77]+[.E75]*10000000/299792458*(1/[.A78]-1/[.A77])" office:value-type="float" office:value="62065.5421961163">
            <text:p>62065.542196</text:p>
          </table:table-cell>
          <table:table-cell table:style-name="ce111"/>
          <table:table-cell table:style-name="ce122" table:formula="of:=100000000/[.F78]" office:value-type="float" office:value="1611.1999744402">
            <text:p>1611.1999744</text:p>
          </table:table-cell>
          <table:table-cell table:style-name="ce10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145" table:formula="of:=[.F77]+[.E75]*10000000/299792458*(1/[.A79]-1/[.A77])" office:value-type="float" office:value="62065.5555750029">
            <text:p>62065.555575</text:p>
          </table:table-cell>
          <table:table-cell table:style-name="ce111"/>
          <table:table-cell table:style-name="ce122" table:formula="of:=100000000/[.F79]" office:value-type="float" office:value="1611.19962712902">
            <text:p>1611.1996271</text:p>
          </table:table-cell>
          <table:table-cell table:style-name="ce10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249">
            <text:p>2249</text:p>
          </table:table-cell>
          <table:table-cell/>
          <table:table-cell office:value-type="float" office:value="-731">
            <text:p>-731</text:p>
          </table:table-cell>
          <table:table-cell office:value-type="float" office:value="-728">
            <text:p>-728</text:p>
          </table:table-cell>
          <table:table-cell table:formula="of:=SUM([.C80:.D80])" office:value-type="float" office:value="-1459">
            <text:p>-1459</text:p>
          </table:table-cell>
          <table:table-cell table:style-name="ce123" table:formula="of:=[.$I$58]" office:value-type="float" office:value="44446.9044">
            <text:p>44446.90440</text:p>
          </table:table-cell>
          <table:table-cell table:style-name="ce123" table:formula="of:=[.$J$58]" office:value-type="float" office:value="0.0019">
            <text:p>0.00190</text:p>
          </table:table-cell>
          <table:table-cell table:style-name="ce108" table:formula="of:=100000000/[.F80]" office:value-type="float" office:value="2249.87547164252">
            <text:p>2249.875472</text:p>
          </table:table-cell>
          <table:table-cell table:style-name="ce108" table:formula="of:=[.G80]/[.F80]*[.H80]" office:value-type="float" office:value="0.0000961768531200744">
            <text:p>0.000096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08" table:formula="of:=[.F82]+[.E80]*10000000/299792458*(1/[.A81]-1/[.A82])" office:value-type="float" office:value="44446.8736865874">
            <text:p>44446.873687</text:p>
          </table:table-cell>
          <table:table-cell table:style-name="ce111"/>
          <table:table-cell table:style-name="ce122" table:formula="of:=100000000/[.F81]" office:value-type="float" office:value="2249.877026338">
            <text:p>2249.8770263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145" table:formula="of:=[.F80]-[.E80]*10000000/299792458*([.B81]*(1/[.A81]-1/[.A82])+[.B83]*(1/[.A83]-1/[.A82])+[.B84]*(1/[.A84]-1/[.A82]))" office:value-type="float" office:value="44446.9058737576">
            <text:p>44446.905874</text:p>
          </table:table-cell>
          <table:table-cell table:style-name="ce111"/>
          <table:table-cell table:style-name="ce122" table:formula="of:=100000000/[.F82]" office:value-type="float" office:value="2249.8753970418">
            <text:p>2249.8753970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145" table:formula="of:=[.F82]+[.E80]*10000000/299792458*(1/[.A83]-1/[.A82])" office:value-type="float" office:value="44446.921120312">
            <text:p>44446.921120</text:p>
          </table:table-cell>
          <table:table-cell table:style-name="ce111"/>
          <table:table-cell table:style-name="ce122" table:formula="of:=100000000/[.F83]" office:value-type="float" office:value="2249.87462527074">
            <text:p>2249.8746253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145" table:formula="of:=[.F82]+[.E80]*10000000/299792458*(1/[.A84]-1/[.A82])" office:value-type="float" office:value="44446.9358411231">
            <text:p>44446.935841</text:p>
          </table:table-cell>
          <table:table-cell table:style-name="ce111"/>
          <table:table-cell table:style-name="ce122" table:formula="of:=100000000/[.F84]" office:value-type="float" office:value="2249.87388011297">
            <text:p>2249.8738801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344">
            <text:p>2344</text:p>
          </table:table-cell>
          <table:table-cell/>
          <table:table-cell office:value-type="float" office:value="-702">
            <text:p>-702</text:p>
          </table:table-cell>
          <table:table-cell office:value-type="float" office:value="-468">
            <text:p>-468</text:p>
          </table:table-cell>
          <table:table-cell table:formula="of:=SUM([.C85:.D85])" office:value-type="float" office:value="-1170">
            <text:p>-1170</text:p>
          </table:table-cell>
          <table:table-cell table:style-name="ce123" table:formula="of:=[.$I$60]" office:value-type="float" office:value="42658.2442743576">
            <text:p>42658.24427</text:p>
          </table:table-cell>
          <table:table-cell table:style-name="ce123" table:formula="of:=[.$J$60]" office:value-type="float" office:value="0.00137749892382939">
            <text:p>0.00138</text:p>
          </table:table-cell>
          <table:table-cell table:style-name="ce108" table:formula="of:=100000000/[.F85]" office:value-type="float" office:value="2344.21274717373">
            <text:p>2344.212747</text:p>
          </table:table-cell>
          <table:table-cell table:style-name="ce108" table:formula="of:=[.G85]/[.F85]*[.H85]" office:value-type="float" office:value="0.0000756981585010995">
            <text:p>0.000076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08" table:formula="of:=[.F87]+[.E85]*10000000/299792458*(1/[.A86]-1/[.A87])" office:value-type="float" office:value="42658.2196446847">
            <text:p>42658.219645</text:p>
          </table:table-cell>
          <table:table-cell table:style-name="ce111"/>
          <table:table-cell table:style-name="ce122" table:formula="of:=100000000/[.F86]" office:value-type="float" office:value="2344.21410065716">
            <text:p>2344.2141007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145" table:formula="of:=[.F85]-[.E85]*10000000/299792458*([.B86]*(1/[.A86]-1/[.A87])+[.B88]*(1/[.A88]-1/[.A87])+[.B89]*(1/[.A89]-1/[.A87]))" office:value-type="float" office:value="42658.2454561921">
            <text:p>42658.245456</text:p>
          </table:table-cell>
          <table:table-cell table:style-name="ce111"/>
          <table:table-cell table:style-name="ce122" table:formula="of:=100000000/[.F87]" office:value-type="float" office:value="2344.21268222799">
            <text:p>2344.2126822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145" table:formula="of:=[.F87]+[.E85]*10000000/299792458*(1/[.A88]-1/[.A87])" office:value-type="float" office:value="42658.2576826956">
            <text:p>42658.257683</text:p>
          </table:table-cell>
          <table:table-cell table:style-name="ce111"/>
          <table:table-cell table:style-name="ce122" table:formula="of:=100000000/[.F88]" office:value-type="float" office:value="2344.21201034109">
            <text:p>2344.2120103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145" table:formula="of:=[.F87]+[.E85]*10000000/299792458*(1/[.A89]-1/[.A87])" office:value-type="float" office:value="42658.2694875955">
            <text:p>42658.269488</text:p>
          </table:table-cell>
          <table:table-cell table:style-name="ce111"/>
          <table:table-cell table:style-name="ce122" table:formula="of:=100000000/[.F89]" office:value-type="float" office:value="2344.21136162307">
            <text:p>2344.2113616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367">
            <text:p>2367</text:p>
          </table:table-cell>
          <table:table-cell/>
          <table:table-cell office:value-type="float" office:value="-695">
            <text:p>-695</text:p>
          </table:table-cell>
          <table:table-cell office:value-type="float" office:value="-762">
            <text:p>-762</text:p>
          </table:table-cell>
          <table:table-cell table:formula="of:=SUM([.C90:.D90])" office:value-type="float" office:value="-1457">
            <text:p>-1457</text:p>
          </table:table-cell>
          <table:table-cell table:style-name="ce123" table:formula="of:=[.$I$61]" office:value-type="float" office:value="42237.0563">
            <text:p>42237.05630</text:p>
          </table:table-cell>
          <table:table-cell table:style-name="ce123" table:formula="of:=[.$J$61]" office:value-type="float" office:value="0.0019">
            <text:p>0.00190</text:p>
          </table:table-cell>
          <table:table-cell table:style-name="ce108" table:formula="of:=100000000/[.F90]" office:value-type="float" office:value="2367.58923940445">
            <text:p>2367.589239</text:p>
          </table:table-cell>
          <table:table-cell table:style-name="ce108" table:formula="of:=[.G90]/[.F90]*[.H90]" office:value-type="float" office:value="0.000106504097324331">
            <text:p>0.000107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08" table:formula="of:=[.F92]+[.E90]*10000000/299792458*(1/[.A91]-1/[.A92])" office:value-type="float" office:value="42237.0256286894">
            <text:p>42237.025629</text:p>
          </table:table-cell>
          <table:table-cell table:style-name="ce111"/>
          <table:table-cell table:style-name="ce122" table:formula="of:=100000000/[.F91]" office:value-type="float" office:value="2367.59095867952">
            <text:p>2367.5909587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145" table:formula="of:=[.F90]-[.E90]*10000000/299792458*([.B91]*(1/[.A91]-1/[.A92])+[.B93]*(1/[.A93]-1/[.A92])+[.B94]*(1/[.A94]-1/[.A92]))" office:value-type="float" office:value="42237.0577717374">
            <text:p>42237.057772</text:p>
          </table:table-cell>
          <table:table-cell table:style-name="ce111"/>
          <table:table-cell table:style-name="ce122" table:formula="of:=100000000/[.F92]" office:value-type="float" office:value="2367.58915690653">
            <text:p>2367.5891569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145" table:formula="of:=[.F92]+[.E90]*10000000/299792458*(1/[.A93]-1/[.A92])" office:value-type="float" office:value="42237.0729973918">
            <text:p>42237.072997</text:p>
          </table:table-cell>
          <table:table-cell table:style-name="ce111"/>
          <table:table-cell table:style-name="ce122" table:formula="of:=100000000/[.F93]" office:value-type="float" office:value="2367.58830343607">
            <text:p>2367.5883034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145" table:formula="of:=[.F92]+[.E90]*10000000/299792458*(1/[.A94]-1/[.A92])" office:value-type="float" office:value="42237.0876980235">
            <text:p>42237.087698</text:p>
          </table:table-cell>
          <table:table-cell table:style-name="ce111"/>
          <table:table-cell table:style-name="ce122" table:formula="of:=100000000/[.F94]" office:value-type="float" office:value="2367.5874793962">
            <text:p>2367.5874794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374">
            <text:p>2374</text:p>
          </table:table-cell>
          <table:table-cell/>
          <table:table-cell office:value-type="float" office:value="-693">
            <text:p>-693</text:p>
          </table:table-cell>
          <table:table-cell office:value-type="float" office:value="-759">
            <text:p>-759</text:p>
          </table:table-cell>
          <table:table-cell table:formula="of:=SUM([.C95:.D95])" office:value-type="float" office:value="-1452">
            <text:p>-1452</text:p>
          </table:table-cell>
          <table:table-cell table:style-name="ce123" table:formula="of:=[.$I$62]" office:value-type="float" office:value="42114.8376071325">
            <text:p>42114.83761</text:p>
          </table:table-cell>
          <table:table-cell table:style-name="ce123" table:formula="of:=[.$J$62]" office:value-type="float" office:value="0.00137749892382939">
            <text:p>0.00138</text:p>
          </table:table-cell>
          <table:table-cell table:style-name="ce108" table:formula="of:=100000000/[.F95]" office:value-type="float" office:value="2374.46006400044">
            <text:p>2374.460064</text:p>
          </table:table-cell>
          <table:table-cell table:style-name="ce108" table:formula="of:=[.G95]/[.F95]*[.H95]" office:value-type="float" office:value="0.0000776642240283153">
            <text:p>0.000078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08" table:formula="of:=[.F97]+[.E95]*10000000/299792458*(1/[.A96]-1/[.A97])" office:value-type="float" office:value="42114.8070410769">
            <text:p>42114.807041</text:p>
          </table:table-cell>
          <table:table-cell table:style-name="ce111"/>
          <table:table-cell table:style-name="ce122" table:formula="of:=100000000/[.F96]" office:value-type="float" office:value="2374.46178733443">
            <text:p>2374.4617873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145" table:formula="of:=[.F95]-[.E95]*10000000/299792458*([.B96]*(1/[.A96]-1/[.A97])+[.B98]*(1/[.A98]-1/[.A97])+[.B99]*(1/[.A99]-1/[.A97]))" office:value-type="float" office:value="42114.8390738194">
            <text:p>42114.839074</text:p>
          </table:table-cell>
          <table:table-cell table:style-name="ce111"/>
          <table:table-cell table:style-name="ce122" table:formula="of:=100000000/[.F97]" office:value-type="float" office:value="2374.45998130775">
            <text:p>2374.4599813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145" table:formula="of:=[.F97]+[.E95]*10000000/299792458*(1/[.A98]-1/[.A97])" office:value-type="float" office:value="42114.8542472237">
            <text:p>42114.854247</text:p>
          </table:table-cell>
          <table:table-cell table:style-name="ce111"/>
          <table:table-cell table:style-name="ce122" table:formula="of:=100000000/[.F98]" office:value-type="float" office:value="2374.45912582238">
            <text:p>2374.4591258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145" table:formula="of:=[.F97]+[.E95]*10000000/299792458*(1/[.A99]-1/[.A97])" office:value-type="float" office:value="42114.8688974072">
            <text:p>42114.868897</text:p>
          </table:table-cell>
          <table:table-cell table:style-name="ce111"/>
          <table:table-cell table:style-name="ce122" table:formula="of:=100000000/[.F99]" office:value-type="float" office:value="2374.4582998371">
            <text:p>2374.4582998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382">
            <text:p>2382</text:p>
          </table:table-cell>
          <table:table-cell/>
          <table:table-cell office:value-type="float" office:value="-690">
            <text:p>-690</text:p>
          </table:table-cell>
          <table:table-cell office:value-type="float" office:value="-753">
            <text:p>-753</text:p>
          </table:table-cell>
          <table:table-cell table:formula="of:=SUM([.C100:.D100])" office:value-type="float" office:value="-1443">
            <text:p>-1443</text:p>
          </table:table-cell>
          <table:table-cell table:style-name="ce123" table:formula="of:=[.$I$63]" office:value-type="float" office:value="41968.0674264092">
            <text:p>41968.06743</text:p>
          </table:table-cell>
          <table:table-cell table:style-name="ce123" table:formula="of:=[.$J$63]" office:value-type="float" office:value="0.0014142135623731">
            <text:p>0.00141</text:p>
          </table:table-cell>
          <table:table-cell table:style-name="ce108" table:formula="of:=100000000/[.F100]" office:value-type="float" office:value="2382.76399491946">
            <text:p>2382.763995</text:p>
          </table:table-cell>
          <table:table-cell table:style-name="ce108" table:formula="of:=[.G100]/[.F100]*[.H100]" office:value-type="float" office:value="0.0000802928837135094">
            <text:p>0.000080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08" table:formula="of:=[.F102]+[.E100]*10000000/299792458*(1/[.A101]-1/[.A102])" office:value-type="float" office:value="41968.0370498126">
            <text:p>41968.037050</text:p>
          </table:table-cell>
          <table:table-cell table:style-name="ce111"/>
          <table:table-cell table:style-name="ce122" table:formula="of:=100000000/[.F101]" office:value-type="float" office:value="2382.7657195715">
            <text:p>2382.7657196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145" table:formula="of:=[.F100]-[.E100]*10000000/299792458*([.B101]*(1/[.A101]-1/[.A102])+[.B103]*(1/[.A103]-1/[.A102])+[.B104]*(1/[.A104]-1/[.A102]))" office:value-type="float" office:value="41968.068884005">
            <text:p>41968.068884</text:p>
          </table:table-cell>
          <table:table-cell table:style-name="ce111"/>
          <table:table-cell table:style-name="ce122" table:formula="of:=100000000/[.F102]" office:value-type="float" office:value="2382.76391216352">
            <text:p>2382.7639122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145" table:formula="of:=[.F102]+[.E100]*10000000/299792458*(1/[.A103]-1/[.A102])" office:value-type="float" office:value="41968.0839633593">
            <text:p>41968.083963</text:p>
          </table:table-cell>
          <table:table-cell table:style-name="ce111"/>
          <table:table-cell table:style-name="ce122" table:formula="of:=100000000/[.F103]" office:value-type="float" office:value="2382.76305602386">
            <text:p>2382.7630560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145" table:formula="of:=[.F102]+[.E100]*10000000/299792458*(1/[.A104]-1/[.A102])" office:value-type="float" office:value="41968.0985227359">
            <text:p>41968.098523</text:p>
          </table:table-cell>
          <table:table-cell table:style-name="ce111"/>
          <table:table-cell table:style-name="ce122" table:formula="of:=100000000/[.F104]" office:value-type="float" office:value="2382.76222940684">
            <text:p>2382.7622294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586">
            <text:p>2586</text:p>
          </table:table-cell>
          <table:table-cell/>
          <table:table-cell office:value-type="float" office:value="-636">
            <text:p>-636</text:p>
          </table:table-cell>
          <table:table-cell office:value-type="float" office:value="-576">
            <text:p>-576</text:p>
          </table:table-cell>
          <table:table-cell table:formula="of:=SUM([.C105:.D105])" office:value-type="float" office:value="-1212">
            <text:p>-1212</text:p>
          </table:table-cell>
          <table:table-cell table:style-name="ce123" table:formula="of:=[.$I$64]" office:value-type="float" office:value="38660.0531902641">
            <text:p>38660.05319</text:p>
          </table:table-cell>
          <table:table-cell table:style-name="ce123" table:formula="of:=[.$J$64]" office:value-type="float" office:value="0.00129529684019108">
            <text:p>0.00130</text:p>
          </table:table-cell>
          <table:table-cell table:style-name="ce108" table:formula="of:=100000000/[.F105]" office:value-type="float" office:value="2586.64931234972">
            <text:p>2586.649312</text:p>
          </table:table-cell>
          <table:table-cell table:style-name="ce108" table:formula="of:=[.G105]/[.F105]*[.H105]" office:value-type="float" office:value="0.000086665133761709">
            <text:p>0.000087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08" table:formula="of:=[.F107]+[.E105]*10000000/299792458*(1/[.A106]-1/[.A107])" office:value-type="float" office:value="38660.027676449">
            <text:p>38660.027676</text:p>
          </table:table-cell>
          <table:table-cell table:style-name="ce111"/>
          <table:table-cell table:style-name="ce122" table:formula="of:=100000000/[.F106]" office:value-type="float" office:value="2586.65101941761">
            <text:p>2586.6510194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145" table:formula="of:=[.F105]-[.E105]*10000000/299792458*([.B106]*(1/[.A106]-1/[.A107])+[.B108]*(1/[.A108]-1/[.A107])+[.B109]*(1/[.A109]-1/[.A107]))" office:value-type="float" office:value="38660.0544145233">
            <text:p>38660.054415</text:p>
          </table:table-cell>
          <table:table-cell table:style-name="ce111"/>
          <table:table-cell table:style-name="ce122" table:formula="of:=100000000/[.F107]" office:value-type="float" office:value="2586.64923043754">
            <text:p>2586.6492304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145" table:formula="of:=[.F107]+[.E105]*10000000/299792458*(1/[.A108]-1/[.A107])" office:value-type="float" office:value="38660.0670799269">
            <text:p>38660.067080</text:p>
          </table:table-cell>
          <table:table-cell table:style-name="ce111"/>
          <table:table-cell table:style-name="ce122" table:formula="of:=100000000/[.F108]" office:value-type="float" office:value="2586.64838302678">
            <text:p>2586.6483830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145" table:formula="of:=[.F107]+[.E105]*10000000/299792458*(1/[.A109]-1/[.A107])" office:value-type="float" office:value="38660.0793085925">
            <text:p>38660.079309</text:p>
          </table:table-cell>
          <table:table-cell table:style-name="ce111"/>
          <table:table-cell table:style-name="ce122" table:formula="of:=100000000/[.F109]" office:value-type="float" office:value="2586.64756483762">
            <text:p>2586.6475648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600">
            <text:p>2600</text:p>
          </table:table-cell>
          <table:table-cell/>
          <table:table-cell office:value-type="float" office:value="-632">
            <text:p>-632</text:p>
          </table:table-cell>
          <table:table-cell office:value-type="float" office:value="-572">
            <text:p>-572</text:p>
          </table:table-cell>
          <table:table-cell table:formula="of:=SUM([.C110:.D110])" office:value-type="float" office:value="-1204">
            <text:p>-1204</text:p>
          </table:table-cell>
          <table:table-cell table:style-name="ce123" table:formula="of:=[.$I$65]" office:value-type="float" office:value="38458.992557971">
            <text:p>38458.99256</text:p>
          </table:table-cell>
          <table:table-cell table:style-name="ce123" table:formula="of:=[.$J$65]" office:value-type="float" office:value="0.00129529684019108">
            <text:p>0.00130</text:p>
          </table:table-cell>
          <table:table-cell table:style-name="ce108" table:formula="of:=100000000/[.F110]" office:value-type="float" office:value="2600.17211447402">
            <text:p>2600.172114</text:p>
          </table:table-cell>
          <table:table-cell table:style-name="ce108" table:formula="of:=[.G110]/[.F110]*[.H110]" office:value-type="float" office:value="0.0000875736596260142">
            <text:p>0.000088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108" table:formula="of:=[.F112]+[.E110]*10000000/299792458*(1/[.A111]-1/[.A112])" office:value-type="float" office:value="38458.9672125639">
            <text:p>38458.967213</text:p>
          </table:table-cell>
          <table:table-cell table:style-name="ce111"/>
          <table:table-cell table:style-name="ce122" table:formula="of:=100000000/[.F111]" office:value-type="float" office:value="2600.17382805151">
            <text:p>2600.1738281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145" table:formula="of:=[.F110]-[.E110]*10000000/299792458*([.B111]*(1/[.A111]-1/[.A112])+[.B113]*(1/[.A113]-1/[.A112])+[.B114]*(1/[.A114]-1/[.A112]))" office:value-type="float" office:value="38458.9937741493">
            <text:p>38458.993774</text:p>
          </table:table-cell>
          <table:table-cell table:style-name="ce111"/>
          <table:table-cell table:style-name="ce122" table:formula="of:=100000000/[.F112]" office:value-type="float" office:value="2600.17203224948">
            <text:p>2600.1720322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145" table:formula="of:=[.F112]+[.E110]*10000000/299792458*(1/[.A113]-1/[.A112])" office:value-type="float" office:value="38459.0063559529">
            <text:p>38459.006356</text:p>
          </table:table-cell>
          <table:table-cell table:style-name="ce111"/>
          <table:table-cell table:style-name="ce122" table:formula="of:=100000000/[.F113]" office:value-type="float" office:value="2600.17118160728">
            <text:p>2600.1711816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145" table:formula="of:=[.F112]+[.E110]*10000000/299792458*(1/[.A114]-1/[.A112])" office:value-type="float" office:value="38459.0185039012">
            <text:p>38459.018504</text:p>
          </table:table-cell>
          <table:table-cell table:style-name="ce111"/>
          <table:table-cell table:style-name="ce122" table:formula="of:=100000000/[.F114]" office:value-type="float" office:value="2600.1703602981">
            <text:p>2600.1703603</text:p>
          </table:table-cell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table:number-columns-repeated="2"/>
          <table:table-cell/>
          <table:table-cell table:style-name="ce108"/>
          <table:table-cell/>
          <table:table-cell table:style-name="ce111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string">
            <text:p>References</text:p>
          </table:table-cell>
          <table:table-cell table:style-name="Default"/>
          <table:table-cell table:number-columns-repeated="3"/>
          <table:table-cell table:style-name="ce111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4">
          <table:table-cell office:value-type="string">
            <text:p>Aldenius:2009:014008</text:p>
          </table:table-cell>
          <table:table-cell table:style-name="ce97" office:value-type="string">
            <text:p><text:a xlink:href="http://adsabs.harvard.edu/abs/2009PhST..134a4008A">http://adsabs.harvard.edu/abs/2009PhST..134a4008A</text:a></text:p>
          </table:table-cell>
          <table:table-cell table:style-name="ce97" table:number-columns-repeated="3"/>
          <table:table-cell table:number-columns-repeated="3"/>
          <table:table-cell table:style-name="ce97" table:number-columns-repeated="2"/>
          <table:table-cell/>
          <table:table-cell table:style-name="ce97" table:number-columns-repeated="2"/>
          <table:table-cell table:number-columns-repeated="3"/>
          <table:table-cell table:style-name="ce97" table:number-columns-repeated="2"/>
          <table:table-cell table:number-columns-repeated="1005"/>
          <table:table-cell table:style-name="ce97"/>
        </table:table-row>
        <table:table-row table:style-name="ro14">
          <table:table-cell office:value-type="string">
            <text:p>Nave:2012:1570</text:p>
          </table:table-cell>
          <table:table-cell table:style-name="ce97" office:value-type="string">
            <text:p><text:a xlink:href="http://adsabs.harvard.edu/abs/2012MNRAS.420.1570N">http://adsabs.harvard.edu/abs/2012MNRAS.420.1570N</text:a></text:p>
          </table:table-cell>
          <table:table-cell table:style-name="ce97" table:number-columns-repeated="3"/>
          <table:table-cell table:number-columns-repeated="3"/>
          <table:table-cell table:style-name="ce97" table:number-columns-repeated="2"/>
          <table:table-cell/>
          <table:table-cell table:style-name="ce97" table:number-columns-repeated="2"/>
          <table:table-cell table:number-columns-repeated="3"/>
          <table:table-cell table:style-name="ce97" table:number-columns-repeated="2"/>
          <table:table-cell table:number-columns-repeated="1005"/>
          <table:table-cell table:style-name="ce97"/>
        </table:table-row>
        <table:table-row table:style-name="ro14">
          <table:table-cell table:style-name="Default" office:value-type="string">
            <text:p>Porsev:2009:032519</text:p>
          </table:table-cell>
          <table:table-cell table:style-name="ce97" office:value-type="string">
            <text:p><text:a xlink:href="http://adsabs.harvard.edu/abs/2009PhRvA..79c2519P">http://adsabs.harvard.edu/abs/2009PhRvA..79c2519P</text:a></text:p>
          </table:table-cell>
          <table:table-cell table:style-name="ce97" table:number-columns-repeated="3"/>
          <table:table-cell table:number-columns-repeated="3"/>
          <table:table-cell table:style-name="ce97" table:number-columns-repeated="2"/>
          <table:table-cell/>
          <table:table-cell table:style-name="ce97" table:number-columns-repeated="2"/>
          <table:table-cell table:number-columns-repeated="3"/>
          <table:table-cell table:style-name="ce97" table:number-columns-repeated="2"/>
          <table:table-cell table:number-columns-repeated="1005"/>
          <table:table-cell table:style-name="ce97"/>
        </table:table-row>
        <table:table-row table:style-name="ro14">
          <table:table-cell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/>
          <table:table-cell table:style-name="ce111" table:number-columns-repeated="4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/>
          <table:table-cell table:number-columns-repeated="4"/>
          <table:table-cell table:style-name="ce123" table:number-columns-repeated="2"/>
          <table:table-cell table:style-name="ce108" table:number-columns-repeated="2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/>
          <table:table-cell table:number-columns-repeated="4"/>
          <table:table-cell table:style-name="ce108"/>
          <table:table-cell table:style-name="ce111"/>
          <table:table-cell table:style-name="ce122"/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110" table:number-columns-repeated="2"/>
          <table:table-cell table:style-name="Default" table:number-columns-repeated="1005"/>
          <table:table-cell/>
        </table:table-row>
        <table:table-row table:style-name="ro2" table:number-rows-repeated="2">
          <table:table-cell table:style-name="Default"/>
          <table:table-cell table:number-columns-repeated="4"/>
          <table:table-cell table:style-name="ce145"/>
          <table:table-cell table:style-name="ce111"/>
          <table:table-cell table:style-name="ce122"/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110" table:number-columns-repeated="2"/>
          <table:table-cell table:style-name="Default" table:number-columns-repeated="1005"/>
          <table:table-cell/>
        </table:table-row>
        <table:table-row table:style-name="ro2">
          <table:table-cell table:style-name="Default"/>
          <table:table-cell table:number-columns-repeated="4"/>
          <table:table-cell table:style-name="ce145"/>
          <table:table-cell table:style-name="ce111"/>
          <table:table-cell table:style-name="ce122"/>
          <table:table-cell table:style-name="ce12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110" table:number-columns-repeated="2"/>
          <table:table-cell table:style-name="Default" table:number-columns-repeated="1005"/>
          <table:table-cell/>
        </table:table-row>
      </table:table>
      <table:table table:name="NiII" table:style-name="ta1">
        <table:table-column table:style-name="co1" table:default-cell-style-name="ce13"/>
        <table:table-column table:style-name="co1" table:default-cell-style-name="ce14"/>
        <table:table-column table:style-name="co1" table:number-columns-repeated="7" table:default-cell-style-name="ce13"/>
        <table:table-column table:style-name="co106" table:default-cell-style-name="ce13"/>
        <table:table-column table:style-name="co71" table:default-cell-style-name="ce13"/>
        <table:table-column table:style-name="co107" table:default-cell-style-name="ce13"/>
        <table:table-column table:style-name="co108" table:default-cell-style-name="ce13"/>
        <table:table-column table:style-name="co109" table:default-cell-style-name="ce13"/>
        <table:table-column table:style-name="co10" table:default-cell-style-name="ce13"/>
        <table:table-column table:style-name="co59" table:default-cell-style-name="ce13"/>
        <table:table-column table:style-name="co110" table:default-cell-style-name="ce13"/>
        <table:table-column table:style-name="co1" table:number-columns-repeated="1007" table:default-cell-style-name="ce13"/>
        <table:table-row table:style-name="ro2">
          <table:table-cell office:value-type="string">
            <text:p>Updated</text:p>
          </table:table-cell>
          <table:table-cell table:style-name="ce32" office:value-type="string">
            <text:p>18/05/201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mmary</text:p>
          </table:table-cell>
          <table:table-cell table:number-columns-repeated="1023"/>
        </table:table-row>
        <table:table-row table:style-name="ro3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2">
          <table:table-cell table:style-name="Default" office:value-type="string">
            <text:p>NiII</text:p>
          </table:table-cell>
          <table:table-cell table:style-name="Default" table:formula="of:=[.A13]" office:value-type="float" office:value="1709">
            <text:p>1709</text:p>
          </table:table-cell>
          <table:table-cell table:style-name="Default" office:value-type="string">
            <text:p>ALL</text:p>
          </table:table-cell>
          <table:table-cell table:style-name="ce20" office:value-type="float" office:value="58.6934">
            <text:p>58.6934</text:p>
          </table:table-cell>
          <table:table-cell table:style-name="ce20" table:formula="of:=[.F13]" office:value-type="float" office:value="58493.0772002655">
            <text:p>58493.0772</text:p>
          </table:table-cell>
          <table:table-cell table:style-name="ce20" table:formula="of:=[.G13]" office:value-type="float" office:value="0.004">
            <text:p>0.0040</text:p>
          </table:table-cell>
          <table:table-cell table:style-name="ce15" office:value-type="float" office:value="0">
            <text:p>0</text:p>
          </table:table-cell>
          <table:table-cell table:style-name="Default" office:value-type="string">
            <text:p>Pickering:2000:163,Nave:2012:1570</text:p>
          </table:table-cell>
          <table:table-cell table:style-name="ce18" table:formula="of:=[.I13]" office:value-type="float" office:value="1709.60402130367">
            <text:p>1709.60402</text:p>
          </table:table-cell>
          <table:table-cell table:style-name="ce18" table:formula="of:=[.J13]" office:value-type="float" office:value="0.000116909836386307">
            <text:p>0.00012</text:p>
          </table:table-cell>
          <table:table-cell table:style-name="ce26" table:formula="of:=299792458*[.J5]/[.I5]" office:value-type="float" office:value="20.5010556701325">
            <text:p>20.5</text:p>
          </table:table-cell>
          <table:table-cell table:style-name="Default" office:value-type="string">
            <text:p>3\rm{d}^9~^2\rm{D}_{5/2}</text:p>
          </table:table-cell>
          <table:table-cell table:style-name="Default" office:value-type="string">
            <text:p>3\rm{d}^84\rm{p~z}^2\rm{F}_{5/2}</text:p>
          </table:table-cell>
          <table:table-cell table:style-name="Default" office:value-type="string">
            <text:p>k_1</text:p>
          </table:table-cell>
          <table:table-cell table:style-name="ce27" office:value-type="float" office:value="7.64">
            <text:p>7.64</text:p>
          </table:table-cell>
          <table:table-cell table:style-name="ce27" office:value-type="float" office:value="18.17">
            <text:p>18.17</text:p>
          </table:table-cell>
          <table:table-cell table:style-name="ce20" office:value-type="float" office:value="0.0324">
            <text:p>0.0324</text:p>
          </table:table-cell>
          <table:table-cell table:style-name="ce30" office:value-type="float" office:value="435000000">
            <text:p>4.35E+08</text:p>
          </table:table-cell>
          <table:table-cell table:style-name="ce15" office:value-type="float" office:value="-20">
            <text:p>-20</text:p>
          </table:table-cell>
          <table:table-cell table:style-name="ce15" office:value-type="float" office:value="250">
            <text:p>250</text:p>
          </table:table-cell>
          <table:table-cell table:style-name="Default" table:number-columns-repeated="1004"/>
        </table:table-row>
        <table:table-row table:style-name="ro2">
          <table:table-cell/>
          <table:table-cell table:style-name="Default" table:formula="of:=[.A14]" office:value-type="float" office:value="1741">
            <text:p>1741</text:p>
          </table:table-cell>
          <table:table-cell table:style-name="Default" office:value-type="string">
            <text:p>ALL</text:p>
          </table:table-cell>
          <table:table-cell table:style-name="ce20" table:formula="of:=[.$D$5]" office:value-type="float" office:value="58.6934">
            <text:p>58.6934</text:p>
          </table:table-cell>
          <table:table-cell table:style-name="ce20" table:formula="of:=[.F14]" office:value-type="float" office:value="57420.0190865214">
            <text:p>57420.0191</text:p>
          </table:table-cell>
          <table:table-cell table:style-name="ce20" table:formula="of:=[.G14]" office:value-type="float" office:value="0.004">
            <text:p>0.0040</text:p>
          </table:table-cell>
          <table:table-cell office:value-type="float" office:value="0">
            <text:p>0</text:p>
          </table:table-cell>
          <table:table-cell table:style-name="Default" table:formula="of:=[.H5]" office:value-type="string" office:string-value="Pickering:2000:163,Nave:2012:1570">
            <text:p>Pickering:2000:163,Nave:2012:1570</text:p>
          </table:table-cell>
          <table:table-cell table:style-name="ce18" table:formula="of:=[.I14]" office:value-type="float" office:value="1741.55288679578">
            <text:p>1741.55289</text:p>
          </table:table-cell>
          <table:table-cell table:style-name="ce18" table:formula="of:=[.J14]" office:value-type="float" office:value="0.000121320258300268">
            <text:p>0.00012</text:p>
          </table:table-cell>
          <table:table-cell table:style-name="ce26" table:formula="of:=299792458*[.J6]/[.I6]" office:value-type="float" office:value="20.8841768267801">
            <text:p>20.9</text:p>
          </table:table-cell>
          <table:table-cell/>
          <table:table-cell office:value-type="string">
            <text:p>3\rm{d}^84\rm{p~z}^2\rm{D}_{5/2}</text:p>
          </table:table-cell>
          <table:table-cell office:value-type="string">
            <text:p>k_2</text:p>
          </table:table-cell>
          <table:table-cell table:number-columns-repeated="2"/>
          <table:table-cell table:style-name="ce61" office:value-type="float" office:value="0.0427">
            <text:p>0.0427</text:p>
          </table:table-cell>
          <table:table-cell table:style-name="ce79" office:value-type="float" office:value="500000000">
            <text:p>5.00E+08</text:p>
          </table:table-cell>
          <table:table-cell office:value-type="float" office:value="-1400">
            <text:p>-1400</text:p>
          </table:table-cell>
          <table:table-cell office:value-type="float" office:value="250">
            <text:p>250</text:p>
          </table:table-cell>
          <table:table-cell table:number-columns-repeated="1004"/>
        </table:table-row>
        <table:table-row table:style-name="ro2">
          <table:table-cell/>
          <table:table-cell table:style-name="Default" table:formula="of:=[.A15]" office:value-type="float" office:value="1751">
            <text:p>1751</text:p>
          </table:table-cell>
          <table:table-cell table:style-name="Default" office:value-type="string">
            <text:p>ALL</text:p>
          </table:table-cell>
          <table:table-cell table:style-name="ce20" table:formula="of:=[.$D$5]" office:value-type="float" office:value="58.6934">
            <text:p>58.6934</text:p>
          </table:table-cell>
          <table:table-cell table:style-name="ce20" table:formula="of:=[.F15]" office:value-type="float" office:value="57080.3790505195">
            <text:p>57080.3791</text:p>
          </table:table-cell>
          <table:table-cell table:style-name="ce20" table:formula="of:=[.G15]" office:value-type="float" office:value="0.004">
            <text:p>0.0040</text:p>
          </table:table-cell>
          <table:table-cell office:value-type="float" office:value="0">
            <text:p>0</text:p>
          </table:table-cell>
          <table:table-cell table:style-name="Default" table:formula="of:=[.H6]" office:value-type="string" office:string-value="Pickering:2000:163,Nave:2012:1570">
            <text:p>Pickering:2000:163,Nave:2012:1570</text:p>
          </table:table-cell>
          <table:table-cell table:style-name="ce18" table:formula="of:=[.I15]" office:value-type="float" office:value="1751.91548590618">
            <text:p>1751.91549</text:p>
          </table:table-cell>
          <table:table-cell table:style-name="ce18" table:formula="of:=[.J15]" office:value-type="float" office:value="0.000122768314790316">
            <text:p>0.00012</text:p>
          </table:table-cell>
          <table:table-cell table:style-name="ce26" table:formula="of:=299792458*[.J7]/[.I7]" office:value-type="float" office:value="21.0084419891231">
            <text:p>21.0</text:p>
          </table:table-cell>
          <table:table-cell/>
          <table:table-cell office:value-type="string">
            <text:p>3\rm{d}^84\rm{p~z}^2\rm{F}_{7/2}</text:p>
          </table:table-cell>
          <table:table-cell office:value-type="string">
            <text:p>k_3</text:p>
          </table:table-cell>
          <table:table-cell table:number-columns-repeated="2"/>
          <table:table-cell table:style-name="ce61" office:value-type="float" office:value="0.0277">
            <text:p>0.0277</text:p>
          </table:table-cell>
          <table:table-cell table:style-name="ce79" office:value-type="float" office:value="370000000">
            <text:p>3.70E+08</text:p>
          </table:table-cell>
          <table:table-cell office:value-type="float" office:value="-700">
            <text:p>-700</text:p>
          </table:table-cell>
          <table:table-cell office:value-type="float" office:value="250">
            <text:p>250</text:p>
          </table:table-cell>
          <table:table-cell table:number-columns-repeated="1004"/>
        </table:table-row>
        <table:table-row table:style-name="ro2">
          <table:table-cell office:value-type="string">
            <text:p>EN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asurements</text:p>
          </table:table-cell>
          <table:table-cell table:number-columns-repeated="1023"/>
        </table:table-row>
        <table:table-row table:style-name="ro12">
          <table:table-cell table:style-name="ce21" office:value-type="string">
            <text:p>Transition</text:p>
          </table:table-cell>
          <table:table-cell table:style-name="ce16" office:value-type="string">
            <text:p>w [/cm]</text:p>
          </table:table-cell>
          <table:table-cell table:style-name="ce21" office:value-type="string">
            <text:p>dw [/cm]</text:p>
          </table:table-cell>
          <table:table-cell table:style-name="ce21" office:value-type="string">
            <text:p>Reference</text:p>
          </table:table-cell>
          <table:table-cell table:style-name="ce31" office:value-type="string">
            <text:p>Pickering:2000:163 wavenumbers increased by 10.6 parts per 10^8 – see Nave:2012:1570</text:p>
          </table:table-cell>
          <table:table-cell table:style-name="ce16" office:value-type="string">
            <text:p>w [/cm]</text:p>
          </table:table-cell>
          <table:table-cell table:style-name="ce21" office:value-type="string">
            <text:p>dw [/cm]</text:p>
          </table:table-cell>
          <table:table-cell table:style-name="ce21" office:value-type="string">
            <text:p>Reference/Note</text:p>
          </table:table-cell>
          <table:table-cell table:style-name="ce21" office:value-type="string">
            <text:p>l [Ang.]</text:p>
          </table:table-cell>
          <table:table-cell table:style-name="ce21" office:value-type="string">
            <text:p>dl [Ang.]</text:p>
          </table:table-cell>
          <table:table-cell table:style-name="ce21" table:number-columns-repeated="1010"/>
          <table:table-cell table:style-name="ce31" table:number-columns-repeated="4"/>
        </table:table-row>
        <table:table-row table:style-name="ro3">
          <table:table-cell table:style-name="ce21" office:value-type="float" office:value="1703">
            <text:p>1703</text:p>
          </table:table-cell>
          <table:table-cell table:style-name="ce76" table:formula="of:=58705.707" office:value-type="float" office:value="58705.707">
            <text:p>58705.707</text:p>
          </table:table-cell>
          <table:table-cell table:style-name="ce60" table:formula="of:=0.015" office:value-type="float" office:value="0.015">
            <text:p>0.015</text:p>
          </table:table-cell>
          <table:table-cell table:style-name="ce60" table:formula="of:=[.A19]" office:value-type="string" office:string-value="Pickering:2000:163">
            <text:p>Pickering:2000:163</text:p>
          </table:table-cell>
          <table:table-cell table:style-name="ce61" table:formula="of:=[.B12]*(1+0.000000106)" office:value-type="float" office:value="58705.713222805">
            <text:p>58705.7132</text:p>
          </table:table-cell>
          <table:table-cell table:style-name="ce61" table:formula="of:=[.E12]" office:value-type="float" office:value="58705.713222805">
            <text:p>58705.7132</text:p>
          </table:table-cell>
          <table:table-cell table:style-name="ce61" table:formula="of:=[.C12]" office:value-type="float" office:value="0.015">
            <text:p>0.0150</text:p>
          </table:table-cell>
          <table:table-cell table:formula="of:=[.D12]" office:value-type="string" office:string-value="Pickering:2000:163">
            <text:p>Pickering:2000:163</text:p>
          </table:table-cell>
          <table:table-cell table:style-name="ce23" table:formula="of:=100000000/[.F12]" office:value-type="float" office:value="1703.41172111258">
            <text:p>1703.41172</text:p>
          </table:table-cell>
          <table:table-cell table:style-name="ce23" table:formula="of:=[.G12]/[.F12]*[.I12]" office:value-type="float" office:value="0.000435241723743561">
            <text:p>0.00044</text:p>
          </table:table-cell>
          <table:table-cell table:style-name="ce21" table:number-columns-repeated="1010"/>
          <table:table-cell table:style-name="ce31" table:number-columns-repeated="4"/>
        </table:table-row>
        <table:table-row table:style-name="ro2">
          <table:table-cell table:style-name="ce59" office:value-type="float" office:value="1709">
            <text:p>1709</text:p>
          </table:table-cell>
          <table:table-cell table:style-name="ce60" table:formula="of:=58493.071" office:value-type="float" office:value="58493.071">
            <text:p>58493.071</text:p>
          </table:table-cell>
          <table:table-cell table:style-name="ce60" table:formula="of:=0.004" office:value-type="float" office:value="0.004">
            <text:p>0.004</text:p>
          </table:table-cell>
          <table:table-cell table:style-name="ce60" table:formula="of:=[.A19]" office:value-type="string" office:string-value="Pickering:2000:163">
            <text:p>Pickering:2000:163</text:p>
          </table:table-cell>
          <table:table-cell table:style-name="ce61" table:formula="of:=[.B13]*(1+0.000000106)" office:value-type="float" office:value="58493.0772002655">
            <text:p>58493.0772</text:p>
          </table:table-cell>
          <table:table-cell table:style-name="ce61" table:formula="of:=[.E13]" office:value-type="float" office:value="58493.0772002655">
            <text:p>58493.0772</text:p>
          </table:table-cell>
          <table:table-cell table:style-name="ce61" table:formula="of:=[.C13]" office:value-type="float" office:value="0.004">
            <text:p>0.0040</text:p>
          </table:table-cell>
          <table:table-cell table:formula="of:=[.D13]" office:value-type="string" office:string-value="Pickering:2000:163">
            <text:p>Pickering:2000:163</text:p>
          </table:table-cell>
          <table:table-cell table:style-name="ce23" table:formula="of:=100000000/[.F13]" office:value-type="float" office:value="1709.60402130367">
            <text:p>1709.60402</text:p>
          </table:table-cell>
          <table:table-cell table:style-name="ce23" table:formula="of:=[.G13]/[.F13]*[.I13]" office:value-type="float" office:value="0.000116909836386307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2">
          <table:table-cell table:style-name="ce59" office:value-type="float" office:value="1741">
            <text:p>1741</text:p>
          </table:table-cell>
          <table:table-cell table:style-name="ce60" table:formula="of:=57420.013" office:value-type="float" office:value="57420.013">
            <text:p>57420.013</text:p>
          </table:table-cell>
          <table:table-cell table:style-name="ce60" table:formula="of:=0.004" office:value-type="float" office:value="0.004">
            <text:p>0.004</text:p>
          </table:table-cell>
          <table:table-cell table:style-name="ce60" table:formula="of:=[.D13]" office:value-type="string" office:string-value="Pickering:2000:163">
            <text:p>Pickering:2000:163</text:p>
          </table:table-cell>
          <table:table-cell table:style-name="ce61" table:formula="of:=[.B14]*(1+0.000000106)" office:value-type="float" office:value="57420.0190865214">
            <text:p>57420.0191</text:p>
          </table:table-cell>
          <table:table-cell table:style-name="ce61" table:formula="of:=[.E14]" office:value-type="float" office:value="57420.0190865214">
            <text:p>57420.0191</text:p>
          </table:table-cell>
          <table:table-cell table:style-name="ce61" table:formula="of:=[.C14]" office:value-type="float" office:value="0.004">
            <text:p>0.0040</text:p>
          </table:table-cell>
          <table:table-cell table:formula="of:=[.D14]" office:value-type="string" office:string-value="Pickering:2000:163">
            <text:p>Pickering:2000:163</text:p>
          </table:table-cell>
          <table:table-cell table:style-name="ce23" table:formula="of:=100000000/[.F14]" office:value-type="float" office:value="1741.55288679578">
            <text:p>1741.55289</text:p>
          </table:table-cell>
          <table:table-cell table:style-name="ce23" table:formula="of:=[.G14]/[.F14]*[.I14]" office:value-type="float" office:value="0.000121320258300268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2">
          <table:table-cell table:style-name="ce59" office:value-type="float" office:value="1751">
            <text:p>1751</text:p>
          </table:table-cell>
          <table:table-cell table:style-name="ce60" table:formula="of:=57080.373" office:value-type="float" office:value="57080.373">
            <text:p>57080.373</text:p>
          </table:table-cell>
          <table:table-cell table:style-name="ce60" table:formula="of:=0.004" office:value-type="float" office:value="0.004">
            <text:p>0.004</text:p>
          </table:table-cell>
          <table:table-cell table:style-name="ce60" table:formula="of:=[.D14]" office:value-type="string" office:string-value="Pickering:2000:163">
            <text:p>Pickering:2000:163</text:p>
          </table:table-cell>
          <table:table-cell table:style-name="ce61" table:formula="of:=[.B15]*(1+0.000000106)" office:value-type="float" office:value="57080.3790505195">
            <text:p>57080.3791</text:p>
          </table:table-cell>
          <table:table-cell table:style-name="ce61" table:formula="of:=[.E15]" office:value-type="float" office:value="57080.3790505195">
            <text:p>57080.3791</text:p>
          </table:table-cell>
          <table:table-cell table:style-name="ce61" table:formula="of:=[.C15]" office:value-type="float" office:value="0.004">
            <text:p>0.0040</text:p>
          </table:table-cell>
          <table:table-cell table:formula="of:=[.D15]" office:value-type="string" office:string-value="Pickering:2000:163">
            <text:p>Pickering:2000:163</text:p>
          </table:table-cell>
          <table:table-cell table:style-name="ce23" table:formula="of:=100000000/[.F15]" office:value-type="float" office:value="1751.91548590618">
            <text:p>1751.91549</text:p>
          </table:table-cell>
          <table:table-cell table:style-name="ce23" table:formula="of:=[.G15]/[.F15]*[.I15]" office:value-type="float" office:value="0.000122768314790316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>
            <text:p>References</text:p>
          </table:table-cell>
          <table:table-cell table:style-name="ce13"/>
          <table:table-cell table:number-columns-repeated="1022"/>
        </table:table-row>
        <table:table-row table:style-name="ro3">
          <table:table-cell office:value-type="string">
            <text:p>Nave:2012:1570</text:p>
          </table:table-cell>
          <table:table-cell table:style-name="ce13" office:value-type="string">
            <text:p><text:a xlink:href="http://adsabs.harvard.edu/abs/2012MNRAS.420.1570N">http://adsabs.harvard.edu/abs/2012MNRAS.420.1570N</text:a></text:p>
          </table:table-cell>
          <table:table-cell table:number-columns-repeated="1022"/>
        </table:table-row>
        <table:table-row table:style-name="ro3">
          <table:table-cell table:style-name="Default" office:value-type="string">
            <text:p>Pickering:2000:163</text:p>
          </table:table-cell>
          <table:table-cell table:style-name="ce13" office:value-type="string">
            <text:p><text:a xlink:href="http://adsabs.harvard.edu/abs/2000MNRAS.319..163P">http://adsabs.harvard.edu/abs/2000MNRAS.319..163P</text:a></text:p>
          </table:table-cell>
          <table:table-cell table:number-columns-repeated="1022"/>
        </table:table-row>
      </table:table>
      <table:table table:name="ZnII" table:style-name="ta1">
        <table:table-column table:style-name="co19" table:default-cell-style-name="Default"/>
        <table:table-column table:style-name="co20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28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95" table:default-cell-style-name="Default"/>
        <table:table-column table:style-name="co139" table:default-cell-style-name="Default"/>
        <table:table-column table:style-name="co1" table:number-columns-repeated="1010" table:default-cell-style-name="Default"/>
        <table:table-row table:style-name="ro19">
          <table:table-cell table:style-name="ce97" office:value-type="string">
            <text:p>Updated</text:p>
          </table:table-cell>
          <table:table-cell table:style-name="ce100" office:value-type="string">
            <text:p>13/12/2012</text:p>
          </table:table-cell>
          <table:table-cell table:style-name="ce149"/>
          <table:table-cell table:style-name="ce97" table:number-columns-repeated="1021"/>
        </table:table-row>
        <table:table-row table:style-name="ro2">
          <table:table-cell table:style-name="ce97"/>
          <table:table-cell table:style-name="ce101"/>
          <table:table-cell table:style-name="ce97" table:number-columns-repeated="1022"/>
        </table:table-row>
        <table:table-row table:style-name="ro2">
          <table:table-cell table:style-name="ce97" office:value-type="string">
            <text:p>Summary</text:p>
          </table:table-cell>
          <table:table-cell table:style-name="ce101"/>
          <table:table-cell table:style-name="ce97" table:number-columns-repeated="1022"/>
        </table:table-row>
        <table:table-row table:style-name="ro3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4"/>
        </table:table-row>
        <table:table-row table:style-name="ro3">
          <table:table-cell office:value-type="string">
            <text:p>ZnII</text:p>
          </table:table-cell>
          <table:table-cell table:formula="of:=[.A23]" office:value-type="float" office:value="2026">
            <text:p>2026</text:p>
          </table:table-cell>
          <table:table-cell office:value-type="string">
            <text:p>CMP</text:p>
          </table:table-cell>
          <table:table-cell table:style-name="ce110" office:value-type="float" office:value="65.38">
            <text:p>65.38</text:p>
          </table:table-cell>
          <table:table-cell table:style-name="ce123" table:formula="of:=[.E74]" office:value-type="float" office:value="49355.005443379">
            <text:p>49355.00544</text:p>
          </table:table-cell>
          <table:table-cell table:style-name="ce123" table:formula="of:=[.F74]" office:value-type="float" office:value="0.000759284173097276">
            <text:p>0.00076</text:p>
          </table:table-cell>
          <table:table-cell table:style-name="ce105" office:value-type="float" office:value="0">
            <text:p>0</text:p>
          </table:table-cell>
          <table:table-cell office:value-type="string">
            <text:p>Aldenius:2009:014008,Pickering:2000:163,Ruffoni:2010:424,Nave:2012:1570</text:p>
          </table:table-cell>
          <table:table-cell table:style-name="ce108" table:formula="of:=[.G74]" office:value-type="float" office:value="2026.13694602307">
            <text:p>2026.136946</text:p>
          </table:table-cell>
          <table:table-cell table:style-name="ce108" table:formula="of:=[.H74]" office:value-type="float" office:value="0.0000311703686753285">
            <text:p>0.000031</text:p>
          </table:table-cell>
          <table:table-cell table:style-name="ce109" table:formula="of:=299792458*[.J5]/[.I5]" office:value-type="float" office:value="4.61204829233518">
            <text:p>4.6</text:p>
          </table:table-cell>
          <table:table-cell office:value-type="string">
            <text:p>3\rm{d}^{10}4\rm{s}~^2\rm{S}_{1/2}</text:p>
          </table:table-cell>
          <table:table-cell office:value-type="string">
            <text:p>3\rm{d}^{10}4\rm{p}~^2\rm{P}_{3/2}</text:p>
          </table:table-cell>
          <table:table-cell office:value-type="string">
            <text:p>l_1</text:p>
          </table:table-cell>
          <table:table-cell table:style-name="ce110" office:value-type="float" office:value="9.39">
            <text:p>9.39</text:p>
          </table:table-cell>
          <table:table-cell table:style-name="ce110" office:value-type="float" office:value="17.96">
            <text:p>17.96</text:p>
          </table:table-cell>
          <table:table-cell table:style-name="ce111" office:value-type="float" office:value="0.501">
            <text:p>0.501</text:p>
          </table:table-cell>
          <table:table-cell table:style-name="ce170" office:value-type="float" office:value="407000000">
            <text:p>4.070E+08</text:p>
          </table:table-cell>
          <table:table-cell table:style-name="ce105" office:value-type="float" office:value="2470">
            <text:p>2470</text:p>
          </table:table-cell>
          <table:table-cell table:style-name="ce105" office:value-type="float" office:value="25">
            <text:p>25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05" office:value-type="string">
            <text:p>70; 69.9253193</text:p>
          </table:table-cell>
          <table:table-cell table:style-name="ce123" table:formula="of:=[.E75]" office:value-type="float" office:value="49355.0527203798">
            <text:p>49355.05272</text:p>
          </table:table-cell>
          <table:table-cell table:style-name="ce123" table:formula="of:=[.F75]" office:value-type="float" office:value="0.000863501745242107">
            <text:p>0.00086</text:p>
          </table:table-cell>
          <table:table-cell table:style-name="ce105" office:value-type="float" office:value="2">
            <text:p>2</text:p>
          </table:table-cell>
          <table:table-cell table:formula="of:=[.K30]" office:value-type="string" office:string-value="Matsubara:2003:209">
            <text:p>Matsubara:2003:209</text:p>
          </table:table-cell>
          <table:table-cell table:style-name="ce108" table:formula="of:=[.G75]" office:value-type="float" office:value="2026.13500519488">
            <text:p>2026.135005</text:p>
          </table:table-cell>
          <table:table-cell table:style-name="ce108" table:formula="of:=[.H75]" office:value-type="float" office:value="0.00003544867276293">
            <text:p>0.000035</text:p>
          </table:table-cell>
          <table:table-cell table:style-name="ce109" table:formula="of:=299792458*[.J6]/[.I6]" office:value-type="float" office:value="5.24508224436619">
            <text:p>5.2</text:p>
          </table:table-cell>
          <table:table-cell table:number-columns-repeated="3"/>
          <table:table-cell table:style-name="ce110" table:number-columns-repeated="2"/>
          <table:table-cell table:style-name="ce112" table:formula="of:=[.B75]" office:value-type="percentage" office:value="0.0062">
            <text:p>0.62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05" office:value-type="string">
            <text:p>68; 67.9248442</text:p>
          </table:table-cell>
          <table:table-cell table:style-name="ce123" table:formula="of:=[.E76]" office:value-type="float" office:value="49355.0337739392">
            <text:p>49355.03377</text:p>
          </table:table-cell>
          <table:table-cell table:style-name="ce123" table:formula="of:=[.F76]" office:value-type="float" office:value="0.000796473639507801">
            <text:p>0.00080</text:p>
          </table:table-cell>
          <table:table-cell table:style-name="ce105" office:value-type="float" office:value="2">
            <text:p>2</text:p>
          </table:table-cell>
          <table:table-cell table:formula="of:=[.K31]" office:value-type="string" office:string-value="Matsubara:2003:209">
            <text:p>Matsubara:2003:209</text:p>
          </table:table-cell>
          <table:table-cell table:style-name="ce108" table:formula="of:=[.G76]" office:value-type="float" office:value="2026.13578298882">
            <text:p>2026.135783</text:p>
          </table:table-cell>
          <table:table-cell table:style-name="ce108" table:formula="of:=[.H76]" office:value-type="float" office:value="0.0000326970446136379">
            <text:p>0.000033</text:p>
          </table:table-cell>
          <table:table-cell table:style-name="ce109" table:formula="of:=299792458*[.J7]/[.I7]" office:value-type="float" office:value="4.8379419860985">
            <text:p>4.8</text:p>
          </table:table-cell>
          <table:table-cell table:number-columns-repeated="3"/>
          <table:table-cell table:style-name="ce110" table:number-columns-repeated="2"/>
          <table:table-cell table:style-name="ce112" table:formula="of:=[.B76]" office:value-type="percentage" office:value="0.1875">
            <text:p>18.75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105" office:value-type="string">
            <text:p>67; 66.9271273</text:p>
          </table:table-cell>
          <table:table-cell table:style-name="ce123" table:formula="of:=[.E77]" office:value-type="float" office:value="49355.1580792943">
            <text:p>49355.15808</text:p>
          </table:table-cell>
          <table:table-cell table:style-name="ce123" table:formula="of:=[.F77]" office:value-type="float" office:value="0.00503104780214264">
            <text:p>0.00503</text:p>
          </table:table-cell>
          <table:table-cell table:style-name="ce105" office:value-type="float" office:value="3">
            <text:p>3</text:p>
          </table:table-cell>
          <table:table-cell office:value-type="string">
            <text:p>Campbell:1997:2351,Matsubara:2003:209,Dixit:2008:025001</text:p>
          </table:table-cell>
          <table:table-cell table:style-name="ce108" table:formula="of:=[.G77]" office:value-type="float" office:value="2026.13067998565">
            <text:p>2026.130680</text:p>
          </table:table-cell>
          <table:table-cell table:style-name="ce108" table:formula="of:=[.H77]" office:value-type="float" office:value="0.000206534852710198">
            <text:p>0.000207</text:p>
          </table:table-cell>
          <table:table-cell table:style-name="ce109" table:formula="of:=299792458*[.J8]/[.I8]" office:value-type="float" office:value="30.5595249942598">
            <text:p>30.6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110" table:number-columns-repeated="2"/>
          <table:table-cell table:style-name="ce112" table:formula="of:=[.B77]" office:value-type="percentage" office:value="0.0170833333333333">
            <text:p>1.71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05" office:value-type="string">
            <text:p>67; 66.9271273</text:p>
          </table:table-cell>
          <table:table-cell table:style-name="ce123" table:formula="of:=[.E78]" office:value-type="float" office:value="49354.9291398125">
            <text:p>49354.92914</text:p>
          </table:table-cell>
          <table:table-cell table:style-name="ce123" table:formula="of:=[.F78]" office:value-type="float" office:value="0.0019129828038859">
            <text:p>0.00191</text:p>
          </table:table-cell>
          <table:table-cell table:style-name="ce105" office:value-type="float" office:value="3">
            <text:p>3</text:p>
          </table:table-cell>
          <table:table-cell table:formula="of:=[.H8]" office:value-type="string" office:string-value="Campbell:1997:2351,Matsubara:2003:209,Dixit:2008:025001">
            <text:p>Campbell:1997:2351,Matsubara:2003:209,Dixit:2008:025001</text:p>
          </table:table-cell>
          <table:table-cell table:style-name="ce108" table:formula="of:=[.G78]" office:value-type="float" office:value="2026.14007846552">
            <text:p>2026.140078</text:p>
          </table:table-cell>
          <table:table-cell table:style-name="ce108" table:formula="of:=[.H78]" office:value-type="float" office:value="0.0000785326044616283">
            <text:p>0.000079</text:p>
          </table:table-cell>
          <table:table-cell table:style-name="ce109" table:formula="of:=299792458*[.J9]/[.I9]" office:value-type="float" office:value="11.6198691171065">
            <text:p>11.6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110" table:number-columns-repeated="2"/>
          <table:table-cell table:style-name="ce112" table:formula="of:=[.B78]" office:value-type="percentage" office:value="0.0239166666666667">
            <text:p>2.39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05" office:value-type="string">
            <text:p>66; 65.9260334</text:p>
          </table:table-cell>
          <table:table-cell table:style-name="ce123" table:formula="of:=[.E79]" office:value-type="float" office:value="49355.0114251448">
            <text:p>49355.01143</text:p>
          </table:table-cell>
          <table:table-cell table:style-name="ce123" table:formula="of:=[.F79]" office:value-type="float" office:value="0.000785218350227467">
            <text:p>0.00079</text:p>
          </table:table-cell>
          <table:table-cell table:style-name="ce105" office:value-type="float" office:value="2">
            <text:p>2</text:p>
          </table:table-cell>
          <table:table-cell table:formula="of:=[.K33]" office:value-type="string" office:string-value="Matsubara:2003:209">
            <text:p>Matsubara:2003:209</text:p>
          </table:table-cell>
          <table:table-cell table:style-name="ce108" table:formula="of:=[.G79]" office:value-type="float" office:value="2026.1367004578">
            <text:p>2026.136700</text:p>
          </table:table-cell>
          <table:table-cell table:style-name="ce108" table:formula="of:=[.H79]" office:value-type="float" office:value="0.0000322350187210828">
            <text:p>0.000032</text:p>
          </table:table-cell>
          <table:table-cell table:style-name="ce109" table:formula="of:=299792458*[.J10]/[.I10]" office:value-type="float" office:value="4.76957724218998">
            <text:p>4.8</text:p>
          </table:table-cell>
          <table:table-cell table:number-columns-repeated="3"/>
          <table:table-cell table:style-name="ce110" table:number-columns-repeated="2"/>
          <table:table-cell table:style-name="ce112" table:formula="of:=[.B79]" office:value-type="percentage" office:value="0.279">
            <text:p>27.90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05" office:value-type="string">
            <text:p>64; 63.9291422</text:p>
          </table:table-cell>
          <table:table-cell table:style-name="ce123" table:formula="of:=[.E80]" office:value-type="float" office:value="49354.9888762119">
            <text:p>49354.98888</text:p>
          </table:table-cell>
          <table:table-cell table:style-name="ce123" table:formula="of:=[.F80]" office:value-type="float" office:value="0.00104684035099508">
            <text:p>0.00105</text:p>
          </table:table-cell>
          <table:table-cell table:style-name="ce105" office:value-type="float" office:value="2">
            <text:p>2</text:p>
          </table:table-cell>
          <table:table-cell table:formula="of:=[.H10]" office:value-type="string" office:string-value="Matsubara:2003:209">
            <text:p>Matsubara:2003:209</text:p>
          </table:table-cell>
          <table:table-cell table:style-name="ce108" table:formula="of:=[.G80]" office:value-type="float" office:value="2026.13762614377">
            <text:p>2026.137626</text:p>
          </table:table-cell>
          <table:table-cell table:style-name="ce108" table:formula="of:=[.H80]" office:value-type="float" office:value="0.0000429752426656705">
            <text:p>0.000043</text:p>
          </table:table-cell>
          <table:table-cell table:style-name="ce109" table:formula="of:=299792458*[.J11]/[.I11]" office:value-type="float" office:value="6.35872581686791">
            <text:p>6.4</text:p>
          </table:table-cell>
          <table:table-cell table:number-columns-repeated="3"/>
          <table:table-cell table:style-name="ce110" table:number-columns-repeated="2"/>
          <table:table-cell table:style-name="ce112" table:formula="of:=[.B80]" office:value-type="percentage" office:value="0.4863">
            <text:p>48.63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2">
          <table:table-cell/>
          <table:table-cell table:formula="of:=[.A24]" office:value-type="float" office:value="2062">
            <text:p>2062</text:p>
          </table:table-cell>
          <table:table-cell office:value-type="string">
            <text:p>CMP</text:p>
          </table:table-cell>
          <table:table-cell table:style-name="ce110" table:formula="of:=[.$D$5]" office:value-type="float" office:value="65.38">
            <text:p>65.38</text:p>
          </table:table-cell>
          <table:table-cell table:style-name="ce123" table:formula="of:=[.E90]" office:value-type="float" office:value="48481.0806965415">
            <text:p>48481.08070</text:p>
          </table:table-cell>
          <table:table-cell table:style-name="ce123" table:formula="of:=[.F90]" office:value-type="float" office:value="0.000759284173097276">
            <text:p>0.00076</text:p>
          </table:table-cell>
          <table:table-cell table:style-name="ce105" office:value-type="float" office:value="0">
            <text:p>0</text:p>
          </table:table-cell>
          <table:table-cell table:formula="of:=[.H5]" office:value-type="string" office:string-value="Aldenius:2009:014008,Pickering:2000:163,Ruffoni:2010:424,Nave:2012:1570">
            <text:p>Aldenius:2009:014008,Pickering:2000:163,Ruffoni:2010:424,Nave:2012:1570</text:p>
          </table:table-cell>
          <table:table-cell table:style-name="ce108" table:formula="of:=[.G90]" office:value-type="float" office:value="2062.66029063856">
            <text:p>2062.660291</text:p>
          </table:table-cell>
          <table:table-cell table:style-name="ce108" table:formula="of:=[.H90]" office:value-type="float" office:value="0.0000323042574682089">
            <text:p>0.000032</text:p>
          </table:table-cell>
          <table:table-cell table:style-name="ce109" table:formula="of:=299792458*[.J12]/[.I12]" office:value-type="float" office:value="4.69518553016843">
            <text:p>4.7</text:p>
          </table:table-cell>
          <table:table-cell/>
          <table:table-cell office:value-type="string">
            <text:p>3\rm{d}^{10}4\rm{p}~^2\rm{P}_{1/2}</text:p>
          </table:table-cell>
          <table:table-cell office:value-type="string">
            <text:p>l_2</text:p>
          </table:table-cell>
          <table:table-cell table:style-name="ce110"/>
          <table:table-cell table:style-name="ce103"/>
          <table:table-cell table:style-name="ce111" office:value-type="float" office:value="0.246">
            <text:p>0.246</text:p>
          </table:table-cell>
          <table:table-cell table:style-name="ce170" office:value-type="float" office:value="386000000">
            <text:p>3.860E+08</text:p>
          </table:table-cell>
          <table:table-cell table:style-name="ce105" office:value-type="float" office:value="1560">
            <text:p>1560</text:p>
          </table:table-cell>
          <table:table-cell table:style-name="ce105" office:value-type="float" office:value="25">
            <text:p>25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</text:p>
          </table:table-cell>
          <table:table-cell table:style-name="ce105" office:value-type="string">
            <text:p>70; 69.9253193</text:p>
          </table:table-cell>
          <table:table-cell table:style-name="ce123" table:formula="of:=[.E91]" office:value-type="float" office:value="48481.1289911307">
            <text:p>48481.12899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office:value-type="string">
            <text:p>Berengut:2003:022502,Matsubara:2003:209</text:p>
          </table:table-cell>
          <table:table-cell table:style-name="ce108" table:formula="of:=[.G91]" office:value-type="float" office:value="2062.65823591473">
            <text:p>2062.658236</text:p>
          </table:table-cell>
          <table:table-cell table:style-name="ce123"/>
          <table:table-cell table:style-name="ce109"/>
          <table:table-cell table:number-columns-repeated="3"/>
          <table:table-cell table:style-name="ce110" table:number-columns-repeated="2"/>
          <table:table-cell table:style-name="ce112" table:formula="of:=[.B91]" office:value-type="percentage" office:value="0.0062">
            <text:p>0.62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05" office:value-type="string">
            <text:p>68; 67.9248442</text:p>
          </table:table-cell>
          <table:table-cell table:style-name="ce123" table:formula="of:=[.E92]" office:value-type="float" office:value="48481.1096954092">
            <text:p>48481.10970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table:formula="of:=[.H13]" office:value-type="string" office:string-value="Berengut:2003:022502,Matsubara:2003:209">
            <text:p>Berengut:2003:022502,Matsubara:2003:209</text:p>
          </table:table-cell>
          <table:table-cell table:style-name="ce108" table:formula="of:=[.G92]" office:value-type="float" office:value="2062.65905686291">
            <text:p>2062.659057</text:p>
          </table:table-cell>
          <table:table-cell table:style-name="ce123"/>
          <table:table-cell table:style-name="ce109"/>
          <table:table-cell table:number-columns-repeated="3"/>
          <table:table-cell table:style-name="ce110" table:number-columns-repeated="2"/>
          <table:table-cell table:style-name="ce112" table:formula="of:=[.B92]" office:value-type="percentage" office:value="0.1875">
            <text:p>18.75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ISO+HYP</text:p>
          </table:table-cell>
          <table:table-cell table:style-name="ce105" office:value-type="string">
            <text:p>67; 66.9271273</text:p>
          </table:table-cell>
          <table:table-cell table:style-name="ce123" table:formula="of:=[.E93]" office:value-type="float" office:value="48481.2378755098">
            <text:p>48481.23788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office:value-type="string">
            <text:p>Campbell:1997:2351,Berengut:2003:022502,Matsubara:2003:209,Dixit:2008:025001</text:p>
          </table:table-cell>
          <table:table-cell table:style-name="ce108" table:formula="of:=[.G93]" office:value-type="float" office:value="2062.65360337498">
            <text:p>2062.653603</text:p>
          </table:table-cell>
          <table:table-cell table:style-name="ce123"/>
          <table:table-cell table:style-name="ce109"/>
          <table:table-cell office:value-type="string">
            <text:p>F=2</text:p>
          </table:table-cell>
          <table:table-cell office:value-type="string">
            <text:p>F=2,3</text:p>
          </table:table-cell>
          <table:table-cell/>
          <table:table-cell table:style-name="ce110" table:number-columns-repeated="2"/>
          <table:table-cell table:style-name="ce112" table:formula="of:=[.B93]" office:value-type="percentage" office:value="0.0170833333333333">
            <text:p>1.71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105" office:value-type="string">
            <text:p>67; 66.9271273</text:p>
          </table:table-cell>
          <table:table-cell table:style-name="ce123" table:formula="of:=[.E94]" office:value-type="float" office:value="48481.0037555441">
            <text:p>48481.00376</text:p>
          </table:table-cell>
          <table:table-cell table:style-name="ce103"/>
          <table:table-cell table:style-name="ce105" office:value-type="float" office:value="3">
            <text:p>3</text:p>
          </table:table-cell>
          <table:table-cell table:formula="of:=[.H15]" office:value-type="string" office:string-value="Campbell:1997:2351,Berengut:2003:022502,Matsubara:2003:209,Dixit:2008:025001">
            <text:p>Campbell:1997:2351,Berengut:2003:022502,Matsubara:2003:209,Dixit:2008:025001</text:p>
          </table:table-cell>
          <table:table-cell table:style-name="ce108" table:formula="of:=[.G94]" office:value-type="float" office:value="2062.66356415041">
            <text:p>2062.663564</text:p>
          </table:table-cell>
          <table:table-cell table:style-name="ce123"/>
          <table:table-cell table:style-name="ce109"/>
          <table:table-cell office:value-type="string">
            <text:p>F=3</text:p>
          </table:table-cell>
          <table:table-cell office:value-type="string">
            <text:p>F=2,3</text:p>
          </table:table-cell>
          <table:table-cell/>
          <table:table-cell table:style-name="ce110" table:number-columns-repeated="2"/>
          <table:table-cell table:style-name="ce112" table:formula="of:=[.B94]" office:value-type="percentage" office:value="0.0239166666666667">
            <text:p>2.39%</text:p>
          </table:table-cell>
          <table:table-cell table:style-name="ce113"/>
          <table:table-cell table:style-name="ce105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</text:p>
          </table:table-cell>
          <table:table-cell table:style-name="ce105" office:value-type="string">
            <text:p>66; 65.9260334</text:p>
          </table:table-cell>
          <table:table-cell table:style-name="ce123" table:formula="of:=[.E95]" office:value-type="float" office:value="48481.0868548694">
            <text:p>48481.08685</text:p>
          </table:table-cell>
          <table:table-cell table:style-name="ce103"/>
          <table:table-cell office:value-type="float" office:value="3">
            <text:p>3</text:p>
          </table:table-cell>
          <table:table-cell table:formula="of:=[.H14]" office:value-type="string" office:string-value="Berengut:2003:022502,Matsubara:2003:209">
            <text:p>Berengut:2003:022502,Matsubara:2003:209</text:p>
          </table:table-cell>
          <table:table-cell table:style-name="ce108" table:formula="of:=[.G95]" office:value-type="float" office:value="2062.66002862838">
            <text:p>2062.660029</text:p>
          </table:table-cell>
          <table:table-cell table:style-name="ce123"/>
          <table:table-cell table:style-name="ce109"/>
          <table:table-cell table:number-columns-repeated="5"/>
          <table:table-cell table:style-name="ce112" table:formula="of:=[.B95]" office:value-type="percentage" office:value="0.279">
            <text:p>27.90%</text:p>
          </table:table-cell>
          <table:table-cell table:number-columns-repeated="1007"/>
        </table:table-row>
        <table:table-row table:style-name="ro2">
          <table:table-cell table:style-name="ce97"/>
          <table:table-cell table:style-name="ce101"/>
          <table:table-cell office:value-type="string">
            <text:p>ISO</text:p>
          </table:table-cell>
          <table:table-cell table:style-name="ce105" office:value-type="string">
            <text:p>64; 63.9291422</text:p>
          </table:table-cell>
          <table:table-cell table:style-name="ce123" table:formula="of:=[.E96]" office:value-type="float" office:value="48481.0636291836">
            <text:p>48481.06363</text:p>
          </table:table-cell>
          <table:table-cell table:style-name="ce103"/>
          <table:table-cell table:style-name="ce97" office:value-type="float" office:value="3">
            <text:p>3</text:p>
          </table:table-cell>
          <table:table-cell table:formula="of:=[.H17]" office:value-type="string" office:string-value="Berengut:2003:022502,Matsubara:2003:209">
            <text:p>Berengut:2003:022502,Matsubara:2003:209</text:p>
          </table:table-cell>
          <table:table-cell table:style-name="ce108" table:formula="of:=[.G96]" office:value-type="float" office:value="2062.66101678108">
            <text:p>2062.661017</text:p>
          </table:table-cell>
          <table:table-cell table:style-name="ce123"/>
          <table:table-cell table:style-name="ce109"/>
          <table:table-cell table:style-name="ce97" table:number-columns-repeated="5"/>
          <table:table-cell table:style-name="ce112" table:formula="of:=[.B96]" office:value-type="percentage" office:value="0.4863">
            <text:p>48.63%</text:p>
          </table:table-cell>
          <table:table-cell table:style-name="ce97" table:number-columns-repeated="1007"/>
        </table:table-row>
        <table:table-row table:style-name="ro2">
          <table:table-cell office:value-type="string">
            <text:p>END</text:p>
          </table:table-cell>
          <table:table-cell/>
          <table:table-cell table:style-name="ce105"/>
          <table:table-cell table:style-name="ce122" table:number-columns-repeated="2"/>
          <table:table-cell table:style-name="ce105"/>
          <table:table-cell/>
          <table:table-cell table:style-name="ce164" table:number-columns-repeated="2"/>
          <table:table-cell table:style-name="ce168"/>
          <table:table-cell table:number-columns-repeated="3"/>
          <table:table-cell table:style-name="ce110" table:number-columns-repeated="2"/>
          <table:table-cell table:style-name="ce112"/>
          <table:table-cell table:style-name="ce113"/>
          <table:table-cell table:style-name="ce105" table:number-columns-repeated="2"/>
          <table:table-cell table:number-columns-repeated="1005"/>
        </table:table-row>
        <table:table-row table:style-name="ro2">
          <table:table-cell table:style-name="ce97"/>
          <table:table-cell table:style-name="ce101"/>
          <table:table-cell table:style-name="ce97" table:number-columns-repeated="1022"/>
        </table:table-row>
        <table:table-row table:style-name="ro2">
          <table:table-cell table:style-name="ce97" office:value-type="string">
            <text:p>Measurements</text:p>
          </table:table-cell>
          <table:table-cell table:style-name="ce101"/>
          <table:table-cell table:style-name="ce97" table:number-columns-repeated="1022"/>
        </table:table-row>
        <table:table-row table:style-name="ro20">
          <table:table-cell table:style-name="ce97" office:value-type="string">
            <text:p>Transition</text:p>
          </table:table-cell>
          <table:table-cell table:style-name="ce102" office:value-type="string">
            <text:p>w [/cm]</text:p>
          </table:table-cell>
          <table:table-cell table:style-name="ce98" office:value-type="string">
            <text:p>dw [/cm]</text:p>
          </table:table-cell>
          <table:table-cell table:style-name="ce98" office:value-type="string">
            <text:p>Reference</text:p>
          </table:table-cell>
          <table:table-cell table:style-name="ce114" office:value-type="string">
            <text:p>Aldenius:2009:014008 wavenumbers increased by 3.7 parts per 10^8 – see Nave:2012:1570</text:p>
          </table:table-cell>
          <table:table-cell table:style-name="ce102" office:value-type="string">
            <text:p>w [/cm]</text:p>
          </table:table-cell>
          <table:table-cell table:style-name="ce98" office:value-type="string">
            <text:p>dw [/cm]</text:p>
          </table:table-cell>
          <table:table-cell table:style-name="ce98" office:value-type="string">
            <text:p>Reference</text:p>
          </table:table-cell>
          <table:table-cell table:style-name="ce114" office:value-type="string">
            <text:p>Pickering:2000:163 wavenumbers increased by 10.6 parts per 10^8 – see Nave:2012:1570</text:p>
          </table:table-cell>
          <table:table-cell table:style-name="ce102" office:value-type="string">
            <text:p>w [/cm]</text:p>
          </table:table-cell>
          <table:table-cell table:style-name="ce98" office:value-type="string">
            <text:p>dw [/cm]</text:p>
          </table:table-cell>
          <table:table-cell table:style-name="ce98" office:value-type="string">
            <text:p>Reference</text:p>
          </table:table-cell>
          <table:table-cell table:style-name="ce102" office:value-type="string">
            <text:p>w [/cm]</text:p>
          </table:table-cell>
          <table:table-cell table:style-name="ce98" office:value-type="string">
            <text:p>dw [/cm]</text:p>
          </table:table-cell>
          <table:table-cell table:style-name="ce98" office:value-type="string">
            <text:p>Reference/Note</text:p>
          </table:table-cell>
          <table:table-cell table:style-name="ce98" office:value-type="string">
            <text:p>l [Ang.]</text:p>
          </table:table-cell>
          <table:table-cell table:style-name="ce98" office:value-type="string">
            <text:p>dl [Ang.]</text:p>
          </table:table-cell>
          <table:table-cell table:style-name="ce98" table:number-columns-repeated="1007"/>
        </table:table-row>
        <table:table-row table:style-name="ro2">
          <table:table-cell table:style-name="ce99" office:value-type="float" office:value="2026">
            <text:p>2026</text:p>
          </table:table-cell>
          <table:table-cell table:style-name="ce104" table:formula="of:=49355.0055" office:value-type="float" office:value="49355.0055">
            <text:p>49355.0055</text:p>
          </table:table-cell>
          <table:table-cell table:style-name="ce104" table:formula="of:=0.002" office:value-type="float" office:value="0.002">
            <text:p>0.0020</text:p>
          </table:table-cell>
          <table:table-cell table:style-name="ce97" table:formula="of:=[.A99]" office:value-type="string" office:string-value="Aldenius:2009:014008">
            <text:p>Aldenius:2009:014008</text:p>
          </table:table-cell>
          <table:table-cell table:style-name="ce104" table:formula="of:=[.B23]*(1+0.000000037)" office:value-type="float" office:value="49355.0073261352">
            <text:p>49355.0073</text:p>
          </table:table-cell>
          <table:table-cell table:style-name="ce106" table:formula="of:=49355.002" office:value-type="float" office:value="49355.002">
            <text:p>49355.002</text:p>
          </table:table-cell>
          <table:table-cell table:style-name="ce106" table:formula="of:=0.002" office:value-type="float" office:value="0.002">
            <text:p>0.002</text:p>
          </table:table-cell>
          <table:table-cell table:style-name="ce106" table:formula="of:=[.A104]" office:value-type="string" office:string-value="Pickering:2000:163">
            <text:p>Pickering:2000:163</text:p>
          </table:table-cell>
          <table:table-cell table:style-name="ce104" table:formula="of:=[.F23]*(1+0.000000106)" office:value-type="float" office:value="49355.0072316302">
            <text:p>49355.0072</text:p>
          </table:table-cell>
          <table:table-cell table:style-name="ce104" table:formula="of:=49355.0047" office:value-type="float" office:value="49355.0047">
            <text:p>49355.0047</text:p>
          </table:table-cell>
          <table:table-cell table:style-name="ce104" table:formula="of:=0.0009" office:value-type="float" office:value="0.0009">
            <text:p>0.0009</text:p>
          </table:table-cell>
          <table:table-cell table:style-name="ce106" table:formula="of:=[.A107]" office:value-type="string" office:string-value="Ruffoni:2010:424">
            <text:p>Ruffoni:2010:424</text:p>
          </table:table-cell>
          <table:table-cell table:style-name="ce133" table:formula="of:=([.E23]/[.C23]/[.C23]+[.I23]/[.G23]/[.G23]+[.J23]/[.K23]/[.K23])/(1/[.C23]/[.C23]+1/[.G23]/[.G23]+1/[.K23]/[.K23])" office:value-type="float" office:value="49355.005443379">
            <text:p>49355.00544</text:p>
          </table:table-cell>
          <table:table-cell table:style-name="ce133" table:formula="of:=SQRT(1/(1/[.C23]/[.C23]+1/[.G23]/[.G23]+1/[.K23]/[.K23]))" office:value-type="float" office:value="0.000759284173097276">
            <text:p>0.00076</text:p>
          </table:table-cell>
          <table:table-cell table:style-name="ce97" office:value-type="string">
            <text:p>Weighted mean</text:p>
          </table:table-cell>
          <table:table-cell table:style-name="ce107" table:formula="of:=100000000/[.M23]" office:value-type="float" office:value="2026.13694602307">
            <text:p>2026.136946</text:p>
          </table:table-cell>
          <table:table-cell table:style-name="ce107" table:formula="of:=[.N23]/[.M23]*[.P23]" office:value-type="float" office:value="0.0000311703686753285">
            <text:p>0.000031</text:p>
          </table:table-cell>
          <table:table-cell table:style-name="ce97" table:number-columns-repeated="1007"/>
        </table:table-row>
        <table:table-row table:style-name="ro2">
          <table:table-cell table:style-name="ce99" office:value-type="float" office:value="2062">
            <text:p>2062</text:p>
          </table:table-cell>
          <table:table-cell table:style-name="ce104" table:formula="of:=48481.0809" office:value-type="float" office:value="48481.0809">
            <text:p>48481.0809</text:p>
          </table:table-cell>
          <table:table-cell table:style-name="ce104" table:formula="of:=0.002" office:value-type="float" office:value="0.002">
            <text:p>0.0020</text:p>
          </table:table-cell>
          <table:table-cell table:style-name="ce97" table:formula="of:=[.D23]" office:value-type="string" office:string-value="Aldenius:2009:014008">
            <text:p>Aldenius:2009:014008</text:p>
          </table:table-cell>
          <table:table-cell table:style-name="ce104" table:formula="of:=[.B24]*(1+0.000000037)" office:value-type="float" office:value="48481.0826938">
            <text:p>48481.0827</text:p>
          </table:table-cell>
          <table:table-cell table:style-name="ce106" table:formula="of:=48481.077" office:value-type="float" office:value="48481.077">
            <text:p>48481.077</text:p>
          </table:table-cell>
          <table:table-cell table:style-name="ce106" table:formula="of:=0.002" office:value-type="float" office:value="0.002">
            <text:p>0.002</text:p>
          </table:table-cell>
          <table:table-cell table:style-name="ce106" table:formula="of:=[.H23]" office:value-type="string" office:string-value="Pickering:2000:163">
            <text:p>Pickering:2000:163</text:p>
          </table:table-cell>
          <table:table-cell table:style-name="ce104" table:formula="of:=[.F24]*(1+0.000000106)" office:value-type="float" office:value="48481.0821389942">
            <text:p>48481.0821</text:p>
          </table:table-cell>
          <table:table-cell table:style-name="ce104" table:formula="of:=48481.08" office:value-type="float" office:value="48481.08">
            <text:p>48481.0800</text:p>
          </table:table-cell>
          <table:table-cell table:style-name="ce104" table:formula="of:=0.0009" office:value-type="float" office:value="0.0009">
            <text:p>0.0009</text:p>
          </table:table-cell>
          <table:table-cell table:style-name="ce106" table:formula="of:=[.L23]" office:value-type="string" office:string-value="Ruffoni:2010:424">
            <text:p>Ruffoni:2010:424</text:p>
          </table:table-cell>
          <table:table-cell table:style-name="ce133" table:formula="of:=([.E24]/[.C24]/[.C24]+[.I24]/[.G24]/[.G24]+[.J24]/[.K24]/[.K24])/(1/[.C24]/[.C24]+1/[.G24]/[.G24]+1/[.K24]/[.K24])" office:value-type="float" office:value="48481.0806965415">
            <text:p>48481.08070</text:p>
          </table:table-cell>
          <table:table-cell table:style-name="ce133" table:formula="of:=SQRT(1/(1/[.C24]/[.C24]+1/[.G24]/[.G24]+1/[.K24]/[.K24]))" office:value-type="float" office:value="0.000759284173097276">
            <text:p>0.00076</text:p>
          </table:table-cell>
          <table:table-cell table:style-name="ce97" office:value-type="string">
            <text:p>Weighted mean</text:p>
          </table:table-cell>
          <table:table-cell table:style-name="ce107" table:formula="of:=100000000/[.M24]" office:value-type="float" office:value="2062.66029063856">
            <text:p>2062.660291</text:p>
          </table:table-cell>
          <table:table-cell table:style-name="ce107" table:formula="of:=[.N24]/[.M24]*[.P24]" office:value-type="float" office:value="0.0000323042574682089">
            <text:p>0.000032</text:p>
          </table:table-cell>
          <table:table-cell table:style-name="ce97" table:number-columns-repeated="1007"/>
        </table:table-row>
        <table:table-row table:style-name="ro2">
          <table:table-cell table:style-name="ce115"/>
          <table:table-cell table:style-name="ce104" table:number-columns-repeated="3"/>
          <table:table-cell table:style-name="ce97" table:number-columns-repeated="8"/>
          <table:table-cell table:style-name="ce133" table:number-columns-repeated="2"/>
          <table:table-cell table:style-name="ce97" table:number-columns-repeated="1010"/>
        </table:table-row>
        <table:table-row table:style-name="ro2">
          <table:table-cell table:style-name="ce97" office:value-type="string">
            <text:p>Isotopes</text:p>
          </table:table-cell>
          <table:table-cell table:style-name="ce101"/>
          <table:table-cell table:style-name="ce97" table:number-columns-repeated="10"/>
          <table:table-cell table:style-name="ce133" table:number-columns-repeated="2"/>
          <table:table-cell table:style-name="ce97" table:number-columns-repeated="1010"/>
        </table:table-row>
        <table:table-row table:style-name="ro21">
          <table:table-cell table:style-name="ce97"/>
          <table:table-cell table:style-name="ce101"/>
          <table:table-cell table:style-name="ce150" office:value-type="string" table:number-columns-spanned="6" table:number-rows-spanned="1">
            <text:p>Normal, specific and total mass shift constants and the product of the field shift constant and the deviation in mean-square nuclear radii [<text:span text:style-name="T9">Campbell:1997:2351,</text:span>Matsubara:2003:209,Berengut:2003:022502]</text:p>
          </table:table-cell>
          <table:covered-table-cell table:number-columns-repeated="5" table:style-name="ce97"/>
          <table:table-cell table:style-name="ce97" table:number-columns-repeated="4"/>
          <table:table-cell table:style-name="ce133" table:number-columns-repeated="2"/>
          <table:table-cell table:style-name="ce97" table:number-columns-repeated="1010"/>
        </table:table-row>
        <table:table-row table:style-name="ro6">
          <table:table-cell table:style-name="ce98" office:value-type="string">
            <text:p>Transition/isotope</text:p>
          </table:table-cell>
          <table:table-cell table:style-name="ce146" office:value-type="string">
            <text:p>Isotopic abundance [%] [Rosman:1998:1275]</text:p>
          </table:table-cell>
          <table:table-cell table:style-name="ce114" office:value-type="string">
            <text:p>k_NMS [GHz amu]</text:p>
          </table:table-cell>
          <table:table-cell table:style-name="ce114" office:value-type="string">
            <text:p>k_SMS [GHz amu]</text:p>
          </table:table-cell>
          <table:table-cell table:style-name="ce114" office:value-type="string">
            <text:p>ek_SMS [GHz amu]</text:p>
          </table:table-cell>
          <table:table-cell table:style-name="ce114" office:value-type="string">
            <text:p>k_MS [GHz amu]</text:p>
          </table:table-cell>
          <table:table-cell table:style-name="ce114" office:value-type="string">
            <text:p>F*d&lt;r^2&gt; [MHz]</text:p>
          </table:table-cell>
          <table:table-cell table:style-name="ce114" office:value-type="string">
            <text:p>e(F*d&lt;r^2&gt;) [MHz]</text:p>
          </table:table-cell>
          <table:table-cell table:style-name="ce167" office:value-type="string">
            <text:p>Isotopic separation [MHz]</text:p>
          </table:table-cell>
          <table:table-cell table:style-name="ce114" office:value-type="string">
            <text:p>Uncertainty [MHz]</text:p>
          </table:table-cell>
          <table:table-cell table:style-name="ce114" office:value-type="string">
            <text:p>Reference/note</text:p>
          </table:table-cell>
          <table:table-cell table:style-name="ce98" office:value-type="string">
            <text:p>w [/cm]</text:p>
          </table:table-cell>
          <table:table-cell table:style-name="ce98" office:value-type="string">
            <text:p>dw [/cm]</text:p>
          </table:table-cell>
          <table:table-cell table:style-name="ce98" office:value-type="string">
            <text:p>l [Ang.]</text:p>
          </table:table-cell>
          <table:table-cell table:style-name="ce98" office:value-type="string">
            <text:p>dl [Ang.]</text:p>
          </table:table-cell>
          <table:table-cell table:style-name="ce98" table:number-columns-repeated="5"/>
          <table:table-cell table:style-name="ce97"/>
          <table:table-cell table:style-name="ce98" table:number-columns-repeated="1003"/>
        </table:table-row>
        <table:table-row table:style-name="ro2">
          <table:table-cell office:value-type="float" office:value="2026">
            <text:p>2026</text:p>
          </table:table-cell>
          <table:table-cell table:style-name="ce112"/>
          <table:table-cell table:style-name="ce139" table:formula="of:=-[.M23]*299792458/10000000/1822.888" office:value-type="float" office:value="-811.693225062317">
            <text:p>-812</text:p>
          </table:table-cell>
          <table:table-cell table:style-name="ce139" table:formula="of:=INT([.D31])" office:value-type="float" office:value="-1365">
            <text:p>-1365</text:p>
          </table:table-cell>
          <table:table-cell table:style-name="ce139" office:value-type="float" office:value="20">
            <text:p>20</text:p>
          </table:table-cell>
          <table:table-cell table:style-name="ce139" table:formula="of:=SUM([.C29:.D29])" office:value-type="float" office:value="-2176.69322506232">
            <text:p>-2177</text:p>
          </table:table-cell>
          <table:table-cell table:style-name="ce97" table:number-columns-repeated="4"/>
          <table:table-cell table:style-name="ce120"/>
          <table:table-cell table:style-name="ce123" table:formula="of:=[.M23]" office:value-type="float" office:value="49355.005443379">
            <text:p>49355.00544</text:p>
          </table:table-cell>
          <table:table-cell table:style-name="ce123" table:formula="of:=[.N23]" office:value-type="float" office:value="0.000759284173097276">
            <text:p>0.00076</text:p>
          </table:table-cell>
          <table:table-cell table:style-name="ce108" table:formula="of:=100000000/[.L29]" office:value-type="float" office:value="2026.13694602307">
            <text:p>2026.136946</text:p>
          </table:table-cell>
          <table:table-cell table:style-name="ce108" table:formula="of:=[.M29]/[.L29]*[.N29]" office:value-type="float" office:value="0.0000311703686753285">
            <text:p>0.000031</text:p>
          </table:table-cell>
          <table:table-cell table:style-name="ce121" table:number-columns-repeated="5"/>
          <table:table-cell table:style-name="ce92" table:number-columns-repeated="1004"/>
        </table:table-row>
        <table:table-row table:style-name="ro2">
          <table:table-cell office:value-type="float" office:value="70">
            <text:p>70</text:p>
          </table:table-cell>
          <table:table-cell table:style-name="ce112" table:formula="of:=0.0062" office:value-type="percentage" office:value="0.0062">
            <text:p>0.62%</text:p>
          </table:table-cell>
          <table:table-cell table:style-name="ce139"/>
          <table:table-cell table:style-name="ce139" table:formula="of:=(0.568-([.G30]-[.G31])/1000)/(1/[.$A30]-1/[.$A$31])-[.$C$29]" office:value-type="float" office:value="-1373.14677493768">
            <text:p>-1373</text:p>
          </table:table-cell>
          <table:table-cell table:style-name="ce139" table:number-columns-repeated="2"/>
          <table:table-cell table:style-name="ce139" table:formula="of:=[.G31]-350" office:value-type="float" office:value="-1000">
            <text:p>-1000</text:p>
          </table:table-cell>
          <table:table-cell table:style-name="ce139"/>
          <table:table-cell table:style-name="ce139" table:formula="of:=568+[.I31]" office:value-type="float" office:value="1914">
            <text:p>1914</text:p>
          </table:table-cell>
          <table:table-cell table:style-name="ce139" table:formula="of:=SQRT(10*10+[.J31]*[.J31])" office:value-type="float" office:value="12.328828005938">
            <text:p>12</text:p>
          </table:table-cell>
          <table:table-cell table:style-name="ce120" table:formula="of:=[.A105]" office:value-type="string" office:string-value="Matsubara:2003:209">
            <text:p>Matsubara:2003:209</text:p>
          </table:table-cell>
          <table:table-cell table:style-name="ce108" table:formula="of:=[.$L$34]+10000/299792458*[.I30]" office:value-type="float" office:value="49355.0526754807">
            <text:p>49355.052675</text:p>
          </table:table-cell>
          <table:table-cell/>
          <table:table-cell table:style-name="ce122" table:formula="of:=100000000/[.L30]" office:value-type="float" office:value="2026.13500703808">
            <text:p>2026.1350070</text:p>
          </table:table-cell>
          <table:table-cell/>
          <table:table-cell table:style-name="ce121" table:number-columns-repeated="5"/>
          <table:table-cell table:style-name="ce92" table:number-columns-repeated="1004"/>
        </table:table-row>
        <table:table-row table:style-name="ro2">
          <table:table-cell office:value-type="float" office:value="68">
            <text:p>68</text:p>
          </table:table-cell>
          <table:table-cell table:style-name="ce112" table:formula="of:=0.1875" office:value-type="percentage" office:value="0.1875">
            <text:p>18.75%</text:p>
          </table:table-cell>
          <table:table-cell table:style-name="ce139"/>
          <table:table-cell table:style-name="ce139" table:formula="of:=(0.67-([.G31]-[.G33])/1000)/(1/[.$A31]-1/[.$A$33])-[.$C$29]" office:value-type="float" office:value="-1364.98677493768">
            <text:p>-1365</text:p>
          </table:table-cell>
          <table:table-cell table:style-name="ce139" table:number-columns-repeated="2"/>
          <table:table-cell table:style-name="ce139" table:formula="of:=[.G33]-300" office:value-type="float" office:value="-650">
            <text:p>-650</text:p>
          </table:table-cell>
          <table:table-cell table:style-name="ce139"/>
          <table:table-cell table:style-name="ce139" table:formula="of:=670+[.I33]" office:value-type="float" office:value="1346">
            <text:p>1346</text:p>
          </table:table-cell>
          <table:table-cell table:style-name="ce139" table:formula="of:=SQRT(4*4+[.J33]*[.J33])" office:value-type="float" office:value="7.21110255092798">
            <text:p>7</text:p>
          </table:table-cell>
          <table:table-cell table:style-name="ce120" table:formula="of:=[.A105]" office:value-type="string" office:string-value="Matsubara:2003:209">
            <text:p>Matsubara:2003:209</text:p>
          </table:table-cell>
          <table:table-cell table:style-name="ce108" table:formula="of:=[.$L$34]+10000/299792458*[.I31]" office:value-type="float" office:value="49355.0337290401">
            <text:p>49355.033729</text:p>
          </table:table-cell>
          <table:table-cell/>
          <table:table-cell table:style-name="ce122" table:formula="of:=100000000/[.L31]" office:value-type="float" office:value="2026.13578483203">
            <text:p>2026.1357848</text:p>
          </table:table-cell>
          <table:table-cell/>
          <table:table-cell table:style-name="ce121" table:number-columns-repeated="5"/>
          <table:table-cell table:style-name="ce92" table:number-columns-repeated="1004"/>
        </table:table-row>
        <table:table-row table:style-name="ro3">
          <table:table-cell office:value-type="float" office:value="67">
            <text:p>67</text:p>
          </table:table-cell>
          <table:table-cell table:style-name="ce112" table:formula="of:=0.041" office:value-type="percentage" office:value="0.041">
            <text:p>4.10%</text:p>
          </table:table-cell>
          <table:table-cell table:style-name="ce139" table:number-columns-repeated="4"/>
          <table:table-cell table:style-name="ce139" table:formula="of:=-350*0.19" office:value-type="float" office:value="-66.5">
            <text:p>-67</text:p>
          </table:table-cell>
          <table:table-cell table:style-name="ce139" table:formula="of:=350*0.09" office:value-type="float" office:value="31.5">
            <text:p>32</text:p>
          </table:table-cell>
          <table:table-cell table:style-name="ce139" table:formula="of:=[.I33]+1000*[.F29]*(1/[.A32]-1/[.A33])+[.G32]" office:value-type="float" office:value="1101.74179671242">
            <text:p>1102</text:p>
          </table:table-cell>
          <table:table-cell table:style-name="ce151" table:formula="of:=SQRT([.J33]*[.J33]+1000*[.E29]*(1/[.A32]-1/[.A33])*1000*[.E29]*(1/[.A32]-1/[.A33])+[.H32]*[.H32])" office:value-type="float" office:value="32.3837317919804">
            <text:p>32</text:p>
          </table:table-cell>
          <table:table-cell office:value-type="string">
            <text:p>Specific mass shift constant derived from data of Matsubara:2003:209. Field shift here is that for 67-66 and is derived by scaling F*d&lt;r^2&gt; for 66-64 by the 67-66 vs. 66-64 relative d&lt;r^2&gt; value from Campbell:1997:2351. </text:p>
          </table:table-cell>
          <table:table-cell table:style-name="ce108" table:formula="of:=[.$L$34]+10000/299792458*[.I32]" office:value-type="float" office:value="49355.0255814634">
            <text:p>49355.025581</text:p>
          </table:table-cell>
          <table:table-cell/>
          <table:table-cell table:style-name="ce122" table:formula="of:=100000000/[.L32]" office:value-type="float" office:value="2026.13611930854">
            <text:p>2026.1361193</text:p>
          </table:table-cell>
          <table:table-cell/>
          <table:table-cell table:style-name="ce121" table:number-columns-repeated="5"/>
          <table:table-cell table:style-name="ce92" table:number-columns-repeated="1004"/>
        </table:table-row>
        <table:table-row table:style-name="ro2">
          <table:table-cell office:value-type="float" office:value="66">
            <text:p>66</text:p>
          </table:table-cell>
          <table:table-cell table:style-name="ce112" table:formula="of:=0.279" office:value-type="percentage" office:value="0.279">
            <text:p>27.90%</text:p>
          </table:table-cell>
          <table:table-cell table:style-name="ce139"/>
          <table:table-cell table:style-name="ce139" table:formula="of:=(0.676-[.G33]/1000)/(1/[.$A33]-1/[.$A$34])-[.$C$29]" office:value-type="float" office:value="-1355.21877493769">
            <text:p>-1355</text:p>
          </table:table-cell>
          <table:table-cell table:style-name="ce139" table:number-columns-repeated="2"/>
          <table:table-cell table:style-name="ce139" office:value-type="float" office:value="-350">
            <text:p>-350</text:p>
          </table:table-cell>
          <table:table-cell table:style-name="ce139"/>
          <table:table-cell table:style-name="ce139" office:value-type="float" office:value="676">
            <text:p>676</text:p>
          </table:table-cell>
          <table:table-cell table:style-name="ce139" office:value-type="float" office:value="6">
            <text:p>6</text:p>
          </table:table-cell>
          <table:table-cell table:style-name="ce120" table:formula="of:=[.A105]" office:value-type="string" office:string-value="Matsubara:2003:209">
            <text:p>Matsubara:2003:209</text:p>
          </table:table-cell>
          <table:table-cell table:style-name="ce108" table:formula="of:=[.$L$34]+10000/299792458*[.I33]" office:value-type="float" office:value="49355.0113802457">
            <text:p>49355.011380</text:p>
          </table:table-cell>
          <table:table-cell/>
          <table:table-cell table:style-name="ce122" table:formula="of:=100000000/[.L33]" office:value-type="float" office:value="2026.13670230101">
            <text:p>2026.1367023</text:p>
          </table:table-cell>
          <table:table-cell/>
          <table:table-cell table:style-name="ce121" table:number-columns-repeated="5"/>
          <table:table-cell table:style-name="ce92" table:number-columns-repeated="1004"/>
        </table:table-row>
        <table:table-row table:style-name="ro2">
          <table:table-cell office:value-type="float" office:value="64">
            <text:p>64</text:p>
          </table:table-cell>
          <table:table-cell table:style-name="ce112" table:formula="of:=0.4863" office:value-type="percentage" office:value="0.4863">
            <text:p>48.63%</text:p>
          </table:table-cell>
          <table:table-cell table:style-name="ce139" table:number-columns-repeated="6"/>
          <table:table-cell table:number-columns-repeated="2" table:style-name="ce139" office:value-type="float" office:value="0">
            <text:p>0</text:p>
          </table:table-cell>
          <table:table-cell table:style-name="ce120"/>
          <table:table-cell table:style-name="ce108" table:formula="of:=[.L29]-10000/299792458*SUMPRODUCT([.B30:.B33];[.I30:.I33])" office:value-type="float" office:value="49354.9888313129">
            <text:p>49354.988831</text:p>
          </table:table-cell>
          <table:table-cell/>
          <table:table-cell table:style-name="ce122" table:formula="of:=100000000/[.L34]" office:value-type="float" office:value="2026.13762798698">
            <text:p>2026.1376280</text:p>
          </table:table-cell>
          <table:table-cell/>
          <table:table-cell table:style-name="ce121" table:number-columns-repeated="5"/>
          <table:table-cell table:style-name="ce92" table:number-columns-repeated="1004"/>
        </table:table-row>
        <table:table-row table:style-name="ro2">
          <table:table-cell office:value-type="float" office:value="2062">
            <text:p>2062</text:p>
          </table:table-cell>
          <table:table-cell table:style-name="ce112"/>
          <table:table-cell table:style-name="ce151" table:formula="of:=-[.M24]*299792458/10000000/1822.888" office:value-type="float" office:value="-797.320644412193">
            <text:p>-797</text:p>
          </table:table-cell>
          <table:table-cell table:style-name="ce139" table:formula="of:=[.D29]/(-1266)*-1310" office:value-type="float" office:value="-1412.44075829384">
            <text:p>-1412</text:p>
          </table:table-cell>
          <table:table-cell table:style-name="ce139" table:formula="of:=[.D29]/(-1266)*69" office:value-type="float" office:value="74.3957345971564">
            <text:p>74</text:p>
          </table:table-cell>
          <table:table-cell table:style-name="ce139" table:formula="of:=SUM([.C35:.D35])" office:value-type="float" office:value="-2209.76140270603">
            <text:p>-2210</text:p>
          </table:table-cell>
          <table:table-cell table:style-name="ce139" table:number-columns-repeated="4"/>
          <table:table-cell table:style-name="ce120"/>
          <table:table-cell table:style-name="ce123" table:formula="of:=[.M24]" office:value-type="float" office:value="48481.0806965415">
            <text:p>48481.08070</text:p>
          </table:table-cell>
          <table:table-cell table:style-name="ce123" table:formula="of:=[.N24]" office:value-type="float" office:value="0.000759284173097276">
            <text:p>0.00076</text:p>
          </table:table-cell>
          <table:table-cell table:style-name="ce108" table:formula="of:=100000000/[.L35]" office:value-type="float" office:value="2062.66029063856">
            <text:p>2062.660291</text:p>
          </table:table-cell>
          <table:table-cell table:style-name="ce108" table:formula="of:=[.M35]/[.L35]*[.N35]" office:value-type="float" office:value="0.0000323042574682089">
            <text:p>0.000032</text:p>
          </table:table-cell>
          <table:table-cell table:style-name="ce121" table:number-columns-repeated="5"/>
          <table:table-cell table:style-name="ce92" table:number-columns-repeated="1004"/>
        </table:table-row>
        <table:table-row table:style-name="ro2">
          <table:table-cell office:value-type="float" office:value="70">
            <text:p>70</text:p>
          </table:table-cell>
          <table:table-cell table:style-name="ce112" table:formula="of:=[.B30]" office:value-type="percentage" office:value="0.0062">
            <text:p>0.62%</text:p>
          </table:table-cell>
          <table:table-cell table:style-name="ce139" table:number-columns-repeated="4"/>
          <table:table-cell table:style-name="ce151" table:formula="of:=[.G30]" office:value-type="float" office:value="-1000">
            <text:p>-1000</text:p>
          </table:table-cell>
          <table:table-cell table:style-name="ce151"/>
          <table:table-cell table:style-name="ce139" table:formula="of:=1000*[.$F$35]*(1/[.A36]-1/[.$A$40])+[.G36]" office:value-type="float" office:value="1959.50187862415">
            <text:p>1960</text:p>
          </table:table-cell>
          <table:table-cell table:style-name="ce139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108" table:formula="of:=[.$L$40]+10000/299792458*[.I36]" office:value-type="float" office:value="48481.1289911307">
            <text:p>48481.128991</text:p>
          </table:table-cell>
          <table:table-cell/>
          <table:table-cell table:style-name="ce122" table:formula="of:=100000000/[.L36]" office:value-type="float" office:value="2062.65823591473">
            <text:p>2062.6582359</text:p>
          </table:table-cell>
          <table:table-cell/>
          <table:table-cell table:style-name="ce121" table:number-columns-repeated="5"/>
          <table:table-cell table:style-name="ce92" table:number-columns-repeated="1004"/>
        </table:table-row>
        <table:table-row table:style-name="ro2">
          <table:table-cell office:value-type="float" office:value="68">
            <text:p>68</text:p>
          </table:table-cell>
          <table:table-cell table:style-name="ce112" table:formula="of:=[.B31]" office:value-type="percentage" office:value="0.1875">
            <text:p>18.75%</text:p>
          </table:table-cell>
          <table:table-cell table:style-name="ce139" table:number-columns-repeated="4"/>
          <table:table-cell table:style-name="ce151" table:formula="of:=[.G31]" office:value-type="float" office:value="-650">
            <text:p>-650</text:p>
          </table:table-cell>
          <table:table-cell table:style-name="ce151"/>
          <table:table-cell table:style-name="ce139" table:formula="of:=1000*[.$F$35]*(1/[.A37]-1/[.$A$40])+[.G37]" office:value-type="float" office:value="1381.03070101657">
            <text:p>1381</text:p>
          </table:table-cell>
          <table:table-cell table:style-name="ce139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108" table:formula="of:=[.$L$40]+10000/299792458*[.I37]" office:value-type="float" office:value="48481.1096954092">
            <text:p>48481.109695</text:p>
          </table:table-cell>
          <table:table-cell/>
          <table:table-cell table:style-name="ce122" table:formula="of:=100000000/[.L37]" office:value-type="float" office:value="2062.65905686291">
            <text:p>2062.6590569</text:p>
          </table:table-cell>
          <table:table-cell/>
          <table:table-cell table:style-name="ce121" table:number-columns-repeated="5"/>
          <table:table-cell table:style-name="ce92" table:number-columns-repeated="1004"/>
        </table:table-row>
        <table:table-row table:style-name="ro2">
          <table:table-cell office:value-type="float" office:value="67">
            <text:p>67</text:p>
          </table:table-cell>
          <table:table-cell table:style-name="ce112" table:formula="of:=[.B32]" office:value-type="percentage" office:value="0.041">
            <text:p>4.10%</text:p>
          </table:table-cell>
          <table:table-cell table:style-name="ce151"/>
          <table:table-cell table:style-name="ce139" table:number-columns-repeated="3"/>
          <table:table-cell table:style-name="ce151" table:formula="of:=[.G32]" office:value-type="float" office:value="-66.5">
            <text:p>-67</text:p>
          </table:table-cell>
          <table:table-cell table:style-name="ce139"/>
          <table:table-cell table:style-name="ce139" table:formula="of:=[.I39]+1000*[.$F$35]*(1/[.A38]-1/[.A39])+[.G38]" office:value-type="float" office:value="1129.50844405739">
            <text:p>1130</text:p>
          </table:table-cell>
          <table:table-cell table:style-name="ce151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108" table:formula="of:=[.$L$40]+10000/299792458*[.I38]" office:value-type="float" office:value="48481.1013055298">
            <text:p>48481.101306</text:p>
          </table:table-cell>
          <table:table-cell/>
          <table:table-cell table:style-name="ce122" table:formula="of:=100000000/[.L38]" office:value-type="float" office:value="2062.65941381562">
            <text:p>2062.6594138</text:p>
          </table:table-cell>
          <table:table-cell/>
          <table:table-cell table:style-name="ce121" table:number-columns-repeated="5"/>
          <table:table-cell table:style-name="ce92" table:number-columns-repeated="1004"/>
        </table:table-row>
        <table:table-row table:style-name="ro2">
          <table:table-cell office:value-type="float" office:value="66">
            <text:p>66</text:p>
          </table:table-cell>
          <table:table-cell table:style-name="ce112" table:formula="of:=[.B33]" office:value-type="percentage" office:value="0.279">
            <text:p>27.90%</text:p>
          </table:table-cell>
          <table:table-cell table:style-name="ce139" table:number-columns-repeated="4"/>
          <table:table-cell table:style-name="ce151" table:formula="of:=[.G33]" office:value-type="float" office:value="-350">
            <text:p>-350</text:p>
          </table:table-cell>
          <table:table-cell table:style-name="ce151"/>
          <table:table-cell table:style-name="ce139" table:formula="of:=1000*[.$F$35]*(1/[.A39]-1/[.$A$40])+[.G39]" office:value-type="float" office:value="696.288542947931">
            <text:p>696</text:p>
          </table:table-cell>
          <table:table-cell table:style-name="ce139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108" table:formula="of:=[.$L$40]+10000/299792458*[.I39]" office:value-type="float" office:value="48481.0868548694">
            <text:p>48481.086855</text:p>
          </table:table-cell>
          <table:table-cell/>
          <table:table-cell table:style-name="ce122" table:formula="of:=100000000/[.L39]" office:value-type="float" office:value="2062.66002862838">
            <text:p>2062.6600286</text:p>
          </table:table-cell>
          <table:table-cell/>
          <table:table-cell table:style-name="ce121" table:number-columns-repeated="5"/>
          <table:table-cell table:style-name="ce92" table:number-columns-repeated="1004"/>
        </table:table-row>
        <table:table-row table:style-name="ro2">
          <table:table-cell office:value-type="float" office:value="64">
            <text:p>64</text:p>
          </table:table-cell>
          <table:table-cell table:style-name="ce112" table:formula="of:=[.B34]" office:value-type="percentage" office:value="0.4863">
            <text:p>48.63%</text:p>
          </table:table-cell>
          <table:table-cell table:style-name="ce139" table:number-columns-repeated="6"/>
          <table:table-cell table:style-name="ce139" table:formula="of:=[.I34]*653/632" office:value-type="float" office:value="0">
            <text:p>0</text:p>
          </table:table-cell>
          <table:table-cell table:style-name="ce139"/>
          <table:table-cell table:style-name="ce169"/>
          <table:table-cell table:style-name="ce108" table:formula="of:=[.L35]-10000/299792458*SUMPRODUCT([.B36:.B39];[.I36:.I39])" office:value-type="float" office:value="48481.0636291836">
            <text:p>48481.063629</text:p>
          </table:table-cell>
          <table:table-cell/>
          <table:table-cell table:style-name="ce122" table:formula="of:=100000000/[.L40]" office:value-type="float" office:value="2062.66101678108">
            <text:p>2062.6610168</text:p>
          </table:table-cell>
          <table:table-cell/>
          <table:table-cell table:style-name="ce121"/>
          <table:table-cell table:style-name="ce92" table:number-columns-repeated="1008"/>
        </table:table-row>
        <table:table-row table:style-name="ro2">
          <table:table-cell table:style-name="ce92"/>
          <table:table-cell table:style-name="ce117"/>
          <table:table-cell table:style-name="ce120"/>
          <table:table-cell table:style-name="ce121"/>
          <table:table-cell table:style-name="ce120"/>
          <table:table-cell table:style-name="ce160"/>
          <table:table-cell table:style-name="ce121" table:number-columns-repeated="6"/>
          <table:table-cell table:style-name="ce92" table:number-columns-repeated="1012"/>
        </table:table-row>
        <table:table-row table:style-name="ro2">
          <table:table-cell office:value-type="string">
            <text:p>Hyperfine structure</text:p>
          </table:table-cell>
          <table:table-cell table:style-name="ce110" table:number-columns-repeated="2"/>
          <table:table-cell table:style-name="ce121"/>
          <table:table-cell table:number-columns-repeated="1020"/>
        </table:table-row>
        <table:table-row table:style-name="ro2">
          <table:table-cell/>
          <table:table-cell table:style-name="ce110" table:number-columns-repeated="2"/>
          <table:table-cell table:style-name="ce121"/>
          <table:table-cell table:number-columns-repeated="1020"/>
        </table:table-row>
        <table:table-row table:style-name="ro2">
          <table:table-cell office:value-type="string">
            <text:p>Hyperfine constants</text:p>
          </table:table-cell>
          <table:table-cell table:number-columns-repeated="1023"/>
        </table:table-row>
        <table:table-row table:style-name="ro2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Reference/note</text:p>
          </table:table-cell>
          <table:table-cell table:number-columns-repeated="1021"/>
        </table:table-row>
        <table:table-row table:style-name="ro3">
          <table:table-cell office:value-type="string">
            <text:p>4s1/2</text:p>
          </table:table-cell>
          <table:table-cell table:style-name="ce110" office:value-type="float" office:value="2339.58">
            <text:p>2339.58</text:p>
          </table:table-cell>
          <table:table-cell office:value-type="string">
            <text:p>Magnetic dipole (A), calculation – Dixit:2008:025001</text:p>
          </table:table-cell>
          <table:table-cell table:number-columns-repeated="1021"/>
        </table:table-row>
        <table:table-row table:style-name="ro2">
          <table:table-cell office:value-type="string">
            <text:p>4p1/2</text:p>
          </table:table-cell>
          <table:table-cell table:style-name="ce110" office:value-type="float" office:value="526.68">
            <text:p>526.68</text:p>
          </table:table-cell>
          <table:table-cell office:value-type="string">
            <text:p>A, calculation – same as above</text:p>
          </table:table-cell>
          <table:table-cell table:number-columns-repeated="1021"/>
        </table:table-row>
        <table:table-row table:style-name="ro2">
          <table:table-cell office:value-type="string">
            <text:p>4p3/2</text:p>
          </table:table-cell>
          <table:table-cell table:style-name="ce110" office:value-type="float" office:value="50.74">
            <text:p>50.74</text:p>
          </table:table-cell>
          <table:table-cell office:value-type="string">
            <text:p>A, calculation – same as above</text:p>
          </table:table-cell>
          <table:table-cell table:number-columns-repeated="1021"/>
        </table:table-row>
        <table:table-row table:style-name="ro2">
          <table:table-cell office:value-type="string">
            <text:p>4p3/2</text:p>
          </table:table-cell>
          <table:table-cell table:style-name="ce110" office:value-type="float" office:value="61.74">
            <text:p>61.74</text:p>
          </table:table-cell>
          <table:table-cell office:value-type="string">
            <text:p>Electric quadrupole (B), calculation – same as abov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nergy levels</text:p>
          </table:table-cell>
          <table:table-cell table:number-columns-repeated="1023"/>
        </table:table-row>
        <table:table-row table:style-name="ro2">
          <table:table-cell office:value-type="string">
            <text:p>J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C</text:p>
          </table:table-cell>
          <table:table-cell office:value-type="string">
            <text:p>DE_M1 [MHz]</text:p>
          </table:table-cell>
          <table:table-cell office:value-type="string">
            <text:p>DE_E2 [MHz]</text:p>
          </table:table-cell>
          <table:table-cell office:value-type="string">
            <text:p>DE [MHz]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5/2" office:value-type="float" office:value="2.5">
            <text:p>2.5</text:p>
          </table:table-cell>
          <table:table-cell table:formula="of:=[.B53]*([.B53]+1)-[.C53]*([.C53]+1)-[.A53]*([.A53]+1)" office:value-type="float" office:value="7.5">
            <text:p>7.5</text:p>
          </table:table-cell>
          <table:table-cell table:style-name="ce109" table:formula="of:=(3*[.D53]*([.D53]+1)-4*[.C53]*([.C53]+1)*[.A53]*([.A53]+1))/(2*[.C53]*(2*[.C53]-1)*2*[.A53]*(2*[.A53]-1))" office:value-type="float" office:value="0.5">
            <text:p>0.5</text:p>
          </table:table-cell>
          <table:table-cell table:style-name="ce111" table:formula="of:=[.B48]*[.D53]/2" office:value-type="float" office:value="190.275">
            <text:p>190.275</text:p>
          </table:table-cell>
          <table:table-cell table:style-name="ce111" table:formula="of:=[.B49]*[.E53]/2" office:value-type="float" office:value="15.435">
            <text:p>15.435</text:p>
          </table:table-cell>
          <table:table-cell table:style-name="ce111" table:formula="of:=[.F53]+[.G53]" office:value-type="float" office:value="205.71">
            <text:p>205.710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4]*([.B54]+1)-[.C54]*([.C54]+1)-[.A54]*([.A54]+1)" office:value-type="float" office:value="-0.5">
            <text:p>-0.5</text:p>
          </table:table-cell>
          <table:table-cell table:style-name="ce109" table:formula="of:=(3*[.D54]*([.D54]+1)-4*[.C54]*([.C54]+1)*[.A54]*([.A54]+1))/(2*[.C54]*(2*[.C54]-1)*2*[.A54]*(2*[.A54]-1))" office:value-type="float" office:value="-1.1">
            <text:p>-1.1</text:p>
          </table:table-cell>
          <table:table-cell table:style-name="ce111" table:formula="of:=[.B48]*[.D54]/2" office:value-type="float" office:value="-12.685">
            <text:p>-12.685</text:p>
          </table:table-cell>
          <table:table-cell table:style-name="ce111" table:formula="of:=[.B49]*[.E54]/2" office:value-type="float" office:value="-33.957">
            <text:p>-33.957</text:p>
          </table:table-cell>
          <table:table-cell table:style-name="ce111" table:formula="of:=[.F54]+[.G54]" office:value-type="float" office:value="-46.642">
            <text:p>-46.642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5]*([.B55]+1)-[.C55]*([.C55]+1)-[.A55]*([.A55]+1)" office:value-type="float" office:value="-6.5">
            <text:p>-6.5</text:p>
          </table:table-cell>
          <table:table-cell table:style-name="ce109" table:formula="of:=(3*[.D55]*([.D55]+1)-4*[.C55]*([.C55]+1)*[.A55]*([.A55]+1))/(2*[.C55]*(2*[.C55]-1)*2*[.A55]*(2*[.A55]-1))" office:value-type="float" office:value="-0.2">
            <text:p>-0.2</text:p>
          </table:table-cell>
          <table:table-cell table:style-name="ce111" table:formula="of:=[.B48]*[.D55]/2" office:value-type="float" office:value="-164.905">
            <text:p>-164.905</text:p>
          </table:table-cell>
          <table:table-cell table:style-name="ce111" table:formula="of:=[.B49]*[.E55]/2" office:value-type="float" office:value="-6.174">
            <text:p>-6.174</text:p>
          </table:table-cell>
          <table:table-cell table:style-name="ce111" table:formula="of:=[.F55]+[.G55]" office:value-type="float" office:value="-171.079">
            <text:p>-171.079</text:p>
          </table:table-cell>
          <table:table-cell table:number-columns-repeated="1016"/>
        </table:table-row>
        <table:table-row table:style-name="ro2"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5/2" office:value-type="float" office:value="2.5">
            <text:p>2.5</text:p>
          </table:table-cell>
          <table:table-cell table:formula="of:=[.B56]*([.B56]+1)-[.C56]*([.C56]+1)-[.A56]*([.A56]+1)" office:value-type="float" office:value="-10.5">
            <text:p>-10.5</text:p>
          </table:table-cell>
          <table:table-cell table:style-name="ce109" table:formula="of:=(3*[.D56]*([.D56]+1)-4*[.C56]*([.C56]+1)*[.A56]*([.A56]+1))/(2*[.C56]*(2*[.C56]-1)*2*[.A56]*(2*[.A56]-1))" office:value-type="float" office:value="1.4">
            <text:p>1.4</text:p>
          </table:table-cell>
          <table:table-cell table:style-name="ce111" table:formula="of:=[.B48]*[.D56]/2" office:value-type="float" office:value="-266.385">
            <text:p>-266.385</text:p>
          </table:table-cell>
          <table:table-cell table:style-name="ce111" table:formula="of:=[.B49]*[.E56]/2" office:value-type="float" office:value="43.218">
            <text:p>43.218</text:p>
          </table:table-cell>
          <table:table-cell table:style-name="ce111" table:formula="of:=[.F56]+[.G56]" office:value-type="float" office:value="-223.167">
            <text:p>-223.167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7]*([.B57]+1)-[.C57]*([.C57]+1)-[.A57]*([.A57]+1)" office:value-type="float" office:value="2.5">
            <text:p>2.5</text:p>
          </table:table-cell>
          <table:table-cell table:style-name="ce109" table:formula="of:=0" office:value-type="float" office:value="0">
            <text:p>0.0</text:p>
          </table:table-cell>
          <table:table-cell table:style-name="ce111" table:formula="of:=[.B47]*[.D57]/2" office:value-type="float" office:value="658.35">
            <text:p>658.350</text:p>
          </table:table-cell>
          <table:table-cell table:style-name="ce111" table:formula="of:=0" office:value-type="float" office:value="0">
            <text:p>0.000</text:p>
          </table:table-cell>
          <table:table-cell table:style-name="ce111" table:formula="of:=[.F57]+[.G57]" office:value-type="float" office:value="658.35">
            <text:p>658.350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8]*([.B58]+1)-[.C58]*([.C58]+1)-[.A58]*([.A58]+1)" office:value-type="float" office:value="-3.5">
            <text:p>-3.5</text:p>
          </table:table-cell>
          <table:table-cell table:style-name="ce109" table:formula="of:=0" office:value-type="float" office:value="0">
            <text:p>0.0</text:p>
          </table:table-cell>
          <table:table-cell table:style-name="ce111" table:formula="of:=[.B47]*[.D58]/2" office:value-type="float" office:value="-921.69">
            <text:p>-921.690</text:p>
          </table:table-cell>
          <table:table-cell table:style-name="ce111" table:formula="of:=0" office:value-type="float" office:value="0">
            <text:p>0.000</text:p>
          </table:table-cell>
          <table:table-cell table:style-name="ce111" table:formula="of:=[.F58]+[.G58]" office:value-type="float" office:value="-921.69">
            <text:p>-921.690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9]*([.B59]+1)-[.C59]*([.C59]+1)-[.A59]*([.A59]+1)" office:value-type="float" office:value="2.5">
            <text:p>2.5</text:p>
          </table:table-cell>
          <table:table-cell table:style-name="ce109" table:formula="of:=0" office:value-type="float" office:value="0">
            <text:p>0.0</text:p>
          </table:table-cell>
          <table:table-cell table:style-name="ce111" table:formula="of:=[.B46]*[.D59]/2" office:value-type="float" office:value="2924.475">
            <text:p>2924.475</text:p>
          </table:table-cell>
          <table:table-cell table:style-name="ce111" table:formula="of:=0" office:value-type="float" office:value="0">
            <text:p>0.000</text:p>
          </table:table-cell>
          <table:table-cell table:style-name="ce111" table:formula="of:=[.F59]+[.G59]" office:value-type="float" office:value="2924.475">
            <text:p>2924.475</text:p>
          </table:table-cell>
          <table:table-cell table:number-columns-repeated="1016"/>
        </table:table-row>
        <table:table-row table:style-name="ro2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60]*([.B60]+1)-[.C60]*([.C60]+1)-[.A60]*([.A60]+1)" office:value-type="float" office:value="-3.5">
            <text:p>-3.5</text:p>
          </table:table-cell>
          <table:table-cell table:style-name="ce109" table:formula="of:=0" office:value-type="float" office:value="0">
            <text:p>0.0</text:p>
          </table:table-cell>
          <table:table-cell table:style-name="ce111" table:formula="of:=[.B46]*[.D60]/2" office:value-type="float" office:value="-4094.265">
            <text:p>-4094.265</text:p>
          </table:table-cell>
          <table:table-cell table:style-name="ce111" table:formula="of:=0" office:value-type="float" office:value="0">
            <text:p>0.000</text:p>
          </table:table-cell>
          <table:table-cell table:style-name="ce111" table:formula="of:=[.F60]+[.G60]" office:value-type="float" office:value="-4094.265">
            <text:p>-4094.26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67ZnII2026 isotopic+hyperfine structure</text:p>
          </table:table-cell>
          <table:table-cell table:number-columns-repeated="1023"/>
        </table:table-row>
        <table:table-row table:style-name="ro3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152" office:value-type="string">
            <text:p>dnu [MHz]</text:p>
          </table:table-cell>
          <table:table-cell office:value-type="string">
            <text:p>dw [cm-1]</text:p>
          </table:table-cell>
          <table:table-cell office:value-type="string">
            <text:p>Comment</text:p>
          </table:table-cell>
          <table:table-cell office:value-type="string">
            <text:p>2F_up+1</text:p>
          </table:table-cell>
          <table:table-cell office:value-type="string">
            <text:p>dw [cm-1]</text:p>
          </table:table-cell>
          <table:table-cell office:value-type="string">
            <text:p>2F_low+1</text:p>
          </table:table-cell>
          <table:table-cell table:number-columns-repeated="1016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53" table:formula="of:=[.I32]+[.H53]-[.H60]" office:value-type="float" office:value="5401.71679671242">
            <text:p>5401.72</text:p>
          </table:table-cell>
          <table:table-cell table:style-name="ce123" table:formula="of:=[.C64]*10000/299792458" office:value-type="float" office:value="0.180181877581204">
            <text:p>0.18018</text:p>
          </table:table-cell>
          <table:table-cell office:value-type="string">
            <text:p>Forbidden</text:p>
          </table:table-cell>
          <table:table-cell/>
          <table:table-cell table:style-name="ce108"/>
          <table:table-cell table:style-name="ce110"/>
          <table:table-cell table:number-columns-repeated="1016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3" table:formula="of:=[.I32]+[.H54]-[.H60]" office:value-type="float" office:value="5149.36479671242">
            <text:p>5149.36</text:p>
          </table:table-cell>
          <table:table-cell table:style-name="ce123" table:formula="of:=[.C65]*10000/299792458" office:value-type="float" office:value="0.171764320926059">
            <text:p>0.17176</text:p>
          </table:table-cell>
          <table:table-cell/>
          <table:table-cell table:formula="of:=2*[.B65]+1" office:value-type="float" office:value="7">
            <text:p>7</text:p>
          </table:table-cell>
          <table:table-cell table:style-name="ce161" table:formula="of:=SUMPRODUCT([.D65:.D67];[.F65:.F67])/SUM([.F65:.F67])" office:value-type="float" office:value="0.16920308237749" table:number-columns-spanned="1" table:number-rows-spanned="3">
            <text:p>0.169203</text:p>
          </table:table-cell>
          <table:table-cell table:style-name="ce165" table:formula="of:=2*[.A65]+1" office:value-type="float" office:value="5" table:number-columns-spanned="1" table:number-rows-spanned="3">
            <text:p>5</text:p>
          </table:table-cell>
          <table:table-cell table:number-columns-repeated="1016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53" table:formula="of:=[.I32]+[.H55]-[.H60]" office:value-type="float" office:value="5024.92779671242">
            <text:p>5024.93</text:p>
          </table:table-cell>
          <table:table-cell table:style-name="ce123" table:formula="of:=[.C66]*10000/299792458" office:value-type="float" office:value="0.167613549394642">
            <text:p>0.16761</text:p>
          </table:table-cell>
          <table:table-cell/>
          <table:table-cell table:formula="of:=2*[.B66]+1" office:value-type="float" office:value="5">
            <text:p>5</text:p>
          </table:table-cell>
          <table:covered-table-cell table:style-name="ce107"/>
          <table:covered-table-cell table:style-name="ce132"/>
          <table:table-cell table:number-columns-repeated="1016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53" table:formula="of:=[.I32]+[.H56]-[.H60]" office:value-type="float" office:value="4972.83979671242">
            <text:p>4972.84</text:p>
          </table:table-cell>
          <table:table-cell table:style-name="ce123" table:formula="of:=[.C67]*10000/299792458" office:value-type="float" office:value="0.165876080735574">
            <text:p>0.16588</text:p>
          </table:table-cell>
          <table:table-cell/>
          <table:table-cell table:formula="of:=2*[.B67]+1" office:value-type="float" office:value="3">
            <text:p>3</text:p>
          </table:table-cell>
          <table:covered-table-cell table:style-name="ce107"/>
          <table:covered-table-cell table:style-name="ce132"/>
          <table:table-cell table:number-columns-repeated="1016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53" table:formula="of:=[.I32]+[.H53]-[.H59]" office:value-type="float" office:value="-1617.02320328758">
            <text:p>-1617.02</text:p>
          </table:table-cell>
          <table:table-cell table:style-name="ce123" table:formula="of:=[.C68]*10000/299792458" office:value-type="float" office:value="-0.0539380881719039">
            <text:p>-0.05394</text:p>
          </table:table-cell>
          <table:table-cell/>
          <table:table-cell table:formula="of:=2*[.B68]+1" office:value-type="float" office:value="9">
            <text:p>9</text:p>
          </table:table-cell>
          <table:table-cell table:style-name="ce162" table:formula="of:=SUMPRODUCT([.D68:.D70];[.F68:.F70])/SUM([.F68:.F70])" office:value-type="float" office:value="-0.0597363994823238" table:number-columns-spanned="1" table:number-rows-spanned="3">
            <text:p>-0.059736</text:p>
          </table:table-cell>
          <table:table-cell table:style-name="ce165" table:formula="of:=2*[.A68]+1" office:value-type="float" office:value="7" table:number-columns-spanned="1" table:number-rows-spanned="3">
            <text:p>7</text:p>
          </table:table-cell>
          <table:table-cell table:number-columns-repeated="1016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53" table:formula="of:=[.I32]+[.H54]-[.H59]" office:value-type="float" office:value="-1869.37520328758">
            <text:p>-1869.38</text:p>
          </table:table-cell>
          <table:table-cell table:style-name="ce123" table:formula="of:=[.C69]*10000/299792458" office:value-type="float" office:value="-0.0623556448270483">
            <text:p>-0.06236</text:p>
          </table:table-cell>
          <table:table-cell/>
          <table:table-cell table:formula="of:=2*[.B69]+1" office:value-type="float" office:value="7">
            <text:p>7</text:p>
          </table:table-cell>
          <table:covered-table-cell table:style-name="ce107"/>
          <table:covered-table-cell table:style-name="ce132"/>
          <table:table-cell table:number-columns-repeated="1016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53" table:formula="of:=[.I32]+[.H55]-[.H59]" office:value-type="float" office:value="-1993.81220328758">
            <text:p>-1993.81</text:p>
          </table:table-cell>
          <table:table-cell table:style-name="ce123" table:formula="of:=[.C70]*10000/299792458" office:value-type="float" office:value="-0.0665064163584655">
            <text:p>-0.06651</text:p>
          </table:table-cell>
          <table:table-cell/>
          <table:table-cell table:formula="of:=2*[.B70]+1" office:value-type="float" office:value="5">
            <text:p>5</text:p>
          </table:table-cell>
          <table:covered-table-cell table:style-name="ce107"/>
          <table:covered-table-cell table:style-name="ce132"/>
          <table:table-cell table:number-columns-repeated="1016"/>
        </table:table-row>
        <table:table-row table:style-name="ro2">
          <table:table-cell table:formula="of:=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53" table:formula="of:=[.I32]+[.H56]-[.H59]" office:value-type="float" office:value="-2045.90020328758">
            <text:p>-2045.90</text:p>
          </table:table-cell>
          <table:table-cell table:style-name="ce123" table:formula="of:=[.C71]*10000/299792458" office:value-type="float" office:value="-0.0682438850175337">
            <text:p>-0.06824</text:p>
          </table:table-cell>
          <table:table-cell office:value-type="string">
            <text:p>Forbidden</text:p>
          </table:table-cell>
          <table:table-cell/>
          <table:table-cell table:style-name="ce108"/>
          <table:table-cell table:style-name="ce110"/>
          <table:table-cell table:number-columns-repeated="1016"/>
        </table:table-row>
        <table:table-row table:style-name="ro2">
          <table:table-cell table:number-columns-repeated="2"/>
          <table:table-cell table:style-name="ce153"/>
          <table:table-cell table:style-name="ce123"/>
          <table:table-cell table:number-columns-repeated="2"/>
          <table:table-cell table:style-name="ce108"/>
          <table:table-cell table:style-name="ce110"/>
          <table:table-cell table:number-columns-repeated="1016"/>
        </table:table-row>
        <table:table-row table:style-name="ro6">
          <table:table-cell table:style-name="ce114" office:value-type="string">
            <text:p>Isotope</text:p>
          </table:table-cell>
          <table:table-cell table:style-name="ce114" table:formula="of:=[.$B$28]" office:value-type="string" office:string-value="Isotopic abundance [%] [Rosman:1998:1275]">
            <text:p>Isotopic abundance [%] [Rosman:1998:1275]</text:p>
          </table:table-cell>
          <table:table-cell table:style-name="ce154" office:value-type="string">
            <text:p>dw (IS+HFS) [cm-1]</text:p>
          </table:table-cell>
          <table:table-cell table:style-name="ce114" office:value-type="string">
            <text:p>edw(IS+HFS) [cm-1]</text:p>
          </table:table-cell>
          <table:table-cell table:style-name="ce157" office:value-type="string">
            <text:p>w [cm-1]</text:p>
          </table:table-cell>
          <table:table-cell table:style-name="ce114" office:value-type="string">
            <text:p>ew [cm-1]</text:p>
          </table:table-cell>
          <table:table-cell table:style-name="ce114" office:value-type="string">
            <text:p>wl [Ang.]</text:p>
          </table:table-cell>
          <table:table-cell table:style-name="ce166" office:value-type="string">
            <text:p>ewl [Ang.]</text:p>
          </table:table-cell>
          <table:table-cell table:style-name="ce114" table:number-columns-repeated="1016"/>
        </table:table-row>
        <table:table-row table:style-name="ro2">
          <table:table-cell office:value-type="string">
            <text:p>Composite</text:p>
          </table:table-cell>
          <table:table-cell table:number-columns-repeated="3"/>
          <table:table-cell table:style-name="ce158" table:formula="of:=[.M23]" office:value-type="float" office:value="49355.005443379">
            <text:p>49355.00544</text:p>
          </table:table-cell>
          <table:table-cell table:style-name="ce123" table:formula="of:=[.N23]" office:value-type="float" office:value="0.000759284173097276">
            <text:p>0.00076</text:p>
          </table:table-cell>
          <table:table-cell table:style-name="ce108" table:formula="of:=100000000/[.E74]" office:value-type="float" office:value="2026.13694602307">
            <text:p>2026.136946</text:p>
          </table:table-cell>
          <table:table-cell table:style-name="ce108" table:formula="of:=[.F74]/[.E74]*[.G74]" office:value-type="float" office:value="0.0000311703686753285">
            <text:p>0.000031</text:p>
          </table:table-cell>
          <table:table-cell table:number-columns-repeated="1016"/>
        </table:table-row>
        <table:table-row table:style-name="ro2">
          <table:table-cell office:value-type="float" office:value="70">
            <text:p>70</text:p>
          </table:table-cell>
          <table:table-cell table:style-name="ce112" table:formula="of:=[.B30]" office:value-type="percentage" office:value="0.0062">
            <text:p>0.62%</text:p>
          </table:table-cell>
          <table:table-cell table:style-name="ce155" table:formula="of:=[.I30]*10000/299792458" office:value-type="float" office:value="0.0638441678209263">
            <text:p>0.063844</text:p>
          </table:table-cell>
          <table:table-cell table:style-name="ce123" table:formula="of:=[.J30]*10000/299792458" office:value-type="float" office:value="0.000411245435865433">
            <text:p>0.00041</text:p>
          </table:table-cell>
          <table:table-cell table:style-name="ce123" table:formula="of:=[.E80]+[.C75]" office:value-type="float" office:value="49355.0527203798">
            <text:p>49355.05272</text:p>
          </table:table-cell>
          <table:table-cell table:style-name="ce123" table:formula="of:=SQRT([.F74]*[.F74]+[.D75]*[.D75])" office:value-type="float" office:value="0.000863501745242107">
            <text:p>0.00086</text:p>
          </table:table-cell>
          <table:table-cell table:style-name="ce108" table:formula="of:=100000000/[.E75]" office:value-type="float" office:value="2026.13500519488">
            <text:p>2026.135005</text:p>
          </table:table-cell>
          <table:table-cell table:style-name="ce108" table:formula="of:=[.F75]/[.E75]*[.G75]" office:value-type="float" office:value="0.00003544867276293">
            <text:p>0.000035</text:p>
          </table:table-cell>
          <table:table-cell table:number-columns-repeated="1016"/>
        </table:table-row>
        <table:table-row table:style-name="ro2">
          <table:table-cell office:value-type="float" office:value="68">
            <text:p>68</text:p>
          </table:table-cell>
          <table:table-cell table:style-name="ce112" table:formula="of:=[.B31]" office:value-type="percentage" office:value="0.1875">
            <text:p>18.75%</text:p>
          </table:table-cell>
          <table:table-cell table:style-name="ce155" table:formula="of:=[.I31]*10000/299792458" office:value-type="float" office:value="0.0448977272136713">
            <text:p>0.044898</text:p>
          </table:table-cell>
          <table:table-cell table:style-name="ce123" table:formula="of:=[.J31]*10000/299792458" office:value-type="float" office:value="0.000240536489778138">
            <text:p>0.00024</text:p>
          </table:table-cell>
          <table:table-cell table:style-name="ce123" table:formula="of:=[.E80]+[.C76]" office:value-type="float" office:value="49355.0337739392">
            <text:p>49355.03377</text:p>
          </table:table-cell>
          <table:table-cell table:style-name="ce123" table:formula="of:=SQRT([.F74]*[.F74]+[.D76]*[.D76])" office:value-type="float" office:value="0.000796473639507801">
            <text:p>0.00080</text:p>
          </table:table-cell>
          <table:table-cell table:style-name="ce108" table:formula="of:=100000000/[.E76]" office:value-type="float" office:value="2026.13578298882">
            <text:p>2026.135783</text:p>
          </table:table-cell>
          <table:table-cell table:style-name="ce108" table:formula="of:=[.F76]/[.E76]*[.G76]" office:value-type="float" office:value="0.0000326970446136379">
            <text:p>0.000033</text:p>
          </table:table-cell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147" table:formula="of:=[.B32]*[.H65]/SUM([.H65:.H68])" office:value-type="percentage" office:value="0.0170833333333333">
            <text:p>1.71%</text:p>
          </table:table-cell>
          <table:table-cell table:style-name="ce155" table:formula="of:=[.G65]" office:value-type="float" office:value="0.16920308237749">
            <text:p>0.169203</text:p>
          </table:table-cell>
          <table:table-cell table:style-name="ce123" table:formula="of:=ABS([.J32]/[.I32]*[.C77])" office:value-type="float" office:value="0.00497342231586342">
            <text:p>0.00497</text:p>
          </table:table-cell>
          <table:table-cell table:style-name="ce123" table:formula="of:=[.E80]+[.C77]" office:value-type="float" office:value="49355.1580792943">
            <text:p>49355.15808</text:p>
          </table:table-cell>
          <table:table-cell table:style-name="ce156" table:formula="of:=SQRT([.F74]*[.F74]+[.D77]*[.D77])" office:value-type="float" office:value="0.00503104780214264">
            <text:p>0.00503</text:p>
          </table:table-cell>
          <table:table-cell table:style-name="ce108" table:formula="of:=100000000/[.E77]" office:value-type="float" office:value="2026.13067998565">
            <text:p>2026.130680</text:p>
          </table:table-cell>
          <table:table-cell table:style-name="ce108" table:formula="of:=[.F77]/[.E77]*[.G77]" office:value-type="float" office:value="0.000206534852710198">
            <text:p>0.000207</text:p>
          </table:table-cell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112" table:formula="of:=[.B32]*[.H68]/SUM([.H65:.H68])" office:value-type="percentage" office:value="0.0239166666666667">
            <text:p>2.39%</text:p>
          </table:table-cell>
          <table:table-cell table:style-name="ce155" table:formula="of:=[.G68]" office:value-type="float" office:value="-0.0597363994823238">
            <text:p>-0.059736</text:p>
          </table:table-cell>
          <table:table-cell table:style-name="ce156" table:formula="of:=ABS([.J32]/[.I32]*[.C78])" office:value-type="float" office:value="0.00175584474041618">
            <text:p>0.00176</text:p>
          </table:table-cell>
          <table:table-cell table:style-name="ce123" table:formula="of:=[.E80]+[.C78]" office:value-type="float" office:value="49354.9291398125">
            <text:p>49354.92914</text:p>
          </table:table-cell>
          <table:table-cell table:style-name="ce156" table:formula="of:=SQRT([.F74]*[.F74]+[.D78]*[.D78])" office:value-type="float" office:value="0.0019129828038859">
            <text:p>0.00191</text:p>
          </table:table-cell>
          <table:table-cell table:style-name="ce108" table:formula="of:=100000000/[.E78]" office:value-type="float" office:value="2026.14007846552">
            <text:p>2026.140078</text:p>
          </table:table-cell>
          <table:table-cell table:style-name="ce108" table:formula="of:=[.F78]/[.E78]*[.G78]" office:value-type="float" office:value="0.0000785326044616283">
            <text:p>0.000079</text:p>
          </table:table-cell>
          <table:table-cell table:number-columns-repeated="1016"/>
        </table:table-row>
        <table:table-row table:style-name="ro2">
          <table:table-cell office:value-type="float" office:value="66">
            <text:p>66</text:p>
          </table:table-cell>
          <table:table-cell table:style-name="ce112" table:formula="of:=[.B33]" office:value-type="percentage" office:value="0.279">
            <text:p>27.90%</text:p>
          </table:table-cell>
          <table:table-cell table:style-name="ce155" table:formula="of:=[.I33]*10000/299792458" office:value-type="float" office:value="0.0225489328353951">
            <text:p>0.022549</text:p>
          </table:table-cell>
          <table:table-cell table:style-name="ce123" table:formula="of:=[.J33]*10000/299792458" office:value-type="float" office:value="0.000200138457118891">
            <text:p>0.00020</text:p>
          </table:table-cell>
          <table:table-cell table:style-name="ce123" table:formula="of:=[.E80]+[.C79]" office:value-type="float" office:value="49355.0114251448">
            <text:p>49355.01143</text:p>
          </table:table-cell>
          <table:table-cell table:style-name="ce156" table:formula="of:=SQRT([.F74]*[.F74]+[.D79]*[.D79])" office:value-type="float" office:value="0.000785218350227467">
            <text:p>0.00079</text:p>
          </table:table-cell>
          <table:table-cell table:style-name="ce108" table:formula="of:=100000000/[.E79]" office:value-type="float" office:value="2026.1367004578">
            <text:p>2026.136700</text:p>
          </table:table-cell>
          <table:table-cell table:style-name="ce108" table:formula="of:=[.F79]/[.E79]*[.G79]" office:value-type="float" office:value="0.0000322350187210828">
            <text:p>0.000032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 table:style-name="ce112" table:formula="of:=[.B34]" office:value-type="percentage" office:value="0.4863">
            <text:p>48.63%</text:p>
          </table:table-cell>
          <table:table-cell table:style-name="ce155"/>
          <table:table-cell table:style-name="ce123"/>
          <table:table-cell table:style-name="ce123" table:formula="of:=[.E74]-SUMPRODUCT([.B75:.B79];[.C75:.C79])" office:value-type="float" office:value="49354.9888762119">
            <text:p>49354.98888</text:p>
          </table:table-cell>
          <table:table-cell table:style-name="ce156" table:formula="of:=SQRT([.F74]*[.F74]+[.D75]*[.D75]*[.B75]+[.D76]*[.D76]*[.B76]+[.D77]*[.D77]*[.B77]+[.D78]*[.D78]*[.B78]+[.D79]*[.D79]*[.B79])" office:value-type="float" office:value="0.00104684035099508">
            <text:p>0.00105</text:p>
          </table:table-cell>
          <table:table-cell table:style-name="ce108" table:formula="of:=100000000/[.E80]" office:value-type="float" office:value="2026.13762614377">
            <text:p>2026.137626</text:p>
          </table:table-cell>
          <table:table-cell table:style-name="ce108" table:formula="of:=[.F80]/[.E80]*[.G80]" office:value-type="float" office:value="0.0000429752426656705">
            <text:p>0.000043</text:p>
          </table:table-cell>
          <table:table-cell table:number-columns-repeated="1016"/>
        </table:table-row>
        <table:table-row table:style-name="ro2">
          <table:table-cell/>
          <table:table-cell table:style-name="ce103"/>
          <table:table-cell table:number-columns-repeated="2"/>
          <table:table-cell table:style-name="ce123"/>
          <table:table-cell table:number-columns-repeated="1019"/>
        </table:table-row>
        <table:table-row table:style-name="ro2">
          <table:table-cell office:value-type="string">
            <text:p>67ZnII2062 isotopic+hyperfine structure</text:p>
          </table:table-cell>
          <table:table-cell table:number-columns-repeated="1023"/>
        </table:table-row>
        <table:table-row table:style-name="ro3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dnu [MHz]</text:p>
          </table:table-cell>
          <table:table-cell office:value-type="string">
            <text:p>dw [cm-1]</text:p>
          </table:table-cell>
          <table:table-cell office:value-type="string">
            <text:p>Comment</text:p>
          </table:table-cell>
          <table:table-cell office:value-type="string">
            <text:p>2F_up+1</text:p>
          </table:table-cell>
          <table:table-cell office:value-type="string">
            <text:p>dw [cm-1]</text:p>
          </table:table-cell>
          <table:table-cell office:value-type="string">
            <text:p>2F_low+1</text:p>
          </table:table-cell>
          <table:table-cell table:number-columns-repeated="1016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table:style-name="ce153" table:formula="of:=[.I38]+[.H57]-[.H60]" office:value-type="float" office:value="5882.12344405739">
            <text:p>5882.12</text:p>
          </table:table-cell>
          <table:table-cell table:style-name="ce123" table:formula="of:=[.C84]*10000/299792458" office:value-type="float" office:value="0.196206518446084">
            <text:p>0.19621</text:p>
          </table:table-cell>
          <table:table-cell/>
          <table:table-cell table:formula="of:=2*[.B84]+1" office:value-type="float" office:value="7">
            <text:p>7</text:p>
          </table:table-cell>
          <table:table-cell table:style-name="ce163" table:formula="of:=SUMPRODUCT([.D84:.D85];[.F84:.F85])/SUM([.F84:.F85])" office:value-type="float" office:value="0.174246326238714" table:number-columns-spanned="1" table:number-rows-spanned="2">
            <text:p>0.174246</text:p>
          </table:table-cell>
          <table:table-cell table:style-name="ce131" table:formula="of:=2*[.A84]+1" office:value-type="float" office:value="5" table:number-columns-spanned="1" table:number-rows-spanned="2">
            <text:p>5</text:p>
          </table:table-cell>
          <table:table-cell table:number-columns-repeated="1016"/>
        </table:table-row>
        <table:table-row table:style-name="ro2">
          <table:table-cell table:formula="of:=2"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table:style-name="ce153" table:formula="of:=[.I38]+[.H58]-[.H60]" office:value-type="float" office:value="4302.08344405739">
            <text:p>4302.08</text:p>
          </table:table-cell>
          <table:table-cell table:style-name="ce123" table:formula="of:=[.C85]*10000/299792458" office:value-type="float" office:value="0.143502057148395">
            <text:p>0.14350</text:p>
          </table:table-cell>
          <table:table-cell/>
          <table:table-cell table:formula="of:=2*[.B85]+1" office:value-type="float" office:value="5">
            <text:p>5</text:p>
          </table:table-cell>
          <table:covered-table-cell table:number-columns-repeated="2"/>
          <table:table-cell table:number-columns-repeated="1016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3" office:value-type="float" office:value="3">
            <text:p>3</text:p>
          </table:table-cell>
          <table:table-cell table:style-name="ce153" table:formula="of:=[.I38]+[.H57]-[.H59]" office:value-type="float" office:value="-1136.61655594261">
            <text:p>-1136.62</text:p>
          </table:table-cell>
          <table:table-cell table:style-name="ce123" table:formula="of:=[.C86]*10000/299792458" office:value-type="float" office:value="-0.0379134473070236">
            <text:p>-0.03791</text:p>
          </table:table-cell>
          <table:table-cell/>
          <table:table-cell table:formula="of:=2*[.B86]+1" office:value-type="float" office:value="7">
            <text:p>7</text:p>
          </table:table-cell>
          <table:table-cell table:style-name="ce163" table:formula="of:=SUMPRODUCT([.D86:.D87];[.F86:.F87])/SUM([.F86:.F87])" office:value-type="float" office:value="-0.0598736395143939" table:number-columns-spanned="1" table:number-rows-spanned="2">
            <text:p>-0.059874</text:p>
          </table:table-cell>
          <table:table-cell table:style-name="ce131" table:formula="of:=2*[.A86]+1" office:value-type="float" office:value="7" table:number-columns-spanned="1" table:number-rows-spanned="2">
            <text:p>7</text:p>
          </table:table-cell>
          <table:table-cell table:number-columns-repeated="1016"/>
        </table:table-row>
        <table:table-row table:style-name="ro2">
          <table:table-cell table:formula="of:=3"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style-name="ce153" table:formula="of:=[.I38]+[.H58]-[.H59]" office:value-type="float" office:value="-2716.65655594261">
            <text:p>-2716.66</text:p>
          </table:table-cell>
          <table:table-cell table:style-name="ce123" table:formula="of:=[.C87]*10000/299792458" office:value-type="float" office:value="-0.0906179086047124">
            <text:p>-0.09062</text:p>
          </table:table-cell>
          <table:table-cell/>
          <table:table-cell table:formula="of:=2*[.B87]+1" office:value-type="float" office:value="5">
            <text:p>5</text:p>
          </table:table-cell>
          <table:covered-table-cell table:number-columns-repeated="2"/>
          <table:table-cell table:number-columns-repeated="1016"/>
        </table:table-row>
        <table:table-row table:style-name="ro2">
          <table:table-cell table:number-columns-repeated="4"/>
          <table:table-cell table:style-name="ce123"/>
          <table:table-cell table:number-columns-repeated="1019"/>
        </table:table-row>
        <table:table-row table:style-name="ro6">
          <table:table-cell/>
          <table:table-cell table:style-name="ce114" table:formula="of:=[.$B$28]" office:value-type="string" office:string-value="Isotopic abundance [%] [Rosman:1998:1275]">
            <text:p>Isotopic abundance [%] [Rosman:1998:1275]</text:p>
          </table:table-cell>
          <table:table-cell table:style-name="ce154" office:value-type="string">
            <text:p>dw (IS+HFS) [cm-1]</text:p>
          </table:table-cell>
          <table:table-cell table:style-name="ce114" office:value-type="string">
            <text:p>edw(IS+HFS) [cm-1]</text:p>
          </table:table-cell>
          <table:table-cell table:style-name="ce157" office:value-type="string">
            <text:p>w [cm-1]</text:p>
          </table:table-cell>
          <table:table-cell table:style-name="ce114" office:value-type="string">
            <text:p>ew [cm-1]</text:p>
          </table:table-cell>
          <table:table-cell table:style-name="ce114" office:value-type="string">
            <text:p>wl [Ang.]</text:p>
          </table:table-cell>
          <table:table-cell table:style-name="ce166" office:value-type="string">
            <text:p>ewl [Ang.]</text:p>
          </table:table-cell>
          <table:table-cell table:number-columns-repeated="1016"/>
        </table:table-row>
        <table:table-row table:style-name="ro2">
          <table:table-cell office:value-type="string">
            <text:p>Composite</text:p>
          </table:table-cell>
          <table:table-cell table:number-columns-repeated="3"/>
          <table:table-cell table:style-name="ce158" table:formula="of:=[.M24]" office:value-type="float" office:value="48481.0806965415">
            <text:p>48481.08070</text:p>
          </table:table-cell>
          <table:table-cell table:style-name="ce123" table:formula="of:=[.N24]" office:value-type="float" office:value="0.000759284173097276">
            <text:p>0.00076</text:p>
          </table:table-cell>
          <table:table-cell table:style-name="ce108" table:formula="of:=100000000/[.E90]" office:value-type="float" office:value="2062.66029063856">
            <text:p>2062.660291</text:p>
          </table:table-cell>
          <table:table-cell table:style-name="ce108" table:formula="of:=[.F90]/[.E90]*[.G90]" office:value-type="float" office:value="0.0000323042574682089">
            <text:p>0.000032</text:p>
          </table:table-cell>
          <table:table-cell table:number-columns-repeated="1016"/>
        </table:table-row>
        <table:table-row table:style-name="ro2">
          <table:table-cell office:value-type="float" office:value="70">
            <text:p>70</text:p>
          </table:table-cell>
          <table:table-cell table:style-name="ce112" table:formula="of:=[.B36]" office:value-type="percentage" office:value="0.0062">
            <text:p>0.62%</text:p>
          </table:table-cell>
          <table:table-cell table:style-name="ce155" table:formula="of:=[.I36]*10000/299792458" office:value-type="float" office:value="0.0653619471182344">
            <text:p>0.065362</text:p>
          </table:table-cell>
          <table:table-cell table:style-name="ce155"/>
          <table:table-cell table:style-name="ce123" table:formula="of:=[.E96]+[.C91]" office:value-type="float" office:value="48481.1289911307">
            <text:p>48481.12899</text:p>
          </table:table-cell>
          <table:table-cell table:style-name="ce123"/>
          <table:table-cell table:style-name="ce108" table:formula="of:=100000000/[.E91]" office:value-type="float" office:value="2062.65823591473">
            <text:p>2062.658236</text:p>
          </table:table-cell>
          <table:table-cell table:style-name="ce108"/>
          <table:table-cell table:number-columns-repeated="1016"/>
        </table:table-row>
        <table:table-row table:style-name="ro2">
          <table:table-cell office:value-type="float" office:value="68">
            <text:p>68</text:p>
          </table:table-cell>
          <table:table-cell table:style-name="ce112" table:formula="of:=[.B37]" office:value-type="percentage" office:value="0.1875">
            <text:p>18.75%</text:p>
          </table:table-cell>
          <table:table-cell table:style-name="ce155" table:formula="of:=[.I37]*10000/299792458" office:value-type="float" office:value="0.0460662256225463">
            <text:p>0.046066</text:p>
          </table:table-cell>
          <table:table-cell table:style-name="ce155"/>
          <table:table-cell table:style-name="ce123" table:formula="of:=[.E96]+[.C92]" office:value-type="float" office:value="48481.1096954092">
            <text:p>48481.10970</text:p>
          </table:table-cell>
          <table:table-cell table:style-name="ce123"/>
          <table:table-cell table:style-name="ce108" table:formula="of:=100000000/[.E92]" office:value-type="float" office:value="2062.65905686291">
            <text:p>2062.659057</text:p>
          </table:table-cell>
          <table:table-cell table:style-name="ce108"/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147" table:formula="of:=[.B38]*[.H84]/SUM([.H84:.H87])" office:value-type="percentage" office:value="0.0170833333333333">
            <text:p>1.71%</text:p>
          </table:table-cell>
          <table:table-cell table:style-name="ce155" table:formula="of:=[.G84]" office:value-type="float" office:value="0.174246326238714">
            <text:p>0.174246</text:p>
          </table:table-cell>
          <table:table-cell table:style-name="ce108"/>
          <table:table-cell table:style-name="ce123" table:formula="of:=[.E96]+[.C93]" office:value-type="float" office:value="48481.2378755098">
            <text:p>48481.23788</text:p>
          </table:table-cell>
          <table:table-cell table:style-name="ce156"/>
          <table:table-cell table:style-name="ce108" table:formula="of:=100000000/[.E93]" office:value-type="float" office:value="2062.65360337498">
            <text:p>2062.653603</text:p>
          </table:table-cell>
          <table:table-cell table:style-name="ce108"/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ce112" table:formula="of:=[.B38]*[.H86]/SUM([.H84:.H87])" office:value-type="percentage" office:value="0.0239166666666667">
            <text:p>2.39%</text:p>
          </table:table-cell>
          <table:table-cell table:style-name="ce155" table:formula="of:=[.G86]" office:value-type="float" office:value="-0.0598736395143939">
            <text:p>-0.059874</text:p>
          </table:table-cell>
          <table:table-cell table:style-name="ce145"/>
          <table:table-cell table:style-name="ce123" table:formula="of:=[.E96]+[.C94]" office:value-type="float" office:value="48481.0037555441">
            <text:p>48481.00376</text:p>
          </table:table-cell>
          <table:table-cell table:style-name="ce156"/>
          <table:table-cell table:style-name="ce108" table:formula="of:=100000000/[.E94]" office:value-type="float" office:value="2062.66356415041">
            <text:p>2062.663564</text:p>
          </table:table-cell>
          <table:table-cell table:style-name="ce108"/>
          <table:table-cell table:number-columns-repeated="1016"/>
        </table:table-row>
        <table:table-row table:style-name="ro2">
          <table:table-cell office:value-type="float" office:value="66">
            <text:p>66</text:p>
          </table:table-cell>
          <table:table-cell table:style-name="ce112" table:formula="of:=[.B39]" office:value-type="percentage" office:value="0.279">
            <text:p>27.90%</text:p>
          </table:table-cell>
          <table:table-cell table:style-name="ce155" table:formula="of:=[.I39]*10000/299792458" office:value-type="float" office:value="0.0232256857825266">
            <text:p>0.023226</text:p>
          </table:table-cell>
          <table:table-cell table:style-name="ce155"/>
          <table:table-cell table:style-name="ce123" table:formula="of:=[.E96]+[.C95]" office:value-type="float" office:value="48481.0868548694">
            <text:p>48481.08685</text:p>
          </table:table-cell>
          <table:table-cell table:style-name="ce156"/>
          <table:table-cell table:style-name="ce108" table:formula="of:=100000000/[.E95]" office:value-type="float" office:value="2062.66002862838">
            <text:p>2062.660029</text:p>
          </table:table-cell>
          <table:table-cell table:style-name="ce108"/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 table:style-name="ce112" table:formula="of:=[.B40]" office:value-type="percentage" office:value="0.4863">
            <text:p>48.63%</text:p>
          </table:table-cell>
          <table:table-cell table:style-name="ce155"/>
          <table:table-cell table:style-name="ce123"/>
          <table:table-cell table:style-name="ce123" table:formula="of:=[.E90]-SUMPRODUCT([.B91:.B95];[.C91:.C95])" office:value-type="float" office:value="48481.0636291836">
            <text:p>48481.06363</text:p>
          </table:table-cell>
          <table:table-cell table:style-name="ce156"/>
          <table:table-cell table:style-name="ce108" table:formula="of:=100000000/[.E96]" office:value-type="float" office:value="2062.66101678108">
            <text:p>2062.661017</text:p>
          </table:table-cell>
          <table:table-cell table:style-name="ce108"/>
          <table:table-cell table:number-columns-repeated="1016"/>
        </table:table-row>
        <table:table-row table:style-name="ro2">
          <table:table-cell/>
          <table:table-cell table:style-name="ce148"/>
          <table:table-cell table:style-name="ce155"/>
          <table:table-cell table:style-name="ce123"/>
          <table:table-cell table:style-name="ce108"/>
          <table:table-cell table:style-name="ce145"/>
          <table:table-cell table:style-name="ce122" table:number-columns-repeated="2"/>
          <table:table-cell table:number-columns-repeated="1016"/>
        </table:table-row>
        <table:table-row table:style-name="ro2">
          <table:table-cell table:style-name="ce97" office:value-type="string">
            <text:p>References</text:p>
          </table:table-cell>
          <table:table-cell table:style-name="ce97" table:number-columns-repeated="1023"/>
        </table:table-row>
        <table:table-row table:style-name="ro3">
          <table:table-cell table:style-name="ce97" office:value-type="string">
            <text:p>Aldenius:2009:014008</text:p>
          </table:table-cell>
          <table:table-cell table:style-name="ce97" office:value-type="string">
            <text:p><text:a xlink:href="http://adsabs.harvard.edu/abs/2009PhST..134a4008A">http://adsabs.harvard.edu/abs/2009PhST..134a4008A</text:a></text:p>
          </table:table-cell>
          <table:table-cell table:style-name="ce97" table:number-columns-repeated="1022"/>
        </table:table-row>
        <table:table-row table:style-name="ro3">
          <table:table-cell table:style-name="ce92" office:value-type="string">
            <text:p>Berengut:2003:022502</text:p>
          </table:table-cell>
          <table:table-cell table:style-name="ce92" office:value-type="string">
            <text:p><text:a xlink:href="http://adsabs.harvard.edu/abs/2003PhRvA..68b2502B">http://adsabs.harvard.edu/abs/2003PhRvA..68b2502B</text:a></text:p>
          </table:table-cell>
          <table:table-cell table:style-name="ce120" table:number-columns-repeated="5"/>
          <table:table-cell table:style-name="ce121" table:number-columns-repeated="4"/>
          <table:table-cell table:style-name="ce92" table:number-columns-repeated="1013"/>
        </table:table-row>
        <table:table-row table:style-name="ro3">
          <table:table-cell table:style-name="ce92" office:value-type="string">
            <text:p>Campbell:1997:2351</text:p>
          </table:table-cell>
          <table:table-cell table:style-name="ce92" office:value-type="string">
            <text:p><text:a xlink:href="http://adsabs.harvard.edu/abs/1997JPhB...30.2351C">http://adsabs.harvard.edu/abs/1997JPhB...30.2351C</text:a></text:p>
          </table:table-cell>
          <table:table-cell table:style-name="ce120" table:number-columns-repeated="5"/>
          <table:table-cell table:style-name="ce121" table:number-columns-repeated="4"/>
          <table:table-cell table:style-name="ce92" table:number-columns-repeated="1013"/>
        </table:table-row>
        <table:table-row table:style-name="ro3">
          <table:table-cell table:style-name="ce92" office:value-type="string">
            <text:p>Dixit:2008:25001</text:p>
          </table:table-cell>
          <table:table-cell table:style-name="ce92" office:value-type="string">
            <text:p><text:a xlink:href="http://adsabs.harvard.edu/abs/2008JPhB...41b5001D">http://adsabs.harvard.edu/abs/2008JPhB...41b5001D</text:a></text:p>
          </table:table-cell>
          <table:table-cell table:style-name="ce120" table:number-columns-repeated="5"/>
          <table:table-cell table:style-name="ce121" table:number-columns-repeated="4"/>
          <table:table-cell table:style-name="ce92" table:number-columns-repeated="1013"/>
        </table:table-row>
        <table:table-row table:style-name="ro3">
          <table:table-cell table:style-name="ce97" office:value-type="string">
            <text:p>Nave:2012:1570</text:p>
          </table:table-cell>
          <table:table-cell table:style-name="ce97" office:value-type="string">
            <text:p><text:a xlink:href="http://adsabs.harvard.edu/abs/2012MNRAS.420.1570N">http://adsabs.harvard.edu/abs/2012MNRAS.420.1570N</text:a></text:p>
          </table:table-cell>
          <table:table-cell table:style-name="ce97" table:number-columns-repeated="1022"/>
        </table:table-row>
        <table:table-row table:style-name="ro3">
          <table:table-cell office:value-type="string">
            <text:p>Pickering:2000:163</text:p>
          </table:table-cell>
          <table:table-cell table:style-name="ce97" office:value-type="string">
            <text:p><text:a xlink:href="http://adsabs.harvard.edu/abs/2000MNRAS.319..163P">http://adsabs.harvard.edu/abs/2000MNRAS.319..163P</text:a></text:p>
          </table:table-cell>
          <table:table-cell table:style-name="ce97" table:number-columns-repeated="1022"/>
        </table:table-row>
        <table:table-row table:style-name="ro3">
          <table:table-cell office:value-type="string">
            <text:p>Matsubara:2003:209</text:p>
          </table:table-cell>
          <table:table-cell table:style-name="ce97" office:value-type="string">
            <text:p><text:a xlink:href="http://adsabs.harvard.edu/abs/2003ApPhB..76..209M">http://adsabs.harvard.edu/abs/2003ApPhB..76..209M</text:a></text:p>
          </table:table-cell>
          <table:table-cell table:style-name="ce97" table:number-columns-repeated="1022"/>
        </table:table-row>
        <table:table-row table:style-name="ro3">
          <table:table-cell table:style-name="ce97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3">
          <table:table-cell table:style-name="ce97" office:value-type="string">
            <text:p>Ruffoni:2010:424</text:p>
          </table:table-cell>
          <table:table-cell table:style-name="ce97" office:value-type="string">
            <text:p><text:a xlink:href="http://adsabs.harvard.edu/abs/2010ApJ...725..424R">http://adsabs.harvard.edu/abs/2010ApJ...725..424R</text:a></text:p>
          </table:table-cell>
          <table:table-cell table:style-name="ce97" table:number-columns-repeated="1022"/>
        </table:table-row>
        <table:table-row table:style-name="ro22" table:number-rows-repeated="4">
          <table:table-cell table:number-columns-repeated="1024"/>
        </table:table-row>
        <table:table-row table:style-name="ro22">
          <table:table-cell table:style-name="ce98"/>
          <table:table-cell table:style-name="ce118" table:number-columns-spanned="4" table:number-rows-spanned="1"/>
          <table:covered-table-cell table:number-columns-repeated="3"/>
          <table:table-cell table:number-columns-repeated="2"/>
          <table:table-cell table:style-name="ce98" table:number-columns-repeated="4"/>
          <table:table-cell table:style-name="ce97" table:number-columns-repeated="1010"/>
          <table:table-cell table:number-columns-repeated="3"/>
        </table:table-row>
        <table:table-row table:style-name="ro22">
          <table:table-cell table:number-columns-repeated="7"/>
          <table:table-cell table:style-name="ce98" table:number-columns-repeated="5"/>
          <table:table-cell table:style-name="ce97"/>
          <table:table-cell table:style-name="ce98" table:number-columns-repeated="1008"/>
          <table:table-cell table:number-columns-repeated="3"/>
        </table:table-row>
        <table:table-row table:style-name="ro22">
          <table:table-cell table:style-name="ce92"/>
          <table:table-cell table:style-name="ce109"/>
          <table:table-cell/>
          <table:table-cell table:style-name="ce109"/>
          <table:table-cell table:style-name="ce159"/>
          <table:table-cell table:number-columns-repeated="2"/>
          <table:table-cell table:style-name="ce103" table:number-columns-repeated="2"/>
          <table:table-cell table:style-name="ce108" table:number-columns-repeated="2"/>
          <table:table-cell table:style-name="ce121"/>
          <table:table-cell table:style-name="ce92" table:number-columns-repeated="1009"/>
          <table:table-cell table:number-columns-repeated="3"/>
        </table:table-row>
        <table:table-row table:style-name="ro22">
          <table:table-cell table:number-columns-repeated="5"/>
          <table:table-cell table:style-name="ce109"/>
          <table:table-cell table:style-name="ce123" table:number-columns-repeated="3"/>
          <table:table-cell table:style-name="ce122"/>
          <table:table-cell table:style-name="ce92" table:number-columns-repeated="1011"/>
          <table:table-cell table:number-columns-repeated="3"/>
        </table:table-row>
      </table:table>
      <table:named-expressions/>
      <table:database-ranges>
        <table:database-range table:name="__Anonymous_Sheet_DB__2" table:target-range-address="MgII.A89:MgII.B89">
          <table:sort>
            <table:sort-by table:field-number="1" table:data-type="automatic"/>
          </table:sort>
        </table:database-range>
        <table:database-range table:name="__Anonymous_Sheet_DB__3" table:target-range-address="AlII.A12:AlII.A13"/>
        <table:database-range table:name="__Anonymous_Sheet_DB__7" table:target-range-address="TiII.A110:TiII.AMA114">
          <table:sort>
            <table:sort-by table:field-number="0" table:data-type="automatic"/>
          </table:sort>
        </table:database-range>
        <table:database-range table:name="__Anonymous_Sheet_DB__10" table:target-range-address="FeII.D59:FeII.E66">
          <table:sort>
            <table:sort-by table:field-number="0" table:order="descending" table:data-type="automatic"/>
          </table:sort>
        </table:database-range>
        <table:database-range table:name="__Anonymous_Sheet_DB__12" table:target-range-address="ZnII.A26:ZnII.O4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APCDI+Times-Roman" svg:font-family="KAPCDI+Times-Roman" style:font-family-generic="roman"/>
    <style:font-face style:name="TimesNewRomanPSMT" svg:font-family="TimesNewRomanPSMT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LGC Sans" svg:font-family="'DejaVu LGC Sans'" style:font-family-generic="swiss" style:font-pitch="variable"/>
    <style:font-face style:name="Arial Unicode MS" svg:font-family="'Arial Unicode MS'" style:font-family-generic="system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5" number:min-integer-digits="1"/>
    </number:number-style>
    <number:percentage-style style:name="N127">
      <number:number number:decimal-places="1" number:min-integer-digits="1"/>
      <number:text>%</number:text>
    </number:percentage-style>
    <number:percentage-style style:name="N128">
      <number:number number:decimal-places="3" number:min-integer-digits="1"/>
      <number:text>%</number:text>
    </number:percentage-style>
    <number:number-style style:name="N129">
      <number:number number:decimal-places="1" number:min-integer-digits="1"/>
    </number:number-style>
    <number:number-style style:name="N130">
      <number:number number:decimal-places="3" number:min-integer-digits="1" number:grouping="true"/>
    </number:number-style>
    <number:number-style style:name="N131">
      <number:scientific-number number:decimal-places="3" number:min-integer-digits="1" number:min-exponent-digits="2"/>
    </number:number-style>
    <number:number-style style:name="N132">
      <number:scientific-number number:decimal-places="3" number:min-integer-digits="1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9T10:41:40</meta:creation-date>
    <dc:date>2013-08-15T20:52:43</dc:date>
    <meta:editing-duration>P6DT4H7M20S</meta:editing-duration>
    <meta:editing-cycles>1268</meta:editing-cycles>
    <meta:generator>LibreOffice/3.5$MacOSX_x86 LibreOffice_project/7e68ba2-a744ebf-1f241b7-c506db1-7d53735</meta:generator>
    <meta:document-statistic meta:table-count="13" meta:cell-count="4943" meta:object-count="0"/>
  </office:meta>
</office:document-meta>
</file>